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53in"/>
    </style:style>
    <style:style style:name="co3" style:family="table-column">
      <style:table-column-properties fo:break-before="auto" style:column-width="1.1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98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 fo:border="0.06pt solid #666666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aecf00" fo:border="0.06pt solid #666666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ffff99" fo:border="0.06pt solid #666666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#b2b2b2" fo:border="0.06pt solid #666666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fo:background-color="#ccff99" fo:border="0.06pt solid #666666"/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ext-properties style:font-name="Liberation Sans" fo:font-size="11pt" style:font-size-asian="11pt" style:font-size-complex="11pt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99">
      <style:text-properties style:font-name="Liberation Sans" fo:font-size="10pt" style:font-size-asian="10pt" style:font-size-complex="10pt"/>
    </style:style>
  </office:automatic-styles>
  <office:body>
    <office:spreadsheet>
      <table:table table:name="Conversion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990" table:default-cell-style-name="ce7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EC Input</text:p>
          </table:table-cell>
          <table:table-cell table:style-name="ce1" office:value-type="string" calcext:value-type="string">
            <text:p>EC Output</text:p>
          </table:table-cell>
          <table:table-cell table:style-name="ce1" office:value-type="string" calcext:value-type="string">
            <text:p>Efficiency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Input 1</text:p>
          </table:table-cell>
          <table:table-cell table:style-name="ce1" office:value-type="string" calcext:value-type="string">
            <text:p>Mols In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Input 2</text:p>
          </table:table-cell>
          <table:table-cell table:style-name="ce1" office:value-type="string" calcext:value-type="string">
            <text:p>Mols In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Input 3</text:p>
          </table:table-cell>
          <table:table-cell table:style-name="ce1" office:value-type="string" calcext:value-type="string">
            <text:p>Mols In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utput 1</text:p>
          </table:table-cell>
          <table:table-cell table:style-name="ce1" office:value-type="string" calcext:value-type="string">
            <text:p>Mols Out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utput 2</text:p>
          </table:table-cell>
          <table:table-cell table:style-name="ce1" office:value-type="string" calcext:value-type="string">
            <text:p>Mols Out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utput 3</text:p>
          </table:table-cell>
          <table:table-cell table:style-name="ce1" office:value-type="string" calcext:value-type="string">
            <text:p>Mols Out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utput 4</text:p>
          </table:table-cell>
          <table:table-cell table:style-name="ce1" office:value-type="string" calcext:value-type="string">
            <text:p>Mols Out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CONFIG</text:p>
          </table:table-cell>
          <table:table-cell table:style-name="ce6" table:number-columns-repeated="990"/>
        </table:table-row>
        <table:table-row table:style-name="ro2">
          <table:table-cell table:style-name="ce2" office:value-type="string" calcext:value-type="string">
            <text:p>Water Electrolysis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VLOOKUP([.F2];[Resources.$A$2:.$F$799];5;0)/[.G2]" office:value-type="float" office:value="27.754217530896" calcext:value-type="float">
            <text:p>27.7542175309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table:formula="of:=VLOOKUP([.F2];[Resources.$A$2:.$F$799];4;0)*[.G2]*[.E2]" office:value-type="float" office:value="0.001" calcext:value-type="float">
            <text:p>0.001</text:p>
          </table:table-cell>
          <table:table-cell table:formula="of:=[.H2]/VLOOKUP([.F2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J2];[Resources.$A$2:.$F$799];4;0)*[.K2]*[.$E2]" office:value-type="string" office:string-value="" calcext:value-type="error">
            <text:p>#N/A</text:p>
          </table:table-cell>
          <table:table-cell table:formula="of:=[.L2]/VLOOKUP([.J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2];[Resources.$A$2:.$F$799];4;0)*[.O2]*[.$E2]" office:value-type="string" office:string-value="" calcext:value-type="error">
            <text:p>#N/A</text:p>
          </table:table-cell>
          <table:table-cell table:formula="of:=[.P2]/VLOOKUP([.N2];[Resources.$A$2:.$F$799];2;0)" office:value-type="string" office:string-value="" calcext:value-type="error">
            <text:p>#N/A</text:p>
          </table:table-cell>
          <table:table-cell office:value-type="string" calcext:value-type="string">
            <text:p>Hydrogen</text:p>
          </table:table-cell>
          <table:table-cell office:value-type="float" office:value="2" calcext:value-type="float">
            <text:p>2</text:p>
          </table:table-cell>
          <table:table-cell table:formula="of:=VLOOKUP([.R2];[Resources.$A$2:.$F$799];4;0)*[.S2]*[.$E2]*[.$D2]" office:value-type="float" office:value="0.0000503522565289021" calcext:value-type="float">
            <text:p>5.03522565289021E-005</text:p>
          </table:table-cell>
          <table:table-cell table:formula="of:=[.T2]/VLOOKUP([.R2];[Resources.$A$2:.$F$799];2;0)" office:value-type="float" office:value="560.091841255863" calcext:value-type="float">
            <text:p>560.0918412559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formula="of:=VLOOKUP([.V2];[Resources.$A$2:.$F$799];4;0)*[.W2]*[.$E2]*[.$D2]" office:value-type="float" office:value="0.000399635753649124" calcext:value-type="float">
            <text:p>0.0003996358</text:p>
          </table:table-cell>
          <table:table-cell table:formula="of:=[.X2]/VLOOKUP([.V2];[Resources.$A$2:.$F$799];2;0)" office:value-type="float" office:value="283.42961251711" calcext:value-type="float">
            <text:p>283.4296125171</text:p>
          </table:table-cell>
          <table:table-cell table:number-columns-repeated="2"/>
          <table:table-cell table:formula="of:=VLOOKUP([.Z2];[Resources.$A$2:.$F$799];4;0)*[.AA2]*[.$E2]*[.$D2]" office:value-type="string" office:string-value="" calcext:value-type="error">
            <text:p>#N/A</text:p>
          </table:table-cell>
          <table:table-cell table:formula="of:=[.AB2]/VLOOKUP([.Z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2];[Resources.$A$2:.$F$799];4;0)*[.AE2]*[.$E2]*[.$D2]" office:value-type="string" office:string-value="" calcext:value-type="error">
            <text:p>#N/A</text:p>
          </table:table-cell>
          <table:table-cell table:formula="of:=[.AF2]/VLOOKUP([.AD2];[Resources.$A$2:.$F$799];2;0)" office:value-type="string" office:string-value="" calcext:value-type="error">
            <text:p>#N/A</text:p>
          </table:table-cell>
          <table:table-cell table:formula="of:=[Config.A2]" office:value-type="string" office:string-value="    MODULE&#10;    {&#10;        name = ModuleResourceConverter&#10;        ConverterName = Water Electrolysis&#10;        StartActionName = Start Water Electrolysis&#10;        StopActionName = Stop Water Electrolysis&#10;        AutoShutdown = false&#10;        GeneratesHeat = true&#10;        UseSpecialistBonus = false&#10;&#10;        INPUT_RESOURCE&#10;        {&#10;            ResourceName = ElectricCharge&#10;            Ratio = 600&#10;        }&#10;        INPUT_RESOURCE&#10;        {&#10;            ResourceName = Water&#10;            Ratio = 1&#10;        }&#10;        OUTPUT_RESOURCE&#10;        {&#10;            ResourceName = Hydrogen&#10;            Ratio = 560.091841255863&#10;            DumpExcess = false&#10;        }&#10;        OUTPUT_RESOURCE&#10;        {&#10;            ResourceName = Oxygen&#10;            Ratio = 283.42961251711&#10;            DumpExcess = false&#10;        }&#10;    }" calcext:value-type="string">
            <text:p>    MODULE</text:p>
            <text:p>    {</text:p>
            <text:p>        name = ModuleResourceConverter</text:p>
            <text:p>        ConverterName = Water Electrolysis</text:p>
            <text:p>        StartActionName = Start Water Electrolysis</text:p>
            <text:p>        StopActionName = Stop Water Elect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600</text:p>
            <text:p>        }</text:p>
            <text:p>        INPUT_RESOURCE</text:p>
            <text:p>        {</text:p>
            <text:p>            ResourceName = Water</text:p>
            <text:p>            Ratio = 1</text:p>
            <text:p>        }</text:p>
            <text:p>        OUTPUT_RESOURCE</text:p>
            <text:p>        {</text:p>
            <text:p>            ResourceName = Hydrogen</text:p>
            <text:p>            Ratio = 560.091841255863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283.42961251711</text:p>
            <text:p>            DumpExcess = false</text:p>
            <text:p>        }</text:p>
            <text:p>    }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Water Gas Shift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VLOOKUP([.F3];[Resources.$A$2:.$F$799];5;0)/[.G3]" office:value-type="float" office:value="0.0446269189575152" calcext:value-type="float">
            <text:p>0.044626919</text:p>
          </table:table-cell>
          <table:table-cell office:value-type="string" calcext:value-type="string">
            <text:p>CarbonMonoxide</text:p>
          </table:table-cell>
          <table:table-cell office:value-type="float" office:value="1" calcext:value-type="float">
            <text:p>1</text:p>
          </table:table-cell>
          <table:table-cell table:formula="of:=VLOOKUP([.F3];[Resources.$A$2:.$F$799];4;0)*[.G3]*[.E3]" office:value-type="float" office:value="0.00000125" calcext:value-type="float">
            <text:p>0.00000125</text:p>
          </table:table-cell>
          <table:table-cell table:formula="of:=[.H3]/VLOOKUP([.F3];[Resources.$A$2:.$F$799];2;0)"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table:formula="of:=VLOOKUP([.J3];[Resources.$A$2:.$F$799];4;0)*[.K3]*[.$E3]" office:value-type="float" office:value="0.000000803966440556944" calcext:value-type="float">
            <text:p>0.000000804</text:p>
          </table:table-cell>
          <table:table-cell table:formula="of:=[.L3]/VLOOKUP([.J3];[Resources.$A$2:.$F$799];2;0)" office:value-type="float" office:value="0.000803966440556944" calcext:value-type="float">
            <text:p>0.0008039664</text:p>
          </table:table-cell>
          <table:table-cell table:number-columns-repeated="2"/>
          <table:table-cell table:formula="of:=VLOOKUP([.N3];[Resources.$A$2:.$F$799];4;0)*[.O3]*[.$E3]" office:value-type="string" office:string-value="" calcext:value-type="error">
            <text:p>#N/A</text:p>
          </table:table-cell>
          <table:table-cell table:formula="of:=[.P3]/VLOOKUP([.N3];[Resources.$A$2:.$F$799];2;0)" office:value-type="string" office:string-value="" calcext:value-type="error">
            <text:p>#N/A</text:p>
          </table:table-cell>
          <table:table-cell office:value-type="string" calcext:value-type="string">
            <text:p>CarbonDioxide</text:p>
          </table:table-cell>
          <table:table-cell office:value-type="float" office:value="1" calcext:value-type="float">
            <text:p>1</text:p>
          </table:table-cell>
          <table:table-cell table:formula="of:=VLOOKUP([.R3];[Resources.$A$2:.$F$799];4;0)*[.S3]*[.$E3]*[.$D3]" office:value-type="float" office:value="0.00000176762763298822" calcext:value-type="float">
            <text:p>1.76762763298822E-006</text:p>
          </table:table-cell>
          <table:table-cell table:formula="of:=[.T3]/VLOOKUP([.R3];[Resources.$A$2:.$F$799];2;0)" office:value-type="float" office:value="0.906011088153879" calcext:value-type="float">
            <text:p>0.9060110882</text:p>
          </table:table-cell>
          <table:table-cell office:value-type="string" calcext:value-type="string">
            <text:p>Hydrogen</text:p>
          </table:table-cell>
          <table:table-cell office:value-type="float" office:value="1" calcext:value-type="float">
            <text:p>1</text:p>
          </table:table-cell>
          <table:table-cell table:formula="of:=VLOOKUP([.V3];[Resources.$A$2:.$F$799];4;0)*[.W3]*[.$E3]*[.$D3]" office:value-type="float" office:value="0.0000000404815244555516" calcext:value-type="float">
            <text:p>4.04815244555516E-008</text:p>
          </table:table-cell>
          <table:table-cell table:formula="of:=[.X3]/VLOOKUP([.V3];[Resources.$A$2:.$F$799];2;0)" office:value-type="float" office:value="0.450295043999461" calcext:value-type="float">
            <text:p>0.450295044</text:p>
          </table:table-cell>
          <table:table-cell table:number-columns-repeated="2"/>
          <table:table-cell table:formula="of:=VLOOKUP([.Z3];[Resources.$A$2:.$F$799];4;0)*[.AA3]*[.$E3]*[.$D3]" office:value-type="string" office:string-value="" calcext:value-type="error">
            <text:p>#N/A</text:p>
          </table:table-cell>
          <table:table-cell table:formula="of:=[.AB3]/VLOOKUP([.Z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3];[Resources.$A$2:.$F$799];4;0)*[.AE3]*[.$E3]*[.$D3]" office:value-type="string" office:string-value="" calcext:value-type="error">
            <text:p>#N/A</text:p>
          </table:table-cell>
          <table:table-cell table:formula="of:=[.AF3]/VLOOKUP([.AD3];[Resources.$A$2:.$F$799];2;0)" office:value-type="string" office:string-value="" calcext:value-type="error">
            <text:p>#N/A</text:p>
          </table:table-cell>
          <table:table-cell table:formula="of:=[Config.A3]" office:value-type="string" office:string-value="    MODULE&#10;    {&#10;        name = ModuleResourceConverter&#10;        ConverterName = Water Gas Shift&#10;        StartActionName = Start Water Gas Shift&#10;        StopActionName = Stop Water Gas Shift&#10;        AutoShutdown = false&#10;        GeneratesHeat = true&#10;        UseSpecialistBonus = false&#10;&#10;        INPUT_RESOURCE&#10;        {&#10;            ResourceName = ElectricCharge&#10;            Ratio = 500&#10;        }&#10;        INPUT_RESOURCE&#10;        {&#10;            ResourceName = CarbonMonoxide&#10;            Ratio = 1&#10;        }&#10;        INPUT_RESOURCE&#10;        {&#10;            ResourceName = Water&#10;            Ratio = 0.000803966440556944&#10;        }&#10;        OUTPUT_RESOURCE&#10;        {&#10;            ResourceName = CarbonDioxide&#10;            Ratio = 0.906011088153879&#10;            DumpExcess = false&#10;        }&#10;        OUTPUT_RESOURCE&#10;        {&#10;            ResourceName = Hydrogen&#10;            Ratio = 0.450295043999461&#10;            DumpExcess = false&#10;        }&#10;    }" calcext:value-type="string">
            <text:p>    MODULE</text:p>
            <text:p>    {</text:p>
            <text:p>        name = ModuleResourceConverter</text:p>
            <text:p>        ConverterName = Water Gas Shift</text:p>
            <text:p>        StartActionName = Start Water Gas Shift</text:p>
            <text:p>        StopActionName = Stop Water Gas Shift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  <text:p>        INPUT_RESOURCE</text:p>
            <text:p>        {</text:p>
            <text:p>            ResourceName = CarbonMonoxide</text:p>
            <text:p>            Ratio = 1</text:p>
            <text:p>        }</text:p>
            <text:p>        INPUT_RESOURCE</text:p>
            <text:p>        {</text:p>
            <text:p>            ResourceName = Water</text:p>
            <text:p>            Ratio = 0.000803966440556944</text:p>
            <text:p>        }</text:p>
            <text:p>        OUTPUT_RESOURCE</text:p>
            <text:p>        {</text:p>
            <text:p>            ResourceName = CarbonDioxide</text:p>
            <text:p>            Ratio = 0.906011088153879</text:p>
            <text:p>            DumpExcess = false</text:p>
            <text:p>        }</text:p>
            <text:p>        OUTPUT_RESOURCE</text:p>
            <text:p>        {</text:p>
            <text:p>            ResourceName = Hydrogen</text:p>
            <text:p>            Ratio = 0.450295043999461</text:p>
            <text:p>            DumpExcess = false</text:p>
            <text:p>        }</text:p>
            <text:p>    }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Reverse Water Gas Shift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VLOOKUP([.F4];[Resources.$A$2:.$F$799];5;0)/[.G4]" office:value-type="float" office:value="0.0443308339013861" calcext:value-type="float">
            <text:p>0.0443308339</text:p>
          </table:table-cell>
          <table:table-cell office:value-type="string" calcext:value-type="string">
            <text:p>CarbonDioxide</text:p>
          </table:table-cell>
          <table:table-cell office:value-type="float" office:value="1" calcext:value-type="float">
            <text:p>1</text:p>
          </table:table-cell>
          <table:table-cell table:formula="of:=VLOOKUP([.F4];[Resources.$A$2:.$F$799];4;0)*[.G4]*[.E4]" office:value-type="float" office:value="0.000001951" calcext:value-type="float">
            <text:p>0.000001951</text:p>
          </table:table-cell>
          <table:table-cell table:formula="of:=[.H4]/VLOOKUP([.F4];[Resources.$A$2:.$F$799];2;0)"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float" office:value="1" calcext:value-type="float">
            <text:p>1</text:p>
          </table:table-cell>
          <table:table-cell table:formula="of:=VLOOKUP([.J4];[Resources.$A$2:.$F$799];4;0)*[.K4]*[.$E4]" office:value-type="float" office:value="0.000000044681047489207" calcext:value-type="float">
            <text:p>4.4681047489207E-008</text:p>
          </table:table-cell>
          <table:table-cell table:formula="of:=[.L4]/VLOOKUP([.J4];[Resources.$A$2:.$F$799];2;0)" office:value-type="float" office:value="0.49700831467416" calcext:value-type="float">
            <text:p>0.4970083147</text:p>
          </table:table-cell>
          <table:table-cell table:number-columns-repeated="2"/>
          <table:table-cell table:formula="of:=VLOOKUP([.N4];[Resources.$A$2:.$F$799];4;0)*[.O4]*[.$E4]" office:value-type="string" office:string-value="" calcext:value-type="error">
            <text:p>#N/A</text:p>
          </table:table-cell>
          <table:table-cell table:formula="of:=[.P4]/VLOOKUP([.N4];[Resources.$A$2:.$F$799];2;0)" office:value-type="string" office:string-value="" calcext:value-type="error">
            <text:p>#N/A</text:p>
          </table:table-cell>
          <table:table-cell office:value-type="string" calcext:value-type="string">
            <text:p>CarbonMonoxide</text:p>
          </table:table-cell>
          <table:table-cell office:value-type="float" office:value="1" calcext:value-type="float">
            <text:p>1</text:p>
          </table:table-cell>
          <table:table-cell table:formula="of:=VLOOKUP([.R4];[Resources.$A$2:.$F$799];4;0)*[.S4]*[.$E4]*[.$D4]" office:value-type="float" office:value="0.00000111753599182004" calcext:value-type="float">
            <text:p>1.11753599182004E-006</text:p>
          </table:table-cell>
          <table:table-cell table:formula="of:=[.T4]/VLOOKUP([.R4];[Resources.$A$2:.$F$799];2;0)" office:value-type="float" office:value="0.894028793456033" calcext:value-type="float">
            <text:p>0.8940287935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table:formula="of:=VLOOKUP([.V4];[Resources.$A$2:.$F$799];4;0)*[.W4]*[.$E4]*[.$D4]" office:value-type="float" office:value="0.000000718769146830266" calcext:value-type="float">
            <text:p>7.18769146830266E-007</text:p>
          </table:table-cell>
          <table:table-cell table:formula="of:=[.X4]/VLOOKUP([.V4];[Resources.$A$2:.$F$799];2;0)" office:value-type="float" office:value="0.000718769146830266" calcext:value-type="float">
            <text:p>0.0007187691</text:p>
          </table:table-cell>
          <table:table-cell table:number-columns-repeated="2"/>
          <table:table-cell table:formula="of:=VLOOKUP([.Z4];[Resources.$A$2:.$F$799];4;0)*[.AA4]*[.$E4]*[.$D4]" office:value-type="string" office:string-value="" calcext:value-type="error">
            <text:p>#N/A</text:p>
          </table:table-cell>
          <table:table-cell table:formula="of:=[.AB4]/VLOOKUP([.Z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4];[Resources.$A$2:.$F$799];4;0)*[.AE4]*[.$E4]*[.$D4]" office:value-type="string" office:string-value="" calcext:value-type="error">
            <text:p>#N/A</text:p>
          </table:table-cell>
          <table:table-cell table:formula="of:=[.AF4]/VLOOKUP([.AD4];[Resources.$A$2:.$F$799];2;0)" office:value-type="string" office:string-value="" calcext:value-type="error">
            <text:p>#N/A</text:p>
          </table:table-cell>
          <table:table-cell table:formula="of:=[Config.A4]" office:value-type="string" office:string-value="    MODULE&#10;    {&#10;        name = ModuleResourceConverter&#10;        ConverterName = Reverse Water Gas Shift&#10;        StartActionName = Start Reverse Water Gas Shift&#10;        StopActionName = Stop Reverse Water Gas Shift&#10;        AutoShutdown = false&#10;        GeneratesHeat = true&#10;        UseSpecialistBonus = false&#10;&#10;        INPUT_RESOURCE&#10;        {&#10;            ResourceName = ElectricCharge&#10;            Ratio = 500&#10;        }&#10;        INPUT_RESOURCE&#10;        {&#10;            ResourceName = CarbonDioxide&#10;            Ratio = 1&#10;        }&#10;        INPUT_RESOURCE&#10;        {&#10;            ResourceName = Hydrogen&#10;            Ratio = 0.49700831467416&#10;        }&#10;        OUTPUT_RESOURCE&#10;        {&#10;            ResourceName = CarbonMonoxide&#10;            Ratio = 0.894028793456033&#10;            DumpExcess = false&#10;        }&#10;        OUTPUT_RESOURCE&#10;        {&#10;            ResourceName = Water&#10;            Ratio = 0.000718769146830266&#10;            DumpExcess = false&#10;        }&#10;    }" calcext:value-type="string">
            <text:p>    MODULE</text:p>
            <text:p>    {</text:p>
            <text:p>        name = ModuleResourceConverter</text:p>
            <text:p>        ConverterName = Reverse Water Gas Shift</text:p>
            <text:p>        StartActionName = Start Reverse Water Gas Shift</text:p>
            <text:p>        StopActionName = Stop Reverse Water Gas Shift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0.49700831467416</text:p>
            <text:p>        }</text:p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0718769146830266</text:p>
            <text:p>            DumpExcess = false</text:p>
            <text:p>        }</text:p>
            <text:p>    }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abatier Reaction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.9</text:p>
          </table:table-cell>
          <table:table-cell table:formula="of:=VLOOKUP([.F5];[Resources.$A$2:.$F$799];5;0)/[.G5]" office:value-type="float" office:value="0.0443308339013861" calcext:value-type="float">
            <text:p>0.0443308339</text:p>
          </table:table-cell>
          <table:table-cell office:value-type="string" calcext:value-type="string">
            <text:p>CarbonDioxide</text:p>
          </table:table-cell>
          <table:table-cell office:value-type="float" office:value="1" calcext:value-type="float">
            <text:p>1</text:p>
          </table:table-cell>
          <table:table-cell table:formula="of:=VLOOKUP([.F5];[Resources.$A$2:.$F$799];4;0)*[.G5]*[.E5]" office:value-type="float" office:value="0.000001951" calcext:value-type="float">
            <text:p>0.000001951</text:p>
          </table:table-cell>
          <table:table-cell table:formula="of:=[.H5]/VLOOKUP([.F5];[Resources.$A$2:.$F$799];2;0)"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float" office:value="4" calcext:value-type="float">
            <text:p>4</text:p>
          </table:table-cell>
          <table:table-cell table:formula="of:=VLOOKUP([.J5];[Resources.$A$2:.$F$799];4;0)*[.K5]*[.$E5]" office:value-type="float" office:value="0.000000178724189956828" calcext:value-type="float">
            <text:p>1.78724189956828E-007</text:p>
          </table:table-cell>
          <table:table-cell table:formula="of:=[.L5]/VLOOKUP([.J5];[Resources.$A$2:.$F$799];2;0)" office:value-type="float" office:value="1.98803325869664" calcext:value-type="float">
            <text:p>1.9880332587</text:p>
          </table:table-cell>
          <table:table-cell table:number-columns-repeated="2"/>
          <table:table-cell table:formula="of:=VLOOKUP([.N5];[Resources.$A$2:.$F$799];4;0)*[.O5]*[.$E5]" office:value-type="string" office:string-value="" calcext:value-type="error">
            <text:p>#N/A</text:p>
          </table:table-cell>
          <table:table-cell table:formula="of:=[.P5]/VLOOKUP([.N5];[Resources.$A$2:.$F$799];2;0)" office:value-type="string" office:string-value="" calcext:value-type="error">
            <text:p>#N/A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table:formula="of:=VLOOKUP([.R5];[Resources.$A$2:.$F$799];4;0)*[.S5]*[.$E5]*[.$D5]" office:value-type="float" office:value="0.000000639959918200409" calcext:value-type="float">
            <text:p>0.00000064</text:p>
          </table:table-cell>
          <table:table-cell table:formula="of:=[.T5]/VLOOKUP([.R5];[Resources.$A$2:.$F$799];2;0)" office:value-type="float" office:value="0.892552187169329" calcext:value-type="float">
            <text:p>0.8925521872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table:formula="of:=VLOOKUP([.V5];[Resources.$A$2:.$F$799];4;0)*[.W5]*[.$E5]*[.$D5]" office:value-type="float" office:value="0.00000143753829366053" calcext:value-type="float">
            <text:p>1.43753829366053E-006</text:p>
          </table:table-cell>
          <table:table-cell table:formula="of:=[.X5]/VLOOKUP([.V5];[Resources.$A$2:.$F$799];2;0)" office:value-type="float" office:value="0.00143753829366053" calcext:value-type="float">
            <text:p>0.0014375383</text:p>
          </table:table-cell>
          <table:table-cell table:number-columns-repeated="2"/>
          <table:table-cell table:formula="of:=VLOOKUP([.Z5];[Resources.$A$2:.$F$799];4;0)*[.AA5]*[.$E5]*[.$D5]" office:value-type="string" office:string-value="" calcext:value-type="error">
            <text:p>#N/A</text:p>
          </table:table-cell>
          <table:table-cell table:formula="of:=[.AB5]/VLOOKUP([.Z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5];[Resources.$A$2:.$F$799];4;0)*[.AE5]*[.$E5]*[.$D5]" office:value-type="string" office:string-value="" calcext:value-type="error">
            <text:p>#N/A</text:p>
          </table:table-cell>
          <table:table-cell table:formula="of:=[.AF5]/VLOOKUP([.AD5];[Resources.$A$2:.$F$799];2;0)" office:value-type="string" office:string-value="" calcext:value-type="error">
            <text:p>#N/A</text:p>
          </table:table-cell>
          <table:table-cell table:formula="of:=[Config.A5]" office:value-type="string" office:string-value="    MODULE&#10;    {&#10;        name = ModuleResourceConverter&#10;        ConverterName = Sabatier Reaction&#10;        StartActionName = Start Sabatier Reaction&#10;        StopActionName = Stop Sabatier Reaction&#10;        AutoShutdown = false&#10;        GeneratesHeat = true&#10;        UseSpecialistBonus = false&#10;&#10;        INPUT_RESOURCE&#10;        {&#10;            ResourceName = CarbonDioxide&#10;            Ratio = 1&#10;        }&#10;        INPUT_RESOURCE&#10;        {&#10;            ResourceName = Hydrogen&#10;            Ratio = 1.98803325869664&#10;        }&#10;        OUTPUT_RESOURCE&#10;        {&#10;            ResourceName = ElectricCharge&#10;            Ratio = 300&#10;            DumpExcess = true&#10;        }&#10;        OUTPUT_RESOURCE&#10;        {&#10;            ResourceName = Methane&#10;            Ratio = 0.892552187169329&#10;            DumpExcess = false&#10;        }&#10;        OUTPUT_RESOURCE&#10;        {&#10;            ResourceName = Water&#10;            Ratio = 0.00143753829366053&#10;            DumpExcess = false&#10;        }&#10;    }" calcext:value-type="string">
            <text:p>    MODULE</text:p>
            <text:p>    {</text:p>
            <text:p>        name = ModuleResourceConverter</text:p>
            <text:p>        ConverterName = Sabatier Reaction</text:p>
            <text:p>        StartActionName = Start Sabatier Reaction</text:p>
            <text:p>        StopActionName = Stop Sabatier Rea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1.98803325869664</text:p>
            <text:p>        }</text:p>
            <text:p>        OUTPUT_RESOURCE</text:p>
            <text:p>        {</text:p>
            <text:p>            ResourceName = ElectricCharge</text:p>
            <text:p>            Ratio = 300</text:p>
            <text:p>            DumpExcess = true</text:p>
            <text:p>        }</text:p>
            <text:p>        OUTPUT_RESOURCE</text:p>
            <text:p>        {</text:p>
            <text:p>            ResourceName = Methane</text:p>
            <text:p>            Ratio = 0.892552187169329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  <text:p>    }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Methane Pyrolysis</text:p>
          </table:table-cell>
          <table:table-cell office:value-type="float" office:value="74.9" calcext:value-type="float">
            <text:p>74.9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VLOOKUP([.F6];[Resources.$A$2:.$F$799];5;0)/[.G6]" office:value-type="float" office:value="0.0447007481296758" calcext:value-type="float">
            <text:p>0.0447007481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table:formula="of:=VLOOKUP([.F6];[Resources.$A$2:.$F$799];4;0)*[.G6]*[.E6]" office:value-type="float" office:value="0.000000717" calcext:value-type="float">
            <text:p>0.000000717</text:p>
          </table:table-cell>
          <table:table-cell table:formula="of:=[.H6]/VLOOKUP([.F6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J6];[Resources.$A$2:.$F$799];4;0)*[.K6]*[.$E6]" office:value-type="string" office:string-value="" calcext:value-type="error">
            <text:p>#N/A</text:p>
          </table:table-cell>
          <table:table-cell table:formula="of:=[.L6]/VLOOKUP([.J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6];[Resources.$A$2:.$F$799];4;0)*[.O6]*[.$E6]" office:value-type="string" office:string-value="" calcext:value-type="error">
            <text:p>#N/A</text:p>
          </table:table-cell>
          <table:table-cell table:formula="of:=[.P6]/VLOOKUP([.N6];[Resources.$A$2:.$F$799];2;0)" office:value-type="string" office:string-value="" calcext:value-type="error">
            <text:p>#N/A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table:formula="of:=VLOOKUP([.R6];[Resources.$A$2:.$F$799];4;0)*[.S6]*[.$E6]*[.$D6]" office:value-type="float" office:value="0.000000483198548004988" calcext:value-type="float">
            <text:p>4.83198548004988E-007</text:p>
          </table:table-cell>
          <table:table-cell table:formula="of:=[.T6]/VLOOKUP([.R6];[Resources.$A$2:.$F$799];2;0)" office:value-type="float" office:value="0.000230094546669042" calcext:value-type="float">
            <text:p>0.0002300945</text:p>
          </table:table-cell>
          <table:table-cell office:value-type="string" calcext:value-type="string">
            <text:p>Hydrogen</text:p>
          </table:table-cell>
          <table:table-cell office:value-type="float" office:value="2" calcext:value-type="float">
            <text:p>2</text:p>
          </table:table-cell>
          <table:table-cell table:formula="of:=VLOOKUP([.V6];[Resources.$A$2:.$F$799];4;0)*[.W6]*[.$E6]*[.$D6]" office:value-type="float" office:value="0.0000000810969912718205" calcext:value-type="float">
            <text:p>8.10969912718205E-008</text:p>
          </table:table-cell>
          <table:table-cell table:formula="of:=[.X6]/VLOOKUP([.V6];[Resources.$A$2:.$F$799];2;0)" office:value-type="float" office:value="0.902079991900116" calcext:value-type="float">
            <text:p>0.9020799919</text:p>
          </table:table-cell>
          <table:table-cell table:number-columns-repeated="2"/>
          <table:table-cell table:formula="of:=VLOOKUP([.Z6];[Resources.$A$2:.$F$799];4;0)*[.AA6]*[.$E6]*[.$D6]" office:value-type="string" office:string-value="" calcext:value-type="error">
            <text:p>#N/A</text:p>
          </table:table-cell>
          <table:table-cell table:formula="of:=[.AB6]/VLOOKUP([.Z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6];[Resources.$A$2:.$F$799];4;0)*[.AE6]*[.$E6]*[.$D6]" office:value-type="string" office:string-value="" calcext:value-type="error">
            <text:p>#N/A</text:p>
          </table:table-cell>
          <table:table-cell table:formula="of:=[.AF6]/VLOOKUP([.AD6];[Resources.$A$2:.$F$799];2;0)" office:value-type="string" office:string-value="" calcext:value-type="error">
            <text:p>#N/A</text:p>
          </table:table-cell>
          <table:table-cell table:formula="of:=[Config.A6]" office:value-type="string" office:string-value="    MODULE&#10;    {&#10;        name = ModuleResourceConverter&#10;        ConverterName = Methane Pyrolysis&#10;        StartActionName = Start Methane Pyrolysis&#10;        StopActionName = Stop Methane Pyrolysis&#10;        AutoShutdown = false&#10;        GeneratesHeat = true&#10;        UseSpecialistBonus = false&#10;&#10;        INPUT_RESOURCE&#10;        {&#10;            ResourceName = ElectricCharge&#10;            Ratio = 74.9&#10;        }&#10;        INPUT_RESOURCE&#10;        {&#10;            ResourceName = Methane&#10;            Ratio = 1&#10;        }&#10;        OUTPUT_RESOURCE&#10;        {&#10;            ResourceName = Carbon&#10;            Ratio = 0.000230094546669042&#10;            DumpExcess = false&#10;        }&#10;        OUTPUT_RESOURCE&#10;        {&#10;            ResourceName = Hydrogen&#10;            Ratio = 0.902079991900116&#10;            DumpExcess = false&#10;        }&#10;    }" calcext:value-type="string">
            <text:p>    MODULE</text:p>
            <text:p>    {</text:p>
            <text:p>        name = ModuleResourceConverter</text:p>
            <text:p>        ConverterName = Methane Pyrolysis</text:p>
            <text:p>        StartActionName = Start Methane Pyrolysis</text:p>
            <text:p>        StopActionName = Stop Methane Py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74.9</text:p>
            <text:p>        }</text:p>
            <text:p>        INPUT_RESOURCE</text:p>
            <text:p>        {</text:p>
            <text:p>            ResourceName = Methane</text:p>
            <text:p>            Ratio = 1</text:p>
            <text:p>        }</text:p>
            <text:p>        OUTPUT_RESOURCE</text:p>
            <text:p>        {</text:p>
            <text:p>            ResourceName = Carbon</text:p>
            <text:p>            Ratio = 0.000230094546669042</text:p>
            <text:p>            DumpExcess = false</text:p>
            <text:p>        }</text:p>
            <text:p>        OUTPUT_RESOURCE</text:p>
            <text:p>        {</text:p>
            <text:p>            ResourceName = Hydrogen</text:p>
            <text:p>            Ratio = 0.902079991900116</text:p>
            <text:p>            DumpExcess = false</text:p>
            <text:p>        }</text:p>
            <text:p>    }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Haber-Bosch Process</text:p>
          </table:table-cell>
          <table:table-cell office:value-type="float" office:value="92.4" calcext:value-type="float">
            <text:p>92.4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VLOOKUP([.F7];[Resources.$A$2:.$F$799];5;0)/[.G7]" office:value-type="float" office:value="0.0446571997686821" calcext:value-type="float">
            <text:p>0.0446571998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table:formula="of:=VLOOKUP([.F7];[Resources.$A$2:.$F$799];4;0)*[.G7]*[.E7]" office:value-type="float" office:value="0.000001251" calcext:value-type="float">
            <text:p>0.000001251</text:p>
          </table:table-cell>
          <table:table-cell table:formula="of:=[.H7]/VLOOKUP([.F7];[Resources.$A$2:.$F$799];2;0)"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float" office:value="3" calcext:value-type="float">
            <text:p>3</text:p>
          </table:table-cell>
          <table:table-cell table:formula="of:=VLOOKUP([.J7];[Resources.$A$2:.$F$799];4;0)*[.K7]*[.$E7]" office:value-type="float" office:value="0.000000135029974940564" calcext:value-type="float">
            <text:p>0.000000135</text:p>
          </table:table-cell>
          <table:table-cell table:formula="of:=[.L7]/VLOOKUP([.J7];[Resources.$A$2:.$F$799];2;0)" office:value-type="float" office:value="1.50200194594621" calcext:value-type="float">
            <text:p>1.5020019459</text:p>
          </table:table-cell>
          <table:table-cell table:number-columns-repeated="2"/>
          <table:table-cell table:formula="of:=VLOOKUP([.N7];[Resources.$A$2:.$F$799];4;0)*[.O7]*[.$E7]" office:value-type="string" office:string-value="" calcext:value-type="error">
            <text:p>#N/A</text:p>
          </table:table-cell>
          <table:table-cell table:formula="of:=[.P7]/VLOOKUP([.N7];[Resources.$A$2:.$F$799];2;0)" office:value-type="string" office:string-value="" calcext:value-type="error">
            <text:p>#N/A</text:p>
          </table:table-cell>
          <table:table-cell office:value-type="string" calcext:value-type="string">
            <text:p>Ammonia</text:p>
          </table:table-cell>
          <table:table-cell office:value-type="float" office:value="2" calcext:value-type="float">
            <text:p>2</text:p>
          </table:table-cell>
          <table:table-cell table:formula="of:=VLOOKUP([.R7];[Resources.$A$2:.$F$799];4;0)*[.S7]*[.$E7]*[.$D7]" office:value-type="float" office:value="0.00000136900218466877" calcext:value-type="float">
            <text:p>0.000001369</text:p>
          </table:table-cell>
          <table:table-cell table:formula="of:=[.T7]/VLOOKUP([.R7];[Resources.$A$2:.$F$799];2;0)" office:value-type="float" office:value="1.78023691114274" calcext:value-type="float">
            <text:p>1.7802369111</text:p>
          </table:table-cell>
          <table:table-cell table:number-columns-repeated="2"/>
          <table:table-cell table:formula="of:=VLOOKUP([.V7];[Resources.$A$2:.$F$799];4;0)*[.W7]*[.$E7]*[.$D7]" office:value-type="string" office:string-value="" calcext:value-type="error">
            <text:p>#N/A</text:p>
          </table:table-cell>
          <table:table-cell table:formula="of:=[.X7]/VLOOKUP([.V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7];[Resources.$A$2:.$F$799];4;0)*[.AA7]*[.$E7]*[.$D7]" office:value-type="string" office:string-value="" calcext:value-type="error">
            <text:p>#N/A</text:p>
          </table:table-cell>
          <table:table-cell table:formula="of:=[.AB7]/VLOOKUP([.Z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7];[Resources.$A$2:.$F$799];4;0)*[.AE7]*[.$E7]*[.$D7]" office:value-type="string" office:string-value="" calcext:value-type="error">
            <text:p>#N/A</text:p>
          </table:table-cell>
          <table:table-cell table:formula="of:=[.AF7]/VLOOKUP([.AD7];[Resources.$A$2:.$F$799];2;0)" office:value-type="string" office:string-value="" calcext:value-type="error">
            <text:p>#N/A</text:p>
          </table:table-cell>
          <table:table-cell table:formula="of:=[Config.A7]" office:value-type="string" office:string-value="    MODULE&#10;    {&#10;        name = ModuleResourceConverter&#10;        ConverterName = Haber-Bosch Process&#10;        StartActionName = Start Haber-Bosch Process&#10;        StopActionName = Stop Haber-Bosch Process&#10;        AutoShutdown = false&#10;        GeneratesHeat = true&#10;        UseSpecialistBonus = false&#10;&#10;        INPUT_RESOURCE&#10;        {&#10;            ResourceName = ElectricCharge&#10;            Ratio = 92.4&#10;        }&#10;        INPUT_RESOURCE&#10;        {&#10;            ResourceName = Nitrogen&#10;            Ratio = 1&#10;        }&#10;        INPUT_RESOURCE&#10;        {&#10;            ResourceName = Hydrogen&#10;            Ratio = 1.50200194594621&#10;        }&#10;        OUTPUT_RESOURCE&#10;        {&#10;            ResourceName = Ammonia&#10;            Ratio = 1.78023691114274&#10;            DumpExcess = false&#10;        }&#10;    }" calcext:value-type="string">
            <text:p>    MODULE</text:p>
            <text:p>    {</text:p>
            <text:p>        name = ModuleResourceConverter</text:p>
            <text:p>        ConverterName = Haber-Bosch Process</text:p>
            <text:p>        StartActionName = Start Haber-Bosch Process</text:p>
            <text:p>        StopActionName = Stop Haber-Bosch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92.4</text:p>
            <text:p>        }</text:p>
            <text:p>        INPUT_RESOURCE</text:p>
            <text:p>        {</text:p>
            <text:p>            ResourceName = Nitrogen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1.50200194594621</text:p>
            <text:p>        }</text:p>
            <text:p>        OUTPUT_RESOURCE</text:p>
            <text:p>        {</text:p>
            <text:p>            ResourceName = Ammonia</text:p>
            <text:p>            Ratio = 1.78023691114274</text:p>
            <text:p>            DumpExcess = false</text:p>
            <text:p>        }</text:p>
            <text:p>    }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Anthraquinone Process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VLOOKUP([.F8];[Resources.$A$2:.$F$799];5;0)/[.G8]" office:value-type="float" office:value="0.0891953566822106" calcext:value-type="float">
            <text:p>0.0891953567</text:p>
          </table:table-cell>
          <table:table-cell office:value-type="string" calcext:value-type="string">
            <text:p>Hydrogen</text:p>
          </table:table-cell>
          <table:table-cell office:value-type="float" office:value="1" calcext:value-type="float">
            <text:p>1</text:p>
          </table:table-cell>
          <table:table-cell table:formula="of:=VLOOKUP([.F8];[Resources.$A$2:.$F$799];4;0)*[.G8]*[.E8]" office:value-type="float" office:value="0.0000000899" calcext:value-type="float">
            <text:p>8.99E-008</text:p>
          </table:table-cell>
          <table:table-cell table:formula="of:=[.H8]/VLOOKUP([.F8];[Resources.$A$2:.$F$799];2;0)"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formula="of:=VLOOKUP([.J8];[Resources.$A$2:.$F$799];4;0)*[.K8]*[.$E8]" office:value-type="float" office:value="0.00000142703651155869" calcext:value-type="float">
            <text:p>0.000001427</text:p>
          </table:table-cell>
          <table:table-cell table:formula="of:=[.L8]/VLOOKUP([.J8];[Resources.$A$2:.$F$799];2;0)" office:value-type="float" office:value="1.01208263231113" calcext:value-type="float">
            <text:p>1.0120826323</text:p>
          </table:table-cell>
          <table:table-cell table:number-columns-repeated="2"/>
          <table:table-cell table:formula="of:=VLOOKUP([.N8];[Resources.$A$2:.$F$799];4;0)*[.O8]*[.$E8]" office:value-type="string" office:string-value="" calcext:value-type="error">
            <text:p>#N/A</text:p>
          </table:table-cell>
          <table:table-cell table:formula="of:=[.P8]/VLOOKUP([.N8];[Resources.$A$2:.$F$799];2;0)" office:value-type="string" office:string-value="" calcext:value-type="error">
            <text:p>#N/A</text:p>
          </table:table-cell>
          <table:table-cell office:value-type="string" calcext:value-type="string">
            <text:p>HTP</text:p>
          </table:table-cell>
          <table:table-cell office:value-type="float" office:value="1" calcext:value-type="float">
            <text:p>1</text:p>
          </table:table-cell>
          <table:table-cell table:formula="of:=VLOOKUP([.R8];[Resources.$A$2:.$F$799];4;0)*[.S8]*[.$E8]*[.$D8]" office:value-type="float" office:value="0.00000273055636352813" calcext:value-type="float">
            <text:p>2.73055636352813E-006</text:p>
          </table:table-cell>
          <table:table-cell table:formula="of:=[.T8]/VLOOKUP([.R8];[Resources.$A$2:.$F$799];2;0)" office:value-type="float" office:value="0.0019081456069379" calcext:value-type="float">
            <text:p>0.0019081456</text:p>
          </table:table-cell>
          <table:table-cell table:number-columns-repeated="2"/>
          <table:table-cell table:formula="of:=VLOOKUP([.V8];[Resources.$A$2:.$F$799];4;0)*[.W8]*[.$E8]*[.$D8]" office:value-type="string" office:string-value="" calcext:value-type="error">
            <text:p>#N/A</text:p>
          </table:table-cell>
          <table:table-cell table:formula="of:=[.X8]/VLOOKUP([.V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8];[Resources.$A$2:.$F$799];4;0)*[.AA8]*[.$E8]*[.$D8]" office:value-type="string" office:string-value="" calcext:value-type="error">
            <text:p>#N/A</text:p>
          </table:table-cell>
          <table:table-cell table:formula="of:=[.AB8]/VLOOKUP([.Z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8];[Resources.$A$2:.$F$799];4;0)*[.AE8]*[.$E8]*[.$D8]" office:value-type="string" office:string-value="" calcext:value-type="error">
            <text:p>#N/A</text:p>
          </table:table-cell>
          <table:table-cell table:formula="of:=[.AF8]/VLOOKUP([.AD8];[Resources.$A$2:.$F$799];2;0)" office:value-type="string" office:string-value="" calcext:value-type="error">
            <text:p>#N/A</text:p>
          </table:table-cell>
          <table:table-cell table:formula="of:=[Config.A8]" office:value-type="string" office:string-value="    MODULE&#10;    {&#10;        name = ModuleResourceConverter&#10;        ConverterName = Anthraquinone Process&#10;        StartActionName = Start Anthraquinone Process&#10;        StopActionName = Stop Anthraquinone Process&#10;        AutoShutdown = false&#10;        GeneratesHeat = true&#10;        UseSpecialistBonus = false&#10;&#10;        INPUT_RESOURCE&#10;        {&#10;            ResourceName = Hydrogen&#10;            Ratio = 1&#10;        }&#10;        INPUT_RESOURCE&#10;        {&#10;            ResourceName = Oxygen&#10;            Ratio = 1.01208263231113&#10;        }&#10;        OUTPUT_RESOURCE&#10;        {&#10;            ResourceName = HTP&#10;            Ratio = 0.0019081456069379&#10;            DumpExcess = false&#10;        }&#10;    }" calcext:value-type="string">
            <text:p>    MODULE</text:p>
            <text:p>    {</text:p>
            <text:p>        name = ModuleResourceConverter</text:p>
            <text:p>        ConverterName = Anthraquinone Process</text:p>
            <text:p>        StartActionName = Start Anthraquinone Process</text:p>
            <text:p>        StopActionName = Stop Anthraquinone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  <text:p>        INPUT_RESOURCE</text:p>
            <text:p>        {</text:p>
            <text:p>            ResourceName = Oxygen</text:p>
            <text:p>            Ratio = 1.01208263231113</text:p>
            <text:p>        }</text:p>
            <text:p>        OUTPUT_RESOURCE</text:p>
            <text:p>        {</text:p>
            <text:p>            ResourceName = HTP</text:p>
            <text:p>            Ratio = 0.0019081456069379</text:p>
            <text:p>            DumpExcess = false</text:p>
            <text:p>        }</text:p>
            <text:p>    }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HTP-Hydrazine Production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VLOOKUP([.F9];[Resources.$A$2:.$F$799];5;0)/[.G9]" office:value-type="float" office:value="21.0350354611597" calcext:value-type="float">
            <text:p>21.0350354612</text:p>
          </table:table-cell>
          <table:table-cell office:value-type="string" calcext:value-type="string">
            <text:p>HTP</text:p>
          </table:table-cell>
          <table:table-cell office:value-type="float" office:value="2" calcext:value-type="float">
            <text:p>2</text:p>
          </table:table-cell>
          <table:table-cell table:formula="of:=VLOOKUP([.F9];[Resources.$A$2:.$F$799];4;0)*[.G9]*[.E9]" office:value-type="float" office:value="0.001431" calcext:value-type="float">
            <text:p>0.001431</text:p>
          </table:table-cell>
          <table:table-cell table:formula="of:=[.H9]/VLOOKUP([.F9];[Resources.$A$2:.$F$799];2;0)" office:value-type="float" office:value="1" calcext:value-type="float">
            <text:p>1</text:p>
          </table:table-cell>
          <table:table-cell office:value-type="string" calcext:value-type="string">
            <text:p>Ammonia</text:p>
          </table:table-cell>
          <table:table-cell office:value-type="float" office:value="4" calcext:value-type="float">
            <text:p>4</text:p>
          </table:table-cell>
          <table:table-cell table:formula="of:=VLOOKUP([.J9];[Resources.$A$2:.$F$799];4;0)*[.K9]*[.$E9]" office:value-type="float" office:value="0.00143299075575604" calcext:value-type="float">
            <text:p>0.0014329908</text:p>
          </table:table-cell>
          <table:table-cell table:formula="of:=[.L9]/VLOOKUP([.J9];[Resources.$A$2:.$F$799];2;0)" office:value-type="float" office:value="1863.44701658783" calcext:value-type="float">
            <text:p>1863.4470165878</text:p>
          </table:table-cell>
          <table:table-cell table:number-columns-repeated="2"/>
          <table:table-cell table:formula="of:=VLOOKUP([.N9];[Resources.$A$2:.$F$799];4;0)*[.O9]*[.$E9]" office:value-type="string" office:string-value="" calcext:value-type="error">
            <text:p>#N/A</text:p>
          </table:table-cell>
          <table:table-cell table:formula="of:=[.P9]/VLOOKUP([.N9];[Resources.$A$2:.$F$799];2;0)" office:value-type="string" office:string-value="" calcext:value-type="error">
            <text:p>#N/A</text:p>
          </table:table-cell>
          <table:table-cell office:value-type="string" calcext:value-type="string">
            <text:p>Water</text:p>
          </table:table-cell>
          <table:table-cell office:value-type="float" office:value="4" calcext:value-type="float">
            <text:p>4</text:p>
          </table:table-cell>
          <table:table-cell table:formula="of:=VLOOKUP([.R9];[Resources.$A$2:.$F$799];4;0)*[.S9]*[.$E9]*[.$D9]" office:value-type="float" office:value="0.0013642273931138" calcext:value-type="float">
            <text:p>0.0013642274</text:p>
          </table:table-cell>
          <table:table-cell table:formula="of:=[.T9]/VLOOKUP([.R9];[Resources.$A$2:.$F$799];2;0)" office:value-type="float" office:value="1.3642273931138" calcext:value-type="float">
            <text:p>1.3642273931</text:p>
          </table:table-cell>
          <table:table-cell office:value-type="string" calcext:value-type="string">
            <text:p>Hydrazine</text:p>
          </table:table-cell>
          <table:table-cell office:value-type="float" office:value="2" calcext:value-type="float">
            <text:p>2</text:p>
          </table:table-cell>
          <table:table-cell table:formula="of:=VLOOKUP([.V9];[Resources.$A$2:.$F$799];4;0)*[.W9]*[.$E9]*[.$D9]" office:value-type="float" office:value="0.00121332793852537" calcext:value-type="float">
            <text:p>0.0012133279</text:p>
          </table:table-cell>
          <table:table-cell table:formula="of:=[.X9]/VLOOKUP([.V9];[Resources.$A$2:.$F$799];2;0)" office:value-type="float" office:value="1.20849396267467" calcext:value-type="float">
            <text:p>1.2084939627</text:p>
          </table:table-cell>
          <table:table-cell table:number-columns-repeated="2"/>
          <table:table-cell table:formula="of:=VLOOKUP([.Z9];[Resources.$A$2:.$F$799];4;0)*[.AA9]*[.$E9]*[.$D9]" office:value-type="string" office:string-value="" calcext:value-type="error">
            <text:p>#N/A</text:p>
          </table:table-cell>
          <table:table-cell table:formula="of:=[.AB9]/VLOOKUP([.Z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9];[Resources.$A$2:.$F$799];4;0)*[.AE9]*[.$E9]*[.$D9]" office:value-type="string" office:string-value="" calcext:value-type="error">
            <text:p>#N/A</text:p>
          </table:table-cell>
          <table:table-cell table:formula="of:=[.AF9]/VLOOKUP([.AD9];[Resources.$A$2:.$F$799];2;0)" office:value-type="string" office:string-value="" calcext:value-type="error">
            <text:p>#N/A</text:p>
          </table:table-cell>
          <table:table-cell table:formula="of:=[Config.A9]" office:value-type="string" office:string-value="    MODULE&#10;    {&#10;        name = ModuleResourceConverter&#10;        ConverterName = HTP-Hydrazine Production&#10;        StartActionName = Start HTP-Hydrazine Production&#10;        StopActionName = Stop HTP-Hydrazine Production&#10;        AutoShutdown = false&#10;        GeneratesHeat = true&#10;        UseSpecialistBonus = false&#10;&#10;        INPUT_RESOURCE&#10;        {&#10;            ResourceName = HTP&#10;            Ratio = 1&#10;        }&#10;        INPUT_RESOURCE&#10;        {&#10;            ResourceName = Ammonia&#10;            Ratio = 1863.44701658783&#10;        }&#10;        OUTPUT_RESOURCE&#10;        {&#10;            ResourceName = Water&#10;            Ratio = 1.3642273931138&#10;            DumpExcess = false&#10;        }&#10;        OUTPUT_RESOURCE&#10;        {&#10;            ResourceName = Hydrazine&#10;            Ratio = 1.20849396267467&#10;            DumpExcess = false&#10;        }&#10;    }" calcext:value-type="string">
            <text:p>    MODULE</text:p>
            <text:p>    {</text:p>
            <text:p>        name = ModuleResourceConverter</text:p>
            <text:p>        ConverterName = HTP-Hydrazine Production</text:p>
            <text:p>        StartActionName = Start HTP-Hydrazine Production</text:p>
            <text:p>        StopActionName = Stop HTP-Hydrazine Produ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TP</text:p>
            <text:p>            Ratio = 1</text:p>
            <text:p>        }</text:p>
            <text:p>        INPUT_RESOURCE</text:p>
            <text:p>        {</text:p>
            <text:p>            ResourceName = Ammonia</text:p>
            <text:p>            Ratio = 1863.44701658783</text:p>
            <text:p>        }</text:p>
            <text:p>        OUTPUT_RESOURCE</text:p>
            <text:p>        {</text:p>
            <text:p>            ResourceName = Water</text:p>
            <text:p>            Ratio = 1.3642273931138</text:p>
            <text:p>            DumpExcess = false</text:p>
            <text:p>        }</text:p>
            <text:p>        OUTPUT_RESOURCE</text:p>
            <text:p>        {</text:p>
            <text:p>            ResourceName = Hydrazine</text:p>
            <text:p>            Ratio = 1.20849396267467</text:p>
            <text:p>            DumpExcess = false</text:p>
            <text:p>        }</text:p>
            <text:p>    }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Solid Oxide Electrolysis</text:p>
          </table:table-cell>
          <table:table-cell table:formula="of:=283*2" office:value-type="float" office:value="566" calcext:value-type="float">
            <text:p>566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VLOOKUP([.F10];[Resources.$A$2:.$F$799];5;0)/[.G10]" office:value-type="float" office:value="0.022165416950693" calcext:value-type="float">
            <text:p>0.022165417</text:p>
          </table:table-cell>
          <table:table-cell office:value-type="string" calcext:value-type="string">
            <text:p>CarbonDioxide</text:p>
          </table:table-cell>
          <table:table-cell office:value-type="float" office:value="2" calcext:value-type="float">
            <text:p>2</text:p>
          </table:table-cell>
          <table:table-cell table:formula="of:=VLOOKUP([.F10];[Resources.$A$2:.$F$799];4;0)*[.G10]*[.E10]" office:value-type="float" office:value="0.000001951" calcext:value-type="float">
            <text:p>0.000001951</text:p>
          </table:table-cell>
          <table:table-cell table:formula="of:=[.H10]/VLOOKUP([.F10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J10];[Resources.$A$2:.$F$799];4;0)*[.K10]*[.$E10]" office:value-type="string" office:string-value="" calcext:value-type="error">
            <text:p>#N/A</text:p>
          </table:table-cell>
          <table:table-cell table:formula="of:=[.L10]/VLOOKUP([.J1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10];[Resources.$A$2:.$F$799];4;0)*[.O10]*[.$E10]" office:value-type="string" office:string-value="" calcext:value-type="error">
            <text:p>#N/A</text:p>
          </table:table-cell>
          <table:table-cell table:formula="of:=[.P10]/VLOOKUP([.N10];[Resources.$A$2:.$F$799];2;0)" office:value-type="string" office:string-value="" calcext:value-type="error">
            <text:p>#N/A</text:p>
          </table:table-cell>
          <table:table-cell office:value-type="string" calcext:value-type="string">
            <text:p>CarbonMonoxide</text:p>
          </table:table-cell>
          <table:table-cell office:value-type="float" office:value="2" calcext:value-type="float">
            <text:p>2</text:p>
          </table:table-cell>
          <table:table-cell table:formula="of:=VLOOKUP([.R10];[Resources.$A$2:.$F$799];4;0)*[.S10]*[.$E10]*[.$D10]" office:value-type="float" office:value="0.00000111753599182004" calcext:value-type="float">
            <text:p>1.11753599182004E-006</text:p>
          </table:table-cell>
          <table:table-cell table:formula="of:=[.T10]/VLOOKUP([.R10];[Resources.$A$2:.$F$799];2;0)" office:value-type="float" office:value="0.894028793456033" calcext:value-type="float">
            <text:p>0.8940287935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formula="of:=VLOOKUP([.V10];[Resources.$A$2:.$F$799];4;0)*[.W10]*[.$E10]*[.$D10]" office:value-type="float" office:value="0.000000319162055214724" calcext:value-type="float">
            <text:p>3.19162055214724E-007</text:p>
          </table:table-cell>
          <table:table-cell table:formula="of:=[.X10]/VLOOKUP([.V10];[Resources.$A$2:.$F$799];2;0)" office:value-type="float" office:value="0.226356067528173" calcext:value-type="float">
            <text:p>0.2263560675</text:p>
          </table:table-cell>
          <table:table-cell table:number-columns-repeated="2"/>
          <table:table-cell table:formula="of:=VLOOKUP([.Z10];[Resources.$A$2:.$F$799];4;0)*[.AA10]*[.$E10]*[.$D10]" office:value-type="string" office:string-value="" calcext:value-type="error">
            <text:p>#N/A</text:p>
          </table:table-cell>
          <table:table-cell table:formula="of:=[.AB10]/VLOOKUP([.Z1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10];[Resources.$A$2:.$F$799];4;0)*[.AE10]*[.$E10]*[.$D10]" office:value-type="string" office:string-value="" calcext:value-type="error">
            <text:p>#N/A</text:p>
          </table:table-cell>
          <table:table-cell table:formula="of:=[.AF10]/VLOOKUP([.AD10];[Resources.$A$2:.$F$799];2;0)" office:value-type="string" office:string-value="" calcext:value-type="error">
            <text:p>#N/A</text:p>
          </table:table-cell>
          <table:table-cell table:formula="of:=[Config.A10]" office:value-type="string" office:string-value="    MODULE&#10;    {&#10;        name = ModuleResourceConverter&#10;        ConverterName = Solid Oxide Electrolysis&#10;        StartActionName = Start Solid Oxide Electrolysis&#10;        StopActionName = Stop Solid Oxide Electrolysis&#10;        AutoShutdown = false&#10;        GeneratesHeat = true&#10;        UseSpecialistBonus = false&#10;&#10;        INPUT_RESOURCE&#10;        {&#10;            ResourceName = ElectricCharge&#10;            Ratio = 566&#10;        }&#10;        INPUT_RESOURCE&#10;        {&#10;            ResourceName = CarbonDioxide&#10;            Ratio = 1&#10;        }&#10;        OUTPUT_RESOURCE&#10;        {&#10;            ResourceName = CarbonMonoxide&#10;            Ratio = 0.894028793456033&#10;            DumpExcess = false&#10;        }&#10;        OUTPUT_RESOURCE&#10;        {&#10;            ResourceName = Oxygen&#10;            Ratio = 0.226356067528173&#10;            DumpExcess = false&#10;        }&#10;    }" calcext:value-type="string">
            <text:p>    MODULE</text:p>
            <text:p>    {</text:p>
            <text:p>        name = ModuleResourceConverter</text:p>
            <text:p>        ConverterName = Solid Oxide Electrolysis</text:p>
            <text:p>        StartActionName = Start Solid Oxide Electrolysis</text:p>
            <text:p>        StopActionName = Stop Solid Oxide Elect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66</text:p>
            <text:p>        }</text:p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0.226356067528173</text:p>
            <text:p>            DumpExcess = false</text:p>
            <text:p>        }</text:p>
            <text:p>    }</text:p>
          </table:table-cell>
          <table:table-cell table:number-columns-repeated="990"/>
        </table:table-row>
        <table:table-row table:style-name="ro2">
          <table:table-cell table:style-name="ce2" office:value-type="string" calcext:value-type="string">
            <text:p>Bosch Reaction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VLOOKUP([.F11];[Resources.$A$2:.$F$799];5;0)/[.G11]" office:value-type="float" office:value="0.0443308339013861" calcext:value-type="float">
            <text:p>0.0443308339</text:p>
          </table:table-cell>
          <table:table-cell office:value-type="string" calcext:value-type="string">
            <text:p>CarbonDioxide</text:p>
          </table:table-cell>
          <table:table-cell office:value-type="float" office:value="1" calcext:value-type="float">
            <text:p>1</text:p>
          </table:table-cell>
          <table:table-cell table:formula="of:=VLOOKUP([.F11];[Resources.$A$2:.$F$799];4;0)*[.G11]*[.E11]" office:value-type="float" office:value="0.000001951" calcext:value-type="float">
            <text:p>0.000001951</text:p>
          </table:table-cell>
          <table:table-cell table:formula="of:=[.H11]/VLOOKUP([.F11];[Resources.$A$2:.$F$799];2;0)"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float" office:value="2" calcext:value-type="float">
            <text:p>2</text:p>
          </table:table-cell>
          <table:table-cell table:formula="of:=VLOOKUP([.J11];[Resources.$A$2:.$F$799];4;0)*[.K11]*[.$E11]" office:value-type="float" office:value="0.000000089362094978414" calcext:value-type="float">
            <text:p>8.9362094978414E-008</text:p>
          </table:table-cell>
          <table:table-cell table:formula="of:=[.L11]/VLOOKUP([.J11];[Resources.$A$2:.$F$799];2;0)" office:value-type="float" office:value="0.99401662934832" calcext:value-type="float">
            <text:p>0.9940166293</text:p>
          </table:table-cell>
          <table:table-cell table:number-columns-repeated="2"/>
          <table:table-cell table:formula="of:=VLOOKUP([.N11];[Resources.$A$2:.$F$799];4;0)*[.O11]*[.$E11]" office:value-type="string" office:string-value="" calcext:value-type="error">
            <text:p>#N/A</text:p>
          </table:table-cell>
          <table:table-cell table:formula="of:=[.P11]/VLOOKUP([.N11];[Resources.$A$2:.$F$799];2;0)" office:value-type="string" office:string-value="" calcext:value-type="error">
            <text:p>#N/A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table:formula="of:=VLOOKUP([.R11];[Resources.$A$2:.$F$799];4;0)*[.S11]*[.$E11]*[.$D11]" office:value-type="float" office:value="0.00000047919991206544" calcext:value-type="float">
            <text:p>4.7919991206544E-007</text:p>
          </table:table-cell>
          <table:table-cell table:formula="of:=[.T11]/VLOOKUP([.R11];[Resources.$A$2:.$F$799];2;0)" office:value-type="float" office:value="0.000228190434316876" calcext:value-type="float">
            <text:p>0.0002281904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table:formula="of:=VLOOKUP([.V11];[Resources.$A$2:.$F$799];4;0)*[.W11]*[.$E11]*[.$D11]" office:value-type="float" office:value="0.00000143753829366053" calcext:value-type="float">
            <text:p>1.43753829366053E-006</text:p>
          </table:table-cell>
          <table:table-cell table:formula="of:=[.X11]/VLOOKUP([.V11];[Resources.$A$2:.$F$799];2;0)" office:value-type="float" office:value="0.00143753829366053" calcext:value-type="float">
            <text:p>0.0014375383</text:p>
          </table:table-cell>
          <table:table-cell table:number-columns-repeated="2"/>
          <table:table-cell table:formula="of:=VLOOKUP([.Z11];[Resources.$A$2:.$F$799];4;0)*[.AA11]*[.$E11]*[.$D11]" office:value-type="string" office:string-value="" calcext:value-type="error">
            <text:p>#N/A</text:p>
          </table:table-cell>
          <table:table-cell table:formula="of:=[.AB11]/VLOOKUP([.Z1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11];[Resources.$A$2:.$F$799];4;0)*[.AE11]*[.$E11]*[.$D11]" office:value-type="string" office:string-value="" calcext:value-type="error">
            <text:p>#N/A</text:p>
          </table:table-cell>
          <table:table-cell table:formula="of:=[.AF11]/VLOOKUP([.AD11];[Resources.$A$2:.$F$799];2;0)" office:value-type="string" office:string-value="" calcext:value-type="error">
            <text:p>#N/A</text:p>
          </table:table-cell>
          <table:table-cell table:formula="of:=[Config.A11]" office:value-type="string" office:string-value="    MODULE&#10;    {&#10;        name = ModuleResourceConverter&#10;        ConverterName = Bosch Reaction&#10;        StartActionName = Start Bosch Reaction&#10;        StopActionName = Stop Bosch Reaction&#10;        AutoShutdown = false&#10;        GeneratesHeat = true&#10;        UseSpecialistBonus = false&#10;&#10;        INPUT_RESOURCE&#10;        {&#10;            ResourceName = CarbonDioxide&#10;            Ratio = 1&#10;        }&#10;        INPUT_RESOURCE&#10;        {&#10;            ResourceName = Hydrogen&#10;            Ratio = 0.99401662934832&#10;        }&#10;        OUTPUT_RESOURCE&#10;        {&#10;            ResourceName = Carbon&#10;            Ratio = 0.000228190434316876&#10;            DumpExcess = false&#10;        }&#10;        OUTPUT_RESOURCE&#10;        {&#10;            ResourceName = Water&#10;            Ratio = 0.00143753829366053&#10;            DumpExcess = false&#10;        }&#10;    }" calcext:value-type="string">
            <text:p>    MODULE</text:p>
            <text:p>    {</text:p>
            <text:p>        name = ModuleResourceConverter</text:p>
            <text:p>        ConverterName = Bosch Reaction</text:p>
            <text:p>        StartActionName = Start Bosch Reaction</text:p>
            <text:p>        StopActionName = Stop Bosch Rea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0.99401662934832</text:p>
            <text:p>        }</text:p>
            <text:p>        OUTPUT_RESOURCE</text:p>
            <text:p>        {</text:p>
            <text:p>            ResourceName = Carbon</text:p>
            <text:p>            Ratio = 0.000228190434316876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  <text:p>    }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HTP Decomposition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VLOOKUP([.F12];[Resources.$A$2:.$F$799];5;0)/[.G12]" office:value-type="float" office:value="21.0350354611597" calcext:value-type="float">
            <text:p>21.0350354612</text:p>
          </table:table-cell>
          <table:table-cell office:value-type="string" calcext:value-type="string">
            <text:p>HTP</text:p>
          </table:table-cell>
          <table:table-cell office:value-type="float" office:value="2" calcext:value-type="float">
            <text:p>2</text:p>
          </table:table-cell>
          <table:table-cell table:formula="of:=VLOOKUP([.F12];[Resources.$A$2:.$F$799];4;0)*[.G12]*[.E12]" office:value-type="float" office:value="0.001431" calcext:value-type="float">
            <text:p>0.001431</text:p>
          </table:table-cell>
          <table:table-cell table:formula="of:=[.H12]/VLOOKUP([.F12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J12];[Resources.$A$2:.$F$799];4;0)*[.K12]*[.$E12]" office:value-type="string" office:string-value="" calcext:value-type="error">
            <text:p>#N/A</text:p>
          </table:table-cell>
          <table:table-cell table:formula="of:=[.L12]/VLOOKUP([.J1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12];[Resources.$A$2:.$F$799];4;0)*[.O12]*[.$E12]" office:value-type="string" office:string-value="" calcext:value-type="error">
            <text:p>#N/A</text:p>
          </table:table-cell>
          <table:table-cell table:formula="of:=[.P12]/VLOOKUP([.N12];[Resources.$A$2:.$F$799];2;0)" office:value-type="string" office:string-value="" calcext:value-type="error">
            <text:p>#N/A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table:formula="of:=VLOOKUP([.R12];[Resources.$A$2:.$F$799];4;0)*[.S12]*[.$E12]*[.$D12]" office:value-type="float" office:value="0.000682113696556899" calcext:value-type="float">
            <text:p>0.0006821137</text:p>
          </table:table-cell>
          <table:table-cell table:formula="of:=[.T12]/VLOOKUP([.R12];[Resources.$A$2:.$F$799];2;0)" office:value-type="float" office:value="0.682113696556899" calcext:value-type="float">
            <text:p>0.6821136966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formula="of:=VLOOKUP([.V12];[Resources.$A$2:.$F$799];4;0)*[.W12]*[.$E12]*[.$D12]" office:value-type="float" office:value="0.000302885579108785" calcext:value-type="float">
            <text:p>0.0003028856</text:p>
          </table:table-cell>
          <table:table-cell table:formula="of:=[.X12]/VLOOKUP([.V12];[Resources.$A$2:.$F$799];2;0)" office:value-type="float" office:value="214.812467453039" calcext:value-type="float">
            <text:p>214.812467453</text:p>
          </table:table-cell>
          <table:table-cell table:number-columns-repeated="2"/>
          <table:table-cell table:formula="of:=VLOOKUP([.Z12];[Resources.$A$2:.$F$799];4;0)*[.AA12]*[.$E12]*[.$D12]" office:value-type="string" office:string-value="" calcext:value-type="error">
            <text:p>#N/A</text:p>
          </table:table-cell>
          <table:table-cell table:formula="of:=[.AB12]/VLOOKUP([.Z1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12];[Resources.$A$2:.$F$799];4;0)*[.AE12]*[.$E12]*[.$D12]" office:value-type="string" office:string-value="" calcext:value-type="error">
            <text:p>#N/A</text:p>
          </table:table-cell>
          <table:table-cell table:formula="of:=[.AF12]/VLOOKUP([.AD12];[Resources.$A$2:.$F$799];2;0)" office:value-type="string" office:string-value="" calcext:value-type="error">
            <text:p>#N/A</text:p>
          </table:table-cell>
          <table:table-cell table:formula="of:=[Config.A12]" office:value-type="string" office:string-value="    MODULE&#10;    {&#10;        name = ModuleResourceConverter&#10;        ConverterName = HTP Decomposition&#10;        StartActionName = Start HTP Decomposition&#10;        StopActionName = Stop HTP Decomposition&#10;        AutoShutdown = false&#10;        GeneratesHeat = true&#10;        UseSpecialistBonus = false&#10;&#10;        INPUT_RESOURCE&#10;        {&#10;            ResourceName = HTP&#10;            Ratio = 1&#10;        }&#10;        OUTPUT_RESOURCE&#10;        {&#10;            ResourceName = Water&#10;            Ratio = 0.682113696556899&#10;            DumpExcess = false&#10;        }&#10;        OUTPUT_RESOURCE&#10;        {&#10;            ResourceName = Oxygen&#10;            Ratio = 214.812467453039&#10;            DumpExcess = false&#10;        }&#10;    }" calcext:value-type="string">
            <text:p>    MODULE</text:p>
            <text:p>    {</text:p>
            <text:p>        name = ModuleResourceConverter</text:p>
            <text:p>        ConverterName = HTP Decomposition</text:p>
            <text:p>        StartActionName = Start HTP Decomposition</text:p>
            <text:p>        StopActionName = Stop HTP Decomposi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TP</text:p>
            <text:p>            Ratio = 1</text:p>
            <text:p>        }</text:p>
            <text:p>        OUTPUT_RESOURCE</text:p>
            <text:p>        {</text:p>
            <text:p>            ResourceName = Water</text:p>
            <text:p>            Ratio = 0.682113696556899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214.812467453039</text:p>
            <text:p>            DumpExcess = false</text:p>
            <text:p>        }</text:p>
            <text:p>    }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Ammonia Oxidization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VLOOKUP([.F13];[Resources.$A$2:.$F$799];5;0)/[.G13]" office:value-type="float" office:value="0.0112882390934179" calcext:value-type="float">
            <text:p>0.0112882391</text:p>
          </table:table-cell>
          <table:table-cell office:value-type="string" calcext:value-type="string">
            <text:p>Ammonia</text:p>
          </table:table-cell>
          <table:table-cell office:value-type="float" office:value="4" calcext:value-type="float">
            <text:p>4</text:p>
          </table:table-cell>
          <table:table-cell table:formula="of:=VLOOKUP([.F13];[Resources.$A$2:.$F$799];4;0)*[.G13]*[.E13]" office:value-type="float" office:value="0.000000769" calcext:value-type="float">
            <text:p>0.000000769</text:p>
          </table:table-cell>
          <table:table-cell table:formula="of:=[.H13]/VLOOKUP([.F13];[Resources.$A$2:.$F$799];2;0)"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7" calcext:value-type="float">
            <text:p>7</text:p>
          </table:table-cell>
          <table:table-cell table:formula="of:=VLOOKUP([.J13];[Resources.$A$2:.$F$799];4;0)*[.K13]*[.$E13]" office:value-type="float" office:value="0.00000126420376078915" calcext:value-type="float">
            <text:p>1.26420376078915E-006</text:p>
          </table:table-cell>
          <table:table-cell table:formula="of:=[.L13]/VLOOKUP([.J13];[Resources.$A$2:.$F$799];2;0)" office:value-type="float" office:value="0.896598411907198" calcext:value-type="float">
            <text:p>0.8965984119</text:p>
          </table:table-cell>
          <table:table-cell table:number-columns-repeated="2"/>
          <table:table-cell table:formula="of:=VLOOKUP([.N13];[Resources.$A$2:.$F$799];4;0)*[.O13]*[.$E13]" office:value-type="string" office:string-value="" calcext:value-type="error">
            <text:p>#N/A</text:p>
          </table:table-cell>
          <table:table-cell table:formula="of:=[.P13]/VLOOKUP([.N13];[Resources.$A$2:.$F$799];2;0)" office:value-type="string" office:string-value="" calcext:value-type="error">
            <text:p>#N/A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table:formula="of:=VLOOKUP([.R13];[Resources.$A$2:.$F$799];4;0)*[.S13]*[.$E13]*[.$D13]" office:value-type="float" office:value="0.0000010981482550643" calcext:value-type="float">
            <text:p>1.0981482550643E-006</text:p>
          </table:table-cell>
          <table:table-cell table:formula="of:=[.T13]/VLOOKUP([.R13];[Resources.$A$2:.$F$799];2;0)" office:value-type="float" office:value="0.00109814825506429" calcext:value-type="float">
            <text:p>0.0010981483</text:p>
          </table:table-cell>
          <table:table-cell office:value-type="string" calcext:value-type="string">
            <text:p>NTO</text:p>
          </table:table-cell>
          <table:table-cell office:value-type="float" office:value="2" calcext:value-type="float">
            <text:p>2</text:p>
          </table:table-cell>
          <table:table-cell table:formula="of:=VLOOKUP([.V13];[Resources.$A$2:.$F$799];4;0)*[.W13]*[.$E13]*[.$D13]" office:value-type="float" office:value="0.00000186955590100405" calcext:value-type="float">
            <text:p>1.86955590100405E-006</text:p>
          </table:table-cell>
          <table:table-cell table:formula="of:=[.X13]/VLOOKUP([.V13];[Resources.$A$2:.$F$799];2;0)" office:value-type="float" office:value="0.00128934889724417" calcext:value-type="float">
            <text:p>0.0012893489</text:p>
          </table:table-cell>
          <table:table-cell table:number-columns-repeated="2"/>
          <table:table-cell table:formula="of:=VLOOKUP([.Z13];[Resources.$A$2:.$F$799];4;0)*[.AA13]*[.$E13]*[.$D13]" office:value-type="string" office:string-value="" calcext:value-type="error">
            <text:p>#N/A</text:p>
          </table:table-cell>
          <table:table-cell table:formula="of:=[.AB13]/VLOOKUP([.Z1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13];[Resources.$A$2:.$F$799];4;0)*[.AE13]*[.$E13]*[.$D13]" office:value-type="string" office:string-value="" calcext:value-type="error">
            <text:p>#N/A</text:p>
          </table:table-cell>
          <table:table-cell table:formula="of:=[.AF13]/VLOOKUP([.AD13];[Resources.$A$2:.$F$799];2;0)" office:value-type="string" office:string-value="" calcext:value-type="error">
            <text:p>#N/A</text:p>
          </table:table-cell>
          <table:table-cell table:formula="of:=[Config.A13]" office:value-type="string" office:string-value="    MODULE&#10;    {&#10;        name = ModuleResourceConverter&#10;        ConverterName = Ammonia Oxidization&#10;        StartActionName = Start Ammonia Oxidization&#10;        StopActionName = Stop Ammonia Oxidization&#10;        AutoShutdown = false&#10;        GeneratesHeat = true&#10;        UseSpecialistBonus = false&#10;&#10;        INPUT_RESOURCE&#10;        {&#10;            ResourceName = Ammonia&#10;            Ratio = 1&#10;        }&#10;        INPUT_RESOURCE&#10;        {&#10;            ResourceName = Oxygen&#10;            Ratio = 0.896598411907198&#10;        }&#10;        OUTPUT_RESOURCE&#10;        {&#10;            ResourceName = Water&#10;            Ratio = 0.00109814825506429&#10;            DumpExcess = false&#10;        }&#10;        OUTPUT_RESOURCE&#10;        {&#10;            ResourceName = NTO&#10;            Ratio = 0.00128934889724417&#10;            DumpExcess = false&#10;        }&#10;    }" calcext:value-type="string">
            <text:p>    MODULE</text:p>
            <text:p>    {</text:p>
            <text:p>        name = ModuleResourceConverter</text:p>
            <text:p>        ConverterName = Ammonia Oxidization</text:p>
            <text:p>        StartActionName = Start Ammonia Oxidization</text:p>
            <text:p>        StopActionName = Stop Ammonia Oxidiza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Ammonia</text:p>
            <text:p>            Ratio = 1</text:p>
            <text:p>        }</text:p>
            <text:p>        INPUT_RESOURCE</text:p>
            <text:p>        {</text:p>
            <text:p>            ResourceName = Oxygen</text:p>
            <text:p>            Ratio = 0.896598411907198</text:p>
            <text:p>        }</text:p>
            <text:p>        OUTPUT_RESOURCE</text:p>
            <text:p>        {</text:p>
            <text:p>            ResourceName = Water</text:p>
            <text:p>            Ratio = 0.00109814825506429</text:p>
            <text:p>            DumpExcess = false</text:p>
            <text:p>        }</text:p>
            <text:p>        OUTPUT_RESOURCE</text:p>
            <text:p>        {</text:p>
            <text:p>            ResourceName = NTO</text:p>
            <text:p>            Ratio = 0.00128934889724417</text:p>
            <text:p>            DumpExcess = false</text:p>
            <text:p>        }</text:p>
            <text:p>    }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Fisher-Tropsch Process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VLOOKUP([.F14];[Resources.$A$2:.$F$799];5;0)/[.G14]" office:value-type="float" office:value="0.00356781426728842" calcext:value-type="float">
            <text:p>0.0035678143</text:p>
          </table:table-cell>
          <table:table-cell office:value-type="string" calcext:value-type="string">
            <text:p>Hydrogen</text:p>
          </table:table-cell>
          <table:table-cell office:value-type="float" office:value="25" calcext:value-type="float">
            <text:p>25</text:p>
          </table:table-cell>
          <table:table-cell table:formula="of:=VLOOKUP([.F14];[Resources.$A$2:.$F$799];4;0)*[.G14]*[.E14]" office:value-type="float" office:value="0.0000000899" calcext:value-type="float">
            <text:p>8.99E-008</text:p>
          </table:table-cell>
          <table:table-cell table:formula="of:=[.H14]/VLOOKUP([.F14];[Resources.$A$2:.$F$799];2;0)" office:value-type="float" office:value="1" calcext:value-type="float">
            <text:p>1</text:p>
          </table:table-cell>
          <table:table-cell office:value-type="string" calcext:value-type="string">
            <text:p>CarbonMonoxide</text:p>
          </table:table-cell>
          <table:table-cell office:value-type="float" office:value="12" calcext:value-type="float">
            <text:p>12</text:p>
          </table:table-cell>
          <table:table-cell table:formula="of:=VLOOKUP([.J14];[Resources.$A$2:.$F$799];4;0)*[.K14]*[.$E14]" office:value-type="float" office:value="0.00000119921373152098" calcext:value-type="float">
            <text:p>1.19921373152098E-006</text:p>
          </table:table-cell>
          <table:table-cell table:formula="of:=[.L14]/VLOOKUP([.J14];[Resources.$A$2:.$F$799];2;0)" office:value-type="float" office:value="0.959370985216787" calcext:value-type="float">
            <text:p>0.9593709852</text:p>
          </table:table-cell>
          <table:table-cell table:number-columns-repeated="2"/>
          <table:table-cell table:formula="of:=VLOOKUP([.N14];[Resources.$A$2:.$F$799];4;0)*[.O14]*[.$E14]" office:value-type="string" office:string-value="" calcext:value-type="error">
            <text:p>#N/A</text:p>
          </table:table-cell>
          <table:table-cell table:formula="of:=[.P14]/VLOOKUP([.N14];[Resources.$A$2:.$F$799];2;0)" office:value-type="string" office:string-value="" calcext:value-type="error">
            <text:p>#N/A</text:p>
          </table:table-cell>
          <table:table-cell office:value-type="string" calcext:value-type="string">
            <text:p>Kerosene</text:p>
          </table:table-cell>
          <table:table-cell office:value-type="float" office:value="1" calcext:value-type="float">
            <text:p>1</text:p>
          </table:table-cell>
          <table:table-cell table:formula="of:=VLOOKUP([.R14];[Resources.$A$2:.$F$799];4;0)*[.S14]*[.$E14]*[.$D14]" office:value-type="float" office:value="0.000000546950765131462" calcext:value-type="float">
            <text:p>0.000000547</text:p>
          </table:table-cell>
          <table:table-cell table:formula="of:=[.T14]/VLOOKUP([.R14];[Resources.$A$2:.$F$799];2;0)" office:value-type="float" office:value="0.000667013128209099" calcext:value-type="float">
            <text:p>0.0006670131</text:p>
          </table:table-cell>
          <table:table-cell office:value-type="string" calcext:value-type="string">
            <text:p>Water</text:p>
          </table:table-cell>
          <table:table-cell office:value-type="float" office:value="12" calcext:value-type="float">
            <text:p>12</text:p>
          </table:table-cell>
          <table:table-cell table:formula="of:=VLOOKUP([.V14];[Resources.$A$2:.$F$799];4;0)*[.W14]*[.$E14]*[.$D14]" office:value-type="float" office:value="0.000000694171868542514" calcext:value-type="float">
            <text:p>6.94171868542514E-007</text:p>
          </table:table-cell>
          <table:table-cell table:formula="of:=[.X14]/VLOOKUP([.V14];[Resources.$A$2:.$F$799];2;0)" office:value-type="float" office:value="0.000694171868542514" calcext:value-type="float">
            <text:p>0.0006941719</text:p>
          </table:table-cell>
          <table:table-cell table:number-columns-repeated="2"/>
          <table:table-cell table:formula="of:=VLOOKUP([.Z14];[Resources.$A$2:.$F$799];4;0)*[.AA14]*[.$E14]*[.$D14]" office:value-type="string" office:string-value="" calcext:value-type="error">
            <text:p>#N/A</text:p>
          </table:table-cell>
          <table:table-cell table:formula="of:=[.AB14]/VLOOKUP([.Z1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14];[Resources.$A$2:.$F$799];4;0)*[.AE14]*[.$E14]*[.$D14]" office:value-type="string" office:string-value="" calcext:value-type="error">
            <text:p>#N/A</text:p>
          </table:table-cell>
          <table:table-cell table:formula="of:=[.AF14]/VLOOKUP([.AD14];[Resources.$A$2:.$F$799];2;0)" office:value-type="string" office:string-value="" calcext:value-type="error">
            <text:p>#N/A</text:p>
          </table:table-cell>
          <table:table-cell table:formula="of:=[Config.A14]" office:value-type="string" office:string-value="    MODULE&#10;    {&#10;        name = ModuleResourceConverter&#10;        ConverterName = Fisher-Tropsch Process&#10;        StartActionName = Start Fisher-Tropsch Process&#10;        StopActionName = Stop Fisher-Tropsch Process&#10;        AutoShutdown = false&#10;        GeneratesHeat = true&#10;        UseSpecialistBonus = false&#10;&#10;        INPUT_RESOURCE&#10;        {&#10;            ResourceName = Hydrogen&#10;            Ratio = 1&#10;        }&#10;        INPUT_RESOURCE&#10;        {&#10;            ResourceName = CarbonMonoxide&#10;            Ratio = 0.959370985216787&#10;        }&#10;        OUTPUT_RESOURCE&#10;        {&#10;            ResourceName = Kerosene&#10;            Ratio = 0.000667013128209099&#10;            DumpExcess = false&#10;        }&#10;        OUTPUT_RESOURCE&#10;        {&#10;            ResourceName = Water&#10;            Ratio = 0.000694171868542514&#10;            DumpExcess = false&#10;        }&#10;    }" calcext:value-type="string">
            <text:p>    MODULE</text:p>
            <text:p>    {</text:p>
            <text:p>        name = ModuleResourceConverter</text:p>
            <text:p>        ConverterName = Fisher-Tropsch Process</text:p>
            <text:p>        StartActionName = Start Fisher-Tropsch Process</text:p>
            <text:p>        StopActionName = Stop Fisher-Tropsch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  <text:p>        INPUT_RESOURCE</text:p>
            <text:p>        {</text:p>
            <text:p>            ResourceName = CarbonMonoxide</text:p>
            <text:p>            Ratio = 0.959370985216787</text:p>
            <text:p>        }</text:p>
            <text:p>        OUTPUT_RESOURCE</text:p>
            <text:p>        {</text:p>
            <text:p>            ResourceName = Kerosene</text:p>
            <text:p>            Ratio = 0.000667013128209099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0694171868542514</text:p>
            <text:p>            DumpExcess = false</text:p>
            <text:p>        }</text:p>
            <text:p>    }</text:p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15];[Resources.$A$2:.$F$799];5;0)/[.G15]" office:value-type="string" office:string-value="" calcext:value-type="error">
            <text:p>#N/A</text:p>
          </table:table-cell>
          <table:table-cell table:number-columns-repeated="2"/>
          <table:table-cell table:formula="of:=VLOOKUP([.F15];[Resources.$A$2:.$F$799];4;0)*[.G15]*[.E15]" office:value-type="string" office:string-value="" calcext:value-type="error">
            <text:p>#N/A</text:p>
          </table:table-cell>
          <table:table-cell table:formula="of:=[.H15]/VLOOKUP([.F1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15];[Resources.$A$2:.$F$799];4;0)*[.K15]*[.$E15]" office:value-type="string" office:string-value="" calcext:value-type="error">
            <text:p>#N/A</text:p>
          </table:table-cell>
          <table:table-cell table:formula="of:=[.L15]/VLOOKUP([.J1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15];[Resources.$A$2:.$F$799];4;0)*[.O15]*[.$E15]" office:value-type="string" office:string-value="" calcext:value-type="error">
            <text:p>#N/A</text:p>
          </table:table-cell>
          <table:table-cell table:formula="of:=[.P15]/VLOOKUP([.N1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15];[Resources.$A$2:.$F$799];4;0)*[.S15]*[.$E15]*[.$D15]" office:value-type="string" office:string-value="" calcext:value-type="error">
            <text:p>#N/A</text:p>
          </table:table-cell>
          <table:table-cell table:formula="of:=[.T15]/VLOOKUP([.R1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15];[Resources.$A$2:.$F$799];4;0)*[.W15]*[.$E15]*[.$D15]" office:value-type="string" office:string-value="" calcext:value-type="error">
            <text:p>#N/A</text:p>
          </table:table-cell>
          <table:table-cell table:formula="of:=[.X15]/VLOOKUP([.V1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15];[Resources.$A$2:.$F$799];4;0)*[.AA15]*[.$E15]*[.$D15]" office:value-type="string" office:string-value="" calcext:value-type="error">
            <text:p>#N/A</text:p>
          </table:table-cell>
          <table:table-cell table:formula="of:=[.AB15]/VLOOKUP([.Z1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15];[Resources.$A$2:.$F$799];4;0)*[.AE15]*[.$E15]*[.$D15]" office:value-type="string" office:string-value="" calcext:value-type="error">
            <text:p>#N/A</text:p>
          </table:table-cell>
          <table:table-cell table:formula="of:=[.AF15]/VLOOKUP([.AD15];[Resources.$A$2:.$F$799];2;0)" office:value-type="string" office:string-value="" calcext:value-type="error">
            <text:p>#N/A</text:p>
          </table:table-cell>
          <table:table-cell table:formula="of:=[Config.A15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16];[Resources.$A$2:.$F$799];5;0)/[.G16]" office:value-type="string" office:string-value="" calcext:value-type="error">
            <text:p>#N/A</text:p>
          </table:table-cell>
          <table:table-cell table:number-columns-repeated="2"/>
          <table:table-cell table:formula="of:=VLOOKUP([.F16];[Resources.$A$2:.$F$799];4;0)*[.G16]*[.E16]" office:value-type="string" office:string-value="" calcext:value-type="error">
            <text:p>#N/A</text:p>
          </table:table-cell>
          <table:table-cell table:formula="of:=[.H16]/VLOOKUP([.F1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16];[Resources.$A$2:.$F$799];4;0)*[.K16]*[.$E16]" office:value-type="string" office:string-value="" calcext:value-type="error">
            <text:p>#N/A</text:p>
          </table:table-cell>
          <table:table-cell table:formula="of:=[.L16]/VLOOKUP([.J1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16];[Resources.$A$2:.$F$799];4;0)*[.O16]*[.$E16]" office:value-type="string" office:string-value="" calcext:value-type="error">
            <text:p>#N/A</text:p>
          </table:table-cell>
          <table:table-cell table:formula="of:=[.P16]/VLOOKUP([.N1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16];[Resources.$A$2:.$F$799];4;0)*[.S16]*[.$E16]*[.$D16]" office:value-type="string" office:string-value="" calcext:value-type="error">
            <text:p>#N/A</text:p>
          </table:table-cell>
          <table:table-cell table:formula="of:=[.T16]/VLOOKUP([.R1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16];[Resources.$A$2:.$F$799];4;0)*[.W16]*[.$E16]*[.$D16]" office:value-type="string" office:string-value="" calcext:value-type="error">
            <text:p>#N/A</text:p>
          </table:table-cell>
          <table:table-cell table:formula="of:=[.X16]/VLOOKUP([.V1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16];[Resources.$A$2:.$F$799];4;0)*[.AA16]*[.$E16]*[.$D16]" office:value-type="string" office:string-value="" calcext:value-type="error">
            <text:p>#N/A</text:p>
          </table:table-cell>
          <table:table-cell table:formula="of:=[.AB16]/VLOOKUP([.Z1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16];[Resources.$A$2:.$F$799];4;0)*[.AE16]*[.$E16]*[.$D16]" office:value-type="string" office:string-value="" calcext:value-type="error">
            <text:p>#N/A</text:p>
          </table:table-cell>
          <table:table-cell table:formula="of:=[.AF16]/VLOOKUP([.AD16];[Resources.$A$2:.$F$799];2;0)" office:value-type="string" office:string-value="" calcext:value-type="error">
            <text:p>#N/A</text:p>
          </table:table-cell>
          <table:table-cell table:formula="of:=[Config.A16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17];[Resources.$A$2:.$F$799];5;0)/[.G17]" office:value-type="string" office:string-value="" calcext:value-type="error">
            <text:p>#N/A</text:p>
          </table:table-cell>
          <table:table-cell table:number-columns-repeated="2"/>
          <table:table-cell table:formula="of:=VLOOKUP([.F17];[Resources.$A$2:.$F$799];4;0)*[.G17]*[.E17]" office:value-type="string" office:string-value="" calcext:value-type="error">
            <text:p>#N/A</text:p>
          </table:table-cell>
          <table:table-cell table:formula="of:=[.H17]/VLOOKUP([.F1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17];[Resources.$A$2:.$F$799];4;0)*[.K17]*[.$E17]" office:value-type="string" office:string-value="" calcext:value-type="error">
            <text:p>#N/A</text:p>
          </table:table-cell>
          <table:table-cell table:formula="of:=[.L17]/VLOOKUP([.J1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17];[Resources.$A$2:.$F$799];4;0)*[.O17]*[.$E17]" office:value-type="string" office:string-value="" calcext:value-type="error">
            <text:p>#N/A</text:p>
          </table:table-cell>
          <table:table-cell table:formula="of:=[.P17]/VLOOKUP([.N1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17];[Resources.$A$2:.$F$799];4;0)*[.S17]*[.$E17]*[.$D17]" office:value-type="string" office:string-value="" calcext:value-type="error">
            <text:p>#N/A</text:p>
          </table:table-cell>
          <table:table-cell table:formula="of:=[.T17]/VLOOKUP([.R1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17];[Resources.$A$2:.$F$799];4;0)*[.W17]*[.$E17]*[.$D17]" office:value-type="string" office:string-value="" calcext:value-type="error">
            <text:p>#N/A</text:p>
          </table:table-cell>
          <table:table-cell table:formula="of:=[.X17]/VLOOKUP([.V1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17];[Resources.$A$2:.$F$799];4;0)*[.AA17]*[.$E17]*[.$D17]" office:value-type="string" office:string-value="" calcext:value-type="error">
            <text:p>#N/A</text:p>
          </table:table-cell>
          <table:table-cell table:formula="of:=[.AB17]/VLOOKUP([.Z1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17];[Resources.$A$2:.$F$799];4;0)*[.AE17]*[.$E17]*[.$D17]" office:value-type="string" office:string-value="" calcext:value-type="error">
            <text:p>#N/A</text:p>
          </table:table-cell>
          <table:table-cell table:formula="of:=[.AF17]/VLOOKUP([.AD17];[Resources.$A$2:.$F$799];2;0)" office:value-type="string" office:string-value="" calcext:value-type="error">
            <text:p>#N/A</text:p>
          </table:table-cell>
          <table:table-cell table:formula="of:=[Config.A17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18];[Resources.$A$2:.$F$799];5;0)/[.G18]" office:value-type="string" office:string-value="" calcext:value-type="error">
            <text:p>#N/A</text:p>
          </table:table-cell>
          <table:table-cell table:number-columns-repeated="2"/>
          <table:table-cell table:formula="of:=VLOOKUP([.F18];[Resources.$A$2:.$F$799];4;0)*[.G18]*[.E18]" office:value-type="string" office:string-value="" calcext:value-type="error">
            <text:p>#N/A</text:p>
          </table:table-cell>
          <table:table-cell table:formula="of:=[.H18]/VLOOKUP([.F1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18];[Resources.$A$2:.$F$799];4;0)*[.K18]*[.$E18]" office:value-type="string" office:string-value="" calcext:value-type="error">
            <text:p>#N/A</text:p>
          </table:table-cell>
          <table:table-cell table:formula="of:=[.L18]/VLOOKUP([.J1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18];[Resources.$A$2:.$F$799];4;0)*[.O18]*[.$E18]" office:value-type="string" office:string-value="" calcext:value-type="error">
            <text:p>#N/A</text:p>
          </table:table-cell>
          <table:table-cell table:formula="of:=[.P18]/VLOOKUP([.N1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18];[Resources.$A$2:.$F$799];4;0)*[.S18]*[.$E18]*[.$D18]" office:value-type="string" office:string-value="" calcext:value-type="error">
            <text:p>#N/A</text:p>
          </table:table-cell>
          <table:table-cell table:formula="of:=[.T18]/VLOOKUP([.R1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18];[Resources.$A$2:.$F$799];4;0)*[.W18]*[.$E18]*[.$D18]" office:value-type="string" office:string-value="" calcext:value-type="error">
            <text:p>#N/A</text:p>
          </table:table-cell>
          <table:table-cell table:formula="of:=[.X18]/VLOOKUP([.V1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18];[Resources.$A$2:.$F$799];4;0)*[.AA18]*[.$E18]*[.$D18]" office:value-type="string" office:string-value="" calcext:value-type="error">
            <text:p>#N/A</text:p>
          </table:table-cell>
          <table:table-cell table:formula="of:=[.AB18]/VLOOKUP([.Z1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18];[Resources.$A$2:.$F$799];4;0)*[.AE18]*[.$E18]*[.$D18]" office:value-type="string" office:string-value="" calcext:value-type="error">
            <text:p>#N/A</text:p>
          </table:table-cell>
          <table:table-cell table:formula="of:=[.AF18]/VLOOKUP([.AD18];[Resources.$A$2:.$F$799];2;0)" office:value-type="string" office:string-value="" calcext:value-type="error">
            <text:p>#N/A</text:p>
          </table:table-cell>
          <table:table-cell table:formula="of:=[Config.A18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19];[Resources.$A$2:.$F$799];5;0)/[.G19]" office:value-type="string" office:string-value="" calcext:value-type="error">
            <text:p>#N/A</text:p>
          </table:table-cell>
          <table:table-cell table:number-columns-repeated="2"/>
          <table:table-cell table:formula="of:=VLOOKUP([.F19];[Resources.$A$2:.$F$799];4;0)*[.G19]*[.E19]" office:value-type="string" office:string-value="" calcext:value-type="error">
            <text:p>#N/A</text:p>
          </table:table-cell>
          <table:table-cell table:formula="of:=[.H19]/VLOOKUP([.F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19];[Resources.$A$2:.$F$799];4;0)*[.K19]*[.$E19]" office:value-type="string" office:string-value="" calcext:value-type="error">
            <text:p>#N/A</text:p>
          </table:table-cell>
          <table:table-cell table:formula="of:=[.L19]/VLOOKUP([.J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19];[Resources.$A$2:.$F$799];4;0)*[.O19]*[.$E19]" office:value-type="string" office:string-value="" calcext:value-type="error">
            <text:p>#N/A</text:p>
          </table:table-cell>
          <table:table-cell table:formula="of:=[.P19]/VLOOKUP([.N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19];[Resources.$A$2:.$F$799];4;0)*[.S19]*[.$E19]*[.$D19]" office:value-type="string" office:string-value="" calcext:value-type="error">
            <text:p>#N/A</text:p>
          </table:table-cell>
          <table:table-cell table:formula="of:=[.T19]/VLOOKUP([.R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19];[Resources.$A$2:.$F$799];4;0)*[.W19]*[.$E19]*[.$D19]" office:value-type="string" office:string-value="" calcext:value-type="error">
            <text:p>#N/A</text:p>
          </table:table-cell>
          <table:table-cell table:formula="of:=[.X19]/VLOOKUP([.V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19];[Resources.$A$2:.$F$799];4;0)*[.AA19]*[.$E19]*[.$D19]" office:value-type="string" office:string-value="" calcext:value-type="error">
            <text:p>#N/A</text:p>
          </table:table-cell>
          <table:table-cell table:formula="of:=[.AB19]/VLOOKUP([.Z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19];[Resources.$A$2:.$F$799];4;0)*[.AE19]*[.$E19]*[.$D19]" office:value-type="string" office:string-value="" calcext:value-type="error">
            <text:p>#N/A</text:p>
          </table:table-cell>
          <table:table-cell table:formula="of:=[.AF19]/VLOOKUP([.AD19];[Resources.$A$2:.$F$799];2;0)" office:value-type="string" office:string-value="" calcext:value-type="error">
            <text:p>#N/A</text:p>
          </table:table-cell>
          <table:table-cell table:formula="of:=[Config.A19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20];[Resources.$A$2:.$F$799];5;0)/[.G20]" office:value-type="string" office:string-value="" calcext:value-type="error">
            <text:p>#N/A</text:p>
          </table:table-cell>
          <table:table-cell table:number-columns-repeated="2"/>
          <table:table-cell table:formula="of:=VLOOKUP([.F20];[Resources.$A$2:.$F$799];4;0)*[.G20]*[.E20]" office:value-type="string" office:string-value="" calcext:value-type="error">
            <text:p>#N/A</text:p>
          </table:table-cell>
          <table:table-cell table:formula="of:=[.H20]/VLOOKUP([.F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20];[Resources.$A$2:.$F$799];4;0)*[.K20]*[.$E20]" office:value-type="string" office:string-value="" calcext:value-type="error">
            <text:p>#N/A</text:p>
          </table:table-cell>
          <table:table-cell table:formula="of:=[.L20]/VLOOKUP([.J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20];[Resources.$A$2:.$F$799];4;0)*[.O20]*[.$E20]" office:value-type="string" office:string-value="" calcext:value-type="error">
            <text:p>#N/A</text:p>
          </table:table-cell>
          <table:table-cell table:formula="of:=[.P20]/VLOOKUP([.N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20];[Resources.$A$2:.$F$799];4;0)*[.S20]*[.$E20]*[.$D20]" office:value-type="string" office:string-value="" calcext:value-type="error">
            <text:p>#N/A</text:p>
          </table:table-cell>
          <table:table-cell table:formula="of:=[.T20]/VLOOKUP([.R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20];[Resources.$A$2:.$F$799];4;0)*[.W20]*[.$E20]*[.$D20]" office:value-type="string" office:string-value="" calcext:value-type="error">
            <text:p>#N/A</text:p>
          </table:table-cell>
          <table:table-cell table:formula="of:=[.X20]/VLOOKUP([.V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20];[Resources.$A$2:.$F$799];4;0)*[.AA20]*[.$E20]*[.$D20]" office:value-type="string" office:string-value="" calcext:value-type="error">
            <text:p>#N/A</text:p>
          </table:table-cell>
          <table:table-cell table:formula="of:=[.AB20]/VLOOKUP([.Z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20];[Resources.$A$2:.$F$799];4;0)*[.AE20]*[.$E20]*[.$D20]" office:value-type="string" office:string-value="" calcext:value-type="error">
            <text:p>#N/A</text:p>
          </table:table-cell>
          <table:table-cell table:formula="of:=[.AF20]/VLOOKUP([.AD20];[Resources.$A$2:.$F$799];2;0)" office:value-type="string" office:string-value="" calcext:value-type="error">
            <text:p>#N/A</text:p>
          </table:table-cell>
          <table:table-cell table:formula="of:=[Config.A20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21];[Resources.$A$2:.$F$799];5;0)/[.G21]" office:value-type="string" office:string-value="" calcext:value-type="error">
            <text:p>#N/A</text:p>
          </table:table-cell>
          <table:table-cell table:number-columns-repeated="2"/>
          <table:table-cell table:formula="of:=VLOOKUP([.F21];[Resources.$A$2:.$F$799];4;0)*[.G21]*[.E21]" office:value-type="string" office:string-value="" calcext:value-type="error">
            <text:p>#N/A</text:p>
          </table:table-cell>
          <table:table-cell table:formula="of:=[.H21]/VLOOKUP([.F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21];[Resources.$A$2:.$F$799];4;0)*[.K21]*[.$E21]" office:value-type="string" office:string-value="" calcext:value-type="error">
            <text:p>#N/A</text:p>
          </table:table-cell>
          <table:table-cell table:formula="of:=[.L21]/VLOOKUP([.J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21];[Resources.$A$2:.$F$799];4;0)*[.O21]*[.$E21]" office:value-type="string" office:string-value="" calcext:value-type="error">
            <text:p>#N/A</text:p>
          </table:table-cell>
          <table:table-cell table:formula="of:=[.P21]/VLOOKUP([.N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21];[Resources.$A$2:.$F$799];4;0)*[.S21]*[.$E21]*[.$D21]" office:value-type="string" office:string-value="" calcext:value-type="error">
            <text:p>#N/A</text:p>
          </table:table-cell>
          <table:table-cell table:formula="of:=[.T21]/VLOOKUP([.R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21];[Resources.$A$2:.$F$799];4;0)*[.W21]*[.$E21]*[.$D21]" office:value-type="string" office:string-value="" calcext:value-type="error">
            <text:p>#N/A</text:p>
          </table:table-cell>
          <table:table-cell table:formula="of:=[.X21]/VLOOKUP([.V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21];[Resources.$A$2:.$F$799];4;0)*[.AA21]*[.$E21]*[.$D21]" office:value-type="string" office:string-value="" calcext:value-type="error">
            <text:p>#N/A</text:p>
          </table:table-cell>
          <table:table-cell table:formula="of:=[.AB21]/VLOOKUP([.Z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21];[Resources.$A$2:.$F$799];4;0)*[.AE21]*[.$E21]*[.$D21]" office:value-type="string" office:string-value="" calcext:value-type="error">
            <text:p>#N/A</text:p>
          </table:table-cell>
          <table:table-cell table:formula="of:=[.AF21]/VLOOKUP([.AD21];[Resources.$A$2:.$F$799];2;0)" office:value-type="string" office:string-value="" calcext:value-type="error">
            <text:p>#N/A</text:p>
          </table:table-cell>
          <table:table-cell table:formula="of:=[Config.A21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22];[Resources.$A$2:.$F$799];5;0)/[.G22]" office:value-type="string" office:string-value="" calcext:value-type="error">
            <text:p>#N/A</text:p>
          </table:table-cell>
          <table:table-cell table:number-columns-repeated="2"/>
          <table:table-cell table:formula="of:=VLOOKUP([.F22];[Resources.$A$2:.$F$799];4;0)*[.G22]*[.E22]" office:value-type="string" office:string-value="" calcext:value-type="error">
            <text:p>#N/A</text:p>
          </table:table-cell>
          <table:table-cell table:formula="of:=[.H22]/VLOOKUP([.F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22];[Resources.$A$2:.$F$799];4;0)*[.K22]*[.$E22]" office:value-type="string" office:string-value="" calcext:value-type="error">
            <text:p>#N/A</text:p>
          </table:table-cell>
          <table:table-cell table:formula="of:=[.L22]/VLOOKUP([.J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22];[Resources.$A$2:.$F$799];4;0)*[.O22]*[.$E22]" office:value-type="string" office:string-value="" calcext:value-type="error">
            <text:p>#N/A</text:p>
          </table:table-cell>
          <table:table-cell table:formula="of:=[.P22]/VLOOKUP([.N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22];[Resources.$A$2:.$F$799];4;0)*[.S22]*[.$E22]*[.$D22]" office:value-type="string" office:string-value="" calcext:value-type="error">
            <text:p>#N/A</text:p>
          </table:table-cell>
          <table:table-cell table:formula="of:=[.T22]/VLOOKUP([.R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22];[Resources.$A$2:.$F$799];4;0)*[.W22]*[.$E22]*[.$D22]" office:value-type="string" office:string-value="" calcext:value-type="error">
            <text:p>#N/A</text:p>
          </table:table-cell>
          <table:table-cell table:formula="of:=[.X22]/VLOOKUP([.V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22];[Resources.$A$2:.$F$799];4;0)*[.AA22]*[.$E22]*[.$D22]" office:value-type="string" office:string-value="" calcext:value-type="error">
            <text:p>#N/A</text:p>
          </table:table-cell>
          <table:table-cell table:formula="of:=[.AB22]/VLOOKUP([.Z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22];[Resources.$A$2:.$F$799];4;0)*[.AE22]*[.$E22]*[.$D22]" office:value-type="string" office:string-value="" calcext:value-type="error">
            <text:p>#N/A</text:p>
          </table:table-cell>
          <table:table-cell table:formula="of:=[.AF22]/VLOOKUP([.AD22];[Resources.$A$2:.$F$799];2;0)" office:value-type="string" office:string-value="" calcext:value-type="error">
            <text:p>#N/A</text:p>
          </table:table-cell>
          <table:table-cell table:formula="of:=[Config.A22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23];[Resources.$A$2:.$F$799];5;0)/[.G23]" office:value-type="string" office:string-value="" calcext:value-type="error">
            <text:p>#N/A</text:p>
          </table:table-cell>
          <table:table-cell table:number-columns-repeated="2"/>
          <table:table-cell table:formula="of:=VLOOKUP([.F23];[Resources.$A$2:.$F$799];4;0)*[.G23]*[.E23]" office:value-type="string" office:string-value="" calcext:value-type="error">
            <text:p>#N/A</text:p>
          </table:table-cell>
          <table:table-cell table:formula="of:=[.H23]/VLOOKUP([.F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23];[Resources.$A$2:.$F$799];4;0)*[.K23]*[.$E23]" office:value-type="string" office:string-value="" calcext:value-type="error">
            <text:p>#N/A</text:p>
          </table:table-cell>
          <table:table-cell table:formula="of:=[.L23]/VLOOKUP([.J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23];[Resources.$A$2:.$F$799];4;0)*[.O23]*[.$E23]" office:value-type="string" office:string-value="" calcext:value-type="error">
            <text:p>#N/A</text:p>
          </table:table-cell>
          <table:table-cell table:formula="of:=[.P23]/VLOOKUP([.N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23];[Resources.$A$2:.$F$799];4;0)*[.S23]*[.$E23]*[.$D23]" office:value-type="string" office:string-value="" calcext:value-type="error">
            <text:p>#N/A</text:p>
          </table:table-cell>
          <table:table-cell table:formula="of:=[.T23]/VLOOKUP([.R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23];[Resources.$A$2:.$F$799];4;0)*[.W23]*[.$E23]*[.$D23]" office:value-type="string" office:string-value="" calcext:value-type="error">
            <text:p>#N/A</text:p>
          </table:table-cell>
          <table:table-cell table:formula="of:=[.X23]/VLOOKUP([.V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23];[Resources.$A$2:.$F$799];4;0)*[.AA23]*[.$E23]*[.$D23]" office:value-type="string" office:string-value="" calcext:value-type="error">
            <text:p>#N/A</text:p>
          </table:table-cell>
          <table:table-cell table:formula="of:=[.AB23]/VLOOKUP([.Z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23];[Resources.$A$2:.$F$799];4;0)*[.AE23]*[.$E23]*[.$D23]" office:value-type="string" office:string-value="" calcext:value-type="error">
            <text:p>#N/A</text:p>
          </table:table-cell>
          <table:table-cell table:formula="of:=[.AF23]/VLOOKUP([.AD23];[Resources.$A$2:.$F$799];2;0)" office:value-type="string" office:string-value="" calcext:value-type="error">
            <text:p>#N/A</text:p>
          </table:table-cell>
          <table:table-cell table:formula="of:=[Config.A23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24];[Resources.$A$2:.$F$799];5;0)/[.G24]" office:value-type="string" office:string-value="" calcext:value-type="error">
            <text:p>#N/A</text:p>
          </table:table-cell>
          <table:table-cell table:number-columns-repeated="2"/>
          <table:table-cell table:formula="of:=VLOOKUP([.F24];[Resources.$A$2:.$F$799];4;0)*[.G24]*[.E24]" office:value-type="string" office:string-value="" calcext:value-type="error">
            <text:p>#N/A</text:p>
          </table:table-cell>
          <table:table-cell table:formula="of:=[.H24]/VLOOKUP([.F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24];[Resources.$A$2:.$F$799];4;0)*[.K24]*[.$E24]" office:value-type="string" office:string-value="" calcext:value-type="error">
            <text:p>#N/A</text:p>
          </table:table-cell>
          <table:table-cell table:formula="of:=[.L24]/VLOOKUP([.J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24];[Resources.$A$2:.$F$799];4;0)*[.O24]*[.$E24]" office:value-type="string" office:string-value="" calcext:value-type="error">
            <text:p>#N/A</text:p>
          </table:table-cell>
          <table:table-cell table:formula="of:=[.P24]/VLOOKUP([.N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24];[Resources.$A$2:.$F$799];4;0)*[.S24]*[.$E24]*[.$D24]" office:value-type="string" office:string-value="" calcext:value-type="error">
            <text:p>#N/A</text:p>
          </table:table-cell>
          <table:table-cell table:formula="of:=[.T24]/VLOOKUP([.R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24];[Resources.$A$2:.$F$799];4;0)*[.W24]*[.$E24]*[.$D24]" office:value-type="string" office:string-value="" calcext:value-type="error">
            <text:p>#N/A</text:p>
          </table:table-cell>
          <table:table-cell table:formula="of:=[.X24]/VLOOKUP([.V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24];[Resources.$A$2:.$F$799];4;0)*[.AA24]*[.$E24]*[.$D24]" office:value-type="string" office:string-value="" calcext:value-type="error">
            <text:p>#N/A</text:p>
          </table:table-cell>
          <table:table-cell table:formula="of:=[.AB24]/VLOOKUP([.Z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24];[Resources.$A$2:.$F$799];4;0)*[.AE24]*[.$E24]*[.$D24]" office:value-type="string" office:string-value="" calcext:value-type="error">
            <text:p>#N/A</text:p>
          </table:table-cell>
          <table:table-cell table:formula="of:=[.AF24]/VLOOKUP([.AD24];[Resources.$A$2:.$F$799];2;0)" office:value-type="string" office:string-value="" calcext:value-type="error">
            <text:p>#N/A</text:p>
          </table:table-cell>
          <table:table-cell table:formula="of:=[Config.A24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25];[Resources.$A$2:.$F$799];5;0)/[.G25]" office:value-type="string" office:string-value="" calcext:value-type="error">
            <text:p>#N/A</text:p>
          </table:table-cell>
          <table:table-cell table:number-columns-repeated="2"/>
          <table:table-cell table:formula="of:=VLOOKUP([.F25];[Resources.$A$2:.$F$799];4;0)*[.G25]*[.E25]" office:value-type="string" office:string-value="" calcext:value-type="error">
            <text:p>#N/A</text:p>
          </table:table-cell>
          <table:table-cell table:formula="of:=[.H25]/VLOOKUP([.F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25];[Resources.$A$2:.$F$799];4;0)*[.K25]*[.$E25]" office:value-type="string" office:string-value="" calcext:value-type="error">
            <text:p>#N/A</text:p>
          </table:table-cell>
          <table:table-cell table:formula="of:=[.L25]/VLOOKUP([.J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25];[Resources.$A$2:.$F$799];4;0)*[.O25]*[.$E25]" office:value-type="string" office:string-value="" calcext:value-type="error">
            <text:p>#N/A</text:p>
          </table:table-cell>
          <table:table-cell table:formula="of:=[.P25]/VLOOKUP([.N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25];[Resources.$A$2:.$F$799];4;0)*[.S25]*[.$E25]*[.$D25]" office:value-type="string" office:string-value="" calcext:value-type="error">
            <text:p>#N/A</text:p>
          </table:table-cell>
          <table:table-cell table:formula="of:=[.T25]/VLOOKUP([.R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25];[Resources.$A$2:.$F$799];4;0)*[.W25]*[.$E25]*[.$D25]" office:value-type="string" office:string-value="" calcext:value-type="error">
            <text:p>#N/A</text:p>
          </table:table-cell>
          <table:table-cell table:formula="of:=[.X25]/VLOOKUP([.V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25];[Resources.$A$2:.$F$799];4;0)*[.AA25]*[.$E25]*[.$D25]" office:value-type="string" office:string-value="" calcext:value-type="error">
            <text:p>#N/A</text:p>
          </table:table-cell>
          <table:table-cell table:formula="of:=[.AB25]/VLOOKUP([.Z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25];[Resources.$A$2:.$F$799];4;0)*[.AE25]*[.$E25]*[.$D25]" office:value-type="string" office:string-value="" calcext:value-type="error">
            <text:p>#N/A</text:p>
          </table:table-cell>
          <table:table-cell table:formula="of:=[.AF25]/VLOOKUP([.AD25];[Resources.$A$2:.$F$799];2;0)" office:value-type="string" office:string-value="" calcext:value-type="error">
            <text:p>#N/A</text:p>
          </table:table-cell>
          <table:table-cell table:formula="of:=[Config.A25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26];[Resources.$A$2:.$F$799];5;0)/[.G26]" office:value-type="string" office:string-value="" calcext:value-type="error">
            <text:p>#N/A</text:p>
          </table:table-cell>
          <table:table-cell table:number-columns-repeated="2"/>
          <table:table-cell table:formula="of:=VLOOKUP([.F26];[Resources.$A$2:.$F$799];4;0)*[.G26]*[.E26]" office:value-type="string" office:string-value="" calcext:value-type="error">
            <text:p>#N/A</text:p>
          </table:table-cell>
          <table:table-cell table:formula="of:=[.H26]/VLOOKUP([.F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26];[Resources.$A$2:.$F$799];4;0)*[.K26]*[.$E26]" office:value-type="string" office:string-value="" calcext:value-type="error">
            <text:p>#N/A</text:p>
          </table:table-cell>
          <table:table-cell table:formula="of:=[.L26]/VLOOKUP([.J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26];[Resources.$A$2:.$F$799];4;0)*[.O26]*[.$E26]" office:value-type="string" office:string-value="" calcext:value-type="error">
            <text:p>#N/A</text:p>
          </table:table-cell>
          <table:table-cell table:formula="of:=[.P26]/VLOOKUP([.N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26];[Resources.$A$2:.$F$799];4;0)*[.S26]*[.$E26]*[.$D26]" office:value-type="string" office:string-value="" calcext:value-type="error">
            <text:p>#N/A</text:p>
          </table:table-cell>
          <table:table-cell table:formula="of:=[.T26]/VLOOKUP([.R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26];[Resources.$A$2:.$F$799];4;0)*[.W26]*[.$E26]*[.$D26]" office:value-type="string" office:string-value="" calcext:value-type="error">
            <text:p>#N/A</text:p>
          </table:table-cell>
          <table:table-cell table:formula="of:=[.X26]/VLOOKUP([.V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26];[Resources.$A$2:.$F$799];4;0)*[.AA26]*[.$E26]*[.$D26]" office:value-type="string" office:string-value="" calcext:value-type="error">
            <text:p>#N/A</text:p>
          </table:table-cell>
          <table:table-cell table:formula="of:=[.AB26]/VLOOKUP([.Z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26];[Resources.$A$2:.$F$799];4;0)*[.AE26]*[.$E26]*[.$D26]" office:value-type="string" office:string-value="" calcext:value-type="error">
            <text:p>#N/A</text:p>
          </table:table-cell>
          <table:table-cell table:formula="of:=[.AF26]/VLOOKUP([.AD26];[Resources.$A$2:.$F$799];2;0)" office:value-type="string" office:string-value="" calcext:value-type="error">
            <text:p>#N/A</text:p>
          </table:table-cell>
          <table:table-cell table:formula="of:=[Config.A26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27];[Resources.$A$2:.$F$799];5;0)/[.G27]" office:value-type="string" office:string-value="" calcext:value-type="error">
            <text:p>#N/A</text:p>
          </table:table-cell>
          <table:table-cell table:number-columns-repeated="2"/>
          <table:table-cell table:formula="of:=VLOOKUP([.F27];[Resources.$A$2:.$F$799];4;0)*[.G27]*[.E27]" office:value-type="string" office:string-value="" calcext:value-type="error">
            <text:p>#N/A</text:p>
          </table:table-cell>
          <table:table-cell table:formula="of:=[.H27]/VLOOKUP([.F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27];[Resources.$A$2:.$F$799];4;0)*[.K27]*[.$E27]" office:value-type="string" office:string-value="" calcext:value-type="error">
            <text:p>#N/A</text:p>
          </table:table-cell>
          <table:table-cell table:formula="of:=[.L27]/VLOOKUP([.J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27];[Resources.$A$2:.$F$799];4;0)*[.O27]*[.$E27]" office:value-type="string" office:string-value="" calcext:value-type="error">
            <text:p>#N/A</text:p>
          </table:table-cell>
          <table:table-cell table:formula="of:=[.P27]/VLOOKUP([.N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27];[Resources.$A$2:.$F$799];4;0)*[.S27]*[.$E27]*[.$D27]" office:value-type="string" office:string-value="" calcext:value-type="error">
            <text:p>#N/A</text:p>
          </table:table-cell>
          <table:table-cell table:formula="of:=[.T27]/VLOOKUP([.R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27];[Resources.$A$2:.$F$799];4;0)*[.W27]*[.$E27]*[.$D27]" office:value-type="string" office:string-value="" calcext:value-type="error">
            <text:p>#N/A</text:p>
          </table:table-cell>
          <table:table-cell table:formula="of:=[.X27]/VLOOKUP([.V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27];[Resources.$A$2:.$F$799];4;0)*[.AA27]*[.$E27]*[.$D27]" office:value-type="string" office:string-value="" calcext:value-type="error">
            <text:p>#N/A</text:p>
          </table:table-cell>
          <table:table-cell table:formula="of:=[.AB27]/VLOOKUP([.Z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27];[Resources.$A$2:.$F$799];4;0)*[.AE27]*[.$E27]*[.$D27]" office:value-type="string" office:string-value="" calcext:value-type="error">
            <text:p>#N/A</text:p>
          </table:table-cell>
          <table:table-cell table:formula="of:=[.AF27]/VLOOKUP([.AD27];[Resources.$A$2:.$F$799];2;0)" office:value-type="string" office:string-value="" calcext:value-type="error">
            <text:p>#N/A</text:p>
          </table:table-cell>
          <table:table-cell table:formula="of:=[Config.A27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28];[Resources.$A$2:.$F$799];5;0)/[.G28]" office:value-type="string" office:string-value="" calcext:value-type="error">
            <text:p>#N/A</text:p>
          </table:table-cell>
          <table:table-cell table:number-columns-repeated="2"/>
          <table:table-cell table:formula="of:=VLOOKUP([.F28];[Resources.$A$2:.$F$799];4;0)*[.G28]*[.E28]" office:value-type="string" office:string-value="" calcext:value-type="error">
            <text:p>#N/A</text:p>
          </table:table-cell>
          <table:table-cell table:formula="of:=[.H28]/VLOOKUP([.F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28];[Resources.$A$2:.$F$799];4;0)*[.K28]*[.$E28]" office:value-type="string" office:string-value="" calcext:value-type="error">
            <text:p>#N/A</text:p>
          </table:table-cell>
          <table:table-cell table:formula="of:=[.L28]/VLOOKUP([.J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28];[Resources.$A$2:.$F$799];4;0)*[.O28]*[.$E28]" office:value-type="string" office:string-value="" calcext:value-type="error">
            <text:p>#N/A</text:p>
          </table:table-cell>
          <table:table-cell table:formula="of:=[.P28]/VLOOKUP([.N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28];[Resources.$A$2:.$F$799];4;0)*[.S28]*[.$E28]*[.$D28]" office:value-type="string" office:string-value="" calcext:value-type="error">
            <text:p>#N/A</text:p>
          </table:table-cell>
          <table:table-cell table:formula="of:=[.T28]/VLOOKUP([.R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28];[Resources.$A$2:.$F$799];4;0)*[.W28]*[.$E28]*[.$D28]" office:value-type="string" office:string-value="" calcext:value-type="error">
            <text:p>#N/A</text:p>
          </table:table-cell>
          <table:table-cell table:formula="of:=[.X28]/VLOOKUP([.V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28];[Resources.$A$2:.$F$799];4;0)*[.AA28]*[.$E28]*[.$D28]" office:value-type="string" office:string-value="" calcext:value-type="error">
            <text:p>#N/A</text:p>
          </table:table-cell>
          <table:table-cell table:formula="of:=[.AB28]/VLOOKUP([.Z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28];[Resources.$A$2:.$F$799];4;0)*[.AE28]*[.$E28]*[.$D28]" office:value-type="string" office:string-value="" calcext:value-type="error">
            <text:p>#N/A</text:p>
          </table:table-cell>
          <table:table-cell table:formula="of:=[.AF28]/VLOOKUP([.AD28];[Resources.$A$2:.$F$799];2;0)" office:value-type="string" office:string-value="" calcext:value-type="error">
            <text:p>#N/A</text:p>
          </table:table-cell>
          <table:table-cell table:formula="of:=[Config.A28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29];[Resources.$A$2:.$F$799];5;0)/[.G29]" office:value-type="string" office:string-value="" calcext:value-type="error">
            <text:p>#N/A</text:p>
          </table:table-cell>
          <table:table-cell table:number-columns-repeated="2"/>
          <table:table-cell table:formula="of:=VLOOKUP([.F29];[Resources.$A$2:.$F$799];4;0)*[.G29]*[.E29]" office:value-type="string" office:string-value="" calcext:value-type="error">
            <text:p>#N/A</text:p>
          </table:table-cell>
          <table:table-cell table:formula="of:=[.H29]/VLOOKUP([.F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29];[Resources.$A$2:.$F$799];4;0)*[.K29]*[.$E29]" office:value-type="string" office:string-value="" calcext:value-type="error">
            <text:p>#N/A</text:p>
          </table:table-cell>
          <table:table-cell table:formula="of:=[.L29]/VLOOKUP([.J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29];[Resources.$A$2:.$F$799];4;0)*[.O29]*[.$E29]" office:value-type="string" office:string-value="" calcext:value-type="error">
            <text:p>#N/A</text:p>
          </table:table-cell>
          <table:table-cell table:formula="of:=[.P29]/VLOOKUP([.N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29];[Resources.$A$2:.$F$799];4;0)*[.S29]*[.$E29]*[.$D29]" office:value-type="string" office:string-value="" calcext:value-type="error">
            <text:p>#N/A</text:p>
          </table:table-cell>
          <table:table-cell table:formula="of:=[.T29]/VLOOKUP([.R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29];[Resources.$A$2:.$F$799];4;0)*[.W29]*[.$E29]*[.$D29]" office:value-type="string" office:string-value="" calcext:value-type="error">
            <text:p>#N/A</text:p>
          </table:table-cell>
          <table:table-cell table:formula="of:=[.X29]/VLOOKUP([.V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29];[Resources.$A$2:.$F$799];4;0)*[.AA29]*[.$E29]*[.$D29]" office:value-type="string" office:string-value="" calcext:value-type="error">
            <text:p>#N/A</text:p>
          </table:table-cell>
          <table:table-cell table:formula="of:=[.AB29]/VLOOKUP([.Z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29];[Resources.$A$2:.$F$799];4;0)*[.AE29]*[.$E29]*[.$D29]" office:value-type="string" office:string-value="" calcext:value-type="error">
            <text:p>#N/A</text:p>
          </table:table-cell>
          <table:table-cell table:formula="of:=[.AF29]/VLOOKUP([.AD29];[Resources.$A$2:.$F$799];2;0)" office:value-type="string" office:string-value="" calcext:value-type="error">
            <text:p>#N/A</text:p>
          </table:table-cell>
          <table:table-cell table:formula="of:=[Config.A29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30];[Resources.$A$2:.$F$799];5;0)/[.G30]" office:value-type="string" office:string-value="" calcext:value-type="error">
            <text:p>#N/A</text:p>
          </table:table-cell>
          <table:table-cell table:number-columns-repeated="2"/>
          <table:table-cell table:formula="of:=VLOOKUP([.F30];[Resources.$A$2:.$F$799];4;0)*[.G30]*[.E30]" office:value-type="string" office:string-value="" calcext:value-type="error">
            <text:p>#N/A</text:p>
          </table:table-cell>
          <table:table-cell table:formula="of:=[.H30]/VLOOKUP([.F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30];[Resources.$A$2:.$F$799];4;0)*[.K30]*[.$E30]" office:value-type="string" office:string-value="" calcext:value-type="error">
            <text:p>#N/A</text:p>
          </table:table-cell>
          <table:table-cell table:formula="of:=[.L30]/VLOOKUP([.J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30];[Resources.$A$2:.$F$799];4;0)*[.O30]*[.$E30]" office:value-type="string" office:string-value="" calcext:value-type="error">
            <text:p>#N/A</text:p>
          </table:table-cell>
          <table:table-cell table:formula="of:=[.P30]/VLOOKUP([.N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30];[Resources.$A$2:.$F$799];4;0)*[.S30]*[.$E30]*[.$D30]" office:value-type="string" office:string-value="" calcext:value-type="error">
            <text:p>#N/A</text:p>
          </table:table-cell>
          <table:table-cell table:formula="of:=[.T30]/VLOOKUP([.R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30];[Resources.$A$2:.$F$799];4;0)*[.W30]*[.$E30]*[.$D30]" office:value-type="string" office:string-value="" calcext:value-type="error">
            <text:p>#N/A</text:p>
          </table:table-cell>
          <table:table-cell table:formula="of:=[.X30]/VLOOKUP([.V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30];[Resources.$A$2:.$F$799];4;0)*[.AA30]*[.$E30]*[.$D30]" office:value-type="string" office:string-value="" calcext:value-type="error">
            <text:p>#N/A</text:p>
          </table:table-cell>
          <table:table-cell table:formula="of:=[.AB30]/VLOOKUP([.Z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30];[Resources.$A$2:.$F$799];4;0)*[.AE30]*[.$E30]*[.$D30]" office:value-type="string" office:string-value="" calcext:value-type="error">
            <text:p>#N/A</text:p>
          </table:table-cell>
          <table:table-cell table:formula="of:=[.AF30]/VLOOKUP([.AD30];[Resources.$A$2:.$F$799];2;0)" office:value-type="string" office:string-value="" calcext:value-type="error">
            <text:p>#N/A</text:p>
          </table:table-cell>
          <table:table-cell table:formula="of:=[Config.A30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31];[Resources.$A$2:.$F$799];5;0)/[.G31]" office:value-type="string" office:string-value="" calcext:value-type="error">
            <text:p>#N/A</text:p>
          </table:table-cell>
          <table:table-cell table:number-columns-repeated="2"/>
          <table:table-cell table:formula="of:=VLOOKUP([.F31];[Resources.$A$2:.$F$799];4;0)*[.G31]*[.E31]" office:value-type="string" office:string-value="" calcext:value-type="error">
            <text:p>#N/A</text:p>
          </table:table-cell>
          <table:table-cell table:formula="of:=[.H31]/VLOOKUP([.F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31];[Resources.$A$2:.$F$799];4;0)*[.K31]*[.$E31]" office:value-type="string" office:string-value="" calcext:value-type="error">
            <text:p>#N/A</text:p>
          </table:table-cell>
          <table:table-cell table:formula="of:=[.L31]/VLOOKUP([.J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31];[Resources.$A$2:.$F$799];4;0)*[.O31]*[.$E31]" office:value-type="string" office:string-value="" calcext:value-type="error">
            <text:p>#N/A</text:p>
          </table:table-cell>
          <table:table-cell table:formula="of:=[.P31]/VLOOKUP([.N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31];[Resources.$A$2:.$F$799];4;0)*[.S31]*[.$E31]*[.$D31]" office:value-type="string" office:string-value="" calcext:value-type="error">
            <text:p>#N/A</text:p>
          </table:table-cell>
          <table:table-cell table:formula="of:=[.T31]/VLOOKUP([.R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31];[Resources.$A$2:.$F$799];4;0)*[.W31]*[.$E31]*[.$D31]" office:value-type="string" office:string-value="" calcext:value-type="error">
            <text:p>#N/A</text:p>
          </table:table-cell>
          <table:table-cell table:formula="of:=[.X31]/VLOOKUP([.V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31];[Resources.$A$2:.$F$799];4;0)*[.AA31]*[.$E31]*[.$D31]" office:value-type="string" office:string-value="" calcext:value-type="error">
            <text:p>#N/A</text:p>
          </table:table-cell>
          <table:table-cell table:formula="of:=[.AB31]/VLOOKUP([.Z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31];[Resources.$A$2:.$F$799];4;0)*[.AE31]*[.$E31]*[.$D31]" office:value-type="string" office:string-value="" calcext:value-type="error">
            <text:p>#N/A</text:p>
          </table:table-cell>
          <table:table-cell table:formula="of:=[.AF31]/VLOOKUP([.AD31];[Resources.$A$2:.$F$799];2;0)" office:value-type="string" office:string-value="" calcext:value-type="error">
            <text:p>#N/A</text:p>
          </table:table-cell>
          <table:table-cell table:formula="of:=[Config.A31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32];[Resources.$A$2:.$F$799];5;0)/[.G32]" office:value-type="string" office:string-value="" calcext:value-type="error">
            <text:p>#N/A</text:p>
          </table:table-cell>
          <table:table-cell table:number-columns-repeated="2"/>
          <table:table-cell table:formula="of:=VLOOKUP([.F32];[Resources.$A$2:.$F$799];4;0)*[.G32]*[.E32]" office:value-type="string" office:string-value="" calcext:value-type="error">
            <text:p>#N/A</text:p>
          </table:table-cell>
          <table:table-cell table:formula="of:=[.H32]/VLOOKUP([.F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32];[Resources.$A$2:.$F$799];4;0)*[.K32]*[.$E32]" office:value-type="string" office:string-value="" calcext:value-type="error">
            <text:p>#N/A</text:p>
          </table:table-cell>
          <table:table-cell table:formula="of:=[.L32]/VLOOKUP([.J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32];[Resources.$A$2:.$F$799];4;0)*[.O32]*[.$E32]" office:value-type="string" office:string-value="" calcext:value-type="error">
            <text:p>#N/A</text:p>
          </table:table-cell>
          <table:table-cell table:formula="of:=[.P32]/VLOOKUP([.N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32];[Resources.$A$2:.$F$799];4;0)*[.S32]*[.$E32]*[.$D32]" office:value-type="string" office:string-value="" calcext:value-type="error">
            <text:p>#N/A</text:p>
          </table:table-cell>
          <table:table-cell table:formula="of:=[.T32]/VLOOKUP([.R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32];[Resources.$A$2:.$F$799];4;0)*[.W32]*[.$E32]*[.$D32]" office:value-type="string" office:string-value="" calcext:value-type="error">
            <text:p>#N/A</text:p>
          </table:table-cell>
          <table:table-cell table:formula="of:=[.X32]/VLOOKUP([.V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32];[Resources.$A$2:.$F$799];4;0)*[.AA32]*[.$E32]*[.$D32]" office:value-type="string" office:string-value="" calcext:value-type="error">
            <text:p>#N/A</text:p>
          </table:table-cell>
          <table:table-cell table:formula="of:=[.AB32]/VLOOKUP([.Z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32];[Resources.$A$2:.$F$799];4;0)*[.AE32]*[.$E32]*[.$D32]" office:value-type="string" office:string-value="" calcext:value-type="error">
            <text:p>#N/A</text:p>
          </table:table-cell>
          <table:table-cell table:formula="of:=[.AF32]/VLOOKUP([.AD32];[Resources.$A$2:.$F$799];2;0)" office:value-type="string" office:string-value="" calcext:value-type="error">
            <text:p>#N/A</text:p>
          </table:table-cell>
          <table:table-cell table:formula="of:=[Config.A32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33];[Resources.$A$2:.$F$799];5;0)/[.G33]" office:value-type="string" office:string-value="" calcext:value-type="error">
            <text:p>#N/A</text:p>
          </table:table-cell>
          <table:table-cell table:number-columns-repeated="2"/>
          <table:table-cell table:formula="of:=VLOOKUP([.F33];[Resources.$A$2:.$F$799];4;0)*[.G33]*[.E33]" office:value-type="string" office:string-value="" calcext:value-type="error">
            <text:p>#N/A</text:p>
          </table:table-cell>
          <table:table-cell table:formula="of:=[.H33]/VLOOKUP([.F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33];[Resources.$A$2:.$F$799];4;0)*[.K33]*[.$E33]" office:value-type="string" office:string-value="" calcext:value-type="error">
            <text:p>#N/A</text:p>
          </table:table-cell>
          <table:table-cell table:formula="of:=[.L33]/VLOOKUP([.J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33];[Resources.$A$2:.$F$799];4;0)*[.O33]*[.$E33]" office:value-type="string" office:string-value="" calcext:value-type="error">
            <text:p>#N/A</text:p>
          </table:table-cell>
          <table:table-cell table:formula="of:=[.P33]/VLOOKUP([.N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33];[Resources.$A$2:.$F$799];4;0)*[.S33]*[.$E33]*[.$D33]" office:value-type="string" office:string-value="" calcext:value-type="error">
            <text:p>#N/A</text:p>
          </table:table-cell>
          <table:table-cell table:formula="of:=[.T33]/VLOOKUP([.R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33];[Resources.$A$2:.$F$799];4;0)*[.W33]*[.$E33]*[.$D33]" office:value-type="string" office:string-value="" calcext:value-type="error">
            <text:p>#N/A</text:p>
          </table:table-cell>
          <table:table-cell table:formula="of:=[.X33]/VLOOKUP([.V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33];[Resources.$A$2:.$F$799];4;0)*[.AA33]*[.$E33]*[.$D33]" office:value-type="string" office:string-value="" calcext:value-type="error">
            <text:p>#N/A</text:p>
          </table:table-cell>
          <table:table-cell table:formula="of:=[.AB33]/VLOOKUP([.Z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33];[Resources.$A$2:.$F$799];4;0)*[.AE33]*[.$E33]*[.$D33]" office:value-type="string" office:string-value="" calcext:value-type="error">
            <text:p>#N/A</text:p>
          </table:table-cell>
          <table:table-cell table:formula="of:=[.AF33]/VLOOKUP([.AD33];[Resources.$A$2:.$F$799];2;0)" office:value-type="string" office:string-value="" calcext:value-type="error">
            <text:p>#N/A</text:p>
          </table:table-cell>
          <table:table-cell table:formula="of:=[Config.A33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34];[Resources.$A$2:.$F$799];5;0)/[.G34]" office:value-type="string" office:string-value="" calcext:value-type="error">
            <text:p>#N/A</text:p>
          </table:table-cell>
          <table:table-cell table:number-columns-repeated="2"/>
          <table:table-cell table:formula="of:=VLOOKUP([.F34];[Resources.$A$2:.$F$799];4;0)*[.G34]*[.E34]" office:value-type="string" office:string-value="" calcext:value-type="error">
            <text:p>#N/A</text:p>
          </table:table-cell>
          <table:table-cell table:formula="of:=[.H34]/VLOOKUP([.F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34];[Resources.$A$2:.$F$799];4;0)*[.K34]*[.$E34]" office:value-type="string" office:string-value="" calcext:value-type="error">
            <text:p>#N/A</text:p>
          </table:table-cell>
          <table:table-cell table:formula="of:=[.L34]/VLOOKUP([.J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34];[Resources.$A$2:.$F$799];4;0)*[.O34]*[.$E34]" office:value-type="string" office:string-value="" calcext:value-type="error">
            <text:p>#N/A</text:p>
          </table:table-cell>
          <table:table-cell table:formula="of:=[.P34]/VLOOKUP([.N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34];[Resources.$A$2:.$F$799];4;0)*[.S34]*[.$E34]*[.$D34]" office:value-type="string" office:string-value="" calcext:value-type="error">
            <text:p>#N/A</text:p>
          </table:table-cell>
          <table:table-cell table:formula="of:=[.T34]/VLOOKUP([.R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34];[Resources.$A$2:.$F$799];4;0)*[.W34]*[.$E34]*[.$D34]" office:value-type="string" office:string-value="" calcext:value-type="error">
            <text:p>#N/A</text:p>
          </table:table-cell>
          <table:table-cell table:formula="of:=[.X34]/VLOOKUP([.V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34];[Resources.$A$2:.$F$799];4;0)*[.AA34]*[.$E34]*[.$D34]" office:value-type="string" office:string-value="" calcext:value-type="error">
            <text:p>#N/A</text:p>
          </table:table-cell>
          <table:table-cell table:formula="of:=[.AB34]/VLOOKUP([.Z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34];[Resources.$A$2:.$F$799];4;0)*[.AE34]*[.$E34]*[.$D34]" office:value-type="string" office:string-value="" calcext:value-type="error">
            <text:p>#N/A</text:p>
          </table:table-cell>
          <table:table-cell table:formula="of:=[.AF34]/VLOOKUP([.AD34];[Resources.$A$2:.$F$799];2;0)" office:value-type="string" office:string-value="" calcext:value-type="error">
            <text:p>#N/A</text:p>
          </table:table-cell>
          <table:table-cell table:formula="of:=[Config.A34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35];[Resources.$A$2:.$F$799];5;0)/[.G35]" office:value-type="string" office:string-value="" calcext:value-type="error">
            <text:p>#N/A</text:p>
          </table:table-cell>
          <table:table-cell table:number-columns-repeated="2"/>
          <table:table-cell table:formula="of:=VLOOKUP([.F35];[Resources.$A$2:.$F$799];4;0)*[.G35]*[.E35]" office:value-type="string" office:string-value="" calcext:value-type="error">
            <text:p>#N/A</text:p>
          </table:table-cell>
          <table:table-cell table:formula="of:=[.H35]/VLOOKUP([.F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35];[Resources.$A$2:.$F$799];4;0)*[.K35]*[.$E35]" office:value-type="string" office:string-value="" calcext:value-type="error">
            <text:p>#N/A</text:p>
          </table:table-cell>
          <table:table-cell table:formula="of:=[.L35]/VLOOKUP([.J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35];[Resources.$A$2:.$F$799];4;0)*[.O35]*[.$E35]" office:value-type="string" office:string-value="" calcext:value-type="error">
            <text:p>#N/A</text:p>
          </table:table-cell>
          <table:table-cell table:formula="of:=[.P35]/VLOOKUP([.N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35];[Resources.$A$2:.$F$799];4;0)*[.S35]*[.$E35]*[.$D35]" office:value-type="string" office:string-value="" calcext:value-type="error">
            <text:p>#N/A</text:p>
          </table:table-cell>
          <table:table-cell table:formula="of:=[.T35]/VLOOKUP([.R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35];[Resources.$A$2:.$F$799];4;0)*[.W35]*[.$E35]*[.$D35]" office:value-type="string" office:string-value="" calcext:value-type="error">
            <text:p>#N/A</text:p>
          </table:table-cell>
          <table:table-cell table:formula="of:=[.X35]/VLOOKUP([.V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35];[Resources.$A$2:.$F$799];4;0)*[.AA35]*[.$E35]*[.$D35]" office:value-type="string" office:string-value="" calcext:value-type="error">
            <text:p>#N/A</text:p>
          </table:table-cell>
          <table:table-cell table:formula="of:=[.AB35]/VLOOKUP([.Z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35];[Resources.$A$2:.$F$799];4;0)*[.AE35]*[.$E35]*[.$D35]" office:value-type="string" office:string-value="" calcext:value-type="error">
            <text:p>#N/A</text:p>
          </table:table-cell>
          <table:table-cell table:formula="of:=[.AF35]/VLOOKUP([.AD35];[Resources.$A$2:.$F$799];2;0)" office:value-type="string" office:string-value="" calcext:value-type="error">
            <text:p>#N/A</text:p>
          </table:table-cell>
          <table:table-cell table:formula="of:=[Config.A35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36];[Resources.$A$2:.$F$799];5;0)/[.G36]" office:value-type="string" office:string-value="" calcext:value-type="error">
            <text:p>#N/A</text:p>
          </table:table-cell>
          <table:table-cell table:number-columns-repeated="2"/>
          <table:table-cell table:formula="of:=VLOOKUP([.F36];[Resources.$A$2:.$F$799];4;0)*[.G36]*[.E36]" office:value-type="string" office:string-value="" calcext:value-type="error">
            <text:p>#N/A</text:p>
          </table:table-cell>
          <table:table-cell table:formula="of:=[.H36]/VLOOKUP([.F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36];[Resources.$A$2:.$F$799];4;0)*[.K36]*[.$E36]" office:value-type="string" office:string-value="" calcext:value-type="error">
            <text:p>#N/A</text:p>
          </table:table-cell>
          <table:table-cell table:formula="of:=[.L36]/VLOOKUP([.J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36];[Resources.$A$2:.$F$799];4;0)*[.O36]*[.$E36]" office:value-type="string" office:string-value="" calcext:value-type="error">
            <text:p>#N/A</text:p>
          </table:table-cell>
          <table:table-cell table:formula="of:=[.P36]/VLOOKUP([.N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36];[Resources.$A$2:.$F$799];4;0)*[.S36]*[.$E36]*[.$D36]" office:value-type="string" office:string-value="" calcext:value-type="error">
            <text:p>#N/A</text:p>
          </table:table-cell>
          <table:table-cell table:formula="of:=[.T36]/VLOOKUP([.R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36];[Resources.$A$2:.$F$799];4;0)*[.W36]*[.$E36]*[.$D36]" office:value-type="string" office:string-value="" calcext:value-type="error">
            <text:p>#N/A</text:p>
          </table:table-cell>
          <table:table-cell table:formula="of:=[.X36]/VLOOKUP([.V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36];[Resources.$A$2:.$F$799];4;0)*[.AA36]*[.$E36]*[.$D36]" office:value-type="string" office:string-value="" calcext:value-type="error">
            <text:p>#N/A</text:p>
          </table:table-cell>
          <table:table-cell table:formula="of:=[.AB36]/VLOOKUP([.Z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36];[Resources.$A$2:.$F$799];4;0)*[.AE36]*[.$E36]*[.$D36]" office:value-type="string" office:string-value="" calcext:value-type="error">
            <text:p>#N/A</text:p>
          </table:table-cell>
          <table:table-cell table:formula="of:=[.AF36]/VLOOKUP([.AD36];[Resources.$A$2:.$F$799];2;0)" office:value-type="string" office:string-value="" calcext:value-type="error">
            <text:p>#N/A</text:p>
          </table:table-cell>
          <table:table-cell table:formula="of:=[Config.A36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37];[Resources.$A$2:.$F$799];5;0)/[.G37]" office:value-type="string" office:string-value="" calcext:value-type="error">
            <text:p>#N/A</text:p>
          </table:table-cell>
          <table:table-cell table:number-columns-repeated="2"/>
          <table:table-cell table:formula="of:=VLOOKUP([.F37];[Resources.$A$2:.$F$799];4;0)*[.G37]*[.E37]" office:value-type="string" office:string-value="" calcext:value-type="error">
            <text:p>#N/A</text:p>
          </table:table-cell>
          <table:table-cell table:formula="of:=[.H37]/VLOOKUP([.F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37];[Resources.$A$2:.$F$799];4;0)*[.K37]*[.$E37]" office:value-type="string" office:string-value="" calcext:value-type="error">
            <text:p>#N/A</text:p>
          </table:table-cell>
          <table:table-cell table:formula="of:=[.L37]/VLOOKUP([.J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37];[Resources.$A$2:.$F$799];4;0)*[.O37]*[.$E37]" office:value-type="string" office:string-value="" calcext:value-type="error">
            <text:p>#N/A</text:p>
          </table:table-cell>
          <table:table-cell table:formula="of:=[.P37]/VLOOKUP([.N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37];[Resources.$A$2:.$F$799];4;0)*[.S37]*[.$E37]*[.$D37]" office:value-type="string" office:string-value="" calcext:value-type="error">
            <text:p>#N/A</text:p>
          </table:table-cell>
          <table:table-cell table:formula="of:=[.T37]/VLOOKUP([.R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37];[Resources.$A$2:.$F$799];4;0)*[.W37]*[.$E37]*[.$D37]" office:value-type="string" office:string-value="" calcext:value-type="error">
            <text:p>#N/A</text:p>
          </table:table-cell>
          <table:table-cell table:formula="of:=[.X37]/VLOOKUP([.V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37];[Resources.$A$2:.$F$799];4;0)*[.AA37]*[.$E37]*[.$D37]" office:value-type="string" office:string-value="" calcext:value-type="error">
            <text:p>#N/A</text:p>
          </table:table-cell>
          <table:table-cell table:formula="of:=[.AB37]/VLOOKUP([.Z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37];[Resources.$A$2:.$F$799];4;0)*[.AE37]*[.$E37]*[.$D37]" office:value-type="string" office:string-value="" calcext:value-type="error">
            <text:p>#N/A</text:p>
          </table:table-cell>
          <table:table-cell table:formula="of:=[.AF37]/VLOOKUP([.AD37];[Resources.$A$2:.$F$799];2;0)" office:value-type="string" office:string-value="" calcext:value-type="error">
            <text:p>#N/A</text:p>
          </table:table-cell>
          <table:table-cell table:formula="of:=[Config.A37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38];[Resources.$A$2:.$F$799];5;0)/[.G38]" office:value-type="string" office:string-value="" calcext:value-type="error">
            <text:p>#N/A</text:p>
          </table:table-cell>
          <table:table-cell table:number-columns-repeated="2"/>
          <table:table-cell table:formula="of:=VLOOKUP([.F38];[Resources.$A$2:.$F$799];4;0)*[.G38]*[.E38]" office:value-type="string" office:string-value="" calcext:value-type="error">
            <text:p>#N/A</text:p>
          </table:table-cell>
          <table:table-cell table:formula="of:=[.H38]/VLOOKUP([.F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38];[Resources.$A$2:.$F$799];4;0)*[.K38]*[.$E38]" office:value-type="string" office:string-value="" calcext:value-type="error">
            <text:p>#N/A</text:p>
          </table:table-cell>
          <table:table-cell table:formula="of:=[.L38]/VLOOKUP([.J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38];[Resources.$A$2:.$F$799];4;0)*[.O38]*[.$E38]" office:value-type="string" office:string-value="" calcext:value-type="error">
            <text:p>#N/A</text:p>
          </table:table-cell>
          <table:table-cell table:formula="of:=[.P38]/VLOOKUP([.N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38];[Resources.$A$2:.$F$799];4;0)*[.S38]*[.$E38]*[.$D38]" office:value-type="string" office:string-value="" calcext:value-type="error">
            <text:p>#N/A</text:p>
          </table:table-cell>
          <table:table-cell table:formula="of:=[.T38]/VLOOKUP([.R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38];[Resources.$A$2:.$F$799];4;0)*[.W38]*[.$E38]*[.$D38]" office:value-type="string" office:string-value="" calcext:value-type="error">
            <text:p>#N/A</text:p>
          </table:table-cell>
          <table:table-cell table:formula="of:=[.X38]/VLOOKUP([.V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38];[Resources.$A$2:.$F$799];4;0)*[.AA38]*[.$E38]*[.$D38]" office:value-type="string" office:string-value="" calcext:value-type="error">
            <text:p>#N/A</text:p>
          </table:table-cell>
          <table:table-cell table:formula="of:=[.AB38]/VLOOKUP([.Z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38];[Resources.$A$2:.$F$799];4;0)*[.AE38]*[.$E38]*[.$D38]" office:value-type="string" office:string-value="" calcext:value-type="error">
            <text:p>#N/A</text:p>
          </table:table-cell>
          <table:table-cell table:formula="of:=[.AF38]/VLOOKUP([.AD38];[Resources.$A$2:.$F$799];2;0)" office:value-type="string" office:string-value="" calcext:value-type="error">
            <text:p>#N/A</text:p>
          </table:table-cell>
          <table:table-cell table:formula="of:=[Config.A38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39];[Resources.$A$2:.$F$799];5;0)/[.G39]" office:value-type="string" office:string-value="" calcext:value-type="error">
            <text:p>#N/A</text:p>
          </table:table-cell>
          <table:table-cell table:number-columns-repeated="2"/>
          <table:table-cell table:formula="of:=VLOOKUP([.F39];[Resources.$A$2:.$F$799];4;0)*[.G39]*[.E39]" office:value-type="string" office:string-value="" calcext:value-type="error">
            <text:p>#N/A</text:p>
          </table:table-cell>
          <table:table-cell table:formula="of:=[.H39]/VLOOKUP([.F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39];[Resources.$A$2:.$F$799];4;0)*[.K39]*[.$E39]" office:value-type="string" office:string-value="" calcext:value-type="error">
            <text:p>#N/A</text:p>
          </table:table-cell>
          <table:table-cell table:formula="of:=[.L39]/VLOOKUP([.J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39];[Resources.$A$2:.$F$799];4;0)*[.O39]*[.$E39]" office:value-type="string" office:string-value="" calcext:value-type="error">
            <text:p>#N/A</text:p>
          </table:table-cell>
          <table:table-cell table:formula="of:=[.P39]/VLOOKUP([.N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39];[Resources.$A$2:.$F$799];4;0)*[.S39]*[.$E39]*[.$D39]" office:value-type="string" office:string-value="" calcext:value-type="error">
            <text:p>#N/A</text:p>
          </table:table-cell>
          <table:table-cell table:formula="of:=[.T39]/VLOOKUP([.R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39];[Resources.$A$2:.$F$799];4;0)*[.W39]*[.$E39]*[.$D39]" office:value-type="string" office:string-value="" calcext:value-type="error">
            <text:p>#N/A</text:p>
          </table:table-cell>
          <table:table-cell table:formula="of:=[.X39]/VLOOKUP([.V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39];[Resources.$A$2:.$F$799];4;0)*[.AA39]*[.$E39]*[.$D39]" office:value-type="string" office:string-value="" calcext:value-type="error">
            <text:p>#N/A</text:p>
          </table:table-cell>
          <table:table-cell table:formula="of:=[.AB39]/VLOOKUP([.Z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39];[Resources.$A$2:.$F$799];4;0)*[.AE39]*[.$E39]*[.$D39]" office:value-type="string" office:string-value="" calcext:value-type="error">
            <text:p>#N/A</text:p>
          </table:table-cell>
          <table:table-cell table:formula="of:=[.AF39]/VLOOKUP([.AD39];[Resources.$A$2:.$F$799];2;0)" office:value-type="string" office:string-value="" calcext:value-type="error">
            <text:p>#N/A</text:p>
          </table:table-cell>
          <table:table-cell table:formula="of:=[Config.A39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40];[Resources.$A$2:.$F$799];5;0)/[.G40]" office:value-type="string" office:string-value="" calcext:value-type="error">
            <text:p>#N/A</text:p>
          </table:table-cell>
          <table:table-cell table:number-columns-repeated="2"/>
          <table:table-cell table:formula="of:=VLOOKUP([.F40];[Resources.$A$2:.$F$799];4;0)*[.G40]*[.E40]" office:value-type="string" office:string-value="" calcext:value-type="error">
            <text:p>#N/A</text:p>
          </table:table-cell>
          <table:table-cell table:formula="of:=[.H40]/VLOOKUP([.F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40];[Resources.$A$2:.$F$799];4;0)*[.K40]*[.$E40]" office:value-type="string" office:string-value="" calcext:value-type="error">
            <text:p>#N/A</text:p>
          </table:table-cell>
          <table:table-cell table:formula="of:=[.L40]/VLOOKUP([.J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40];[Resources.$A$2:.$F$799];4;0)*[.O40]*[.$E40]" office:value-type="string" office:string-value="" calcext:value-type="error">
            <text:p>#N/A</text:p>
          </table:table-cell>
          <table:table-cell table:formula="of:=[.P40]/VLOOKUP([.N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40];[Resources.$A$2:.$F$799];4;0)*[.S40]*[.$E40]*[.$D40]" office:value-type="string" office:string-value="" calcext:value-type="error">
            <text:p>#N/A</text:p>
          </table:table-cell>
          <table:table-cell table:formula="of:=[.T40]/VLOOKUP([.R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40];[Resources.$A$2:.$F$799];4;0)*[.W40]*[.$E40]*[.$D40]" office:value-type="string" office:string-value="" calcext:value-type="error">
            <text:p>#N/A</text:p>
          </table:table-cell>
          <table:table-cell table:formula="of:=[.X40]/VLOOKUP([.V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40];[Resources.$A$2:.$F$799];4;0)*[.AA40]*[.$E40]*[.$D40]" office:value-type="string" office:string-value="" calcext:value-type="error">
            <text:p>#N/A</text:p>
          </table:table-cell>
          <table:table-cell table:formula="of:=[.AB40]/VLOOKUP([.Z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40];[Resources.$A$2:.$F$799];4;0)*[.AE40]*[.$E40]*[.$D40]" office:value-type="string" office:string-value="" calcext:value-type="error">
            <text:p>#N/A</text:p>
          </table:table-cell>
          <table:table-cell table:formula="of:=[.AF40]/VLOOKUP([.AD40];[Resources.$A$2:.$F$799];2;0)" office:value-type="string" office:string-value="" calcext:value-type="error">
            <text:p>#N/A</text:p>
          </table:table-cell>
          <table:table-cell table:formula="of:=[Config.A40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41];[Resources.$A$2:.$F$799];5;0)/[.G41]" office:value-type="string" office:string-value="" calcext:value-type="error">
            <text:p>#N/A</text:p>
          </table:table-cell>
          <table:table-cell table:number-columns-repeated="2"/>
          <table:table-cell table:formula="of:=VLOOKUP([.F41];[Resources.$A$2:.$F$799];4;0)*[.G41]*[.E41]" office:value-type="string" office:string-value="" calcext:value-type="error">
            <text:p>#N/A</text:p>
          </table:table-cell>
          <table:table-cell table:formula="of:=[.H41]/VLOOKUP([.F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41];[Resources.$A$2:.$F$799];4;0)*[.K41]*[.$E41]" office:value-type="string" office:string-value="" calcext:value-type="error">
            <text:p>#N/A</text:p>
          </table:table-cell>
          <table:table-cell table:formula="of:=[.L41]/VLOOKUP([.J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41];[Resources.$A$2:.$F$799];4;0)*[.O41]*[.$E41]" office:value-type="string" office:string-value="" calcext:value-type="error">
            <text:p>#N/A</text:p>
          </table:table-cell>
          <table:table-cell table:formula="of:=[.P41]/VLOOKUP([.N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41];[Resources.$A$2:.$F$799];4;0)*[.S41]*[.$E41]*[.$D41]" office:value-type="string" office:string-value="" calcext:value-type="error">
            <text:p>#N/A</text:p>
          </table:table-cell>
          <table:table-cell table:formula="of:=[.T41]/VLOOKUP([.R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41];[Resources.$A$2:.$F$799];4;0)*[.W41]*[.$E41]*[.$D41]" office:value-type="string" office:string-value="" calcext:value-type="error">
            <text:p>#N/A</text:p>
          </table:table-cell>
          <table:table-cell table:formula="of:=[.X41]/VLOOKUP([.V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41];[Resources.$A$2:.$F$799];4;0)*[.AA41]*[.$E41]*[.$D41]" office:value-type="string" office:string-value="" calcext:value-type="error">
            <text:p>#N/A</text:p>
          </table:table-cell>
          <table:table-cell table:formula="of:=[.AB41]/VLOOKUP([.Z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41];[Resources.$A$2:.$F$799];4;0)*[.AE41]*[.$E41]*[.$D41]" office:value-type="string" office:string-value="" calcext:value-type="error">
            <text:p>#N/A</text:p>
          </table:table-cell>
          <table:table-cell table:formula="of:=[.AF41]/VLOOKUP([.AD41];[Resources.$A$2:.$F$799];2;0)" office:value-type="string" office:string-value="" calcext:value-type="error">
            <text:p>#N/A</text:p>
          </table:table-cell>
          <table:table-cell table:formula="of:=[Config.A41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42];[Resources.$A$2:.$F$799];5;0)/[.G42]" office:value-type="string" office:string-value="" calcext:value-type="error">
            <text:p>#N/A</text:p>
          </table:table-cell>
          <table:table-cell table:number-columns-repeated="2"/>
          <table:table-cell table:formula="of:=VLOOKUP([.F42];[Resources.$A$2:.$F$799];4;0)*[.G42]*[.E42]" office:value-type="string" office:string-value="" calcext:value-type="error">
            <text:p>#N/A</text:p>
          </table:table-cell>
          <table:table-cell table:formula="of:=[.H42]/VLOOKUP([.F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42];[Resources.$A$2:.$F$799];4;0)*[.K42]*[.$E42]" office:value-type="string" office:string-value="" calcext:value-type="error">
            <text:p>#N/A</text:p>
          </table:table-cell>
          <table:table-cell table:formula="of:=[.L42]/VLOOKUP([.J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42];[Resources.$A$2:.$F$799];4;0)*[.O42]*[.$E42]" office:value-type="string" office:string-value="" calcext:value-type="error">
            <text:p>#N/A</text:p>
          </table:table-cell>
          <table:table-cell table:formula="of:=[.P42]/VLOOKUP([.N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42];[Resources.$A$2:.$F$799];4;0)*[.S42]*[.$E42]*[.$D42]" office:value-type="string" office:string-value="" calcext:value-type="error">
            <text:p>#N/A</text:p>
          </table:table-cell>
          <table:table-cell table:formula="of:=[.T42]/VLOOKUP([.R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42];[Resources.$A$2:.$F$799];4;0)*[.W42]*[.$E42]*[.$D42]" office:value-type="string" office:string-value="" calcext:value-type="error">
            <text:p>#N/A</text:p>
          </table:table-cell>
          <table:table-cell table:formula="of:=[.X42]/VLOOKUP([.V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42];[Resources.$A$2:.$F$799];4;0)*[.AA42]*[.$E42]*[.$D42]" office:value-type="string" office:string-value="" calcext:value-type="error">
            <text:p>#N/A</text:p>
          </table:table-cell>
          <table:table-cell table:formula="of:=[.AB42]/VLOOKUP([.Z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42];[Resources.$A$2:.$F$799];4;0)*[.AE42]*[.$E42]*[.$D42]" office:value-type="string" office:string-value="" calcext:value-type="error">
            <text:p>#N/A</text:p>
          </table:table-cell>
          <table:table-cell table:formula="of:=[.AF42]/VLOOKUP([.AD42];[Resources.$A$2:.$F$799];2;0)" office:value-type="string" office:string-value="" calcext:value-type="error">
            <text:p>#N/A</text:p>
          </table:table-cell>
          <table:table-cell table:formula="of:=[Config.A42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43];[Resources.$A$2:.$F$799];5;0)/[.G43]" office:value-type="string" office:string-value="" calcext:value-type="error">
            <text:p>#N/A</text:p>
          </table:table-cell>
          <table:table-cell table:number-columns-repeated="2"/>
          <table:table-cell table:formula="of:=VLOOKUP([.F43];[Resources.$A$2:.$F$799];4;0)*[.G43]*[.E43]" office:value-type="string" office:string-value="" calcext:value-type="error">
            <text:p>#N/A</text:p>
          </table:table-cell>
          <table:table-cell table:formula="of:=[.H43]/VLOOKUP([.F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43];[Resources.$A$2:.$F$799];4;0)*[.K43]*[.$E43]" office:value-type="string" office:string-value="" calcext:value-type="error">
            <text:p>#N/A</text:p>
          </table:table-cell>
          <table:table-cell table:formula="of:=[.L43]/VLOOKUP([.J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43];[Resources.$A$2:.$F$799];4;0)*[.O43]*[.$E43]" office:value-type="string" office:string-value="" calcext:value-type="error">
            <text:p>#N/A</text:p>
          </table:table-cell>
          <table:table-cell table:formula="of:=[.P43]/VLOOKUP([.N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43];[Resources.$A$2:.$F$799];4;0)*[.S43]*[.$E43]*[.$D43]" office:value-type="string" office:string-value="" calcext:value-type="error">
            <text:p>#N/A</text:p>
          </table:table-cell>
          <table:table-cell table:formula="of:=[.T43]/VLOOKUP([.R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43];[Resources.$A$2:.$F$799];4;0)*[.W43]*[.$E43]*[.$D43]" office:value-type="string" office:string-value="" calcext:value-type="error">
            <text:p>#N/A</text:p>
          </table:table-cell>
          <table:table-cell table:formula="of:=[.X43]/VLOOKUP([.V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43];[Resources.$A$2:.$F$799];4;0)*[.AA43]*[.$E43]*[.$D43]" office:value-type="string" office:string-value="" calcext:value-type="error">
            <text:p>#N/A</text:p>
          </table:table-cell>
          <table:table-cell table:formula="of:=[.AB43]/VLOOKUP([.Z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43];[Resources.$A$2:.$F$799];4;0)*[.AE43]*[.$E43]*[.$D43]" office:value-type="string" office:string-value="" calcext:value-type="error">
            <text:p>#N/A</text:p>
          </table:table-cell>
          <table:table-cell table:formula="of:=[.AF43]/VLOOKUP([.AD43];[Resources.$A$2:.$F$799];2;0)" office:value-type="string" office:string-value="" calcext:value-type="error">
            <text:p>#N/A</text:p>
          </table:table-cell>
          <table:table-cell table:formula="of:=[Config.A43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44];[Resources.$A$2:.$F$799];5;0)/[.G44]" office:value-type="string" office:string-value="" calcext:value-type="error">
            <text:p>#N/A</text:p>
          </table:table-cell>
          <table:table-cell table:number-columns-repeated="2"/>
          <table:table-cell table:formula="of:=VLOOKUP([.F44];[Resources.$A$2:.$F$799];4;0)*[.G44]*[.E44]" office:value-type="string" office:string-value="" calcext:value-type="error">
            <text:p>#N/A</text:p>
          </table:table-cell>
          <table:table-cell table:formula="of:=[.H44]/VLOOKUP([.F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44];[Resources.$A$2:.$F$799];4;0)*[.K44]*[.$E44]" office:value-type="string" office:string-value="" calcext:value-type="error">
            <text:p>#N/A</text:p>
          </table:table-cell>
          <table:table-cell table:formula="of:=[.L44]/VLOOKUP([.J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44];[Resources.$A$2:.$F$799];4;0)*[.O44]*[.$E44]" office:value-type="string" office:string-value="" calcext:value-type="error">
            <text:p>#N/A</text:p>
          </table:table-cell>
          <table:table-cell table:formula="of:=[.P44]/VLOOKUP([.N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44];[Resources.$A$2:.$F$799];4;0)*[.S44]*[.$E44]*[.$D44]" office:value-type="string" office:string-value="" calcext:value-type="error">
            <text:p>#N/A</text:p>
          </table:table-cell>
          <table:table-cell table:formula="of:=[.T44]/VLOOKUP([.R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44];[Resources.$A$2:.$F$799];4;0)*[.W44]*[.$E44]*[.$D44]" office:value-type="string" office:string-value="" calcext:value-type="error">
            <text:p>#N/A</text:p>
          </table:table-cell>
          <table:table-cell table:formula="of:=[.X44]/VLOOKUP([.V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44];[Resources.$A$2:.$F$799];4;0)*[.AA44]*[.$E44]*[.$D44]" office:value-type="string" office:string-value="" calcext:value-type="error">
            <text:p>#N/A</text:p>
          </table:table-cell>
          <table:table-cell table:formula="of:=[.AB44]/VLOOKUP([.Z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44];[Resources.$A$2:.$F$799];4;0)*[.AE44]*[.$E44]*[.$D44]" office:value-type="string" office:string-value="" calcext:value-type="error">
            <text:p>#N/A</text:p>
          </table:table-cell>
          <table:table-cell table:formula="of:=[.AF44]/VLOOKUP([.AD44];[Resources.$A$2:.$F$799];2;0)" office:value-type="string" office:string-value="" calcext:value-type="error">
            <text:p>#N/A</text:p>
          </table:table-cell>
          <table:table-cell table:formula="of:=[Config.A44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45];[Resources.$A$2:.$F$799];5;0)/[.G45]" office:value-type="string" office:string-value="" calcext:value-type="error">
            <text:p>#N/A</text:p>
          </table:table-cell>
          <table:table-cell table:number-columns-repeated="2"/>
          <table:table-cell table:formula="of:=VLOOKUP([.F45];[Resources.$A$2:.$F$799];4;0)*[.G45]*[.E45]" office:value-type="string" office:string-value="" calcext:value-type="error">
            <text:p>#N/A</text:p>
          </table:table-cell>
          <table:table-cell table:formula="of:=[.H45]/VLOOKUP([.F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45];[Resources.$A$2:.$F$799];4;0)*[.K45]*[.$E45]" office:value-type="string" office:string-value="" calcext:value-type="error">
            <text:p>#N/A</text:p>
          </table:table-cell>
          <table:table-cell table:formula="of:=[.L45]/VLOOKUP([.J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45];[Resources.$A$2:.$F$799];4;0)*[.O45]*[.$E45]" office:value-type="string" office:string-value="" calcext:value-type="error">
            <text:p>#N/A</text:p>
          </table:table-cell>
          <table:table-cell table:formula="of:=[.P45]/VLOOKUP([.N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45];[Resources.$A$2:.$F$799];4;0)*[.S45]*[.$E45]*[.$D45]" office:value-type="string" office:string-value="" calcext:value-type="error">
            <text:p>#N/A</text:p>
          </table:table-cell>
          <table:table-cell table:formula="of:=[.T45]/VLOOKUP([.R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45];[Resources.$A$2:.$F$799];4;0)*[.W45]*[.$E45]*[.$D45]" office:value-type="string" office:string-value="" calcext:value-type="error">
            <text:p>#N/A</text:p>
          </table:table-cell>
          <table:table-cell table:formula="of:=[.X45]/VLOOKUP([.V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45];[Resources.$A$2:.$F$799];4;0)*[.AA45]*[.$E45]*[.$D45]" office:value-type="string" office:string-value="" calcext:value-type="error">
            <text:p>#N/A</text:p>
          </table:table-cell>
          <table:table-cell table:formula="of:=[.AB45]/VLOOKUP([.Z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45];[Resources.$A$2:.$F$799];4;0)*[.AE45]*[.$E45]*[.$D45]" office:value-type="string" office:string-value="" calcext:value-type="error">
            <text:p>#N/A</text:p>
          </table:table-cell>
          <table:table-cell table:formula="of:=[.AF45]/VLOOKUP([.AD45];[Resources.$A$2:.$F$799];2;0)" office:value-type="string" office:string-value="" calcext:value-type="error">
            <text:p>#N/A</text:p>
          </table:table-cell>
          <table:table-cell table:formula="of:=[Config.A45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46];[Resources.$A$2:.$F$799];5;0)/[.G46]" office:value-type="string" office:string-value="" calcext:value-type="error">
            <text:p>#N/A</text:p>
          </table:table-cell>
          <table:table-cell table:number-columns-repeated="2"/>
          <table:table-cell table:formula="of:=VLOOKUP([.F46];[Resources.$A$2:.$F$799];4;0)*[.G46]*[.E46]" office:value-type="string" office:string-value="" calcext:value-type="error">
            <text:p>#N/A</text:p>
          </table:table-cell>
          <table:table-cell table:formula="of:=[.H46]/VLOOKUP([.F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46];[Resources.$A$2:.$F$799];4;0)*[.K46]*[.$E46]" office:value-type="string" office:string-value="" calcext:value-type="error">
            <text:p>#N/A</text:p>
          </table:table-cell>
          <table:table-cell table:formula="of:=[.L46]/VLOOKUP([.J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46];[Resources.$A$2:.$F$799];4;0)*[.O46]*[.$E46]" office:value-type="string" office:string-value="" calcext:value-type="error">
            <text:p>#N/A</text:p>
          </table:table-cell>
          <table:table-cell table:formula="of:=[.P46]/VLOOKUP([.N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46];[Resources.$A$2:.$F$799];4;0)*[.S46]*[.$E46]*[.$D46]" office:value-type="string" office:string-value="" calcext:value-type="error">
            <text:p>#N/A</text:p>
          </table:table-cell>
          <table:table-cell table:formula="of:=[.T46]/VLOOKUP([.R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46];[Resources.$A$2:.$F$799];4;0)*[.W46]*[.$E46]*[.$D46]" office:value-type="string" office:string-value="" calcext:value-type="error">
            <text:p>#N/A</text:p>
          </table:table-cell>
          <table:table-cell table:formula="of:=[.X46]/VLOOKUP([.V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46];[Resources.$A$2:.$F$799];4;0)*[.AA46]*[.$E46]*[.$D46]" office:value-type="string" office:string-value="" calcext:value-type="error">
            <text:p>#N/A</text:p>
          </table:table-cell>
          <table:table-cell table:formula="of:=[.AB46]/VLOOKUP([.Z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46];[Resources.$A$2:.$F$799];4;0)*[.AE46]*[.$E46]*[.$D46]" office:value-type="string" office:string-value="" calcext:value-type="error">
            <text:p>#N/A</text:p>
          </table:table-cell>
          <table:table-cell table:formula="of:=[.AF46]/VLOOKUP([.AD46];[Resources.$A$2:.$F$799];2;0)" office:value-type="string" office:string-value="" calcext:value-type="error">
            <text:p>#N/A</text:p>
          </table:table-cell>
          <table:table-cell table:formula="of:=[Config.A46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47];[Resources.$A$2:.$F$799];5;0)/[.G47]" office:value-type="string" office:string-value="" calcext:value-type="error">
            <text:p>#N/A</text:p>
          </table:table-cell>
          <table:table-cell table:number-columns-repeated="2"/>
          <table:table-cell table:formula="of:=VLOOKUP([.F47];[Resources.$A$2:.$F$799];4;0)*[.G47]*[.E47]" office:value-type="string" office:string-value="" calcext:value-type="error">
            <text:p>#N/A</text:p>
          </table:table-cell>
          <table:table-cell table:formula="of:=[.H47]/VLOOKUP([.F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47];[Resources.$A$2:.$F$799];4;0)*[.K47]*[.$E47]" office:value-type="string" office:string-value="" calcext:value-type="error">
            <text:p>#N/A</text:p>
          </table:table-cell>
          <table:table-cell table:formula="of:=[.L47]/VLOOKUP([.J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47];[Resources.$A$2:.$F$799];4;0)*[.O47]*[.$E47]" office:value-type="string" office:string-value="" calcext:value-type="error">
            <text:p>#N/A</text:p>
          </table:table-cell>
          <table:table-cell table:formula="of:=[.P47]/VLOOKUP([.N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47];[Resources.$A$2:.$F$799];4;0)*[.S47]*[.$E47]*[.$D47]" office:value-type="string" office:string-value="" calcext:value-type="error">
            <text:p>#N/A</text:p>
          </table:table-cell>
          <table:table-cell table:formula="of:=[.T47]/VLOOKUP([.R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47];[Resources.$A$2:.$F$799];4;0)*[.W47]*[.$E47]*[.$D47]" office:value-type="string" office:string-value="" calcext:value-type="error">
            <text:p>#N/A</text:p>
          </table:table-cell>
          <table:table-cell table:formula="of:=[.X47]/VLOOKUP([.V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47];[Resources.$A$2:.$F$799];4;0)*[.AA47]*[.$E47]*[.$D47]" office:value-type="string" office:string-value="" calcext:value-type="error">
            <text:p>#N/A</text:p>
          </table:table-cell>
          <table:table-cell table:formula="of:=[.AB47]/VLOOKUP([.Z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47];[Resources.$A$2:.$F$799];4;0)*[.AE47]*[.$E47]*[.$D47]" office:value-type="string" office:string-value="" calcext:value-type="error">
            <text:p>#N/A</text:p>
          </table:table-cell>
          <table:table-cell table:formula="of:=[.AF47]/VLOOKUP([.AD47];[Resources.$A$2:.$F$799];2;0)" office:value-type="string" office:string-value="" calcext:value-type="error">
            <text:p>#N/A</text:p>
          </table:table-cell>
          <table:table-cell table:formula="of:=[Config.A47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48];[Resources.$A$2:.$F$799];5;0)/[.G48]" office:value-type="string" office:string-value="" calcext:value-type="error">
            <text:p>#N/A</text:p>
          </table:table-cell>
          <table:table-cell table:number-columns-repeated="2"/>
          <table:table-cell table:formula="of:=VLOOKUP([.F48];[Resources.$A$2:.$F$799];4;0)*[.G48]*[.E48]" office:value-type="string" office:string-value="" calcext:value-type="error">
            <text:p>#N/A</text:p>
          </table:table-cell>
          <table:table-cell table:formula="of:=[.H48]/VLOOKUP([.F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48];[Resources.$A$2:.$F$799];4;0)*[.K48]*[.$E48]" office:value-type="string" office:string-value="" calcext:value-type="error">
            <text:p>#N/A</text:p>
          </table:table-cell>
          <table:table-cell table:formula="of:=[.L48]/VLOOKUP([.J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48];[Resources.$A$2:.$F$799];4;0)*[.O48]*[.$E48]" office:value-type="string" office:string-value="" calcext:value-type="error">
            <text:p>#N/A</text:p>
          </table:table-cell>
          <table:table-cell table:formula="of:=[.P48]/VLOOKUP([.N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48];[Resources.$A$2:.$F$799];4;0)*[.S48]*[.$E48]*[.$D48]" office:value-type="string" office:string-value="" calcext:value-type="error">
            <text:p>#N/A</text:p>
          </table:table-cell>
          <table:table-cell table:formula="of:=[.T48]/VLOOKUP([.R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48];[Resources.$A$2:.$F$799];4;0)*[.W48]*[.$E48]*[.$D48]" office:value-type="string" office:string-value="" calcext:value-type="error">
            <text:p>#N/A</text:p>
          </table:table-cell>
          <table:table-cell table:formula="of:=[.X48]/VLOOKUP([.V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48];[Resources.$A$2:.$F$799];4;0)*[.AA48]*[.$E48]*[.$D48]" office:value-type="string" office:string-value="" calcext:value-type="error">
            <text:p>#N/A</text:p>
          </table:table-cell>
          <table:table-cell table:formula="of:=[.AB48]/VLOOKUP([.Z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48];[Resources.$A$2:.$F$799];4;0)*[.AE48]*[.$E48]*[.$D48]" office:value-type="string" office:string-value="" calcext:value-type="error">
            <text:p>#N/A</text:p>
          </table:table-cell>
          <table:table-cell table:formula="of:=[.AF48]/VLOOKUP([.AD48];[Resources.$A$2:.$F$799];2;0)" office:value-type="string" office:string-value="" calcext:value-type="error">
            <text:p>#N/A</text:p>
          </table:table-cell>
          <table:table-cell table:formula="of:=[Config.A48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49];[Resources.$A$2:.$F$799];5;0)/[.G49]" office:value-type="string" office:string-value="" calcext:value-type="error">
            <text:p>#N/A</text:p>
          </table:table-cell>
          <table:table-cell table:number-columns-repeated="2"/>
          <table:table-cell table:formula="of:=VLOOKUP([.F49];[Resources.$A$2:.$F$799];4;0)*[.G49]*[.E49]" office:value-type="string" office:string-value="" calcext:value-type="error">
            <text:p>#N/A</text:p>
          </table:table-cell>
          <table:table-cell table:formula="of:=[.H49]/VLOOKUP([.F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49];[Resources.$A$2:.$F$799];4;0)*[.K49]*[.$E49]" office:value-type="string" office:string-value="" calcext:value-type="error">
            <text:p>#N/A</text:p>
          </table:table-cell>
          <table:table-cell table:formula="of:=[.L49]/VLOOKUP([.J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49];[Resources.$A$2:.$F$799];4;0)*[.O49]*[.$E49]" office:value-type="string" office:string-value="" calcext:value-type="error">
            <text:p>#N/A</text:p>
          </table:table-cell>
          <table:table-cell table:formula="of:=[.P49]/VLOOKUP([.N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49];[Resources.$A$2:.$F$799];4;0)*[.S49]*[.$E49]*[.$D49]" office:value-type="string" office:string-value="" calcext:value-type="error">
            <text:p>#N/A</text:p>
          </table:table-cell>
          <table:table-cell table:formula="of:=[.T49]/VLOOKUP([.R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49];[Resources.$A$2:.$F$799];4;0)*[.W49]*[.$E49]*[.$D49]" office:value-type="string" office:string-value="" calcext:value-type="error">
            <text:p>#N/A</text:p>
          </table:table-cell>
          <table:table-cell table:formula="of:=[.X49]/VLOOKUP([.V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49];[Resources.$A$2:.$F$799];4;0)*[.AA49]*[.$E49]*[.$D49]" office:value-type="string" office:string-value="" calcext:value-type="error">
            <text:p>#N/A</text:p>
          </table:table-cell>
          <table:table-cell table:formula="of:=[.AB49]/VLOOKUP([.Z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49];[Resources.$A$2:.$F$799];4;0)*[.AE49]*[.$E49]*[.$D49]" office:value-type="string" office:string-value="" calcext:value-type="error">
            <text:p>#N/A</text:p>
          </table:table-cell>
          <table:table-cell table:formula="of:=[.AF49]/VLOOKUP([.AD49];[Resources.$A$2:.$F$799];2;0)" office:value-type="string" office:string-value="" calcext:value-type="error">
            <text:p>#N/A</text:p>
          </table:table-cell>
          <table:table-cell table:formula="of:=[Config.A49]">
            <text:p/>
          </table:table-cell>
          <table:table-cell table:number-columns-repeated="990"/>
        </table:table-row>
        <table:table-row table:style-name="ro2">
          <table:table-cell table:number-columns-repeated="4"/>
          <table:table-cell table:formula="of:=VLOOKUP([.F50];[Resources.$A$2:.$F$799];5;0)/[.G50]" office:value-type="string" office:string-value="" calcext:value-type="error">
            <text:p>#N/A</text:p>
          </table:table-cell>
          <table:table-cell table:number-columns-repeated="2"/>
          <table:table-cell table:formula="of:=VLOOKUP([.F50];[Resources.$A$2:.$F$799];4;0)*[.G50]*[.E50]" office:value-type="string" office:string-value="" calcext:value-type="error">
            <text:p>#N/A</text:p>
          </table:table-cell>
          <table:table-cell table:formula="of:=[.H50]/VLOOKUP([.F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J50];[Resources.$A$2:.$F$799];4;0)*[.K50]*[.$E50]" office:value-type="string" office:string-value="" calcext:value-type="error">
            <text:p>#N/A</text:p>
          </table:table-cell>
          <table:table-cell table:formula="of:=[.L50]/VLOOKUP([.J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N50];[Resources.$A$2:.$F$799];4;0)*[.O50]*[.$E50]" office:value-type="string" office:string-value="" calcext:value-type="error">
            <text:p>#N/A</text:p>
          </table:table-cell>
          <table:table-cell table:formula="of:=[.P50]/VLOOKUP([.N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R50];[Resources.$A$2:.$F$799];4;0)*[.S50]*[.$E50]*[.$D50]" office:value-type="string" office:string-value="" calcext:value-type="error">
            <text:p>#N/A</text:p>
          </table:table-cell>
          <table:table-cell table:formula="of:=[.T50]/VLOOKUP([.R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V50];[Resources.$A$2:.$F$799];4;0)*[.W50]*[.$E50]*[.$D50]" office:value-type="string" office:string-value="" calcext:value-type="error">
            <text:p>#N/A</text:p>
          </table:table-cell>
          <table:table-cell table:formula="of:=[.X50]/VLOOKUP([.V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Z50];[Resources.$A$2:.$F$799];4;0)*[.AA50]*[.$E50]*[.$D50]" office:value-type="string" office:string-value="" calcext:value-type="error">
            <text:p>#N/A</text:p>
          </table:table-cell>
          <table:table-cell table:formula="of:=[.AB50]/VLOOKUP([.Z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D50];[Resources.$A$2:.$F$799];4;0)*[.AE50]*[.$E50]*[.$D50]" office:value-type="string" office:string-value="" calcext:value-type="error">
            <text:p>#N/A</text:p>
          </table:table-cell>
          <table:table-cell table:formula="of:=[.AF50]/VLOOKUP([.AD50];[Resources.$A$2:.$F$799];2;0)" office:value-type="string" office:string-value="" calcext:value-type="error">
            <text:p>#N/A</text:p>
          </table:table-cell>
          <table:table-cell table:formula="of:=[Config.A50]">
            <text:p/>
          </table:table-cell>
          <table:table-cell table:number-columns-repeated="99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ources" table:style-name="ta1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1" table:number-columns-repeated="1022" table:default-cell-style-name="ce8"/>
        <table:table-row table:style-name="ro2">
          <table:table-cell office:value-type="string" calcext:value-type="string">
            <text:p>Resource Name</text:p>
          </table:table-cell>
          <table:table-cell office:value-type="string" calcext:value-type="string">
            <text:p>Density (mg/l)</text:p>
          </table:table-cell>
          <table:table-cell office:value-type="string" calcext:value-type="string">
            <text:p>g/mol</text:p>
          </table:table-cell>
          <table:table-cell office:value-type="string" calcext:value-type="string">
            <text:p>mg/mol</text:p>
          </table:table-cell>
          <table:table-cell office:value-type="string" calcext:value-type="string">
            <text:p>mols/l</text:p>
          </table:table-cell>
          <table:table-cell office:value-type="string" calcext:value-type="string">
            <text:p>makeup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ctinides</text:p>
          </table:table-cell>
          <table:table-cell table:style-name="ce9" office:value-type="float" office:value="0.01097" calcext:value-type="float">
            <text:p>0.01097</text:p>
          </table:table-cell>
          <table:table-cell/>
          <table:table-cell table:formula="of:=[.C2]/1000000" office:value-type="float" office:value="0" calcext:value-type="float">
            <text:p>0</text:p>
          </table:table-cell>
          <table:table-cell table:formula="of:=[.B2]/[.D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erozine50</text:p>
          </table:table-cell>
          <table:table-cell table:style-name="ce9" office:value-type="float" office:value="0.0009" calcext:value-type="float">
            <text:p>0.0009</text:p>
          </table:table-cell>
          <table:table-cell table:style-name="ce12" office:value-type="float" office:value="53.08503" calcext:value-type="float">
            <text:p>53.08503</text:p>
          </table:table-cell>
          <table:table-cell table:formula="of:=[.C3]/1000000" office:value-type="float" office:value="0.00005308503" calcext:value-type="float">
            <text:p>0.000053085</text:p>
          </table:table-cell>
          <table:table-cell table:formula="of:=[.B3]/[.D3]" office:value-type="float" office:value="16.9539322102672" calcext:value-type="float">
            <text:p>16.9539322103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K20</text:p>
          </table:table-cell>
          <table:table-cell table:style-name="ce9" office:value-type="float" office:value="0.001499" calcext:value-type="float">
            <text:p>0.001499</text:p>
          </table:table-cell>
          <table:table-cell/>
          <table:table-cell table:formula="of:=[.C4]/1000000" office:value-type="float" office:value="0" calcext:value-type="float">
            <text:p>0</text:p>
          </table:table-cell>
          <table:table-cell table:formula="of:=[.B4]/[.D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K27</text:p>
          </table:table-cell>
          <table:table-cell table:style-name="ce9" office:value-type="float" office:value="0.001494" calcext:value-type="float">
            <text:p>0.001494</text:p>
          </table:table-cell>
          <table:table-cell/>
          <table:table-cell table:formula="of:=[.C5]/1000000" office:value-type="float" office:value="0" calcext:value-type="float">
            <text:p>0</text:p>
          </table:table-cell>
          <table:table-cell table:formula="of:=[.B5]/[.D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lumina</text:p>
          </table:table-cell>
          <table:table-cell table:style-name="ce9" office:value-type="float" office:value="0.00398" calcext:value-type="float">
            <text:p>0.00398</text:p>
          </table:table-cell>
          <table:table-cell/>
          <table:table-cell table:formula="of:=[.C6]/1000000" office:value-type="float" office:value="0" calcext:value-type="float">
            <text:p>0</text:p>
          </table:table-cell>
          <table:table-cell table:formula="of:=[.B6]/[.D6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luminium</text:p>
          </table:table-cell>
          <table:table-cell table:style-name="ce9" office:value-type="float" office:value="0.0027" calcext:value-type="float">
            <text:p>0.0027</text:p>
          </table:table-cell>
          <table:table-cell/>
          <table:table-cell table:formula="of:=[.C7]/1000000" office:value-type="float" office:value="0" calcext:value-type="float">
            <text:p>0</text:p>
          </table:table-cell>
          <table:table-cell table:formula="of:=[.B7]/[.D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>
            <text:p>Ammonia</text:p>
          </table:table-cell>
          <table:table-cell table:style-name="ce10" office:value-type="float" office:value="0.000000769" calcext:value-type="float">
            <text:p>0.000000769</text:p>
          </table:table-cell>
          <table:table-cell table:style-name="ce10" office:value-type="float" office:value="17.031" calcext:value-type="float">
            <text:p>17.031</text:p>
          </table:table-cell>
          <table:table-cell table:formula="of:=[.C8]/1000000" office:value-type="float" office:value="0.000017031" calcext:value-type="float">
            <text:p>0.000017031</text:p>
          </table:table-cell>
          <table:table-cell table:formula="of:=[.B8]/[.D8]" office:value-type="float" office:value="0.0451529563736715" calcext:value-type="float">
            <text:p>0.0451529564</text:p>
          </table:table-cell>
          <table:table-cell table:style-name="ce14" office:value-type="string" calcext:value-type="string">
            <text:p>NH3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niline</text:p>
          </table:table-cell>
          <table:table-cell table:style-name="ce9" office:value-type="float" office:value="0.00102" calcext:value-type="float">
            <text:p>0.00102</text:p>
          </table:table-cell>
          <table:table-cell/>
          <table:table-cell table:formula="of:=[.C9]/1000000" office:value-type="float" office:value="0" calcext:value-type="float">
            <text:p>0</text:p>
          </table:table-cell>
          <table:table-cell table:formula="of:=[.B9]/[.D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ntimatter</text:p>
          </table:table-cell>
          <table:table-cell table:style-name="ce9" office:value-type="float" office:value="0.00007085" calcext:value-type="float">
            <text:p>0.00007085</text:p>
          </table:table-cell>
          <table:table-cell/>
          <table:table-cell table:formula="of:=[.C10]/1000000" office:value-type="float" office:value="0" calcext:value-type="float">
            <text:p>0</text:p>
          </table:table-cell>
          <table:table-cell table:formula="of:=[.B10]/[.D1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rgonGas</text:p>
          </table:table-cell>
          <table:table-cell table:style-name="ce9" office:value-type="float" office:value="0.000001784" calcext:value-type="float">
            <text:p>0.000001784</text:p>
          </table:table-cell>
          <table:table-cell/>
          <table:table-cell table:formula="of:=[.C11]/1000000" office:value-type="float" office:value="0" calcext:value-type="float">
            <text:p>0</text:p>
          </table:table-cell>
          <table:table-cell table:formula="of:=[.B11]/[.D1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vGas</text:p>
          </table:table-cell>
          <table:table-cell table:style-name="ce9" office:value-type="float" office:value="0.000719" calcext:value-type="float">
            <text:p>0.000719</text:p>
          </table:table-cell>
          <table:table-cell/>
          <table:table-cell table:formula="of:=[.C12]/1000000" office:value-type="float" office:value="0" calcext:value-type="float">
            <text:p>0</text:p>
          </table:table-cell>
          <table:table-cell table:formula="of:=[.B12]/[.D1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Boron</text:p>
          </table:table-cell>
          <table:table-cell table:style-name="ce9" office:value-type="float" office:value="0.00246" calcext:value-type="float">
            <text:p>0.00246</text:p>
          </table:table-cell>
          <table:table-cell/>
          <table:table-cell table:formula="of:=[.C13]/1000000" office:value-type="float" office:value="0" calcext:value-type="float">
            <text:p>0</text:p>
          </table:table-cell>
          <table:table-cell table:formula="of:=[.B13]/[.D1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>
            <text:p>Carbon</text:p>
          </table:table-cell>
          <table:table-cell table:style-name="ce11" office:value-type="float" office:value="0.0021" calcext:value-type="float">
            <text:p>0.002100000</text:p>
          </table:table-cell>
          <table:table-cell table:style-name="ce12" office:value-type="float" office:value="12.0107" calcext:value-type="float">
            <text:p>12.01070</text:p>
          </table:table-cell>
          <table:table-cell table:formula="of:=[.C14]/1000000" office:value-type="float" office:value="0.0000120107" calcext:value-type="float">
            <text:p>1.20107E-005</text:p>
          </table:table-cell>
          <table:table-cell table:formula="of:=[.B14]/[.D14]" office:value-type="float" office:value="174.844097346533" calcext:value-type="float">
            <text:p>174.8440973465</text:p>
          </table:table-cell>
          <table:table-cell table:style-name="ce14" office:value-type="string" calcext:value-type="string">
            <text:p>C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arbonDioxide</text:p>
          </table:table-cell>
          <table:table-cell table:style-name="ce9" office:value-type="float" office:value="0.000001951" calcext:value-type="float">
            <text:p>0.000001951</text:p>
          </table:table-cell>
          <table:table-cell table:style-name="ce10" office:value-type="float" office:value="44.01" calcext:value-type="float">
            <text:p>44.01</text:p>
          </table:table-cell>
          <table:table-cell table:formula="of:=[.C15]/1000000" office:value-type="float" office:value="0.00004401" calcext:value-type="float">
            <text:p>0.00004401</text:p>
          </table:table-cell>
          <table:table-cell table:formula="of:=[.B15]/[.D15]" office:value-type="float" office:value="0.0443308339013861" calcext:value-type="float">
            <text:p>0.0443308339</text:p>
          </table:table-cell>
          <table:table-cell table:style-name="ce14" office:value-type="string" calcext:value-type="string">
            <text:p>CO2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CarbonMonoxide</text:p>
          </table:table-cell>
          <table:table-cell table:style-name="ce10" office:value-type="float" office:value="0.00000125" calcext:value-type="float">
            <text:p>0.00000125</text:p>
          </table:table-cell>
          <table:table-cell table:style-name="ce13" office:value-type="float" office:value="28.01" calcext:value-type="float">
            <text:p>28.01</text:p>
          </table:table-cell>
          <table:table-cell table:formula="of:=[.C16]/1000000" office:value-type="float" office:value="0.00002801" calcext:value-type="float">
            <text:p>0.00002801</text:p>
          </table:table-cell>
          <table:table-cell table:formula="of:=[.B16]/[.D16]" office:value-type="float" office:value="0.0446269189575152" calcext:value-type="float">
            <text:p>0.044626919</text:p>
          </table:table-cell>
          <table:table-cell table:style-name="ce14" office:value-type="string" calcext:value-type="string">
            <text:p>CO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aveaB</text:p>
          </table:table-cell>
          <table:table-cell table:style-name="ce9" office:value-type="float" office:value="0.001501" calcext:value-type="float">
            <text:p>0.001501</text:p>
          </table:table-cell>
          <table:table-cell/>
          <table:table-cell table:formula="of:=[.C17]/1000000" office:value-type="float" office:value="0" calcext:value-type="float">
            <text:p>0</text:p>
          </table:table-cell>
          <table:table-cell table:formula="of:=[.B17]/[.D1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ChargedParticles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18]/1000000" office:value-type="float" office:value="0" calcext:value-type="float">
            <text:p>0</text:p>
          </table:table-cell>
          <table:table-cell table:formula="of:=[.B18]/[.D1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Chemicals</text:p>
          </table:table-cell>
          <table:table-cell table:style-name="ce9" office:value-type="float" office:value="0.0025" calcext:value-type="float">
            <text:p>0.0025</text:p>
          </table:table-cell>
          <table:table-cell/>
          <table:table-cell table:formula="of:=[.C19]/1000000" office:value-type="float" office:value="0" calcext:value-type="float">
            <text:p>0</text:p>
          </table:table-cell>
          <table:table-cell table:formula="of:=[.B19]/[.D1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ClF3</text:p>
          </table:table-cell>
          <table:table-cell table:style-name="ce9" office:value-type="float" office:value="0.00177" calcext:value-type="float">
            <text:p>0.00177</text:p>
          </table:table-cell>
          <table:table-cell/>
          <table:table-cell table:formula="of:=[.C20]/1000000" office:value-type="float" office:value="0" calcext:value-type="float">
            <text:p>0</text:p>
          </table:table-cell>
          <table:table-cell table:formula="of:=[.B20]/[.D2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ClF5</text:p>
          </table:table-cell>
          <table:table-cell table:style-name="ce9" office:value-type="float" office:value="0.0019" calcext:value-type="float">
            <text:p>0.0019</text:p>
          </table:table-cell>
          <table:table-cell/>
          <table:table-cell table:formula="of:=[.C21]/1000000" office:value-type="float" office:value="0" calcext:value-type="float">
            <text:p>0</text:p>
          </table:table-cell>
          <table:table-cell table:formula="of:=[.B21]/[.D2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DepletedFuel</text:p>
          </table:table-cell>
          <table:table-cell table:style-name="ce9" office:value-type="float" office:value="0.01097" calcext:value-type="float">
            <text:p>0.01097</text:p>
          </table:table-cell>
          <table:table-cell/>
          <table:table-cell table:formula="of:=[.C22]/1000000" office:value-type="float" office:value="0" calcext:value-type="float">
            <text:p>0</text:p>
          </table:table-cell>
          <table:table-cell table:formula="of:=[.B22]/[.D2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DepletedUranium</text:p>
          </table:table-cell>
          <table:table-cell table:style-name="ce9" office:value-type="float" office:value="0.01097" calcext:value-type="float">
            <text:p>0.01097</text:p>
          </table:table-cell>
          <table:table-cell/>
          <table:table-cell table:formula="of:=[.C23]/1000000" office:value-type="float" office:value="0" calcext:value-type="float">
            <text:p>0</text:p>
          </table:table-cell>
          <table:table-cell table:formula="of:=[.B23]/[.D2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Diborane</text:p>
          </table:table-cell>
          <table:table-cell table:style-name="ce9" office:value-type="float" office:value="0.000421" calcext:value-type="float">
            <text:p>0.000421</text:p>
          </table:table-cell>
          <table:table-cell/>
          <table:table-cell table:formula="of:=[.C24]/1000000" office:value-type="float" office:value="0" calcext:value-type="float">
            <text:p>0</text:p>
          </table:table-cell>
          <table:table-cell table:formula="of:=[.B24]/[.D2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EnrichedUranium</text:p>
          </table:table-cell>
          <table:table-cell table:style-name="ce9" office:value-type="float" office:value="0.01097" calcext:value-type="float">
            <text:p>0.01097</text:p>
          </table:table-cell>
          <table:table-cell/>
          <table:table-cell table:formula="of:=[.C25]/1000000" office:value-type="float" office:value="0" calcext:value-type="float">
            <text:p>0</text:p>
          </table:table-cell>
          <table:table-cell table:formula="of:=[.B25]/[.D2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Ethane</text:p>
          </table:table-cell>
          <table:table-cell table:style-name="ce9" office:value-type="float" office:value="0.000544" calcext:value-type="float">
            <text:p>0.000544</text:p>
          </table:table-cell>
          <table:table-cell/>
          <table:table-cell table:formula="of:=[.C26]/1000000" office:value-type="float" office:value="0" calcext:value-type="float">
            <text:p>0</text:p>
          </table:table-cell>
          <table:table-cell table:formula="of:=[.B26]/[.D26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Ethanol75</text:p>
          </table:table-cell>
          <table:table-cell table:style-name="ce9" office:value-type="float" office:value="0.000789" calcext:value-type="float">
            <text:p>0.000789</text:p>
          </table:table-cell>
          <table:table-cell table:style-name="ce12" office:value-type="float" office:value="62.06784" calcext:value-type="float">
            <text:p>62.06784</text:p>
          </table:table-cell>
          <table:table-cell table:formula="of:=[.C27]/1000000" office:value-type="float" office:value="0.00006206784" calcext:value-type="float">
            <text:p>6.206784E-005</text:p>
          </table:table-cell>
          <table:table-cell table:formula="of:=[.B27]/[.D27]" office:value-type="float" office:value="12.7118971757355" calcext:value-type="float">
            <text:p>12.7118971757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Ethylene</text:p>
          </table:table-cell>
          <table:table-cell table:style-name="ce9" office:value-type="float" office:value="0.000568" calcext:value-type="float">
            <text:p>0.000568</text:p>
          </table:table-cell>
          <table:table-cell/>
          <table:table-cell table:formula="of:=[.C28]/1000000" office:value-type="float" office:value="0" calcext:value-type="float">
            <text:p>0</text:p>
          </table:table-cell>
          <table:table-cell table:formula="of:=[.B28]/[.D2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ExoticMatter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29]/1000000" office:value-type="float" office:value="0" calcext:value-type="float">
            <text:p>0</text:p>
          </table:table-cell>
          <table:table-cell table:formula="of:=[.B29]/[.D2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LOX30</text:p>
          </table:table-cell>
          <table:table-cell table:style-name="ce9" office:value-type="float" office:value="0.0012517" calcext:value-type="float">
            <text:p>0.0012517</text:p>
          </table:table-cell>
          <table:table-cell/>
          <table:table-cell table:formula="of:=[.C30]/1000000" office:value-type="float" office:value="0" calcext:value-type="float">
            <text:p>0</text:p>
          </table:table-cell>
          <table:table-cell table:formula="of:=[.B30]/[.D3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LOX70</text:p>
          </table:table-cell>
          <table:table-cell table:style-name="ce9" office:value-type="float" office:value="0.0013993" calcext:value-type="float">
            <text:p>0.0013993</text:p>
          </table:table-cell>
          <table:table-cell/>
          <table:table-cell table:formula="of:=[.C31]/1000000" office:value-type="float" office:value="0" calcext:value-type="float">
            <text:p>0</text:p>
          </table:table-cell>
          <table:table-cell table:formula="of:=[.B31]/[.D3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LOX88</text:p>
          </table:table-cell>
          <table:table-cell table:style-name="ce9" office:value-type="float" office:value="0.0014657" calcext:value-type="float">
            <text:p>0.0014657</text:p>
          </table:table-cell>
          <table:table-cell/>
          <table:table-cell table:formula="of:=[.C32]/1000000" office:value-type="float" office:value="0" calcext:value-type="float">
            <text:p>0</text:p>
          </table:table-cell>
          <table:table-cell table:formula="of:=[.B32]/[.D3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luorine</text:p>
          </table:table-cell>
          <table:table-cell table:style-name="ce9" office:value-type="float" office:value="0.000001696" calcext:value-type="float">
            <text:p>0.000001696</text:p>
          </table:table-cell>
          <table:table-cell/>
          <table:table-cell table:formula="of:=[.C33]/1000000" office:value-type="float" office:value="0" calcext:value-type="float">
            <text:p>0</text:p>
          </table:table-cell>
          <table:table-cell table:formula="of:=[.B33]/[.D3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ood</text:p>
          </table:table-cell>
          <table:table-cell table:style-name="ce9" office:value-type="float" office:value="0.001" calcext:value-type="float">
            <text:p>0.001</text:p>
          </table:table-cell>
          <table:table-cell/>
          <table:table-cell table:formula="of:=[.C34]/1000000" office:value-type="float" office:value="0" calcext:value-type="float">
            <text:p>0</text:p>
          </table:table-cell>
          <table:table-cell table:formula="of:=[.B34]/[.D3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urfuryl</text:p>
          </table:table-cell>
          <table:table-cell table:style-name="ce9" office:value-type="float" office:value="0.00113" calcext:value-type="float">
            <text:p>0.00113</text:p>
          </table:table-cell>
          <table:table-cell/>
          <table:table-cell table:formula="of:=[.C35]/1000000" office:value-type="float" office:value="0" calcext:value-type="float">
            <text:p>0</text:p>
          </table:table-cell>
          <table:table-cell table:formula="of:=[.B35]/[.D3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Helium</text:p>
          </table:table-cell>
          <table:table-cell table:style-name="ce9" office:value-type="float" office:value="0.0000001786" calcext:value-type="float">
            <text:p>1.786E-007</text:p>
          </table:table-cell>
          <table:table-cell/>
          <table:table-cell table:formula="of:=[.C36]/1000000" office:value-type="float" office:value="0" calcext:value-type="float">
            <text:p>0</text:p>
          </table:table-cell>
          <table:table-cell table:formula="of:=[.B36]/[.D36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HNIW</text:p>
          </table:table-cell>
          <table:table-cell table:style-name="ce9" office:value-type="float" office:value="0.002044" calcext:value-type="float">
            <text:p>0.002044</text:p>
          </table:table-cell>
          <table:table-cell/>
          <table:table-cell table:formula="of:=[.C37]/1000000" office:value-type="float" office:value="0" calcext:value-type="float">
            <text:p>0</text:p>
          </table:table-cell>
          <table:table-cell table:formula="of:=[.B37]/[.D3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HTP</text:p>
          </table:table-cell>
          <table:table-cell table:style-name="ce9" office:value-type="float" office:value="0.001431" calcext:value-type="float">
            <text:p>0.001431</text:p>
          </table:table-cell>
          <table:table-cell table:style-name="ce12" office:value-type="float" office:value="34.01468" calcext:value-type="float">
            <text:p>34.01468</text:p>
          </table:table-cell>
          <table:table-cell table:formula="of:=[.C38]/1000000" office:value-type="float" office:value="0.00003401468" calcext:value-type="float">
            <text:p>3.401468E-005</text:p>
          </table:table-cell>
          <table:table-cell table:formula="of:=[.B38]/[.D38]" office:value-type="float" office:value="42.0700709223194" calcext:value-type="float">
            <text:p>42.0700709223</text:p>
          </table:table-cell>
          <table:table-cell table:style-name="ce14" office:value-type="string" calcext:value-type="string">
            <text:p>N2O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HTPB</text:p>
          </table:table-cell>
          <table:table-cell table:style-name="ce9" office:value-type="float" office:value="0.00177" calcext:value-type="float">
            <text:p>0.00177</text:p>
          </table:table-cell>
          <table:table-cell/>
          <table:table-cell table:formula="of:=[.C39]/1000000" office:value-type="float" office:value="0" calcext:value-type="float">
            <text:p>0</text:p>
          </table:table-cell>
          <table:table-cell table:formula="of:=[.B39]/[.D3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Hydrates</text:p>
          </table:table-cell>
          <table:table-cell table:style-name="ce9" office:value-type="float" office:value="0.0015" calcext:value-type="float">
            <text:p>0.0015</text:p>
          </table:table-cell>
          <table:table-cell/>
          <table:table-cell table:formula="of:=[.C40]/1000000" office:value-type="float" office:value="0" calcext:value-type="float">
            <text:p>0</text:p>
          </table:table-cell>
          <table:table-cell table:formula="of:=[.B40]/[.D4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Hydrazine</text:p>
          </table:table-cell>
          <table:table-cell table:style-name="ce9" office:value-type="float" office:value="0.001004" calcext:value-type="float">
            <text:p>0.001004</text:p>
          </table:table-cell>
          <table:table-cell table:style-name="ce12" office:value-type="float" office:value="32.04516" calcext:value-type="float">
            <text:p>32.04516</text:p>
          </table:table-cell>
          <table:table-cell table:formula="of:=[.C41]/1000000" office:value-type="float" office:value="0.00003204516" calcext:value-type="float">
            <text:p>3.204516E-005</text:p>
          </table:table-cell>
          <table:table-cell table:formula="of:=[.B41]/[.D41]" office:value-type="float" office:value="31.3307844304725" calcext:value-type="float">
            <text:p>31.3307844305</text:p>
          </table:table-cell>
          <table:table-cell table:style-name="ce14" office:value-type="string" calcext:value-type="string">
            <text:p>N2H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Hydrogen</text:p>
          </table:table-cell>
          <table:table-cell table:style-name="ce9" office:value-type="float" office:value="0.0000000899" calcext:value-type="float">
            <text:p>8.99E-008</text:p>
          </table:table-cell>
          <table:table-cell table:style-name="ce10" office:value-type="float" office:value="1.0079" calcext:value-type="float">
            <text:p>1.0079</text:p>
          </table:table-cell>
          <table:table-cell table:formula="of:=[.C42]/1000000" office:value-type="float" office:value="0.0000010079" calcext:value-type="float">
            <text:p>1.0079E-006</text:p>
          </table:table-cell>
          <table:table-cell table:formula="of:=[.B42]/[.D42]" office:value-type="float" office:value="0.0891953566822106" calcext:value-type="float">
            <text:p>0.0891953567</text:p>
          </table:table-cell>
          <table:table-cell table:style-name="ce14" office:value-type="string" calcext:value-type="string">
            <text:p>H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Hydyne</text:p>
          </table:table-cell>
          <table:table-cell table:style-name="ce9" office:value-type="float" office:value="0.00086" calcext:value-type="float">
            <text:p>0.00086</text:p>
          </table:table-cell>
          <table:table-cell table:style-name="ce12" office:value-type="float" office:value="77.32544" calcext:value-type="float">
            <text:p>77.32544</text:p>
          </table:table-cell>
          <table:table-cell table:formula="of:=[.C43]/1000000" office:value-type="float" office:value="0.00007732544" calcext:value-type="float">
            <text:p>7.732544E-005</text:p>
          </table:table-cell>
          <table:table-cell table:formula="of:=[.B43]/[.D43]" office:value-type="float" office:value="11.1218248483294" calcext:value-type="float">
            <text:p>11.1218248483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IntakeAir</text:p>
          </table:table-cell>
          <table:table-cell table:style-name="ce9" office:value-type="float" office:value="0.005" calcext:value-type="float">
            <text:p>0.005</text:p>
          </table:table-cell>
          <table:table-cell/>
          <table:table-cell table:formula="of:=[.C44]/1000000" office:value-type="float" office:value="0" calcext:value-type="float">
            <text:p>0</text:p>
          </table:table-cell>
          <table:table-cell table:formula="of:=[.B44]/[.D4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IntakeAtm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45]/1000000" office:value-type="float" office:value="0" calcext:value-type="float">
            <text:p>0</text:p>
          </table:table-cell>
          <table:table-cell table:formula="of:=[.B45]/[.D4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IRFNA-III</text:p>
          </table:table-cell>
          <table:table-cell table:style-name="ce9" office:value-type="float" office:value="0.001658" calcext:value-type="float">
            <text:p>0.001658</text:p>
          </table:table-cell>
          <table:table-cell table:style-name="ce12" office:value-type="float" office:value="47.01344" calcext:value-type="float">
            <text:p>47.01344</text:p>
          </table:table-cell>
          <table:table-cell table:formula="of:=[.C46]/1000000" office:value-type="float" office:value="0.00004701344" calcext:value-type="float">
            <text:p>4.701344E-005</text:p>
          </table:table-cell>
          <table:table-cell table:formula="of:=[.B46]/[.D46]" office:value-type="float" office:value="35.2665110232308" calcext:value-type="float">
            <text:p>35.2665110232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IRFNA-IV</text:p>
          </table:table-cell>
          <table:table-cell table:style-name="ce9" office:value-type="float" office:value="0.001995" calcext:value-type="float">
            <text:p>0.001995</text:p>
          </table:table-cell>
          <table:table-cell/>
          <table:table-cell table:formula="of:=[.C47]/1000000" office:value-type="float" office:value="0" calcext:value-type="float">
            <text:p>0</text:p>
          </table:table-cell>
          <table:table-cell table:formula="of:=[.B47]/[.D4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IWFNA</text:p>
          </table:table-cell>
          <table:table-cell table:style-name="ce9" office:value-type="float" office:value="0.001513" calcext:value-type="float">
            <text:p>0.001513</text:p>
          </table:table-cell>
          <table:table-cell/>
          <table:table-cell table:formula="of:=[.C48]/1000000" office:value-type="float" office:value="0" calcext:value-type="float">
            <text:p>0</text:p>
          </table:table-cell>
          <table:table-cell table:formula="of:=[.B48]/[.D4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Karbonite</text:p>
          </table:table-cell>
          <table:table-cell table:style-name="ce9" office:value-type="float" office:value="0.0025" calcext:value-type="float">
            <text:p>0.0025</text:p>
          </table:table-cell>
          <table:table-cell table:style-name="ce12" office:value-type="float" office:value="62.04796" calcext:value-type="float">
            <text:p>62.04796</text:p>
          </table:table-cell>
          <table:table-cell table:formula="of:=[.C49]/1000000" office:value-type="float" office:value="0.00006204796" calcext:value-type="float">
            <text:p>0.000062048</text:p>
          </table:table-cell>
          <table:table-cell table:formula="of:=[.B49]/[.D49]" office:value-type="float" office:value="40.291413287399" calcext:value-type="float">
            <text:p>40.2914132874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Karborundrum</text:p>
          </table:table-cell>
          <table:table-cell table:style-name="ce9" office:value-type="float" office:value="0.0058" calcext:value-type="float">
            <text:p>0.0058</text:p>
          </table:table-cell>
          <table:table-cell/>
          <table:table-cell table:formula="of:=[.C50]/1000000" office:value-type="float" office:value="0" calcext:value-type="float">
            <text:p>0</text:p>
          </table:table-cell>
          <table:table-cell table:formula="of:=[.B50]/[.D5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Kerosene</text:p>
          </table:table-cell>
          <table:table-cell table:style-name="ce9" office:value-type="float" office:value="0.00082" calcext:value-type="float">
            <text:p>0.00082</text:p>
          </table:table-cell>
          <table:table-cell table:style-name="ce12" office:value-type="float" office:value="170.33484" calcext:value-type="float">
            <text:p>170.33484</text:p>
          </table:table-cell>
          <table:table-cell table:formula="of:=[.C51]/1000000" office:value-type="float" office:value="0.00017033484" calcext:value-type="float">
            <text:p>0.0001703348</text:p>
          </table:table-cell>
          <table:table-cell table:formula="of:=[.B51]/[.D51]" office:value-type="float" office:value="4.81404743738862" calcext:value-type="float">
            <text:p>4.8140474374</text:p>
          </table:table-cell>
          <table:table-cell table:style-name="ce14" office:value-type="string" calcext:value-type="string">
            <text:p>C12H26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KryptonGas</text:p>
          </table:table-cell>
          <table:table-cell table:style-name="ce9" office:value-type="float" office:value="0.000003749" calcext:value-type="float">
            <text:p>0.000003749</text:p>
          </table:table-cell>
          <table:table-cell/>
          <table:table-cell table:formula="of:=[.C52]/1000000" office:value-type="float" office:value="0" calcext:value-type="float">
            <text:p>0</text:p>
          </table:table-cell>
          <table:table-cell table:formula="of:=[.B52]/[.D5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eadBallast</text:p>
          </table:table-cell>
          <table:table-cell table:style-name="ce9" office:value-type="float" office:value="0.01134" calcext:value-type="float">
            <text:p>0.01134</text:p>
          </table:table-cell>
          <table:table-cell/>
          <table:table-cell table:formula="of:=[.C53]/1000000" office:value-type="float" office:value="0" calcext:value-type="float">
            <text:p>0</text:p>
          </table:table-cell>
          <table:table-cell table:formula="of:=[.B53]/[.D5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iquidFuel</text:p>
          </table:table-cell>
          <table:table-cell table:style-name="ce9" office:value-type="float" office:value="0.005" calcext:value-type="float">
            <text:p>0.005</text:p>
          </table:table-cell>
          <table:table-cell/>
          <table:table-cell table:formula="of:=[.C54]/1000000" office:value-type="float" office:value="0" calcext:value-type="float">
            <text:p>0</text:p>
          </table:table-cell>
          <table:table-cell table:formula="of:=[.B54]/[.D5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ithium</text:p>
          </table:table-cell>
          <table:table-cell table:style-name="ce9" office:value-type="float" office:value="0.000534" calcext:value-type="float">
            <text:p>0.000534</text:p>
          </table:table-cell>
          <table:table-cell/>
          <table:table-cell table:formula="of:=[.C55]/1000000" office:value-type="float" office:value="0" calcext:value-type="float">
            <text:p>0</text:p>
          </table:table-cell>
          <table:table-cell table:formula="of:=[.B55]/[.D5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qdAmmonia</text:p>
          </table:table-cell>
          <table:table-cell table:style-name="ce9" office:value-type="float" office:value="0.0007021" calcext:value-type="float">
            <text:p>0.0007021</text:p>
          </table:table-cell>
          <table:table-cell table:style-name="ce12" office:value-type="float" office:value="17.03052" calcext:value-type="float">
            <text:p>17.03052</text:p>
          </table:table-cell>
          <table:table-cell table:formula="of:=[.C56]/1000000" office:value-type="float" office:value="0.00001703052" calcext:value-type="float">
            <text:p>1.703052E-005</text:p>
          </table:table-cell>
          <table:table-cell table:formula="of:=[.B56]/[.D56]" office:value-type="float" office:value="41.225987227636" calcext:value-type="float">
            <text:p>41.2259872276</text:p>
          </table:table-cell>
          <table:table-cell table:style-name="ce14" office:value-type="string" calcext:value-type="string">
            <text:p>NH3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CO2</text:p>
          </table:table-cell>
          <table:table-cell table:style-name="ce9" office:value-type="float" office:value="0.00117325" calcext:value-type="float">
            <text:p>0.00117325</text:p>
          </table:table-cell>
          <table:table-cell/>
          <table:table-cell table:formula="of:=[.C57]/1000000" office:value-type="float" office:value="0" calcext:value-type="float">
            <text:p>0</text:p>
          </table:table-cell>
          <table:table-cell table:formula="of:=[.B57]/[.D5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qdDeuterium</text:p>
          </table:table-cell>
          <table:table-cell table:style-name="ce9" office:value-type="float" office:value="0.000086" calcext:value-type="float">
            <text:p>0.000086</text:p>
          </table:table-cell>
          <table:table-cell/>
          <table:table-cell table:formula="of:=[.C58]/1000000" office:value-type="float" office:value="0" calcext:value-type="float">
            <text:p>0</text:p>
          </table:table-cell>
          <table:table-cell table:formula="of:=[.B58]/[.D5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qdFluorine</text:p>
          </table:table-cell>
          <table:table-cell table:style-name="ce9" office:value-type="float" office:value="0.001505" calcext:value-type="float">
            <text:p>0.001505</text:p>
          </table:table-cell>
          <table:table-cell/>
          <table:table-cell table:formula="of:=[.C59]/1000000" office:value-type="float" office:value="0" calcext:value-type="float">
            <text:p>0</text:p>
          </table:table-cell>
          <table:table-cell table:formula="of:=[.B59]/[.D5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qdHe3</text:p>
          </table:table-cell>
          <table:table-cell table:style-name="ce9" office:value-type="float" office:value="0.0001786" calcext:value-type="float">
            <text:p>0.0001786</text:p>
          </table:table-cell>
          <table:table-cell/>
          <table:table-cell table:formula="of:=[.C60]/1000000" office:value-type="float" office:value="0" calcext:value-type="float">
            <text:p>0</text:p>
          </table:table-cell>
          <table:table-cell table:formula="of:=[.B60]/[.D6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qdHelium</text:p>
          </table:table-cell>
          <table:table-cell table:style-name="ce9" office:value-type="float" office:value="0.0001786" calcext:value-type="float">
            <text:p>0.0001786</text:p>
          </table:table-cell>
          <table:table-cell/>
          <table:table-cell table:formula="of:=[.C61]/1000000" office:value-type="float" office:value="0" calcext:value-type="float">
            <text:p>0</text:p>
          </table:table-cell>
          <table:table-cell table:formula="of:=[.B61]/[.D6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qdHydrogen</text:p>
          </table:table-cell>
          <table:table-cell table:style-name="ce9" office:value-type="float" office:value="0.00007085" calcext:value-type="float">
            <text:p>0.00007085</text:p>
          </table:table-cell>
          <table:table-cell table:style-name="ce12" office:value-type="float" office:value="2.01588" calcext:value-type="float">
            <text:p>2.01588</text:p>
          </table:table-cell>
          <table:table-cell table:formula="of:=[.C62]/1000000" office:value-type="float" office:value="0.00000201588" calcext:value-type="float">
            <text:p>2.01588E-006</text:p>
          </table:table-cell>
          <table:table-cell table:formula="of:=[.B62]/[.D62]" office:value-type="float" office:value="35.1459412266603" calcext:value-type="float">
            <text:p>35.1459412267</text:p>
          </table:table-cell>
          <table:table-cell table:style-name="ce14" office:value-type="string" calcext:value-type="string">
            <text:p>H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Methane</text:p>
          </table:table-cell>
          <table:table-cell table:style-name="ce9" office:value-type="float" office:value="0.00042561" calcext:value-type="float">
            <text:p>0.00042561</text:p>
          </table:table-cell>
          <table:table-cell table:style-name="ce12" office:value-type="float" office:value="16.04246" calcext:value-type="float">
            <text:p>16.04246</text:p>
          </table:table-cell>
          <table:table-cell table:formula="of:=[.C63]/1000000" office:value-type="float" office:value="0.00001604246" calcext:value-type="float">
            <text:p>1.604246E-005</text:p>
          </table:table-cell>
          <table:table-cell table:formula="of:=[.B63]/[.D63]" office:value-type="float" office:value="26.5302204275404" calcext:value-type="float">
            <text:p>26.5302204275</text:p>
          </table:table-cell>
          <table:table-cell table:style-name="ce14" office:value-type="string" calcext:value-type="string">
            <text:p>CH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Nitrogen</text:p>
          </table:table-cell>
          <table:table-cell table:style-name="ce9" office:value-type="float" office:value="0.000824907" calcext:value-type="float">
            <text:p>0.000824907</text:p>
          </table:table-cell>
          <table:table-cell/>
          <table:table-cell table:formula="of:=[.C64]/1000000" office:value-type="float" office:value="0" calcext:value-type="float">
            <text:p>0</text:p>
          </table:table-cell>
          <table:table-cell table:formula="of:=[.B64]/[.D64]" office:value-type="string" office:string-value="" calcext:value-type="error">
            <text:p>#DIV/0!</text:p>
          </table:table-cell>
          <table:table-cell table:style-name="ce14" office:value-type="string" calcext:value-type="string">
            <text:p>N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Oxygen</text:p>
          </table:table-cell>
          <table:table-cell table:style-name="ce9" office:value-type="float" office:value="0.001141" calcext:value-type="float">
            <text:p>0.001141</text:p>
          </table:table-cell>
          <table:table-cell table:style-name="ce12" office:value-type="float" office:value="31.9988" calcext:value-type="float">
            <text:p>31.99880</text:p>
          </table:table-cell>
          <table:table-cell table:formula="of:=[.C65]/1000000" office:value-type="float" office:value="0.0000319988" calcext:value-type="float">
            <text:p>3.19988E-005</text:p>
          </table:table-cell>
          <table:table-cell table:formula="of:=[.B65]/[.D65]" office:value-type="float" office:value="35.6575871595185" calcext:value-type="float">
            <text:p>35.6575871595</text:p>
          </table:table-cell>
          <table:table-cell table:style-name="ce14" office:value-type="string" calcext:value-type="string">
            <text:p>O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Tritium</text:p>
          </table:table-cell>
          <table:table-cell table:style-name="ce9" office:value-type="float" office:value="0.000133" calcext:value-type="float">
            <text:p>0.000133</text:p>
          </table:table-cell>
          <table:table-cell/>
          <table:table-cell table:formula="of:=[.C66]/1000000" office:value-type="float" office:value="0" calcext:value-type="float">
            <text:p>0</text:p>
          </table:table-cell>
          <table:table-cell table:formula="of:=[.B66]/[.D66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egajoules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67]/1000000" office:value-type="float" office:value="0" calcext:value-type="float">
            <text:p>0</text:p>
          </table:table-cell>
          <table:table-cell table:formula="of:=[.B67]/[.D6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etal</text:p>
          </table:table-cell>
          <table:table-cell table:style-name="ce9" office:value-type="float" office:value="0.0078" calcext:value-type="float">
            <text:p>0.0078</text:p>
          </table:table-cell>
          <table:table-cell/>
          <table:table-cell table:formula="of:=[.C68]/1000000" office:value-type="float" office:value="0" calcext:value-type="float">
            <text:p>0</text:p>
          </table:table-cell>
          <table:table-cell table:formula="of:=[.B68]/[.D6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>
            <text:p>Methane</text:p>
          </table:table-cell>
          <table:table-cell table:style-name="ce10" office:value-type="float" office:value="0.000000717" calcext:value-type="float">
            <text:p>0.000000717</text:p>
          </table:table-cell>
          <table:table-cell table:style-name="ce10" office:value-type="float" office:value="16.04" calcext:value-type="float">
            <text:p>16.04</text:p>
          </table:table-cell>
          <table:table-cell table:formula="of:=[.C69]/1000000" office:value-type="float" office:value="0.00001604" calcext:value-type="float">
            <text:p>0.00001604</text:p>
          </table:table-cell>
          <table:table-cell table:formula="of:=[.B69]/[.D69]" office:value-type="float" office:value="0.0447007481296758" calcext:value-type="float">
            <text:p>0.0447007481</text:p>
          </table:table-cell>
          <table:table-cell table:style-name="ce14" office:value-type="string" calcext:value-type="string">
            <text:p>CH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Methanol</text:p>
          </table:table-cell>
          <table:table-cell table:style-name="ce9" office:value-type="float" office:value="0.0007918" calcext:value-type="float">
            <text:p>0.0007918</text:p>
          </table:table-cell>
          <table:table-cell/>
          <table:table-cell table:formula="of:=[.C70]/1000000" office:value-type="float" office:value="0" calcext:value-type="float">
            <text:p>0</text:p>
          </table:table-cell>
          <table:table-cell table:formula="of:=[.B70]/[.D7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inerals</text:p>
          </table:table-cell>
          <table:table-cell table:style-name="ce9" office:value-type="float" office:value="0.0027" calcext:value-type="float">
            <text:p>0.0027</text:p>
          </table:table-cell>
          <table:table-cell/>
          <table:table-cell table:formula="of:=[.C71]/1000000" office:value-type="float" office:value="0" calcext:value-type="float">
            <text:p>0</text:p>
          </table:table-cell>
          <table:table-cell table:formula="of:=[.B71]/[.D7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MH</text:p>
          </table:table-cell>
          <table:table-cell table:style-name="ce9" office:value-type="float" office:value="0.00088" calcext:value-type="float">
            <text:p>0.00088</text:p>
          </table:table-cell>
          <table:table-cell table:style-name="ce12" office:value-type="float" office:value="46.07174" calcext:value-type="float">
            <text:p>46.07174</text:p>
          </table:table-cell>
          <table:table-cell table:formula="of:=[.C72]/1000000" office:value-type="float" office:value="0.00004607174" calcext:value-type="float">
            <text:p>4.607174E-005</text:p>
          </table:table-cell>
          <table:table-cell table:formula="of:=[.B72]/[.D72]" office:value-type="float" office:value="19.1006460793536" calcext:value-type="float">
            <text:p>19.1006460794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ON1</text:p>
          </table:table-cell>
          <table:table-cell table:style-name="ce9" office:value-type="float" office:value="0.001429" calcext:value-type="float">
            <text:p>0.001429</text:p>
          </table:table-cell>
          <table:table-cell table:style-name="ce12" office:value-type="float" office:value="91.55" calcext:value-type="float">
            <text:p>91.55000</text:p>
          </table:table-cell>
          <table:table-cell table:formula="of:=[.C73]/1000000" office:value-type="float" office:value="0.00009155" calcext:value-type="float">
            <text:p>0.00009155</text:p>
          </table:table-cell>
          <table:table-cell table:formula="of:=[.B73]/[.D73]" office:value-type="float" office:value="15.608956854178" calcext:value-type="float">
            <text:p>15.6089568542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ON3</text:p>
          </table:table-cell>
          <table:table-cell table:style-name="ce9" office:value-type="float" office:value="0.001423" calcext:value-type="float">
            <text:p>0.001423</text:p>
          </table:table-cell>
          <table:table-cell table:style-name="ce12" office:value-type="float" office:value="90.63" calcext:value-type="float">
            <text:p>90.63000</text:p>
          </table:table-cell>
          <table:table-cell table:formula="of:=[.C74]/1000000" office:value-type="float" office:value="0.00009063" calcext:value-type="float">
            <text:p>0.00009063</text:p>
          </table:table-cell>
          <table:table-cell table:formula="of:=[.B74]/[.D74]" office:value-type="float" office:value="15.7012026922653" calcext:value-type="float">
            <text:p>15.7012026923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ON10</text:p>
          </table:table-cell>
          <table:table-cell table:style-name="ce9" office:value-type="float" office:value="0.001407" calcext:value-type="float">
            <text:p>0.001407</text:p>
          </table:table-cell>
          <table:table-cell table:style-name="ce12" office:value-type="float" office:value="87.41" calcext:value-type="float">
            <text:p>87.41000</text:p>
          </table:table-cell>
          <table:table-cell table:formula="of:=[.C75]/1000000" office:value-type="float" office:value="0.00008741" calcext:value-type="float">
            <text:p>0.00008741</text:p>
          </table:table-cell>
          <table:table-cell table:formula="of:=[.B75]/[.D75]" office:value-type="float" office:value="16.0965564580712" calcext:value-type="float">
            <text:p>16.0965564581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ON15</text:p>
          </table:table-cell>
          <table:table-cell table:style-name="ce9" office:value-type="float" office:value="0.001397" calcext:value-type="float">
            <text:p>0.001397</text:p>
          </table:table-cell>
          <table:table-cell table:style-name="ce12" office:value-type="float" office:value="85.11" calcext:value-type="float">
            <text:p>85.11000</text:p>
          </table:table-cell>
          <table:table-cell table:formula="of:=[.C76]/1000000" office:value-type="float" office:value="0.00008511" calcext:value-type="float">
            <text:p>0.00008511</text:p>
          </table:table-cell>
          <table:table-cell table:formula="of:=[.B76]/[.D76]" office:value-type="float" office:value="16.4140524027729" calcext:value-type="float">
            <text:p>16.4140524028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ON20</text:p>
          </table:table-cell>
          <table:table-cell table:style-name="ce9" office:value-type="float" office:value="0.00138" calcext:value-type="float">
            <text:p>0.00138</text:p>
          </table:table-cell>
          <table:table-cell table:style-name="ce12" office:value-type="float" office:value="82.81" calcext:value-type="float">
            <text:p>82.81000</text:p>
          </table:table-cell>
          <table:table-cell table:formula="of:=[.C77]/1000000" office:value-type="float" office:value="0.00008281" calcext:value-type="float">
            <text:p>0.00008281</text:p>
          </table:table-cell>
          <table:table-cell table:formula="of:=[.B77]/[.D77]" office:value-type="float" office:value="16.6646540272914" calcext:value-type="float">
            <text:p>16.6646540273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N2F4</text:p>
          </table:table-cell>
          <table:table-cell table:style-name="ce9" office:value-type="float" office:value="0.001604" calcext:value-type="float">
            <text:p>0.001604</text:p>
          </table:table-cell>
          <table:table-cell/>
          <table:table-cell table:formula="of:=[.C78]/1000000" office:value-type="float" office:value="0" calcext:value-type="float">
            <text:p>0</text:p>
          </table:table-cell>
          <table:table-cell table:formula="of:=[.B78]/[.D7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NeonGas</text:p>
          </table:table-cell>
          <table:table-cell table:style-name="ce9" office:value-type="float" office:value="0.0000009002" calcext:value-type="float">
            <text:p>9.002E-007</text:p>
          </table:table-cell>
          <table:table-cell/>
          <table:table-cell table:formula="of:=[.C79]/1000000" office:value-type="float" office:value="0" calcext:value-type="float">
            <text:p>0</text:p>
          </table:table-cell>
          <table:table-cell table:formula="of:=[.B79]/[.D7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NGNC</text:p>
          </table:table-cell>
          <table:table-cell table:style-name="ce9" office:value-type="float" office:value="0.0016" calcext:value-type="float">
            <text:p>0.0016</text:p>
          </table:table-cell>
          <table:table-cell/>
          <table:table-cell table:formula="of:=[.C80]/1000000" office:value-type="float" office:value="0" calcext:value-type="float">
            <text:p>0</text:p>
          </table:table-cell>
          <table:table-cell table:formula="of:=[.B80]/[.D8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Nitrogen</text:p>
          </table:table-cell>
          <table:table-cell table:style-name="ce9" office:value-type="float" office:value="0.000001251" calcext:value-type="float">
            <text:p>0.000001251</text:p>
          </table:table-cell>
          <table:table-cell table:style-name="ce12" office:value-type="float" office:value="28.0134" calcext:value-type="float">
            <text:p>28.01340</text:p>
          </table:table-cell>
          <table:table-cell table:formula="of:=[.C81]/1000000" office:value-type="float" office:value="0.0000280134" calcext:value-type="float">
            <text:p>2.80134E-005</text:p>
          </table:table-cell>
          <table:table-cell table:formula="of:=[.B81]/[.D81]" office:value-type="float" office:value="0.0446571997686821" calcext:value-type="float">
            <text:p>0.0446571998</text:p>
          </table:table-cell>
          <table:table-cell table:style-name="ce14" office:value-type="string" calcext:value-type="string">
            <text:p>N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NitrousOxide</text:p>
          </table:table-cell>
          <table:table-cell table:style-name="ce9" office:value-type="float" office:value="0.00000196" calcext:value-type="float">
            <text:p>0.00000196</text:p>
          </table:table-cell>
          <table:table-cell table:style-name="ce12" office:value-type="float" office:value="30.0061" calcext:value-type="float">
            <text:p>30.00610</text:p>
          </table:table-cell>
          <table:table-cell table:formula="of:=[.C82]/1000000" office:value-type="float" office:value="0.0000300061" calcext:value-type="float">
            <text:p>3.00061E-005</text:p>
          </table:table-cell>
          <table:table-cell table:formula="of:=[.B82]/[.D82]" office:value-type="float" office:value="0.0653200515895101" calcext:value-type="float">
            <text:p>0.0653200516</text:p>
          </table:table-cell>
          <table:table-cell table:style-name="ce14" office:value-type="string" calcext:value-type="string">
            <text:p>N2O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NTO</text:p>
          </table:table-cell>
          <table:table-cell table:style-name="ce9" office:value-type="float" office:value="0.00145" calcext:value-type="float">
            <text:p>0.00145</text:p>
          </table:table-cell>
          <table:table-cell table:style-name="ce12" office:value-type="float" office:value="92.011" calcext:value-type="float">
            <text:p>92.01100</text:p>
          </table:table-cell>
          <table:table-cell table:formula="of:=[.C83]/1000000" office:value-type="float" office:value="0.000092011" calcext:value-type="float">
            <text:p>0.000092011</text:p>
          </table:table-cell>
          <table:table-cell table:formula="of:=[.B83]/[.D83]" office:value-type="float" office:value="15.7589853387095" calcext:value-type="float">
            <text:p>15.7589853387</text:p>
          </table:table-cell>
          <table:table-cell table:style-name="ce14" office:value-type="string" calcext:value-type="string">
            <text:p>N2O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OF2</text:p>
          </table:table-cell>
          <table:table-cell table:style-name="ce9" office:value-type="float" office:value="0.0019" calcext:value-type="float">
            <text:p>0.0019</text:p>
          </table:table-cell>
          <table:table-cell/>
          <table:table-cell table:formula="of:=[.C84]/1000000" office:value-type="float" office:value="0" calcext:value-type="float">
            <text:p>0</text:p>
          </table:table-cell>
          <table:table-cell table:formula="of:=[.B84]/[.D8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Ore</text:p>
          </table:table-cell>
          <table:table-cell table:style-name="ce9" office:value-type="float" office:value="0.0055" calcext:value-type="float">
            <text:p>0.0055</text:p>
          </table:table-cell>
          <table:table-cell/>
          <table:table-cell table:formula="of:=[.C85]/1000000" office:value-type="float" office:value="0" calcext:value-type="float">
            <text:p>0</text:p>
          </table:table-cell>
          <table:table-cell table:formula="of:=[.B85]/[.D8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Organics</text:p>
          </table:table-cell>
          <table:table-cell table:style-name="ce9" office:value-type="float" office:value="0.0036" calcext:value-type="float">
            <text:p>0.0036</text:p>
          </table:table-cell>
          <table:table-cell/>
          <table:table-cell table:formula="of:=[.C86]/1000000" office:value-type="float" office:value="0" calcext:value-type="float">
            <text:p>0</text:p>
          </table:table-cell>
          <table:table-cell table:formula="of:=[.B86]/[.D86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Oxidizer</text:p>
          </table:table-cell>
          <table:table-cell table:style-name="ce9" office:value-type="float" office:value="0.005" calcext:value-type="float">
            <text:p>0.005</text:p>
          </table:table-cell>
          <table:table-cell/>
          <table:table-cell table:formula="of:=[.C87]/1000000" office:value-type="float" office:value="0" calcext:value-type="float">
            <text:p>0</text:p>
          </table:table-cell>
          <table:table-cell table:formula="of:=[.B87]/[.D8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Oxygen</text:p>
          </table:table-cell>
          <table:table-cell table:style-name="ce9" office:value-type="float" office:value="0.00000141" calcext:value-type="float">
            <text:p>0.00000141</text:p>
          </table:table-cell>
          <table:table-cell table:style-name="ce10" office:value-type="float" office:value="15.999" calcext:value-type="float">
            <text:p>15.999</text:p>
          </table:table-cell>
          <table:table-cell table:formula="of:=[.C88]/1000000" office:value-type="float" office:value="0.000015999" calcext:value-type="float">
            <text:p>0.000015999</text:p>
          </table:table-cell>
          <table:table-cell table:formula="of:=[.B88]/[.D88]" office:value-type="float" office:value="0.0881305081567598" calcext:value-type="float">
            <text:p>0.0881305082</text:p>
          </table:table-cell>
          <table:table-cell table:style-name="ce14" office:value-type="string" calcext:value-type="string">
            <text:p>O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BAN</text:p>
          </table:table-cell>
          <table:table-cell table:style-name="ce9" office:value-type="float" office:value="0.001772" calcext:value-type="float">
            <text:p>0.001772</text:p>
          </table:table-cell>
          <table:table-cell/>
          <table:table-cell table:formula="of:=[.C89]/1000000" office:value-type="float" office:value="0" calcext:value-type="float">
            <text:p>0</text:p>
          </table:table-cell>
          <table:table-cell table:formula="of:=[.B89]/[.D8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Pentaborane</text:p>
          </table:table-cell>
          <table:table-cell table:style-name="ce9" office:value-type="float" office:value="0.000618" calcext:value-type="float">
            <text:p>0.000618</text:p>
          </table:table-cell>
          <table:table-cell/>
          <table:table-cell table:formula="of:=[.C90]/1000000" office:value-type="float" office:value="0" calcext:value-type="float">
            <text:p>0</text:p>
          </table:table-cell>
          <table:table-cell table:formula="of:=[.B90]/[.D9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Plutonium-238</text:p>
          </table:table-cell>
          <table:table-cell table:style-name="ce9" office:value-type="float" office:value="0.019816" calcext:value-type="float">
            <text:p>0.019816</text:p>
          </table:table-cell>
          <table:table-cell/>
          <table:table-cell table:formula="of:=[.C91]/1000000" office:value-type="float" office:value="0" calcext:value-type="float">
            <text:p>0</text:p>
          </table:table-cell>
          <table:table-cell table:formula="of:=[.B91]/[.D9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Polymers</text:p>
          </table:table-cell>
          <table:table-cell table:style-name="ce9" office:value-type="float" office:value="0.00104" calcext:value-type="float">
            <text:p>0.00104</text:p>
          </table:table-cell>
          <table:table-cell/>
          <table:table-cell table:formula="of:=[.C92]/1000000" office:value-type="float" office:value="0" calcext:value-type="float">
            <text:p>0</text:p>
          </table:table-cell>
          <table:table-cell table:formula="of:=[.B92]/[.D9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PSPC</text:p>
          </table:table-cell>
          <table:table-cell table:style-name="ce9" office:value-type="float" office:value="0.00174" calcext:value-type="float">
            <text:p>0.00174</text:p>
          </table:table-cell>
          <table:table-cell/>
          <table:table-cell table:formula="of:=[.C93]/1000000" office:value-type="float" office:value="0" calcext:value-type="float">
            <text:p>0</text:p>
          </table:table-cell>
          <table:table-cell table:formula="of:=[.B93]/[.D9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Rock</text:p>
          </table:table-cell>
          <table:table-cell table:style-name="ce9" office:value-type="float" office:value="0.00005" calcext:value-type="float">
            <text:p>0.00005</text:p>
          </table:table-cell>
          <table:table-cell/>
          <table:table-cell table:formula="of:=[.C94]/1000000" office:value-type="float" office:value="0" calcext:value-type="float">
            <text:p>0</text:p>
          </table:table-cell>
          <table:table-cell table:formula="of:=[.B94]/[.D9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RocketParts</text:p>
          </table:table-cell>
          <table:table-cell table:style-name="ce9" office:value-type="float" office:value="0.0005" calcext:value-type="float">
            <text:p>0.0005</text:p>
          </table:table-cell>
          <table:table-cell/>
          <table:table-cell table:formula="of:=[.C95]/1000000" office:value-type="float" office:value="0" calcext:value-type="float">
            <text:p>0</text:p>
          </table:table-cell>
          <table:table-cell table:formula="of:=[.B95]/[.D9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SpareParts</text:p>
          </table:table-cell>
          <table:table-cell table:style-name="ce9" office:value-type="float" office:value="0.00378" calcext:value-type="float">
            <text:p>0.00378</text:p>
          </table:table-cell>
          <table:table-cell/>
          <table:table-cell table:formula="of:=[.C96]/1000000" office:value-type="float" office:value="0" calcext:value-type="float">
            <text:p>0</text:p>
          </table:table-cell>
          <table:table-cell table:formula="of:=[.B96]/[.D96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StoredCharge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97]/1000000" office:value-type="float" office:value="0" calcext:value-type="float">
            <text:p>0</text:p>
          </table:table-cell>
          <table:table-cell table:formula="of:=[.B97]/[.D9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Substrate</text:p>
          </table:table-cell>
          <table:table-cell table:style-name="ce9" office:value-type="float" office:value="0.0016" calcext:value-type="float">
            <text:p>0.0016</text:p>
          </table:table-cell>
          <table:table-cell/>
          <table:table-cell table:formula="of:=[.C98]/1000000" office:value-type="float" office:value="0" calcext:value-type="float">
            <text:p>0</text:p>
          </table:table-cell>
          <table:table-cell table:formula="of:=[.B98]/[.D9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Syntin</text:p>
          </table:table-cell>
          <table:table-cell table:style-name="ce9" office:value-type="float" office:value="0.000851" calcext:value-type="float">
            <text:p>0.000851</text:p>
          </table:table-cell>
          <table:table-cell table:style-name="ce12" office:value-type="float" office:value="136.23404" calcext:value-type="float">
            <text:p>136.23404</text:p>
          </table:table-cell>
          <table:table-cell table:formula="of:=[.C99]/1000000" office:value-type="float" office:value="0.00013623404" calcext:value-type="float">
            <text:p>0.000136234</text:p>
          </table:table-cell>
          <table:table-cell table:formula="of:=[.B99]/[.D99]" office:value-type="float" office:value="6.24660327184014" calcext:value-type="float">
            <text:p>6.2466032718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SystemHeat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100]/1000000" office:value-type="float" office:value="0" calcext:value-type="float">
            <text:p>0</text:p>
          </table:table-cell>
          <table:table-cell table:formula="of:=[.B100]/[.D10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EATEB</text:p>
          </table:table-cell>
          <table:table-cell table:style-name="ce9" office:value-type="float" office:value="0.00070031" calcext:value-type="float">
            <text:p>0.00070031</text:p>
          </table:table-cell>
          <table:table-cell/>
          <table:table-cell table:formula="of:=[.C101]/1000000" office:value-type="float" office:value="0" calcext:value-type="float">
            <text:p>0</text:p>
          </table:table-cell>
          <table:table-cell table:formula="of:=[.B101]/[.D10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eflon</text:p>
          </table:table-cell>
          <table:table-cell table:style-name="ce9" office:value-type="float" office:value="0.0022" calcext:value-type="float">
            <text:p>0.0022</text:p>
          </table:table-cell>
          <table:table-cell/>
          <table:table-cell table:formula="of:=[.C102]/1000000" office:value-type="float" office:value="0" calcext:value-type="float">
            <text:p>0</text:p>
          </table:table-cell>
          <table:table-cell table:formula="of:=[.B102]/[.D10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hermalPower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103]/1000000" office:value-type="float" office:value="0" calcext:value-type="float">
            <text:p>0</text:p>
          </table:table-cell>
          <table:table-cell table:formula="of:=[.B103]/[.D10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hF4</text:p>
          </table:table-cell>
          <table:table-cell table:style-name="ce9" office:value-type="float" office:value="0.011724" calcext:value-type="float">
            <text:p>0.011724</text:p>
          </table:table-cell>
          <table:table-cell/>
          <table:table-cell table:formula="of:=[.C104]/1000000" office:value-type="float" office:value="0" calcext:value-type="float">
            <text:p>0</text:p>
          </table:table-cell>
          <table:table-cell table:formula="of:=[.B104]/[.D10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onka250</text:p>
          </table:table-cell>
          <table:table-cell table:style-name="ce9" office:value-type="float" office:value="0.000873" calcext:value-type="float">
            <text:p>0.000873</text:p>
          </table:table-cell>
          <table:table-cell/>
          <table:table-cell table:formula="of:=[.C105]/1000000" office:value-type="float" office:value="0" calcext:value-type="float">
            <text:p>0</text:p>
          </table:table-cell>
          <table:table-cell table:formula="of:=[.B105]/[.D10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onka500</text:p>
          </table:table-cell>
          <table:table-cell table:style-name="ce9" office:value-type="float" office:value="0.000811" calcext:value-type="float">
            <text:p>0.000811</text:p>
          </table:table-cell>
          <table:table-cell/>
          <table:table-cell table:formula="of:=[.C106]/1000000" office:value-type="float" office:value="0" calcext:value-type="float">
            <text:p>0</text:p>
          </table:table-cell>
          <table:table-cell table:formula="of:=[.B106]/[.D106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UDMH</text:p>
          </table:table-cell>
          <table:table-cell table:style-name="ce9" office:value-type="float" office:value="0.000791" calcext:value-type="float">
            <text:p>0.000791</text:p>
          </table:table-cell>
          <table:table-cell table:style-name="ce12" office:value-type="float" office:value="60.09832" calcext:value-type="float">
            <text:p>60.09832</text:p>
          </table:table-cell>
          <table:table-cell table:formula="of:=[.C107]/1000000" office:value-type="float" office:value="0.00006009832" calcext:value-type="float">
            <text:p>6.009832E-005</text:p>
          </table:table-cell>
          <table:table-cell table:formula="of:=[.B107]/[.D107]" office:value-type="float" office:value="13.1617655867918" calcext:value-type="float">
            <text:p>13.1617655868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UH25</text:p>
          </table:table-cell>
          <table:table-cell table:style-name="ce9" office:value-type="float" office:value="0.000829" calcext:value-type="float">
            <text:p>0.000829</text:p>
          </table:table-cell>
          <table:table-cell/>
          <table:table-cell table:formula="of:=[.C108]/1000000" office:value-type="float" office:value="0" calcext:value-type="float">
            <text:p>0</text:p>
          </table:table-cell>
          <table:table-cell table:formula="of:=[.B108]/[.D10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Uraninite</text:p>
          </table:table-cell>
          <table:table-cell table:style-name="ce9" office:value-type="float" office:value="0.0075" calcext:value-type="float">
            <text:p>0.0075</text:p>
          </table:table-cell>
          <table:table-cell/>
          <table:table-cell table:formula="of:=[.C109]/1000000" office:value-type="float" office:value="0" calcext:value-type="float">
            <text:p>0</text:p>
          </table:table-cell>
          <table:table-cell table:formula="of:=[.B109]/[.D10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UraniumNitride</text:p>
          </table:table-cell>
          <table:table-cell table:style-name="ce9" office:value-type="float" office:value="0.0113" calcext:value-type="float">
            <text:p>0.0113</text:p>
          </table:table-cell>
          <table:table-cell/>
          <table:table-cell table:formula="of:=[.C110]/1000000" office:value-type="float" office:value="0" calcext:value-type="float">
            <text:p>0</text:p>
          </table:table-cell>
          <table:table-cell table:formula="of:=[.B197]/[.D11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VacuumPlasma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111]/1000000" office:value-type="float" office:value="0" calcext:value-type="float">
            <text:p>0</text:p>
          </table:table-cell>
          <table:table-cell table:formula="of:=[.B111]/[.D11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Waste</text:p>
          </table:table-cell>
          <table:table-cell table:style-name="ce9" office:value-type="float" office:value="0.00075" calcext:value-type="float">
            <text:p>0.00075</text:p>
          </table:table-cell>
          <table:table-cell/>
          <table:table-cell table:formula="of:=[.C112]/1000000" office:value-type="float" office:value="0" calcext:value-type="float">
            <text:p>0</text:p>
          </table:table-cell>
          <table:table-cell table:formula="of:=[.B112]/[.D11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WasteHeat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113]/1000000" office:value-type="float" office:value="0" calcext:value-type="float">
            <text:p>0</text:p>
          </table:table-cell>
          <table:table-cell table:formula="of:=[.B113]/[.D11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WasteWater</text:p>
          </table:table-cell>
          <table:table-cell table:style-name="ce9" office:value-type="float" office:value="0.001005" calcext:value-type="float">
            <text:p>0.001005</text:p>
          </table:table-cell>
          <table:table-cell/>
          <table:table-cell table:formula="of:=[.C114]/1000000" office:value-type="float" office:value="0" calcext:value-type="float">
            <text:p>0</text:p>
          </table:table-cell>
          <table:table-cell table:formula="of:=[.B114]/[.D11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Water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2" office:value-type="float" office:value="18.01528" calcext:value-type="float">
            <text:p>18.01528</text:p>
          </table:table-cell>
          <table:table-cell table:formula="of:=[.C115]/1000000" office:value-type="float" office:value="0.00001801528" calcext:value-type="float">
            <text:p>1.801528E-005</text:p>
          </table:table-cell>
          <table:table-cell table:formula="of:=[.B115]/[.D115]" office:value-type="float" office:value="55.508435061792" calcext:value-type="float">
            <text:p>55.5084350618</text:p>
          </table:table-cell>
          <table:table-cell table:style-name="ce14" office:value-type="string" calcext:value-type="string">
            <text:p>H2O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XenonGas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12" office:value-type="float" office:value="131.293" calcext:value-type="float">
            <text:p>131.29300</text:p>
          </table:table-cell>
          <table:table-cell table:formula="of:=[.C116]/1000000" office:value-type="float" office:value="0.000131293" calcext:value-type="float">
            <text:p>0.000131293</text:p>
          </table:table-cell>
          <table:table-cell table:formula="of:=[.B116]/[.D116]" office:value-type="float" office:value="0.761655229143976" calcext:value-type="float">
            <text:p>0.7616552291</text:p>
          </table:table-cell>
          <table:table-cell table:style-name="ce14"/>
          <table:table-cell table:number-columns-repeated="1018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fig" table:style-name="ta1"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Config Out</text:p>
          </table:table-cell>
          <table:table-cell office:value-type="string" calcext:value-type="string">
            <text:p>EC Input</text:p>
          </table:table-cell>
          <table:table-cell office:value-type="string" calcext:value-type="string">
            <text:p>Input 1</text:p>
          </table:table-cell>
          <table:table-cell office:value-type="string" calcext:value-type="string">
            <text:p>Input 2</text:p>
          </table:table-cell>
          <table:table-cell office:value-type="string" calcext:value-type="string">
            <text:p>Input 3</text:p>
          </table:table-cell>
          <table:table-cell office:value-type="string" calcext:value-type="string">
            <text:p>EC Output</text:p>
          </table:table-cell>
          <table:table-cell office:value-type="string" calcext:value-type="string">
            <text:p>Output 1</text:p>
          </table:table-cell>
          <table:table-cell office:value-type="string" calcext:value-type="string">
            <text:p>Output 2</text:p>
          </table:table-cell>
          <table:table-cell office:value-type="string" calcext:value-type="string">
            <text:p>Output 3</text:p>
          </table:table-cell>
          <table:table-cell office:value-type="string" calcext:value-type="string">
            <text:p>Output 4</text:p>
          </table:table-cell>
        </table:table-row>
        <table:table-row table:style-name="ro2">
          <table:table-cell table:formula="of:=IF(ISBLANK([Conversion.A2]);&quot;&quot;;CONCATENATE(&quot;    MODULE&quot;; CHAR(10); &quot;    {&quot;; CHAR(10); &quot;        name = ModuleResourceConverter&quot;; CHAR(10); &quot;        ConverterName = &quot;; [Conversion.A2]; CHAR(10); &quot;        StartActionName = Start &quot;; [Conversion.A2]; CHAR(10); &quot;        StopActionName = Stop &quot;; [Conversion.A2]; CHAR(10); &quot;        AutoShutdown = false&quot;; CHAR(10); &quot;        GeneratesHeat = true&quot;; CHAR(10); &quot;        UseSpecialistBonus = false&quot;; CHAR(10); [.B2]; [.C2]; [.D2]; [.E2]; [.F2]; [.G2]; [.H2]; [.I2]; [.J2]; CHAR(10); &quot;    }&quot;))" office:value-type="string" office:string-value="    MODULE&#10;    {&#10;        name = ModuleResourceConverter&#10;        ConverterName = Water Electrolysis&#10;        StartActionName = Start Water Electrolysis&#10;        StopActionName = Stop Water Electrolysis&#10;        AutoShutdown = false&#10;        GeneratesHeat = true&#10;        UseSpecialistBonus = false&#10;&#10;        INPUT_RESOURCE&#10;        {&#10;            ResourceName = ElectricCharge&#10;            Ratio = 600&#10;        }&#10;        INPUT_RESOURCE&#10;        {&#10;            ResourceName = Water&#10;            Ratio = 1&#10;        }&#10;        OUTPUT_RESOURCE&#10;        {&#10;            ResourceName = Hydrogen&#10;            Ratio = 560.091841255863&#10;            DumpExcess = false&#10;        }&#10;        OUTPUT_RESOURCE&#10;        {&#10;            ResourceName = Oxygen&#10;            Ratio = 283.42961251711&#10;            DumpExcess = false&#10;        }&#10;    }" calcext:value-type="string">
            <text:p>    MODULE</text:p>
            <text:p>    {</text:p>
            <text:p>        name = ModuleResourceConverter</text:p>
            <text:p>        ConverterName = Water Electrolysis</text:p>
            <text:p>        StartActionName = Start Water Electrolysis</text:p>
            <text:p>        StopActionName = Stop Water Elect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600</text:p>
            <text:p>        }</text:p>
            <text:p>        INPUT_RESOURCE</text:p>
            <text:p>        {</text:p>
            <text:p>            ResourceName = Water</text:p>
            <text:p>            Ratio = 1</text:p>
            <text:p>        }</text:p>
            <text:p>        OUTPUT_RESOURCE</text:p>
            <text:p>        {</text:p>
            <text:p>            ResourceName = Hydrogen</text:p>
            <text:p>            Ratio = 560.091841255863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283.42961251711</text:p>
            <text:p>            DumpExcess = false</text:p>
            <text:p>        }</text:p>
            <text:p>    }</text:p>
          </table:table-cell>
          <table:table-cell table:formula="of:=IF(ISBLANK([Conversion.B2]);&quot;&quot;;CONCATENATE(CHAR(10);&quot;        INPUT_RESOURCE&quot;; CHAR(10); &quot;        {&quot;; CHAR(10); &quot;            ResourceName = ElectricCharge&quot;; CHAR(10); &quot;            Ratio = &quot;; [Conversion.B2]; CHAR(10); &quot;        }&quot;))" office:value-type="string" office:string-value="&#10;        INPUT_RESOURCE&#10;        {&#10;            ResourceName = ElectricCharge&#10;            Ratio = 600&#10;        }" calcext:value-type="string">
            <text:p/>
            <text:p>        INPUT_RESOURCE</text:p>
            <text:p>        {</text:p>
            <text:p>            ResourceName = ElectricCharge</text:p>
            <text:p>            Ratio = 600</text:p>
            <text:p>        }</text:p>
          </table:table-cell>
          <table:table-cell table:formula="of:=IF(ISBLANK([Conversion.G2]);&quot;&quot;;CONCATENATE(CHAR(10);&quot;        INPUT_RESOURCE&quot;; CHAR(10); &quot;        {&quot;; CHAR(10); &quot;            ResourceName = &quot;; [Conversion.F2]; CHAR(10); &quot;            Ratio = &quot;; [Conversion.I2]; CHAR(10); &quot;        }&quot;))" office:value-type="string" office:string-value="&#10;        INPUT_RESOURCE&#10;        {&#10;            ResourceName = Water&#10;            Ratio = 1&#10;        }" calcext:value-type="string">
            <text:p/>
            <text:p>        INPUT_RESOURCE</text:p>
            <text:p>        {</text:p>
            <text:p>            ResourceName = Water</text:p>
            <text:p>            Ratio = 1</text:p>
            <text:p>        }</text:p>
          </table:table-cell>
          <table:table-cell table:formula="of:=IF(ISBLANK([Conversion.K2]);&quot;&quot;;CONCATENATE(CHAR(10);&quot;        INPUT_RESOURCE&quot;; CHAR(10); &quot;        {&quot;; CHAR(10); &quot;            ResourceName = &quot;; [Conversion.J2]; CHAR(10); &quot;            Ratio = &quot;; [Conversion.M2]; CHAR(10); &quot;        }&quot;))">
            <text:p/>
          </table:table-cell>
          <table:table-cell table:formula="of:=IF(ISBLANK([Conversion.O2]);&quot;&quot;;CONCATENATE(CHAR(10);&quot;        INPUT_RESOURCE&quot;; CHAR(10); &quot;        {&quot;; CHAR(10); &quot;            ResourceName = &quot;; [Conversion.N2]; CHAR(10); &quot;            Ratio = &quot;; [Conversion.Q2]; CHAR(10); &quot;        }&quot;))">
            <text:p/>
          </table:table-cell>
          <table:table-cell table:formula="of:=IF(ISBLANK([Conversion.C2]);&quot;&quot;;CONCATENATE(CHAR(10); &quot;        OUTPUT_RESOURCE&quot;; CHAR(10); &quot;        {&quot;; CHAR(10); &quot;            ResourceName = ElectricCharge&quot;; CHAR(10); &quot;            Ratio = &quot;; [Conversion.C2]; CHAR(10); &quot;            DumpExcess = true&quot;; CHAR(10); &quot;        }&quot;))">
            <text:p/>
          </table:table-cell>
          <table:table-cell table:formula="of:=IF(ISBLANK([Conversion.S2]);&quot;&quot;;CONCATENATE(CHAR(10); &quot;        OUTPUT_RESOURCE&quot;; CHAR(10); &quot;        {&quot;; CHAR(10); &quot;            ResourceName = &quot;; [Conversion.R2]; CHAR(10); &quot;            Ratio = &quot;; [Conversion.U2]; CHAR(10); &quot;            DumpExcess = false&quot;; CHAR(10); &quot;        }&quot;))" office:value-type="string" office:string-value="&#10;        OUTPUT_RESOURCE&#10;        {&#10;            ResourceName = Hydrogen&#10;            Ratio = 560.091841255863&#10;            DumpExcess = false&#10;        }" calcext:value-type="string">
            <text:p/>
            <text:p>        OUTPUT_RESOURCE</text:p>
            <text:p>        {</text:p>
            <text:p>            ResourceName = Hydrogen</text:p>
            <text:p>            Ratio = 560.091841255863</text:p>
            <text:p>            DumpExcess = false</text:p>
            <text:p>        }</text:p>
          </table:table-cell>
          <table:table-cell table:formula="of:=IF(ISBLANK([Conversion.W2]);&quot;&quot;;CONCATENATE(CHAR(10); &quot;        OUTPUT_RESOURCE&quot;; CHAR(10); &quot;        {&quot;; CHAR(10); &quot;            ResourceName = &quot;; [Conversion.V2]; CHAR(10); &quot;            Ratio = &quot;; [Conversion.Y2]; CHAR(10); &quot;            DumpExcess = false&quot;; CHAR(10); &quot;        }&quot;))" office:value-type="string" office:string-value="&#10;        OUTPUT_RESOURCE&#10;        {&#10;            ResourceName = Oxygen&#10;            Ratio = 283.42961251711&#10;            DumpExcess = false&#10;        }" calcext:value-type="string">
            <text:p/>
            <text:p>        OUTPUT_RESOURCE</text:p>
            <text:p>        {</text:p>
            <text:p>            ResourceName = Oxygen</text:p>
            <text:p>            Ratio = 283.42961251711</text:p>
            <text:p>            DumpExcess = false</text:p>
            <text:p>        }</text:p>
          </table:table-cell>
          <table:table-cell table:formula="of:=IF(ISBLANK([Conversion.AA2]);&quot;&quot;;CONCATENATE(CHAR(10); &quot;        OUTPUT_RESOURCE&quot;; CHAR(10); &quot;        {&quot;; CHAR(10); &quot;            ResourceName = &quot;; [Conversion.Z2]; CHAR(10); &quot;            Ratio = &quot;; [Conversion.AC2]; CHAR(10); &quot;            DumpExcess = false&quot;; CHAR(10); &quot;        }&quot;))">
            <text:p/>
          </table:table-cell>
          <table:table-cell table:formula="of:=IF(ISBLANK([Conversion.AE2]);&quot;&quot;;CONCATENATE(CHAR(10); &quot;        OUTPUT_RESOURCE&quot;; CHAR(10); &quot;        {&quot;; CHAR(10); &quot;            ResourceName = &quot;; [Conversion.AD2]; CHAR(10); &quot;            Ratio = &quot;; [Conversion.AG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]);&quot;&quot;;CONCATENATE(&quot;    MODULE&quot;; CHAR(10); &quot;    {&quot;; CHAR(10); &quot;        name = ModuleResourceConverter&quot;; CHAR(10); &quot;        ConverterName = &quot;; [Conversion.A3]; CHAR(10); &quot;        StartActionName = Start &quot;; [Conversion.A3]; CHAR(10); &quot;        StopActionName = Stop &quot;; [Conversion.A3]; CHAR(10); &quot;        AutoShutdown = false&quot;; CHAR(10); &quot;        GeneratesHeat = true&quot;; CHAR(10); &quot;        UseSpecialistBonus = false&quot;; CHAR(10); [.B3]; [.C3]; [.D3]; [.E3]; [.F3]; [.G3]; [.H3]; [.I3]; [.J3]; CHAR(10); &quot;    }&quot;))" office:value-type="string" office:string-value="    MODULE&#10;    {&#10;        name = ModuleResourceConverter&#10;        ConverterName = Water Gas Shift&#10;        StartActionName = Start Water Gas Shift&#10;        StopActionName = Stop Water Gas Shift&#10;        AutoShutdown = false&#10;        GeneratesHeat = true&#10;        UseSpecialistBonus = false&#10;&#10;        INPUT_RESOURCE&#10;        {&#10;            ResourceName = ElectricCharge&#10;            Ratio = 500&#10;        }&#10;        INPUT_RESOURCE&#10;        {&#10;            ResourceName = CarbonMonoxide&#10;            Ratio = 1&#10;        }&#10;        INPUT_RESOURCE&#10;        {&#10;            ResourceName = Water&#10;            Ratio = 0.000803966440556944&#10;        }&#10;        OUTPUT_RESOURCE&#10;        {&#10;            ResourceName = CarbonDioxide&#10;            Ratio = 0.906011088153879&#10;            DumpExcess = false&#10;        }&#10;        OUTPUT_RESOURCE&#10;        {&#10;            ResourceName = Hydrogen&#10;            Ratio = 0.450295043999461&#10;            DumpExcess = false&#10;        }&#10;    }" calcext:value-type="string">
            <text:p>    MODULE</text:p>
            <text:p>    {</text:p>
            <text:p>        name = ModuleResourceConverter</text:p>
            <text:p>        ConverterName = Water Gas Shift</text:p>
            <text:p>        StartActionName = Start Water Gas Shift</text:p>
            <text:p>        StopActionName = Stop Water Gas Shift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  <text:p>        INPUT_RESOURCE</text:p>
            <text:p>        {</text:p>
            <text:p>            ResourceName = CarbonMonoxide</text:p>
            <text:p>            Ratio = 1</text:p>
            <text:p>        }</text:p>
            <text:p>        INPUT_RESOURCE</text:p>
            <text:p>        {</text:p>
            <text:p>            ResourceName = Water</text:p>
            <text:p>            Ratio = 0.000803966440556944</text:p>
            <text:p>        }</text:p>
            <text:p>        OUTPUT_RESOURCE</text:p>
            <text:p>        {</text:p>
            <text:p>            ResourceName = CarbonDioxide</text:p>
            <text:p>            Ratio = 0.906011088153879</text:p>
            <text:p>            DumpExcess = false</text:p>
            <text:p>        }</text:p>
            <text:p>        OUTPUT_RESOURCE</text:p>
            <text:p>        {</text:p>
            <text:p>            ResourceName = Hydrogen</text:p>
            <text:p>            Ratio = 0.450295043999461</text:p>
            <text:p>            DumpExcess = false</text:p>
            <text:p>        }</text:p>
            <text:p>    }</text:p>
          </table:table-cell>
          <table:table-cell table:formula="of:=IF(ISBLANK([Conversion.B3]);&quot;&quot;;CONCATENATE(CHAR(10);&quot;        INPUT_RESOURCE&quot;; CHAR(10); &quot;        {&quot;; CHAR(10); &quot;            ResourceName = ElectricCharge&quot;; CHAR(10); &quot;            Ratio = &quot;; [Conversion.B3]; CHAR(10); &quot;        }&quot;))" office:value-type="string" office:string-value="&#10;        INPUT_RESOURCE&#10;        {&#10;            ResourceName = ElectricCharge&#10;            Ratio = 500&#10;        }" calcext:value-type="string"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</table:table-cell>
          <table:table-cell table:formula="of:=IF(ISBLANK([Conversion.G3]);&quot;&quot;;CONCATENATE(CHAR(10);&quot;        INPUT_RESOURCE&quot;; CHAR(10); &quot;        {&quot;; CHAR(10); &quot;            ResourceName = &quot;; [Conversion.F3]; CHAR(10); &quot;            Ratio = &quot;; [Conversion.I3]; CHAR(10); &quot;        }&quot;))" office:value-type="string" office:string-value="&#10;        INPUT_RESOURCE&#10;        {&#10;            ResourceName = CarbonMonoxide&#10;            Ratio = 1&#10;        }" calcext:value-type="string">
            <text:p/>
            <text:p>        INPUT_RESOURCE</text:p>
            <text:p>        {</text:p>
            <text:p>            ResourceName = CarbonMonoxide</text:p>
            <text:p>            Ratio = 1</text:p>
            <text:p>        }</text:p>
          </table:table-cell>
          <table:table-cell table:formula="of:=IF(ISBLANK([Conversion.K3]);&quot;&quot;;CONCATENATE(CHAR(10);&quot;        INPUT_RESOURCE&quot;; CHAR(10); &quot;        {&quot;; CHAR(10); &quot;            ResourceName = &quot;; [Conversion.J3]; CHAR(10); &quot;            Ratio = &quot;; [Conversion.M3]; CHAR(10); &quot;        }&quot;))" office:value-type="string" office:string-value="&#10;        INPUT_RESOURCE&#10;        {&#10;            ResourceName = Water&#10;            Ratio = 0.000803966440556944&#10;        }" calcext:value-type="string">
            <text:p/>
            <text:p>        INPUT_RESOURCE</text:p>
            <text:p>        {</text:p>
            <text:p>            ResourceName = Water</text:p>
            <text:p>            Ratio = 0.000803966440556944</text:p>
            <text:p>        }</text:p>
          </table:table-cell>
          <table:table-cell table:formula="of:=IF(ISBLANK([Conversion.O3]);&quot;&quot;;CONCATENATE(CHAR(10);&quot;        INPUT_RESOURCE&quot;; CHAR(10); &quot;        {&quot;; CHAR(10); &quot;            ResourceName = &quot;; [Conversion.N3]; CHAR(10); &quot;            Ratio = &quot;; [Conversion.Q3]; CHAR(10); &quot;        }&quot;))">
            <text:p/>
          </table:table-cell>
          <table:table-cell table:formula="of:=IF(ISBLANK([Conversion.C3]);&quot;&quot;;CONCATENATE(CHAR(10); &quot;        OUTPUT_RESOURCE&quot;; CHAR(10); &quot;        {&quot;; CHAR(10); &quot;            ResourceName = ElectricCharge&quot;; CHAR(10); &quot;            Ratio = &quot;; [Conversion.C3]; CHAR(10); &quot;            DumpExcess = true&quot;; CHAR(10); &quot;        }&quot;))">
            <text:p/>
          </table:table-cell>
          <table:table-cell table:formula="of:=IF(ISBLANK([Conversion.S3]);&quot;&quot;;CONCATENATE(CHAR(10); &quot;        OUTPUT_RESOURCE&quot;; CHAR(10); &quot;        {&quot;; CHAR(10); &quot;            ResourceName = &quot;; [Conversion.R3]; CHAR(10); &quot;            Ratio = &quot;; [Conversion.U3]; CHAR(10); &quot;            DumpExcess = false&quot;; CHAR(10); &quot;        }&quot;))" office:value-type="string" office:string-value="&#10;        OUTPUT_RESOURCE&#10;        {&#10;            ResourceName = CarbonDioxide&#10;            Ratio = 0.906011088153879&#10;            DumpExcess = false&#10;        }" calcext:value-type="string">
            <text:p/>
            <text:p>        OUTPUT_RESOURCE</text:p>
            <text:p>        {</text:p>
            <text:p>            ResourceName = CarbonDioxide</text:p>
            <text:p>            Ratio = 0.906011088153879</text:p>
            <text:p>            DumpExcess = false</text:p>
            <text:p>        }</text:p>
          </table:table-cell>
          <table:table-cell table:formula="of:=IF(ISBLANK([Conversion.W3]);&quot;&quot;;CONCATENATE(CHAR(10); &quot;        OUTPUT_RESOURCE&quot;; CHAR(10); &quot;        {&quot;; CHAR(10); &quot;            ResourceName = &quot;; [Conversion.V3]; CHAR(10); &quot;            Ratio = &quot;; [Conversion.Y3]; CHAR(10); &quot;            DumpExcess = false&quot;; CHAR(10); &quot;        }&quot;))" office:value-type="string" office:string-value="&#10;        OUTPUT_RESOURCE&#10;        {&#10;            ResourceName = Hydrogen&#10;            Ratio = 0.450295043999461&#10;            DumpExcess = false&#10;        }" calcext:value-type="string">
            <text:p/>
            <text:p>        OUTPUT_RESOURCE</text:p>
            <text:p>        {</text:p>
            <text:p>            ResourceName = Hydrogen</text:p>
            <text:p>            Ratio = 0.450295043999461</text:p>
            <text:p>            DumpExcess = false</text:p>
            <text:p>        }</text:p>
          </table:table-cell>
          <table:table-cell table:formula="of:=IF(ISBLANK([Conversion.AA3]);&quot;&quot;;CONCATENATE(CHAR(10); &quot;        OUTPUT_RESOURCE&quot;; CHAR(10); &quot;        {&quot;; CHAR(10); &quot;            ResourceName = &quot;; [Conversion.Z3]; CHAR(10); &quot;            Ratio = &quot;; [Conversion.AC3]; CHAR(10); &quot;            DumpExcess = false&quot;; CHAR(10); &quot;        }&quot;))">
            <text:p/>
          </table:table-cell>
          <table:table-cell table:formula="of:=IF(ISBLANK([Conversion.AE3]);&quot;&quot;;CONCATENATE(CHAR(10); &quot;        OUTPUT_RESOURCE&quot;; CHAR(10); &quot;        {&quot;; CHAR(10); &quot;            ResourceName = &quot;; [Conversion.AD3]; CHAR(10); &quot;            Ratio = &quot;; [Conversion.AG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]);&quot;&quot;;CONCATENATE(&quot;    MODULE&quot;; CHAR(10); &quot;    {&quot;; CHAR(10); &quot;        name = ModuleResourceConverter&quot;; CHAR(10); &quot;        ConverterName = &quot;; [Conversion.A4]; CHAR(10); &quot;        StartActionName = Start &quot;; [Conversion.A4]; CHAR(10); &quot;        StopActionName = Stop &quot;; [Conversion.A4]; CHAR(10); &quot;        AutoShutdown = false&quot;; CHAR(10); &quot;        GeneratesHeat = true&quot;; CHAR(10); &quot;        UseSpecialistBonus = false&quot;; CHAR(10); [.B4]; [.C4]; [.D4]; [.E4]; [.F4]; [.G4]; [.H4]; [.I4]; [.J4]; CHAR(10); &quot;    }&quot;))" office:value-type="string" office:string-value="    MODULE&#10;    {&#10;        name = ModuleResourceConverter&#10;        ConverterName = Reverse Water Gas Shift&#10;        StartActionName = Start Reverse Water Gas Shift&#10;        StopActionName = Stop Reverse Water Gas Shift&#10;        AutoShutdown = false&#10;        GeneratesHeat = true&#10;        UseSpecialistBonus = false&#10;&#10;        INPUT_RESOURCE&#10;        {&#10;            ResourceName = ElectricCharge&#10;            Ratio = 500&#10;        }&#10;        INPUT_RESOURCE&#10;        {&#10;            ResourceName = CarbonDioxide&#10;            Ratio = 1&#10;        }&#10;        INPUT_RESOURCE&#10;        {&#10;            ResourceName = Hydrogen&#10;            Ratio = 0.49700831467416&#10;        }&#10;        OUTPUT_RESOURCE&#10;        {&#10;            ResourceName = CarbonMonoxide&#10;            Ratio = 0.894028793456033&#10;            DumpExcess = false&#10;        }&#10;        OUTPUT_RESOURCE&#10;        {&#10;            ResourceName = Water&#10;            Ratio = 0.000718769146830266&#10;            DumpExcess = false&#10;        }&#10;    }" calcext:value-type="string">
            <text:p>    MODULE</text:p>
            <text:p>    {</text:p>
            <text:p>        name = ModuleResourceConverter</text:p>
            <text:p>        ConverterName = Reverse Water Gas Shift</text:p>
            <text:p>        StartActionName = Start Reverse Water Gas Shift</text:p>
            <text:p>        StopActionName = Stop Reverse Water Gas Shift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0.49700831467416</text:p>
            <text:p>        }</text:p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0718769146830266</text:p>
            <text:p>            DumpExcess = false</text:p>
            <text:p>        }</text:p>
            <text:p>    }</text:p>
          </table:table-cell>
          <table:table-cell table:formula="of:=IF(ISBLANK([Conversion.B4]);&quot;&quot;;CONCATENATE(CHAR(10);&quot;        INPUT_RESOURCE&quot;; CHAR(10); &quot;        {&quot;; CHAR(10); &quot;            ResourceName = ElectricCharge&quot;; CHAR(10); &quot;            Ratio = &quot;; [Conversion.B4]; CHAR(10); &quot;        }&quot;))" office:value-type="string" office:string-value="&#10;        INPUT_RESOURCE&#10;        {&#10;            ResourceName = ElectricCharge&#10;            Ratio = 500&#10;        }" calcext:value-type="string"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</table:table-cell>
          <table:table-cell table:formula="of:=IF(ISBLANK([Conversion.G4]);&quot;&quot;;CONCATENATE(CHAR(10);&quot;        INPUT_RESOURCE&quot;; CHAR(10); &quot;        {&quot;; CHAR(10); &quot;            ResourceName = &quot;; [Conversion.F4]; CHAR(10); &quot;            Ratio = &quot;; [Conversion.I4]; CHAR(10); &quot;        }&quot;))" office:value-type="string" office:string-value="&#10;        INPUT_RESOURCE&#10;        {&#10;            ResourceName = CarbonDioxide&#10;            Ratio = 1&#10;        }" calcext:value-type="string"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</table:table-cell>
          <table:table-cell table:formula="of:=IF(ISBLANK([Conversion.K4]);&quot;&quot;;CONCATENATE(CHAR(10);&quot;        INPUT_RESOURCE&quot;; CHAR(10); &quot;        {&quot;; CHAR(10); &quot;            ResourceName = &quot;; [Conversion.J4]; CHAR(10); &quot;            Ratio = &quot;; [Conversion.M4]; CHAR(10); &quot;        }&quot;))" office:value-type="string" office:string-value="&#10;        INPUT_RESOURCE&#10;        {&#10;            ResourceName = Hydrogen&#10;            Ratio = 0.49700831467416&#10;        }" calcext:value-type="string">
            <text:p/>
            <text:p>        INPUT_RESOURCE</text:p>
            <text:p>        {</text:p>
            <text:p>            ResourceName = Hydrogen</text:p>
            <text:p>            Ratio = 0.49700831467416</text:p>
            <text:p>        }</text:p>
          </table:table-cell>
          <table:table-cell table:formula="of:=IF(ISBLANK([Conversion.O4]);&quot;&quot;;CONCATENATE(CHAR(10);&quot;        INPUT_RESOURCE&quot;; CHAR(10); &quot;        {&quot;; CHAR(10); &quot;            ResourceName = &quot;; [Conversion.N4]; CHAR(10); &quot;            Ratio = &quot;; [Conversion.Q4]; CHAR(10); &quot;        }&quot;))">
            <text:p/>
          </table:table-cell>
          <table:table-cell table:formula="of:=IF(ISBLANK([Conversion.C4]);&quot;&quot;;CONCATENATE(CHAR(10); &quot;        OUTPUT_RESOURCE&quot;; CHAR(10); &quot;        {&quot;; CHAR(10); &quot;            ResourceName = ElectricCharge&quot;; CHAR(10); &quot;            Ratio = &quot;; [Conversion.C4]; CHAR(10); &quot;            DumpExcess = true&quot;; CHAR(10); &quot;        }&quot;))">
            <text:p/>
          </table:table-cell>
          <table:table-cell table:formula="of:=IF(ISBLANK([Conversion.S4]);&quot;&quot;;CONCATENATE(CHAR(10); &quot;        OUTPUT_RESOURCE&quot;; CHAR(10); &quot;        {&quot;; CHAR(10); &quot;            ResourceName = &quot;; [Conversion.R4]; CHAR(10); &quot;            Ratio = &quot;; [Conversion.U4]; CHAR(10); &quot;            DumpExcess = false&quot;; CHAR(10); &quot;        }&quot;))" office:value-type="string" office:string-value="&#10;        OUTPUT_RESOURCE&#10;        {&#10;            ResourceName = CarbonMonoxide&#10;            Ratio = 0.894028793456033&#10;            DumpExcess = false&#10;        }" calcext:value-type="string">
            <text:p/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</table:table-cell>
          <table:table-cell table:formula="of:=IF(ISBLANK([Conversion.W4]);&quot;&quot;;CONCATENATE(CHAR(10); &quot;        OUTPUT_RESOURCE&quot;; CHAR(10); &quot;        {&quot;; CHAR(10); &quot;            ResourceName = &quot;; [Conversion.V4]; CHAR(10); &quot;            Ratio = &quot;; [Conversion.Y4]; CHAR(10); &quot;            DumpExcess = false&quot;; CHAR(10); &quot;        }&quot;))" office:value-type="string" office:string-value="&#10;        OUTPUT_RESOURCE&#10;        {&#10;            ResourceName = Water&#10;            Ratio = 0.000718769146830266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000718769146830266</text:p>
            <text:p>            DumpExcess = false</text:p>
            <text:p>        }</text:p>
          </table:table-cell>
          <table:table-cell table:formula="of:=IF(ISBLANK([Conversion.AA4]);&quot;&quot;;CONCATENATE(CHAR(10); &quot;        OUTPUT_RESOURCE&quot;; CHAR(10); &quot;        {&quot;; CHAR(10); &quot;            ResourceName = &quot;; [Conversion.Z4]; CHAR(10); &quot;            Ratio = &quot;; [Conversion.AC4]; CHAR(10); &quot;            DumpExcess = false&quot;; CHAR(10); &quot;        }&quot;))">
            <text:p/>
          </table:table-cell>
          <table:table-cell table:formula="of:=IF(ISBLANK([Conversion.AE4]);&quot;&quot;;CONCATENATE(CHAR(10); &quot;        OUTPUT_RESOURCE&quot;; CHAR(10); &quot;        {&quot;; CHAR(10); &quot;            ResourceName = &quot;; [Conversion.AD4]; CHAR(10); &quot;            Ratio = &quot;; [Conversion.AG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]);&quot;&quot;;CONCATENATE(&quot;    MODULE&quot;; CHAR(10); &quot;    {&quot;; CHAR(10); &quot;        name = ModuleResourceConverter&quot;; CHAR(10); &quot;        ConverterName = &quot;; [Conversion.A5]; CHAR(10); &quot;        StartActionName = Start &quot;; [Conversion.A5]; CHAR(10); &quot;        StopActionName = Stop &quot;; [Conversion.A5]; CHAR(10); &quot;        AutoShutdown = false&quot;; CHAR(10); &quot;        GeneratesHeat = true&quot;; CHAR(10); &quot;        UseSpecialistBonus = false&quot;; CHAR(10); [.B5]; [.C5]; [.D5]; [.E5]; [.F5]; [.G5]; [.H5]; [.I5]; [.J5]; CHAR(10); &quot;    }&quot;))" office:value-type="string" office:string-value="    MODULE&#10;    {&#10;        name = ModuleResourceConverter&#10;        ConverterName = Sabatier Reaction&#10;        StartActionName = Start Sabatier Reaction&#10;        StopActionName = Stop Sabatier Reaction&#10;        AutoShutdown = false&#10;        GeneratesHeat = true&#10;        UseSpecialistBonus = false&#10;&#10;        INPUT_RESOURCE&#10;        {&#10;            ResourceName = CarbonDioxide&#10;            Ratio = 1&#10;        }&#10;        INPUT_RESOURCE&#10;        {&#10;            ResourceName = Hydrogen&#10;            Ratio = 1.98803325869664&#10;        }&#10;        OUTPUT_RESOURCE&#10;        {&#10;            ResourceName = ElectricCharge&#10;            Ratio = 300&#10;            DumpExcess = true&#10;        }&#10;        OUTPUT_RESOURCE&#10;        {&#10;            ResourceName = Methane&#10;            Ratio = 0.892552187169329&#10;            DumpExcess = false&#10;        }&#10;        OUTPUT_RESOURCE&#10;        {&#10;            ResourceName = Water&#10;            Ratio = 0.00143753829366053&#10;            DumpExcess = false&#10;        }&#10;    }" calcext:value-type="string">
            <text:p>    MODULE</text:p>
            <text:p>    {</text:p>
            <text:p>        name = ModuleResourceConverter</text:p>
            <text:p>        ConverterName = Sabatier Reaction</text:p>
            <text:p>        StartActionName = Start Sabatier Reaction</text:p>
            <text:p>        StopActionName = Stop Sabatier Rea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1.98803325869664</text:p>
            <text:p>        }</text:p>
            <text:p>        OUTPUT_RESOURCE</text:p>
            <text:p>        {</text:p>
            <text:p>            ResourceName = ElectricCharge</text:p>
            <text:p>            Ratio = 300</text:p>
            <text:p>            DumpExcess = true</text:p>
            <text:p>        }</text:p>
            <text:p>        OUTPUT_RESOURCE</text:p>
            <text:p>        {</text:p>
            <text:p>            ResourceName = Methane</text:p>
            <text:p>            Ratio = 0.892552187169329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  <text:p>    }</text:p>
          </table:table-cell>
          <table:table-cell table:formula="of:=IF(ISBLANK([Conversion.B5]);&quot;&quot;;CONCATENATE(CHAR(10);&quot;        INPUT_RESOURCE&quot;; CHAR(10); &quot;        {&quot;; CHAR(10); &quot;            ResourceName = ElectricCharge&quot;; CHAR(10); &quot;            Ratio = &quot;; [Conversion.B5]; CHAR(10); &quot;        }&quot;))">
            <text:p/>
          </table:table-cell>
          <table:table-cell table:formula="of:=IF(ISBLANK([Conversion.G5]);&quot;&quot;;CONCATENATE(CHAR(10);&quot;        INPUT_RESOURCE&quot;; CHAR(10); &quot;        {&quot;; CHAR(10); &quot;            ResourceName = &quot;; [Conversion.F5]; CHAR(10); &quot;            Ratio = &quot;; [Conversion.I5]; CHAR(10); &quot;        }&quot;))" office:value-type="string" office:string-value="&#10;        INPUT_RESOURCE&#10;        {&#10;            ResourceName = CarbonDioxide&#10;            Ratio = 1&#10;        }" calcext:value-type="string"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</table:table-cell>
          <table:table-cell table:formula="of:=IF(ISBLANK([Conversion.K5]);&quot;&quot;;CONCATENATE(CHAR(10);&quot;        INPUT_RESOURCE&quot;; CHAR(10); &quot;        {&quot;; CHAR(10); &quot;            ResourceName = &quot;; [Conversion.J5]; CHAR(10); &quot;            Ratio = &quot;; [Conversion.M5]; CHAR(10); &quot;        }&quot;))" office:value-type="string" office:string-value="&#10;        INPUT_RESOURCE&#10;        {&#10;            ResourceName = Hydrogen&#10;            Ratio = 1.98803325869664&#10;        }" calcext:value-type="string">
            <text:p/>
            <text:p>        INPUT_RESOURCE</text:p>
            <text:p>        {</text:p>
            <text:p>            ResourceName = Hydrogen</text:p>
            <text:p>            Ratio = 1.98803325869664</text:p>
            <text:p>        }</text:p>
          </table:table-cell>
          <table:table-cell table:formula="of:=IF(ISBLANK([Conversion.O5]);&quot;&quot;;CONCATENATE(CHAR(10);&quot;        INPUT_RESOURCE&quot;; CHAR(10); &quot;        {&quot;; CHAR(10); &quot;            ResourceName = &quot;; [Conversion.N5]; CHAR(10); &quot;            Ratio = &quot;; [Conversion.Q5]; CHAR(10); &quot;        }&quot;))">
            <text:p/>
          </table:table-cell>
          <table:table-cell table:formula="of:=IF(ISBLANK([Conversion.C5]);&quot;&quot;;CONCATENATE(CHAR(10); &quot;        OUTPUT_RESOURCE&quot;; CHAR(10); &quot;        {&quot;; CHAR(10); &quot;            ResourceName = ElectricCharge&quot;; CHAR(10); &quot;            Ratio = &quot;; [Conversion.C5]; CHAR(10); &quot;            DumpExcess = true&quot;; CHAR(10); &quot;        }&quot;))" office:value-type="string" office:string-value="&#10;        OUTPUT_RESOURCE&#10;        {&#10;            ResourceName = ElectricCharge&#10;            Ratio = 300&#10;            DumpExcess = true&#10;        }" calcext:value-type="string">
            <text:p/>
            <text:p>        OUTPUT_RESOURCE</text:p>
            <text:p>        {</text:p>
            <text:p>            ResourceName = ElectricCharge</text:p>
            <text:p>            Ratio = 300</text:p>
            <text:p>            DumpExcess = true</text:p>
            <text:p>        }</text:p>
          </table:table-cell>
          <table:table-cell table:formula="of:=IF(ISBLANK([Conversion.S5]);&quot;&quot;;CONCATENATE(CHAR(10); &quot;        OUTPUT_RESOURCE&quot;; CHAR(10); &quot;        {&quot;; CHAR(10); &quot;            ResourceName = &quot;; [Conversion.R5]; CHAR(10); &quot;            Ratio = &quot;; [Conversion.U5]; CHAR(10); &quot;            DumpExcess = false&quot;; CHAR(10); &quot;        }&quot;))" office:value-type="string" office:string-value="&#10;        OUTPUT_RESOURCE&#10;        {&#10;            ResourceName = Methane&#10;            Ratio = 0.892552187169329&#10;            DumpExcess = false&#10;        }" calcext:value-type="string">
            <text:p/>
            <text:p>        OUTPUT_RESOURCE</text:p>
            <text:p>        {</text:p>
            <text:p>            ResourceName = Methane</text:p>
            <text:p>            Ratio = 0.892552187169329</text:p>
            <text:p>            DumpExcess = false</text:p>
            <text:p>        }</text:p>
          </table:table-cell>
          <table:table-cell table:formula="of:=IF(ISBLANK([Conversion.W5]);&quot;&quot;;CONCATENATE(CHAR(10); &quot;        OUTPUT_RESOURCE&quot;; CHAR(10); &quot;        {&quot;; CHAR(10); &quot;            ResourceName = &quot;; [Conversion.V5]; CHAR(10); &quot;            Ratio = &quot;; [Conversion.Y5]; CHAR(10); &quot;            DumpExcess = false&quot;; CHAR(10); &quot;        }&quot;))" office:value-type="string" office:string-value="&#10;        OUTPUT_RESOURCE&#10;        {&#10;            ResourceName = Water&#10;            Ratio = 0.00143753829366053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</table:table-cell>
          <table:table-cell table:formula="of:=IF(ISBLANK([Conversion.AA5]);&quot;&quot;;CONCATENATE(CHAR(10); &quot;        OUTPUT_RESOURCE&quot;; CHAR(10); &quot;        {&quot;; CHAR(10); &quot;            ResourceName = &quot;; [Conversion.Z5]; CHAR(10); &quot;            Ratio = &quot;; [Conversion.AC5]; CHAR(10); &quot;            DumpExcess = false&quot;; CHAR(10); &quot;        }&quot;))">
            <text:p/>
          </table:table-cell>
          <table:table-cell table:formula="of:=IF(ISBLANK([Conversion.AE5]);&quot;&quot;;CONCATENATE(CHAR(10); &quot;        OUTPUT_RESOURCE&quot;; CHAR(10); &quot;        {&quot;; CHAR(10); &quot;            ResourceName = &quot;; [Conversion.AD5]; CHAR(10); &quot;            Ratio = &quot;; [Conversion.AG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]);&quot;&quot;;CONCATENATE(&quot;    MODULE&quot;; CHAR(10); &quot;    {&quot;; CHAR(10); &quot;        name = ModuleResourceConverter&quot;; CHAR(10); &quot;        ConverterName = &quot;; [Conversion.A6]; CHAR(10); &quot;        StartActionName = Start &quot;; [Conversion.A6]; CHAR(10); &quot;        StopActionName = Stop &quot;; [Conversion.A6]; CHAR(10); &quot;        AutoShutdown = false&quot;; CHAR(10); &quot;        GeneratesHeat = true&quot;; CHAR(10); &quot;        UseSpecialistBonus = false&quot;; CHAR(10); [.B6]; [.C6]; [.D6]; [.E6]; [.F6]; [.G6]; [.H6]; [.I6]; [.J6]; CHAR(10); &quot;    }&quot;))" office:value-type="string" office:string-value="    MODULE&#10;    {&#10;        name = ModuleResourceConverter&#10;        ConverterName = Methane Pyrolysis&#10;        StartActionName = Start Methane Pyrolysis&#10;        StopActionName = Stop Methane Pyrolysis&#10;        AutoShutdown = false&#10;        GeneratesHeat = true&#10;        UseSpecialistBonus = false&#10;&#10;        INPUT_RESOURCE&#10;        {&#10;            ResourceName = ElectricCharge&#10;            Ratio = 74.9&#10;        }&#10;        INPUT_RESOURCE&#10;        {&#10;            ResourceName = Methane&#10;            Ratio = 1&#10;        }&#10;        OUTPUT_RESOURCE&#10;        {&#10;            ResourceName = Carbon&#10;            Ratio = 0.000230094546669042&#10;            DumpExcess = false&#10;        }&#10;        OUTPUT_RESOURCE&#10;        {&#10;            ResourceName = Hydrogen&#10;            Ratio = 0.902079991900116&#10;            DumpExcess = false&#10;        }&#10;    }" calcext:value-type="string">
            <text:p>    MODULE</text:p>
            <text:p>    {</text:p>
            <text:p>        name = ModuleResourceConverter</text:p>
            <text:p>        ConverterName = Methane Pyrolysis</text:p>
            <text:p>        StartActionName = Start Methane Pyrolysis</text:p>
            <text:p>        StopActionName = Stop Methane Py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74.9</text:p>
            <text:p>        }</text:p>
            <text:p>        INPUT_RESOURCE</text:p>
            <text:p>        {</text:p>
            <text:p>            ResourceName = Methane</text:p>
            <text:p>            Ratio = 1</text:p>
            <text:p>        }</text:p>
            <text:p>        OUTPUT_RESOURCE</text:p>
            <text:p>        {</text:p>
            <text:p>            ResourceName = Carbon</text:p>
            <text:p>            Ratio = 0.000230094546669042</text:p>
            <text:p>            DumpExcess = false</text:p>
            <text:p>        }</text:p>
            <text:p>        OUTPUT_RESOURCE</text:p>
            <text:p>        {</text:p>
            <text:p>            ResourceName = Hydrogen</text:p>
            <text:p>            Ratio = 0.902079991900116</text:p>
            <text:p>            DumpExcess = false</text:p>
            <text:p>        }</text:p>
            <text:p>    }</text:p>
          </table:table-cell>
          <table:table-cell table:formula="of:=IF(ISBLANK([Conversion.B6]);&quot;&quot;;CONCATENATE(CHAR(10);&quot;        INPUT_RESOURCE&quot;; CHAR(10); &quot;        {&quot;; CHAR(10); &quot;            ResourceName = ElectricCharge&quot;; CHAR(10); &quot;            Ratio = &quot;; [Conversion.B6]; CHAR(10); &quot;        }&quot;))" office:value-type="string" office:string-value="&#10;        INPUT_RESOURCE&#10;        {&#10;            ResourceName = ElectricCharge&#10;            Ratio = 74.9&#10;        }" calcext:value-type="string">
            <text:p/>
            <text:p>        INPUT_RESOURCE</text:p>
            <text:p>        {</text:p>
            <text:p>            ResourceName = ElectricCharge</text:p>
            <text:p>            Ratio = 74.9</text:p>
            <text:p>        }</text:p>
          </table:table-cell>
          <table:table-cell table:formula="of:=IF(ISBLANK([Conversion.G6]);&quot;&quot;;CONCATENATE(CHAR(10);&quot;        INPUT_RESOURCE&quot;; CHAR(10); &quot;        {&quot;; CHAR(10); &quot;            ResourceName = &quot;; [Conversion.F6]; CHAR(10); &quot;            Ratio = &quot;; [Conversion.I6]; CHAR(10); &quot;        }&quot;))" office:value-type="string" office:string-value="&#10;        INPUT_RESOURCE&#10;        {&#10;            ResourceName = Methane&#10;            Ratio = 1&#10;        }" calcext:value-type="string">
            <text:p/>
            <text:p>        INPUT_RESOURCE</text:p>
            <text:p>        {</text:p>
            <text:p>            ResourceName = Methane</text:p>
            <text:p>            Ratio = 1</text:p>
            <text:p>        }</text:p>
          </table:table-cell>
          <table:table-cell table:formula="of:=IF(ISBLANK([Conversion.K6]);&quot;&quot;;CONCATENATE(CHAR(10);&quot;        INPUT_RESOURCE&quot;; CHAR(10); &quot;        {&quot;; CHAR(10); &quot;            ResourceName = &quot;; [Conversion.J6]; CHAR(10); &quot;            Ratio = &quot;; [Conversion.M6]; CHAR(10); &quot;        }&quot;))">
            <text:p/>
          </table:table-cell>
          <table:table-cell table:formula="of:=IF(ISBLANK([Conversion.O6]);&quot;&quot;;CONCATENATE(CHAR(10);&quot;        INPUT_RESOURCE&quot;; CHAR(10); &quot;        {&quot;; CHAR(10); &quot;            ResourceName = &quot;; [Conversion.N6]; CHAR(10); &quot;            Ratio = &quot;; [Conversion.Q6]; CHAR(10); &quot;        }&quot;))">
            <text:p/>
          </table:table-cell>
          <table:table-cell table:formula="of:=IF(ISBLANK([Conversion.C6]);&quot;&quot;;CONCATENATE(CHAR(10); &quot;        OUTPUT_RESOURCE&quot;; CHAR(10); &quot;        {&quot;; CHAR(10); &quot;            ResourceName = ElectricCharge&quot;; CHAR(10); &quot;            Ratio = &quot;; [Conversion.C6]; CHAR(10); &quot;            DumpExcess = true&quot;; CHAR(10); &quot;        }&quot;))">
            <text:p/>
          </table:table-cell>
          <table:table-cell table:formula="of:=IF(ISBLANK([Conversion.S6]);&quot;&quot;;CONCATENATE(CHAR(10); &quot;        OUTPUT_RESOURCE&quot;; CHAR(10); &quot;        {&quot;; CHAR(10); &quot;            ResourceName = &quot;; [Conversion.R6]; CHAR(10); &quot;            Ratio = &quot;; [Conversion.U6]; CHAR(10); &quot;            DumpExcess = false&quot;; CHAR(10); &quot;        }&quot;))" office:value-type="string" office:string-value="&#10;        OUTPUT_RESOURCE&#10;        {&#10;            ResourceName = Carbon&#10;            Ratio = 0.000230094546669042&#10;            DumpExcess = false&#10;        }" calcext:value-type="string">
            <text:p/>
            <text:p>        OUTPUT_RESOURCE</text:p>
            <text:p>        {</text:p>
            <text:p>            ResourceName = Carbon</text:p>
            <text:p>            Ratio = 0.000230094546669042</text:p>
            <text:p>            DumpExcess = false</text:p>
            <text:p>        }</text:p>
          </table:table-cell>
          <table:table-cell table:formula="of:=IF(ISBLANK([Conversion.W6]);&quot;&quot;;CONCATENATE(CHAR(10); &quot;        OUTPUT_RESOURCE&quot;; CHAR(10); &quot;        {&quot;; CHAR(10); &quot;            ResourceName = &quot;; [Conversion.V6]; CHAR(10); &quot;            Ratio = &quot;; [Conversion.Y6]; CHAR(10); &quot;            DumpExcess = false&quot;; CHAR(10); &quot;        }&quot;))" office:value-type="string" office:string-value="&#10;        OUTPUT_RESOURCE&#10;        {&#10;            ResourceName = Hydrogen&#10;            Ratio = 0.902079991900116&#10;            DumpExcess = false&#10;        }" calcext:value-type="string">
            <text:p/>
            <text:p>        OUTPUT_RESOURCE</text:p>
            <text:p>        {</text:p>
            <text:p>            ResourceName = Hydrogen</text:p>
            <text:p>            Ratio = 0.902079991900116</text:p>
            <text:p>            DumpExcess = false</text:p>
            <text:p>        }</text:p>
          </table:table-cell>
          <table:table-cell table:formula="of:=IF(ISBLANK([Conversion.AA6]);&quot;&quot;;CONCATENATE(CHAR(10); &quot;        OUTPUT_RESOURCE&quot;; CHAR(10); &quot;        {&quot;; CHAR(10); &quot;            ResourceName = &quot;; [Conversion.Z6]; CHAR(10); &quot;            Ratio = &quot;; [Conversion.AC6]; CHAR(10); &quot;            DumpExcess = false&quot;; CHAR(10); &quot;        }&quot;))">
            <text:p/>
          </table:table-cell>
          <table:table-cell table:formula="of:=IF(ISBLANK([Conversion.AE6]);&quot;&quot;;CONCATENATE(CHAR(10); &quot;        OUTPUT_RESOURCE&quot;; CHAR(10); &quot;        {&quot;; CHAR(10); &quot;            ResourceName = &quot;; [Conversion.AD6]; CHAR(10); &quot;            Ratio = &quot;; [Conversion.AG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7]);&quot;&quot;;CONCATENATE(&quot;    MODULE&quot;; CHAR(10); &quot;    {&quot;; CHAR(10); &quot;        name = ModuleResourceConverter&quot;; CHAR(10); &quot;        ConverterName = &quot;; [Conversion.A7]; CHAR(10); &quot;        StartActionName = Start &quot;; [Conversion.A7]; CHAR(10); &quot;        StopActionName = Stop &quot;; [Conversion.A7]; CHAR(10); &quot;        AutoShutdown = false&quot;; CHAR(10); &quot;        GeneratesHeat = true&quot;; CHAR(10); &quot;        UseSpecialistBonus = false&quot;; CHAR(10); [.B7]; [.C7]; [.D7]; [.E7]; [.F7]; [.G7]; [.H7]; [.I7]; [.J7]; CHAR(10); &quot;    }&quot;))" office:value-type="string" office:string-value="    MODULE&#10;    {&#10;        name = ModuleResourceConverter&#10;        ConverterName = Haber-Bosch Process&#10;        StartActionName = Start Haber-Bosch Process&#10;        StopActionName = Stop Haber-Bosch Process&#10;        AutoShutdown = false&#10;        GeneratesHeat = true&#10;        UseSpecialistBonus = false&#10;&#10;        INPUT_RESOURCE&#10;        {&#10;            ResourceName = ElectricCharge&#10;            Ratio = 92.4&#10;        }&#10;        INPUT_RESOURCE&#10;        {&#10;            ResourceName = Nitrogen&#10;            Ratio = 1&#10;        }&#10;        INPUT_RESOURCE&#10;        {&#10;            ResourceName = Hydrogen&#10;            Ratio = 1.50200194594621&#10;        }&#10;        OUTPUT_RESOURCE&#10;        {&#10;            ResourceName = Ammonia&#10;            Ratio = 1.78023691114274&#10;            DumpExcess = false&#10;        }&#10;    }" calcext:value-type="string">
            <text:p>    MODULE</text:p>
            <text:p>    {</text:p>
            <text:p>        name = ModuleResourceConverter</text:p>
            <text:p>        ConverterName = Haber-Bosch Process</text:p>
            <text:p>        StartActionName = Start Haber-Bosch Process</text:p>
            <text:p>        StopActionName = Stop Haber-Bosch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92.4</text:p>
            <text:p>        }</text:p>
            <text:p>        INPUT_RESOURCE</text:p>
            <text:p>        {</text:p>
            <text:p>            ResourceName = Nitrogen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1.50200194594621</text:p>
            <text:p>        }</text:p>
            <text:p>        OUTPUT_RESOURCE</text:p>
            <text:p>        {</text:p>
            <text:p>            ResourceName = Ammonia</text:p>
            <text:p>            Ratio = 1.78023691114274</text:p>
            <text:p>            DumpExcess = false</text:p>
            <text:p>        }</text:p>
            <text:p>    }</text:p>
          </table:table-cell>
          <table:table-cell table:formula="of:=IF(ISBLANK([Conversion.B7]);&quot;&quot;;CONCATENATE(CHAR(10);&quot;        INPUT_RESOURCE&quot;; CHAR(10); &quot;        {&quot;; CHAR(10); &quot;            ResourceName = ElectricCharge&quot;; CHAR(10); &quot;            Ratio = &quot;; [Conversion.B7]; CHAR(10); &quot;        }&quot;))" office:value-type="string" office:string-value="&#10;        INPUT_RESOURCE&#10;        {&#10;            ResourceName = ElectricCharge&#10;            Ratio = 92.4&#10;        }" calcext:value-type="string">
            <text:p/>
            <text:p>        INPUT_RESOURCE</text:p>
            <text:p>        {</text:p>
            <text:p>            ResourceName = ElectricCharge</text:p>
            <text:p>            Ratio = 92.4</text:p>
            <text:p>        }</text:p>
          </table:table-cell>
          <table:table-cell table:formula="of:=IF(ISBLANK([Conversion.G7]);&quot;&quot;;CONCATENATE(CHAR(10);&quot;        INPUT_RESOURCE&quot;; CHAR(10); &quot;        {&quot;; CHAR(10); &quot;            ResourceName = &quot;; [Conversion.F7]; CHAR(10); &quot;            Ratio = &quot;; [Conversion.I7]; CHAR(10); &quot;        }&quot;))" office:value-type="string" office:string-value="&#10;        INPUT_RESOURCE&#10;        {&#10;            ResourceName = Nitrogen&#10;            Ratio = 1&#10;        }" calcext:value-type="string">
            <text:p/>
            <text:p>        INPUT_RESOURCE</text:p>
            <text:p>        {</text:p>
            <text:p>            ResourceName = Nitrogen</text:p>
            <text:p>            Ratio = 1</text:p>
            <text:p>        }</text:p>
          </table:table-cell>
          <table:table-cell table:formula="of:=IF(ISBLANK([Conversion.K7]);&quot;&quot;;CONCATENATE(CHAR(10);&quot;        INPUT_RESOURCE&quot;; CHAR(10); &quot;        {&quot;; CHAR(10); &quot;            ResourceName = &quot;; [Conversion.J7]; CHAR(10); &quot;            Ratio = &quot;; [Conversion.M7]; CHAR(10); &quot;        }&quot;))" office:value-type="string" office:string-value="&#10;        INPUT_RESOURCE&#10;        {&#10;            ResourceName = Hydrogen&#10;            Ratio = 1.50200194594621&#10;        }" calcext:value-type="string">
            <text:p/>
            <text:p>        INPUT_RESOURCE</text:p>
            <text:p>        {</text:p>
            <text:p>            ResourceName = Hydrogen</text:p>
            <text:p>            Ratio = 1.50200194594621</text:p>
            <text:p>        }</text:p>
          </table:table-cell>
          <table:table-cell table:formula="of:=IF(ISBLANK([Conversion.O7]);&quot;&quot;;CONCATENATE(CHAR(10);&quot;        INPUT_RESOURCE&quot;; CHAR(10); &quot;        {&quot;; CHAR(10); &quot;            ResourceName = &quot;; [Conversion.N7]; CHAR(10); &quot;            Ratio = &quot;; [Conversion.Q7]; CHAR(10); &quot;        }&quot;))">
            <text:p/>
          </table:table-cell>
          <table:table-cell table:formula="of:=IF(ISBLANK([Conversion.C7]);&quot;&quot;;CONCATENATE(CHAR(10); &quot;        OUTPUT_RESOURCE&quot;; CHAR(10); &quot;        {&quot;; CHAR(10); &quot;            ResourceName = ElectricCharge&quot;; CHAR(10); &quot;            Ratio = &quot;; [Conversion.C7]; CHAR(10); &quot;            DumpExcess = true&quot;; CHAR(10); &quot;        }&quot;))">
            <text:p/>
          </table:table-cell>
          <table:table-cell table:formula="of:=IF(ISBLANK([Conversion.S7]);&quot;&quot;;CONCATENATE(CHAR(10); &quot;        OUTPUT_RESOURCE&quot;; CHAR(10); &quot;        {&quot;; CHAR(10); &quot;            ResourceName = &quot;; [Conversion.R7]; CHAR(10); &quot;            Ratio = &quot;; [Conversion.U7]; CHAR(10); &quot;            DumpExcess = false&quot;; CHAR(10); &quot;        }&quot;))" office:value-type="string" office:string-value="&#10;        OUTPUT_RESOURCE&#10;        {&#10;            ResourceName = Ammonia&#10;            Ratio = 1.78023691114274&#10;            DumpExcess = false&#10;        }" calcext:value-type="string">
            <text:p/>
            <text:p>        OUTPUT_RESOURCE</text:p>
            <text:p>        {</text:p>
            <text:p>            ResourceName = Ammonia</text:p>
            <text:p>            Ratio = 1.78023691114274</text:p>
            <text:p>            DumpExcess = false</text:p>
            <text:p>        }</text:p>
          </table:table-cell>
          <table:table-cell table:formula="of:=IF(ISBLANK([Conversion.W7]);&quot;&quot;;CONCATENATE(CHAR(10); &quot;        OUTPUT_RESOURCE&quot;; CHAR(10); &quot;        {&quot;; CHAR(10); &quot;            ResourceName = &quot;; [Conversion.V7]; CHAR(10); &quot;            Ratio = &quot;; [Conversion.Y7]; CHAR(10); &quot;            DumpExcess = false&quot;; CHAR(10); &quot;        }&quot;))">
            <text:p/>
          </table:table-cell>
          <table:table-cell table:formula="of:=IF(ISBLANK([Conversion.AA7]);&quot;&quot;;CONCATENATE(CHAR(10); &quot;        OUTPUT_RESOURCE&quot;; CHAR(10); &quot;        {&quot;; CHAR(10); &quot;            ResourceName = &quot;; [Conversion.Z7]; CHAR(10); &quot;            Ratio = &quot;; [Conversion.AC7]; CHAR(10); &quot;            DumpExcess = false&quot;; CHAR(10); &quot;        }&quot;))">
            <text:p/>
          </table:table-cell>
          <table:table-cell table:formula="of:=IF(ISBLANK([Conversion.AE7]);&quot;&quot;;CONCATENATE(CHAR(10); &quot;        OUTPUT_RESOURCE&quot;; CHAR(10); &quot;        {&quot;; CHAR(10); &quot;            ResourceName = &quot;; [Conversion.AD7]; CHAR(10); &quot;            Ratio = &quot;; [Conversion.AG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8]);&quot;&quot;;CONCATENATE(&quot;    MODULE&quot;; CHAR(10); &quot;    {&quot;; CHAR(10); &quot;        name = ModuleResourceConverter&quot;; CHAR(10); &quot;        ConverterName = &quot;; [Conversion.A8]; CHAR(10); &quot;        StartActionName = Start &quot;; [Conversion.A8]; CHAR(10); &quot;        StopActionName = Stop &quot;; [Conversion.A8]; CHAR(10); &quot;        AutoShutdown = false&quot;; CHAR(10); &quot;        GeneratesHeat = true&quot;; CHAR(10); &quot;        UseSpecialistBonus = false&quot;; CHAR(10); [.B8]; [.C8]; [.D8]; [.E8]; [.F8]; [.G8]; [.H8]; [.I8]; [.J8]; CHAR(10); &quot;    }&quot;))" office:value-type="string" office:string-value="    MODULE&#10;    {&#10;        name = ModuleResourceConverter&#10;        ConverterName = Anthraquinone Process&#10;        StartActionName = Start Anthraquinone Process&#10;        StopActionName = Stop Anthraquinone Process&#10;        AutoShutdown = false&#10;        GeneratesHeat = true&#10;        UseSpecialistBonus = false&#10;&#10;        INPUT_RESOURCE&#10;        {&#10;            ResourceName = Hydrogen&#10;            Ratio = 1&#10;        }&#10;        INPUT_RESOURCE&#10;        {&#10;            ResourceName = Oxygen&#10;            Ratio = 1.01208263231113&#10;        }&#10;        OUTPUT_RESOURCE&#10;        {&#10;            ResourceName = HTP&#10;            Ratio = 0.0019081456069379&#10;            DumpExcess = false&#10;        }&#10;    }" calcext:value-type="string">
            <text:p>    MODULE</text:p>
            <text:p>    {</text:p>
            <text:p>        name = ModuleResourceConverter</text:p>
            <text:p>        ConverterName = Anthraquinone Process</text:p>
            <text:p>        StartActionName = Start Anthraquinone Process</text:p>
            <text:p>        StopActionName = Stop Anthraquinone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  <text:p>        INPUT_RESOURCE</text:p>
            <text:p>        {</text:p>
            <text:p>            ResourceName = Oxygen</text:p>
            <text:p>            Ratio = 1.01208263231113</text:p>
            <text:p>        }</text:p>
            <text:p>        OUTPUT_RESOURCE</text:p>
            <text:p>        {</text:p>
            <text:p>            ResourceName = HTP</text:p>
            <text:p>            Ratio = 0.0019081456069379</text:p>
            <text:p>            DumpExcess = false</text:p>
            <text:p>        }</text:p>
            <text:p>    }</text:p>
          </table:table-cell>
          <table:table-cell table:formula="of:=IF(ISBLANK([Conversion.B8]);&quot;&quot;;CONCATENATE(CHAR(10);&quot;        INPUT_RESOURCE&quot;; CHAR(10); &quot;        {&quot;; CHAR(10); &quot;            ResourceName = ElectricCharge&quot;; CHAR(10); &quot;            Ratio = &quot;; [Conversion.B8]; CHAR(10); &quot;        }&quot;))">
            <text:p/>
          </table:table-cell>
          <table:table-cell table:formula="of:=IF(ISBLANK([Conversion.G8]);&quot;&quot;;CONCATENATE(CHAR(10);&quot;        INPUT_RESOURCE&quot;; CHAR(10); &quot;        {&quot;; CHAR(10); &quot;            ResourceName = &quot;; [Conversion.F8]; CHAR(10); &quot;            Ratio = &quot;; [Conversion.I8]; CHAR(10); &quot;        }&quot;))" office:value-type="string" office:string-value="&#10;        INPUT_RESOURCE&#10;        {&#10;            ResourceName = Hydrogen&#10;            Ratio = 1&#10;        }" calcext:value-type="string"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</table:table-cell>
          <table:table-cell table:formula="of:=IF(ISBLANK([Conversion.K8]);&quot;&quot;;CONCATENATE(CHAR(10);&quot;        INPUT_RESOURCE&quot;; CHAR(10); &quot;        {&quot;; CHAR(10); &quot;            ResourceName = &quot;; [Conversion.J8]; CHAR(10); &quot;            Ratio = &quot;; [Conversion.M8]; CHAR(10); &quot;        }&quot;))" office:value-type="string" office:string-value="&#10;        INPUT_RESOURCE&#10;        {&#10;            ResourceName = Oxygen&#10;            Ratio = 1.01208263231113&#10;        }" calcext:value-type="string">
            <text:p/>
            <text:p>        INPUT_RESOURCE</text:p>
            <text:p>        {</text:p>
            <text:p>            ResourceName = Oxygen</text:p>
            <text:p>            Ratio = 1.01208263231113</text:p>
            <text:p>        }</text:p>
          </table:table-cell>
          <table:table-cell table:formula="of:=IF(ISBLANK([Conversion.O8]);&quot;&quot;;CONCATENATE(CHAR(10);&quot;        INPUT_RESOURCE&quot;; CHAR(10); &quot;        {&quot;; CHAR(10); &quot;            ResourceName = &quot;; [Conversion.N8]; CHAR(10); &quot;            Ratio = &quot;; [Conversion.Q8]; CHAR(10); &quot;        }&quot;))">
            <text:p/>
          </table:table-cell>
          <table:table-cell table:formula="of:=IF(ISBLANK([Conversion.C8]);&quot;&quot;;CONCATENATE(CHAR(10); &quot;        OUTPUT_RESOURCE&quot;; CHAR(10); &quot;        {&quot;; CHAR(10); &quot;            ResourceName = ElectricCharge&quot;; CHAR(10); &quot;            Ratio = &quot;; [Conversion.C8]; CHAR(10); &quot;            DumpExcess = true&quot;; CHAR(10); &quot;        }&quot;))">
            <text:p/>
          </table:table-cell>
          <table:table-cell table:formula="of:=IF(ISBLANK([Conversion.S8]);&quot;&quot;;CONCATENATE(CHAR(10); &quot;        OUTPUT_RESOURCE&quot;; CHAR(10); &quot;        {&quot;; CHAR(10); &quot;            ResourceName = &quot;; [Conversion.R8]; CHAR(10); &quot;            Ratio = &quot;; [Conversion.U8]; CHAR(10); &quot;            DumpExcess = false&quot;; CHAR(10); &quot;        }&quot;))" office:value-type="string" office:string-value="&#10;        OUTPUT_RESOURCE&#10;        {&#10;            ResourceName = HTP&#10;            Ratio = 0.0019081456069379&#10;            DumpExcess = false&#10;        }" calcext:value-type="string">
            <text:p/>
            <text:p>        OUTPUT_RESOURCE</text:p>
            <text:p>        {</text:p>
            <text:p>            ResourceName = HTP</text:p>
            <text:p>            Ratio = 0.0019081456069379</text:p>
            <text:p>            DumpExcess = false</text:p>
            <text:p>        }</text:p>
          </table:table-cell>
          <table:table-cell table:formula="of:=IF(ISBLANK([Conversion.W8]);&quot;&quot;;CONCATENATE(CHAR(10); &quot;        OUTPUT_RESOURCE&quot;; CHAR(10); &quot;        {&quot;; CHAR(10); &quot;            ResourceName = &quot;; [Conversion.V8]; CHAR(10); &quot;            Ratio = &quot;; [Conversion.Y8]; CHAR(10); &quot;            DumpExcess = false&quot;; CHAR(10); &quot;        }&quot;))">
            <text:p/>
          </table:table-cell>
          <table:table-cell table:formula="of:=IF(ISBLANK([Conversion.AA8]);&quot;&quot;;CONCATENATE(CHAR(10); &quot;        OUTPUT_RESOURCE&quot;; CHAR(10); &quot;        {&quot;; CHAR(10); &quot;            ResourceName = &quot;; [Conversion.Z8]; CHAR(10); &quot;            Ratio = &quot;; [Conversion.AC8]; CHAR(10); &quot;            DumpExcess = false&quot;; CHAR(10); &quot;        }&quot;))">
            <text:p/>
          </table:table-cell>
          <table:table-cell table:formula="of:=IF(ISBLANK([Conversion.AE8]);&quot;&quot;;CONCATENATE(CHAR(10); &quot;        OUTPUT_RESOURCE&quot;; CHAR(10); &quot;        {&quot;; CHAR(10); &quot;            ResourceName = &quot;; [Conversion.AD8]; CHAR(10); &quot;            Ratio = &quot;; [Conversion.AG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9]);&quot;&quot;;CONCATENATE(&quot;    MODULE&quot;; CHAR(10); &quot;    {&quot;; CHAR(10); &quot;        name = ModuleResourceConverter&quot;; CHAR(10); &quot;        ConverterName = &quot;; [Conversion.A9]; CHAR(10); &quot;        StartActionName = Start &quot;; [Conversion.A9]; CHAR(10); &quot;        StopActionName = Stop &quot;; [Conversion.A9]; CHAR(10); &quot;        AutoShutdown = false&quot;; CHAR(10); &quot;        GeneratesHeat = true&quot;; CHAR(10); &quot;        UseSpecialistBonus = false&quot;; CHAR(10); [.B9]; [.C9]; [.D9]; [.E9]; [.F9]; [.G9]; [.H9]; [.I9]; [.J9]; CHAR(10); &quot;    }&quot;))" office:value-type="string" office:string-value="    MODULE&#10;    {&#10;        name = ModuleResourceConverter&#10;        ConverterName = HTP-Hydrazine Production&#10;        StartActionName = Start HTP-Hydrazine Production&#10;        StopActionName = Stop HTP-Hydrazine Production&#10;        AutoShutdown = false&#10;        GeneratesHeat = true&#10;        UseSpecialistBonus = false&#10;&#10;        INPUT_RESOURCE&#10;        {&#10;            ResourceName = HTP&#10;            Ratio = 1&#10;        }&#10;        INPUT_RESOURCE&#10;        {&#10;            ResourceName = Ammonia&#10;            Ratio = 1863.44701658783&#10;        }&#10;        OUTPUT_RESOURCE&#10;        {&#10;            ResourceName = Water&#10;            Ratio = 1.3642273931138&#10;            DumpExcess = false&#10;        }&#10;        OUTPUT_RESOURCE&#10;        {&#10;            ResourceName = Hydrazine&#10;            Ratio = 1.20849396267467&#10;            DumpExcess = false&#10;        }&#10;    }" calcext:value-type="string">
            <text:p>    MODULE</text:p>
            <text:p>    {</text:p>
            <text:p>        name = ModuleResourceConverter</text:p>
            <text:p>        ConverterName = HTP-Hydrazine Production</text:p>
            <text:p>        StartActionName = Start HTP-Hydrazine Production</text:p>
            <text:p>        StopActionName = Stop HTP-Hydrazine Produ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TP</text:p>
            <text:p>            Ratio = 1</text:p>
            <text:p>        }</text:p>
            <text:p>        INPUT_RESOURCE</text:p>
            <text:p>        {</text:p>
            <text:p>            ResourceName = Ammonia</text:p>
            <text:p>            Ratio = 1863.44701658783</text:p>
            <text:p>        }</text:p>
            <text:p>        OUTPUT_RESOURCE</text:p>
            <text:p>        {</text:p>
            <text:p>            ResourceName = Water</text:p>
            <text:p>            Ratio = 1.3642273931138</text:p>
            <text:p>            DumpExcess = false</text:p>
            <text:p>        }</text:p>
            <text:p>        OUTPUT_RESOURCE</text:p>
            <text:p>        {</text:p>
            <text:p>            ResourceName = Hydrazine</text:p>
            <text:p>            Ratio = 1.20849396267467</text:p>
            <text:p>            DumpExcess = false</text:p>
            <text:p>        }</text:p>
            <text:p>    }</text:p>
          </table:table-cell>
          <table:table-cell table:formula="of:=IF(ISBLANK([Conversion.B9]);&quot;&quot;;CONCATENATE(CHAR(10);&quot;        INPUT_RESOURCE&quot;; CHAR(10); &quot;        {&quot;; CHAR(10); &quot;            ResourceName = ElectricCharge&quot;; CHAR(10); &quot;            Ratio = &quot;; [Conversion.B9]; CHAR(10); &quot;        }&quot;))">
            <text:p/>
          </table:table-cell>
          <table:table-cell table:formula="of:=IF(ISBLANK([Conversion.G9]);&quot;&quot;;CONCATENATE(CHAR(10);&quot;        INPUT_RESOURCE&quot;; CHAR(10); &quot;        {&quot;; CHAR(10); &quot;            ResourceName = &quot;; [Conversion.F9]; CHAR(10); &quot;            Ratio = &quot;; [Conversion.I9]; CHAR(10); &quot;        }&quot;))" office:value-type="string" office:string-value="&#10;        INPUT_RESOURCE&#10;        {&#10;            ResourceName = HTP&#10;            Ratio = 1&#10;        }" calcext:value-type="string">
            <text:p/>
            <text:p>        INPUT_RESOURCE</text:p>
            <text:p>        {</text:p>
            <text:p>            ResourceName = HTP</text:p>
            <text:p>            Ratio = 1</text:p>
            <text:p>        }</text:p>
          </table:table-cell>
          <table:table-cell table:formula="of:=IF(ISBLANK([Conversion.K9]);&quot;&quot;;CONCATENATE(CHAR(10);&quot;        INPUT_RESOURCE&quot;; CHAR(10); &quot;        {&quot;; CHAR(10); &quot;            ResourceName = &quot;; [Conversion.J9]; CHAR(10); &quot;            Ratio = &quot;; [Conversion.M9]; CHAR(10); &quot;        }&quot;))" office:value-type="string" office:string-value="&#10;        INPUT_RESOURCE&#10;        {&#10;            ResourceName = Ammonia&#10;            Ratio = 1863.44701658783&#10;        }" calcext:value-type="string">
            <text:p/>
            <text:p>        INPUT_RESOURCE</text:p>
            <text:p>        {</text:p>
            <text:p>            ResourceName = Ammonia</text:p>
            <text:p>            Ratio = 1863.44701658783</text:p>
            <text:p>        }</text:p>
          </table:table-cell>
          <table:table-cell table:formula="of:=IF(ISBLANK([Conversion.O9]);&quot;&quot;;CONCATENATE(CHAR(10);&quot;        INPUT_RESOURCE&quot;; CHAR(10); &quot;        {&quot;; CHAR(10); &quot;            ResourceName = &quot;; [Conversion.N9]; CHAR(10); &quot;            Ratio = &quot;; [Conversion.Q9]; CHAR(10); &quot;        }&quot;))">
            <text:p/>
          </table:table-cell>
          <table:table-cell table:formula="of:=IF(ISBLANK([Conversion.C9]);&quot;&quot;;CONCATENATE(CHAR(10); &quot;        OUTPUT_RESOURCE&quot;; CHAR(10); &quot;        {&quot;; CHAR(10); &quot;            ResourceName = ElectricCharge&quot;; CHAR(10); &quot;            Ratio = &quot;; [Conversion.C9]; CHAR(10); &quot;            DumpExcess = true&quot;; CHAR(10); &quot;        }&quot;))">
            <text:p/>
          </table:table-cell>
          <table:table-cell table:formula="of:=IF(ISBLANK([Conversion.S9]);&quot;&quot;;CONCATENATE(CHAR(10); &quot;        OUTPUT_RESOURCE&quot;; CHAR(10); &quot;        {&quot;; CHAR(10); &quot;            ResourceName = &quot;; [Conversion.R9]; CHAR(10); &quot;            Ratio = &quot;; [Conversion.U9]; CHAR(10); &quot;            DumpExcess = false&quot;; CHAR(10); &quot;        }&quot;))" office:value-type="string" office:string-value="&#10;        OUTPUT_RESOURCE&#10;        {&#10;            ResourceName = Water&#10;            Ratio = 1.3642273931138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1.3642273931138</text:p>
            <text:p>            DumpExcess = false</text:p>
            <text:p>        }</text:p>
          </table:table-cell>
          <table:table-cell table:formula="of:=IF(ISBLANK([Conversion.W9]);&quot;&quot;;CONCATENATE(CHAR(10); &quot;        OUTPUT_RESOURCE&quot;; CHAR(10); &quot;        {&quot;; CHAR(10); &quot;            ResourceName = &quot;; [Conversion.V9]; CHAR(10); &quot;            Ratio = &quot;; [Conversion.Y9]; CHAR(10); &quot;            DumpExcess = false&quot;; CHAR(10); &quot;        }&quot;))" office:value-type="string" office:string-value="&#10;        OUTPUT_RESOURCE&#10;        {&#10;            ResourceName = Hydrazine&#10;            Ratio = 1.20849396267467&#10;            DumpExcess = false&#10;        }" calcext:value-type="string">
            <text:p/>
            <text:p>        OUTPUT_RESOURCE</text:p>
            <text:p>        {</text:p>
            <text:p>            ResourceName = Hydrazine</text:p>
            <text:p>            Ratio = 1.20849396267467</text:p>
            <text:p>            DumpExcess = false</text:p>
            <text:p>        }</text:p>
          </table:table-cell>
          <table:table-cell table:formula="of:=IF(ISBLANK([Conversion.AA9]);&quot;&quot;;CONCATENATE(CHAR(10); &quot;        OUTPUT_RESOURCE&quot;; CHAR(10); &quot;        {&quot;; CHAR(10); &quot;            ResourceName = &quot;; [Conversion.Z9]; CHAR(10); &quot;            Ratio = &quot;; [Conversion.AC9]; CHAR(10); &quot;            DumpExcess = false&quot;; CHAR(10); &quot;        }&quot;))">
            <text:p/>
          </table:table-cell>
          <table:table-cell table:formula="of:=IF(ISBLANK([Conversion.AE9]);&quot;&quot;;CONCATENATE(CHAR(10); &quot;        OUTPUT_RESOURCE&quot;; CHAR(10); &quot;        {&quot;; CHAR(10); &quot;            ResourceName = &quot;; [Conversion.AD9]; CHAR(10); &quot;            Ratio = &quot;; [Conversion.AG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0]);&quot;&quot;;CONCATENATE(&quot;    MODULE&quot;; CHAR(10); &quot;    {&quot;; CHAR(10); &quot;        name = ModuleResourceConverter&quot;; CHAR(10); &quot;        ConverterName = &quot;; [Conversion.A10]; CHAR(10); &quot;        StartActionName = Start &quot;; [Conversion.A10]; CHAR(10); &quot;        StopActionName = Stop &quot;; [Conversion.A10]; CHAR(10); &quot;        AutoShutdown = false&quot;; CHAR(10); &quot;        GeneratesHeat = true&quot;; CHAR(10); &quot;        UseSpecialistBonus = false&quot;; CHAR(10); [.B10]; [.C10]; [.D10]; [.E10]; [.F10]; [.G10]; [.H10]; [.I10]; [.J10]; CHAR(10); &quot;    }&quot;))" office:value-type="string" office:string-value="    MODULE&#10;    {&#10;        name = ModuleResourceConverter&#10;        ConverterName = Solid Oxide Electrolysis&#10;        StartActionName = Start Solid Oxide Electrolysis&#10;        StopActionName = Stop Solid Oxide Electrolysis&#10;        AutoShutdown = false&#10;        GeneratesHeat = true&#10;        UseSpecialistBonus = false&#10;&#10;        INPUT_RESOURCE&#10;        {&#10;            ResourceName = ElectricCharge&#10;            Ratio = 566&#10;        }&#10;        INPUT_RESOURCE&#10;        {&#10;            ResourceName = CarbonDioxide&#10;            Ratio = 1&#10;        }&#10;        OUTPUT_RESOURCE&#10;        {&#10;            ResourceName = CarbonMonoxide&#10;            Ratio = 0.894028793456033&#10;            DumpExcess = false&#10;        }&#10;        OUTPUT_RESOURCE&#10;        {&#10;            ResourceName = Oxygen&#10;            Ratio = 0.226356067528173&#10;            DumpExcess = false&#10;        }&#10;    }" calcext:value-type="string">
            <text:p>    MODULE</text:p>
            <text:p>    {</text:p>
            <text:p>        name = ModuleResourceConverter</text:p>
            <text:p>        ConverterName = Solid Oxide Electrolysis</text:p>
            <text:p>        StartActionName = Start Solid Oxide Electrolysis</text:p>
            <text:p>        StopActionName = Stop Solid Oxide Elect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66</text:p>
            <text:p>        }</text:p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0.226356067528173</text:p>
            <text:p>            DumpExcess = false</text:p>
            <text:p>        }</text:p>
            <text:p>    }</text:p>
          </table:table-cell>
          <table:table-cell table:formula="of:=IF(ISBLANK([Conversion.B10]);&quot;&quot;;CONCATENATE(CHAR(10);&quot;        INPUT_RESOURCE&quot;; CHAR(10); &quot;        {&quot;; CHAR(10); &quot;            ResourceName = ElectricCharge&quot;; CHAR(10); &quot;            Ratio = &quot;; [Conversion.B10]; CHAR(10); &quot;        }&quot;))" office:value-type="string" office:string-value="&#10;        INPUT_RESOURCE&#10;        {&#10;            ResourceName = ElectricCharge&#10;            Ratio = 566&#10;        }" calcext:value-type="string">
            <text:p/>
            <text:p>        INPUT_RESOURCE</text:p>
            <text:p>        {</text:p>
            <text:p>            ResourceName = ElectricCharge</text:p>
            <text:p>            Ratio = 566</text:p>
            <text:p>        }</text:p>
          </table:table-cell>
          <table:table-cell table:formula="of:=IF(ISBLANK([Conversion.G10]);&quot;&quot;;CONCATENATE(CHAR(10);&quot;        INPUT_RESOURCE&quot;; CHAR(10); &quot;        {&quot;; CHAR(10); &quot;            ResourceName = &quot;; [Conversion.F10]; CHAR(10); &quot;            Ratio = &quot;; [Conversion.I10]; CHAR(10); &quot;        }&quot;))" office:value-type="string" office:string-value="&#10;        INPUT_RESOURCE&#10;        {&#10;            ResourceName = CarbonDioxide&#10;            Ratio = 1&#10;        }" calcext:value-type="string"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</table:table-cell>
          <table:table-cell table:formula="of:=IF(ISBLANK([Conversion.K10]);&quot;&quot;;CONCATENATE(CHAR(10);&quot;        INPUT_RESOURCE&quot;; CHAR(10); &quot;        {&quot;; CHAR(10); &quot;            ResourceName = &quot;; [Conversion.J10]; CHAR(10); &quot;            Ratio = &quot;; [Conversion.M10]; CHAR(10); &quot;        }&quot;))">
            <text:p/>
          </table:table-cell>
          <table:table-cell table:formula="of:=IF(ISBLANK([Conversion.O10]);&quot;&quot;;CONCATENATE(CHAR(10);&quot;        INPUT_RESOURCE&quot;; CHAR(10); &quot;        {&quot;; CHAR(10); &quot;            ResourceName = &quot;; [Conversion.N10]; CHAR(10); &quot;            Ratio = &quot;; [Conversion.Q10]; CHAR(10); &quot;        }&quot;))">
            <text:p/>
          </table:table-cell>
          <table:table-cell table:formula="of:=IF(ISBLANK([Conversion.C10]);&quot;&quot;;CONCATENATE(CHAR(10); &quot;        OUTPUT_RESOURCE&quot;; CHAR(10); &quot;        {&quot;; CHAR(10); &quot;            ResourceName = ElectricCharge&quot;; CHAR(10); &quot;            Ratio = &quot;; [Conversion.C10]; CHAR(10); &quot;            DumpExcess = true&quot;; CHAR(10); &quot;        }&quot;))">
            <text:p/>
          </table:table-cell>
          <table:table-cell table:formula="of:=IF(ISBLANK([Conversion.S10]);&quot;&quot;;CONCATENATE(CHAR(10); &quot;        OUTPUT_RESOURCE&quot;; CHAR(10); &quot;        {&quot;; CHAR(10); &quot;            ResourceName = &quot;; [Conversion.R10]; CHAR(10); &quot;            Ratio = &quot;; [Conversion.U10]; CHAR(10); &quot;            DumpExcess = false&quot;; CHAR(10); &quot;        }&quot;))" office:value-type="string" office:string-value="&#10;        OUTPUT_RESOURCE&#10;        {&#10;            ResourceName = CarbonMonoxide&#10;            Ratio = 0.894028793456033&#10;            DumpExcess = false&#10;        }" calcext:value-type="string">
            <text:p/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</table:table-cell>
          <table:table-cell table:formula="of:=IF(ISBLANK([Conversion.W10]);&quot;&quot;;CONCATENATE(CHAR(10); &quot;        OUTPUT_RESOURCE&quot;; CHAR(10); &quot;        {&quot;; CHAR(10); &quot;            ResourceName = &quot;; [Conversion.V10]; CHAR(10); &quot;            Ratio = &quot;; [Conversion.Y10]; CHAR(10); &quot;            DumpExcess = false&quot;; CHAR(10); &quot;        }&quot;))" office:value-type="string" office:string-value="&#10;        OUTPUT_RESOURCE&#10;        {&#10;            ResourceName = Oxygen&#10;            Ratio = 0.226356067528173&#10;            DumpExcess = false&#10;        }" calcext:value-type="string">
            <text:p/>
            <text:p>        OUTPUT_RESOURCE</text:p>
            <text:p>        {</text:p>
            <text:p>            ResourceName = Oxygen</text:p>
            <text:p>            Ratio = 0.226356067528173</text:p>
            <text:p>            DumpExcess = false</text:p>
            <text:p>        }</text:p>
          </table:table-cell>
          <table:table-cell table:formula="of:=IF(ISBLANK([Conversion.AA10]);&quot;&quot;;CONCATENATE(CHAR(10); &quot;        OUTPUT_RESOURCE&quot;; CHAR(10); &quot;        {&quot;; CHAR(10); &quot;            ResourceName = &quot;; [Conversion.Z10]; CHAR(10); &quot;            Ratio = &quot;; [Conversion.AC10]; CHAR(10); &quot;            DumpExcess = false&quot;; CHAR(10); &quot;        }&quot;))">
            <text:p/>
          </table:table-cell>
          <table:table-cell table:formula="of:=IF(ISBLANK([Conversion.AE10]);&quot;&quot;;CONCATENATE(CHAR(10); &quot;        OUTPUT_RESOURCE&quot;; CHAR(10); &quot;        {&quot;; CHAR(10); &quot;            ResourceName = &quot;; [Conversion.AD10]; CHAR(10); &quot;            Ratio = &quot;; [Conversion.AG1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1]);&quot;&quot;;CONCATENATE(&quot;    MODULE&quot;; CHAR(10); &quot;    {&quot;; CHAR(10); &quot;        name = ModuleResourceConverter&quot;; CHAR(10); &quot;        ConverterName = &quot;; [Conversion.A11]; CHAR(10); &quot;        StartActionName = Start &quot;; [Conversion.A11]; CHAR(10); &quot;        StopActionName = Stop &quot;; [Conversion.A11]; CHAR(10); &quot;        AutoShutdown = false&quot;; CHAR(10); &quot;        GeneratesHeat = true&quot;; CHAR(10); &quot;        UseSpecialistBonus = false&quot;; CHAR(10); [.B11]; [.C11]; [.D11]; [.E11]; [.F11]; [.G11]; [.H11]; [.I11]; [.J11]; CHAR(10); &quot;    }&quot;))" office:value-type="string" office:string-value="    MODULE&#10;    {&#10;        name = ModuleResourceConverter&#10;        ConverterName = Bosch Reaction&#10;        StartActionName = Start Bosch Reaction&#10;        StopActionName = Stop Bosch Reaction&#10;        AutoShutdown = false&#10;        GeneratesHeat = true&#10;        UseSpecialistBonus = false&#10;&#10;        INPUT_RESOURCE&#10;        {&#10;            ResourceName = CarbonDioxide&#10;            Ratio = 1&#10;        }&#10;        INPUT_RESOURCE&#10;        {&#10;            ResourceName = Hydrogen&#10;            Ratio = 0.99401662934832&#10;        }&#10;        OUTPUT_RESOURCE&#10;        {&#10;            ResourceName = Carbon&#10;            Ratio = 0.000228190434316876&#10;            DumpExcess = false&#10;        }&#10;        OUTPUT_RESOURCE&#10;        {&#10;            ResourceName = Water&#10;            Ratio = 0.00143753829366053&#10;            DumpExcess = false&#10;        }&#10;    }" calcext:value-type="string">
            <text:p>    MODULE</text:p>
            <text:p>    {</text:p>
            <text:p>        name = ModuleResourceConverter</text:p>
            <text:p>        ConverterName = Bosch Reaction</text:p>
            <text:p>        StartActionName = Start Bosch Reaction</text:p>
            <text:p>        StopActionName = Stop Bosch Rea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0.99401662934832</text:p>
            <text:p>        }</text:p>
            <text:p>        OUTPUT_RESOURCE</text:p>
            <text:p>        {</text:p>
            <text:p>            ResourceName = Carbon</text:p>
            <text:p>            Ratio = 0.000228190434316876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  <text:p>    }</text:p>
          </table:table-cell>
          <table:table-cell table:formula="of:=IF(ISBLANK([Conversion.B11]);&quot;&quot;;CONCATENATE(CHAR(10);&quot;        INPUT_RESOURCE&quot;; CHAR(10); &quot;        {&quot;; CHAR(10); &quot;            ResourceName = ElectricCharge&quot;; CHAR(10); &quot;            Ratio = &quot;; [Conversion.B11]; CHAR(10); &quot;        }&quot;))">
            <text:p/>
          </table:table-cell>
          <table:table-cell table:formula="of:=IF(ISBLANK([Conversion.G11]);&quot;&quot;;CONCATENATE(CHAR(10);&quot;        INPUT_RESOURCE&quot;; CHAR(10); &quot;        {&quot;; CHAR(10); &quot;            ResourceName = &quot;; [Conversion.F11]; CHAR(10); &quot;            Ratio = &quot;; [Conversion.I11]; CHAR(10); &quot;        }&quot;))" office:value-type="string" office:string-value="&#10;        INPUT_RESOURCE&#10;        {&#10;            ResourceName = CarbonDioxide&#10;            Ratio = 1&#10;        }" calcext:value-type="string"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</table:table-cell>
          <table:table-cell table:formula="of:=IF(ISBLANK([Conversion.K11]);&quot;&quot;;CONCATENATE(CHAR(10);&quot;        INPUT_RESOURCE&quot;; CHAR(10); &quot;        {&quot;; CHAR(10); &quot;            ResourceName = &quot;; [Conversion.J11]; CHAR(10); &quot;            Ratio = &quot;; [Conversion.M11]; CHAR(10); &quot;        }&quot;))" office:value-type="string" office:string-value="&#10;        INPUT_RESOURCE&#10;        {&#10;            ResourceName = Hydrogen&#10;            Ratio = 0.99401662934832&#10;        }" calcext:value-type="string">
            <text:p/>
            <text:p>        INPUT_RESOURCE</text:p>
            <text:p>        {</text:p>
            <text:p>            ResourceName = Hydrogen</text:p>
            <text:p>            Ratio = 0.99401662934832</text:p>
            <text:p>        }</text:p>
          </table:table-cell>
          <table:table-cell table:formula="of:=IF(ISBLANK([Conversion.O11]);&quot;&quot;;CONCATENATE(CHAR(10);&quot;        INPUT_RESOURCE&quot;; CHAR(10); &quot;        {&quot;; CHAR(10); &quot;            ResourceName = &quot;; [Conversion.N11]; CHAR(10); &quot;            Ratio = &quot;; [Conversion.Q11]; CHAR(10); &quot;        }&quot;))">
            <text:p/>
          </table:table-cell>
          <table:table-cell table:formula="of:=IF(ISBLANK([Conversion.C11]);&quot;&quot;;CONCATENATE(CHAR(10); &quot;        OUTPUT_RESOURCE&quot;; CHAR(10); &quot;        {&quot;; CHAR(10); &quot;            ResourceName = ElectricCharge&quot;; CHAR(10); &quot;            Ratio = &quot;; [Conversion.C11]; CHAR(10); &quot;            DumpExcess = true&quot;; CHAR(10); &quot;        }&quot;))">
            <text:p/>
          </table:table-cell>
          <table:table-cell table:formula="of:=IF(ISBLANK([Conversion.S11]);&quot;&quot;;CONCATENATE(CHAR(10); &quot;        OUTPUT_RESOURCE&quot;; CHAR(10); &quot;        {&quot;; CHAR(10); &quot;            ResourceName = &quot;; [Conversion.R11]; CHAR(10); &quot;            Ratio = &quot;; [Conversion.U11]; CHAR(10); &quot;            DumpExcess = false&quot;; CHAR(10); &quot;        }&quot;))" office:value-type="string" office:string-value="&#10;        OUTPUT_RESOURCE&#10;        {&#10;            ResourceName = Carbon&#10;            Ratio = 0.000228190434316876&#10;            DumpExcess = false&#10;        }" calcext:value-type="string">
            <text:p/>
            <text:p>        OUTPUT_RESOURCE</text:p>
            <text:p>        {</text:p>
            <text:p>            ResourceName = Carbon</text:p>
            <text:p>            Ratio = 0.000228190434316876</text:p>
            <text:p>            DumpExcess = false</text:p>
            <text:p>        }</text:p>
          </table:table-cell>
          <table:table-cell table:formula="of:=IF(ISBLANK([Conversion.W11]);&quot;&quot;;CONCATENATE(CHAR(10); &quot;        OUTPUT_RESOURCE&quot;; CHAR(10); &quot;        {&quot;; CHAR(10); &quot;            ResourceName = &quot;; [Conversion.V11]; CHAR(10); &quot;            Ratio = &quot;; [Conversion.Y11]; CHAR(10); &quot;            DumpExcess = false&quot;; CHAR(10); &quot;        }&quot;))" office:value-type="string" office:string-value="&#10;        OUTPUT_RESOURCE&#10;        {&#10;            ResourceName = Water&#10;            Ratio = 0.00143753829366053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</table:table-cell>
          <table:table-cell table:formula="of:=IF(ISBLANK([Conversion.AA11]);&quot;&quot;;CONCATENATE(CHAR(10); &quot;        OUTPUT_RESOURCE&quot;; CHAR(10); &quot;        {&quot;; CHAR(10); &quot;            ResourceName = &quot;; [Conversion.Z11]; CHAR(10); &quot;            Ratio = &quot;; [Conversion.AC11]; CHAR(10); &quot;            DumpExcess = false&quot;; CHAR(10); &quot;        }&quot;))">
            <text:p/>
          </table:table-cell>
          <table:table-cell table:formula="of:=IF(ISBLANK([Conversion.AE11]);&quot;&quot;;CONCATENATE(CHAR(10); &quot;        OUTPUT_RESOURCE&quot;; CHAR(10); &quot;        {&quot;; CHAR(10); &quot;            ResourceName = &quot;; [Conversion.AD11]; CHAR(10); &quot;            Ratio = &quot;; [Conversion.AG1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2]);&quot;&quot;;CONCATENATE(&quot;    MODULE&quot;; CHAR(10); &quot;    {&quot;; CHAR(10); &quot;        name = ModuleResourceConverter&quot;; CHAR(10); &quot;        ConverterName = &quot;; [Conversion.A12]; CHAR(10); &quot;        StartActionName = Start &quot;; [Conversion.A12]; CHAR(10); &quot;        StopActionName = Stop &quot;; [Conversion.A12]; CHAR(10); &quot;        AutoShutdown = false&quot;; CHAR(10); &quot;        GeneratesHeat = true&quot;; CHAR(10); &quot;        UseSpecialistBonus = false&quot;; CHAR(10); [.B12]; [.C12]; [.D12]; [.E12]; [.F12]; [.G12]; [.H12]; [.I12]; [.J12]; CHAR(10); &quot;    }&quot;))" office:value-type="string" office:string-value="    MODULE&#10;    {&#10;        name = ModuleResourceConverter&#10;        ConverterName = HTP Decomposition&#10;        StartActionName = Start HTP Decomposition&#10;        StopActionName = Stop HTP Decomposition&#10;        AutoShutdown = false&#10;        GeneratesHeat = true&#10;        UseSpecialistBonus = false&#10;&#10;        INPUT_RESOURCE&#10;        {&#10;            ResourceName = HTP&#10;            Ratio = 1&#10;        }&#10;        OUTPUT_RESOURCE&#10;        {&#10;            ResourceName = Water&#10;            Ratio = 0.682113696556899&#10;            DumpExcess = false&#10;        }&#10;        OUTPUT_RESOURCE&#10;        {&#10;            ResourceName = Oxygen&#10;            Ratio = 214.812467453039&#10;            DumpExcess = false&#10;        }&#10;    }" calcext:value-type="string">
            <text:p>    MODULE</text:p>
            <text:p>    {</text:p>
            <text:p>        name = ModuleResourceConverter</text:p>
            <text:p>        ConverterName = HTP Decomposition</text:p>
            <text:p>        StartActionName = Start HTP Decomposition</text:p>
            <text:p>        StopActionName = Stop HTP Decomposi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TP</text:p>
            <text:p>            Ratio = 1</text:p>
            <text:p>        }</text:p>
            <text:p>        OUTPUT_RESOURCE</text:p>
            <text:p>        {</text:p>
            <text:p>            ResourceName = Water</text:p>
            <text:p>            Ratio = 0.682113696556899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214.812467453039</text:p>
            <text:p>            DumpExcess = false</text:p>
            <text:p>        }</text:p>
            <text:p>    }</text:p>
          </table:table-cell>
          <table:table-cell table:formula="of:=IF(ISBLANK([Conversion.B12]);&quot;&quot;;CONCATENATE(CHAR(10);&quot;        INPUT_RESOURCE&quot;; CHAR(10); &quot;        {&quot;; CHAR(10); &quot;            ResourceName = ElectricCharge&quot;; CHAR(10); &quot;            Ratio = &quot;; [Conversion.B12]; CHAR(10); &quot;        }&quot;))">
            <text:p/>
          </table:table-cell>
          <table:table-cell table:formula="of:=IF(ISBLANK([Conversion.G12]);&quot;&quot;;CONCATENATE(CHAR(10);&quot;        INPUT_RESOURCE&quot;; CHAR(10); &quot;        {&quot;; CHAR(10); &quot;            ResourceName = &quot;; [Conversion.F12]; CHAR(10); &quot;            Ratio = &quot;; [Conversion.I12]; CHAR(10); &quot;        }&quot;))" office:value-type="string" office:string-value="&#10;        INPUT_RESOURCE&#10;        {&#10;            ResourceName = HTP&#10;            Ratio = 1&#10;        }" calcext:value-type="string">
            <text:p/>
            <text:p>        INPUT_RESOURCE</text:p>
            <text:p>        {</text:p>
            <text:p>            ResourceName = HTP</text:p>
            <text:p>            Ratio = 1</text:p>
            <text:p>        }</text:p>
          </table:table-cell>
          <table:table-cell table:formula="of:=IF(ISBLANK([Conversion.K12]);&quot;&quot;;CONCATENATE(CHAR(10);&quot;        INPUT_RESOURCE&quot;; CHAR(10); &quot;        {&quot;; CHAR(10); &quot;            ResourceName = &quot;; [Conversion.J12]; CHAR(10); &quot;            Ratio = &quot;; [Conversion.M12]; CHAR(10); &quot;        }&quot;))">
            <text:p/>
          </table:table-cell>
          <table:table-cell table:formula="of:=IF(ISBLANK([Conversion.O12]);&quot;&quot;;CONCATENATE(CHAR(10);&quot;        INPUT_RESOURCE&quot;; CHAR(10); &quot;        {&quot;; CHAR(10); &quot;            ResourceName = &quot;; [Conversion.N12]; CHAR(10); &quot;            Ratio = &quot;; [Conversion.Q12]; CHAR(10); &quot;        }&quot;))">
            <text:p/>
          </table:table-cell>
          <table:table-cell table:formula="of:=IF(ISBLANK([Conversion.C12]);&quot;&quot;;CONCATENATE(CHAR(10); &quot;        OUTPUT_RESOURCE&quot;; CHAR(10); &quot;        {&quot;; CHAR(10); &quot;            ResourceName = ElectricCharge&quot;; CHAR(10); &quot;            Ratio = &quot;; [Conversion.C12]; CHAR(10); &quot;            DumpExcess = true&quot;; CHAR(10); &quot;        }&quot;))">
            <text:p/>
          </table:table-cell>
          <table:table-cell table:formula="of:=IF(ISBLANK([Conversion.S12]);&quot;&quot;;CONCATENATE(CHAR(10); &quot;        OUTPUT_RESOURCE&quot;; CHAR(10); &quot;        {&quot;; CHAR(10); &quot;            ResourceName = &quot;; [Conversion.R12]; CHAR(10); &quot;            Ratio = &quot;; [Conversion.U12]; CHAR(10); &quot;            DumpExcess = false&quot;; CHAR(10); &quot;        }&quot;))" office:value-type="string" office:string-value="&#10;        OUTPUT_RESOURCE&#10;        {&#10;            ResourceName = Water&#10;            Ratio = 0.682113696556899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682113696556899</text:p>
            <text:p>            DumpExcess = false</text:p>
            <text:p>        }</text:p>
          </table:table-cell>
          <table:table-cell table:formula="of:=IF(ISBLANK([Conversion.W12]);&quot;&quot;;CONCATENATE(CHAR(10); &quot;        OUTPUT_RESOURCE&quot;; CHAR(10); &quot;        {&quot;; CHAR(10); &quot;            ResourceName = &quot;; [Conversion.V12]; CHAR(10); &quot;            Ratio = &quot;; [Conversion.Y12]; CHAR(10); &quot;            DumpExcess = false&quot;; CHAR(10); &quot;        }&quot;))" office:value-type="string" office:string-value="&#10;        OUTPUT_RESOURCE&#10;        {&#10;            ResourceName = Oxygen&#10;            Ratio = 214.812467453039&#10;            DumpExcess = false&#10;        }" calcext:value-type="string">
            <text:p/>
            <text:p>        OUTPUT_RESOURCE</text:p>
            <text:p>        {</text:p>
            <text:p>            ResourceName = Oxygen</text:p>
            <text:p>            Ratio = 214.812467453039</text:p>
            <text:p>            DumpExcess = false</text:p>
            <text:p>        }</text:p>
          </table:table-cell>
          <table:table-cell table:formula="of:=IF(ISBLANK([Conversion.AA12]);&quot;&quot;;CONCATENATE(CHAR(10); &quot;        OUTPUT_RESOURCE&quot;; CHAR(10); &quot;        {&quot;; CHAR(10); &quot;            ResourceName = &quot;; [Conversion.Z12]; CHAR(10); &quot;            Ratio = &quot;; [Conversion.AC12]; CHAR(10); &quot;            DumpExcess = false&quot;; CHAR(10); &quot;        }&quot;))">
            <text:p/>
          </table:table-cell>
          <table:table-cell table:formula="of:=IF(ISBLANK([Conversion.AE12]);&quot;&quot;;CONCATENATE(CHAR(10); &quot;        OUTPUT_RESOURCE&quot;; CHAR(10); &quot;        {&quot;; CHAR(10); &quot;            ResourceName = &quot;; [Conversion.AD12]; CHAR(10); &quot;            Ratio = &quot;; [Conversion.AG1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3]);&quot;&quot;;CONCATENATE(&quot;    MODULE&quot;; CHAR(10); &quot;    {&quot;; CHAR(10); &quot;        name = ModuleResourceConverter&quot;; CHAR(10); &quot;        ConverterName = &quot;; [Conversion.A13]; CHAR(10); &quot;        StartActionName = Start &quot;; [Conversion.A13]; CHAR(10); &quot;        StopActionName = Stop &quot;; [Conversion.A13]; CHAR(10); &quot;        AutoShutdown = false&quot;; CHAR(10); &quot;        GeneratesHeat = true&quot;; CHAR(10); &quot;        UseSpecialistBonus = false&quot;; CHAR(10); [.B13]; [.C13]; [.D13]; [.E13]; [.F13]; [.G13]; [.H13]; [.I13]; [.J13]; CHAR(10); &quot;    }&quot;))" office:value-type="string" office:string-value="    MODULE&#10;    {&#10;        name = ModuleResourceConverter&#10;        ConverterName = Ammonia Oxidization&#10;        StartActionName = Start Ammonia Oxidization&#10;        StopActionName = Stop Ammonia Oxidization&#10;        AutoShutdown = false&#10;        GeneratesHeat = true&#10;        UseSpecialistBonus = false&#10;&#10;        INPUT_RESOURCE&#10;        {&#10;            ResourceName = Ammonia&#10;            Ratio = 1&#10;        }&#10;        INPUT_RESOURCE&#10;        {&#10;            ResourceName = Oxygen&#10;            Ratio = 0.896598411907198&#10;        }&#10;        OUTPUT_RESOURCE&#10;        {&#10;            ResourceName = Water&#10;            Ratio = 0.00109814825506429&#10;            DumpExcess = false&#10;        }&#10;        OUTPUT_RESOURCE&#10;        {&#10;            ResourceName = NTO&#10;            Ratio = 0.00128934889724417&#10;            DumpExcess = false&#10;        }&#10;    }" calcext:value-type="string">
            <text:p>    MODULE</text:p>
            <text:p>    {</text:p>
            <text:p>        name = ModuleResourceConverter</text:p>
            <text:p>        ConverterName = Ammonia Oxidization</text:p>
            <text:p>        StartActionName = Start Ammonia Oxidization</text:p>
            <text:p>        StopActionName = Stop Ammonia Oxidiza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Ammonia</text:p>
            <text:p>            Ratio = 1</text:p>
            <text:p>        }</text:p>
            <text:p>        INPUT_RESOURCE</text:p>
            <text:p>        {</text:p>
            <text:p>            ResourceName = Oxygen</text:p>
            <text:p>            Ratio = 0.896598411907198</text:p>
            <text:p>        }</text:p>
            <text:p>        OUTPUT_RESOURCE</text:p>
            <text:p>        {</text:p>
            <text:p>            ResourceName = Water</text:p>
            <text:p>            Ratio = 0.00109814825506429</text:p>
            <text:p>            DumpExcess = false</text:p>
            <text:p>        }</text:p>
            <text:p>        OUTPUT_RESOURCE</text:p>
            <text:p>        {</text:p>
            <text:p>            ResourceName = NTO</text:p>
            <text:p>            Ratio = 0.00128934889724417</text:p>
            <text:p>            DumpExcess = false</text:p>
            <text:p>        }</text:p>
            <text:p>    }</text:p>
          </table:table-cell>
          <table:table-cell table:formula="of:=IF(ISBLANK([Conversion.B13]);&quot;&quot;;CONCATENATE(CHAR(10);&quot;        INPUT_RESOURCE&quot;; CHAR(10); &quot;        {&quot;; CHAR(10); &quot;            ResourceName = ElectricCharge&quot;; CHAR(10); &quot;            Ratio = &quot;; [Conversion.B13]; CHAR(10); &quot;        }&quot;))">
            <text:p/>
          </table:table-cell>
          <table:table-cell table:formula="of:=IF(ISBLANK([Conversion.G13]);&quot;&quot;;CONCATENATE(CHAR(10);&quot;        INPUT_RESOURCE&quot;; CHAR(10); &quot;        {&quot;; CHAR(10); &quot;            ResourceName = &quot;; [Conversion.F13]; CHAR(10); &quot;            Ratio = &quot;; [Conversion.I13]; CHAR(10); &quot;        }&quot;))" office:value-type="string" office:string-value="&#10;        INPUT_RESOURCE&#10;        {&#10;            ResourceName = Ammonia&#10;            Ratio = 1&#10;        }" calcext:value-type="string">
            <text:p/>
            <text:p>        INPUT_RESOURCE</text:p>
            <text:p>        {</text:p>
            <text:p>            ResourceName = Ammonia</text:p>
            <text:p>            Ratio = 1</text:p>
            <text:p>        }</text:p>
          </table:table-cell>
          <table:table-cell table:formula="of:=IF(ISBLANK([Conversion.K13]);&quot;&quot;;CONCATENATE(CHAR(10);&quot;        INPUT_RESOURCE&quot;; CHAR(10); &quot;        {&quot;; CHAR(10); &quot;            ResourceName = &quot;; [Conversion.J13]; CHAR(10); &quot;            Ratio = &quot;; [Conversion.M13]; CHAR(10); &quot;        }&quot;))" office:value-type="string" office:string-value="&#10;        INPUT_RESOURCE&#10;        {&#10;            ResourceName = Oxygen&#10;            Ratio = 0.896598411907198&#10;        }" calcext:value-type="string">
            <text:p/>
            <text:p>        INPUT_RESOURCE</text:p>
            <text:p>        {</text:p>
            <text:p>            ResourceName = Oxygen</text:p>
            <text:p>            Ratio = 0.896598411907198</text:p>
            <text:p>        }</text:p>
          </table:table-cell>
          <table:table-cell table:formula="of:=IF(ISBLANK([Conversion.O13]);&quot;&quot;;CONCATENATE(CHAR(10);&quot;        INPUT_RESOURCE&quot;; CHAR(10); &quot;        {&quot;; CHAR(10); &quot;            ResourceName = &quot;; [Conversion.N13]; CHAR(10); &quot;            Ratio = &quot;; [Conversion.Q13]; CHAR(10); &quot;        }&quot;))">
            <text:p/>
          </table:table-cell>
          <table:table-cell table:formula="of:=IF(ISBLANK([Conversion.C13]);&quot;&quot;;CONCATENATE(CHAR(10); &quot;        OUTPUT_RESOURCE&quot;; CHAR(10); &quot;        {&quot;; CHAR(10); &quot;            ResourceName = ElectricCharge&quot;; CHAR(10); &quot;            Ratio = &quot;; [Conversion.C13]; CHAR(10); &quot;            DumpExcess = true&quot;; CHAR(10); &quot;        }&quot;))">
            <text:p/>
          </table:table-cell>
          <table:table-cell table:formula="of:=IF(ISBLANK([Conversion.S13]);&quot;&quot;;CONCATENATE(CHAR(10); &quot;        OUTPUT_RESOURCE&quot;; CHAR(10); &quot;        {&quot;; CHAR(10); &quot;            ResourceName = &quot;; [Conversion.R13]; CHAR(10); &quot;            Ratio = &quot;; [Conversion.U13]; CHAR(10); &quot;            DumpExcess = false&quot;; CHAR(10); &quot;        }&quot;))" office:value-type="string" office:string-value="&#10;        OUTPUT_RESOURCE&#10;        {&#10;            ResourceName = Water&#10;            Ratio = 0.00109814825506429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00109814825506429</text:p>
            <text:p>            DumpExcess = false</text:p>
            <text:p>        }</text:p>
          </table:table-cell>
          <table:table-cell table:formula="of:=IF(ISBLANK([Conversion.W13]);&quot;&quot;;CONCATENATE(CHAR(10); &quot;        OUTPUT_RESOURCE&quot;; CHAR(10); &quot;        {&quot;; CHAR(10); &quot;            ResourceName = &quot;; [Conversion.V13]; CHAR(10); &quot;            Ratio = &quot;; [Conversion.Y13]; CHAR(10); &quot;            DumpExcess = false&quot;; CHAR(10); &quot;        }&quot;))" office:value-type="string" office:string-value="&#10;        OUTPUT_RESOURCE&#10;        {&#10;            ResourceName = NTO&#10;            Ratio = 0.00128934889724417&#10;            DumpExcess = false&#10;        }" calcext:value-type="string">
            <text:p/>
            <text:p>        OUTPUT_RESOURCE</text:p>
            <text:p>        {</text:p>
            <text:p>            ResourceName = NTO</text:p>
            <text:p>            Ratio = 0.00128934889724417</text:p>
            <text:p>            DumpExcess = false</text:p>
            <text:p>        }</text:p>
          </table:table-cell>
          <table:table-cell table:formula="of:=IF(ISBLANK([Conversion.AA13]);&quot;&quot;;CONCATENATE(CHAR(10); &quot;        OUTPUT_RESOURCE&quot;; CHAR(10); &quot;        {&quot;; CHAR(10); &quot;            ResourceName = &quot;; [Conversion.Z13]; CHAR(10); &quot;            Ratio = &quot;; [Conversion.AC13]; CHAR(10); &quot;            DumpExcess = false&quot;; CHAR(10); &quot;        }&quot;))">
            <text:p/>
          </table:table-cell>
          <table:table-cell table:formula="of:=IF(ISBLANK([Conversion.AE13]);&quot;&quot;;CONCATENATE(CHAR(10); &quot;        OUTPUT_RESOURCE&quot;; CHAR(10); &quot;        {&quot;; CHAR(10); &quot;            ResourceName = &quot;; [Conversion.AD13]; CHAR(10); &quot;            Ratio = &quot;; [Conversion.AG1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4]);&quot;&quot;;CONCATENATE(&quot;    MODULE&quot;; CHAR(10); &quot;    {&quot;; CHAR(10); &quot;        name = ModuleResourceConverter&quot;; CHAR(10); &quot;        ConverterName = &quot;; [Conversion.A14]; CHAR(10); &quot;        StartActionName = Start &quot;; [Conversion.A14]; CHAR(10); &quot;        StopActionName = Stop &quot;; [Conversion.A14]; CHAR(10); &quot;        AutoShutdown = false&quot;; CHAR(10); &quot;        GeneratesHeat = true&quot;; CHAR(10); &quot;        UseSpecialistBonus = false&quot;; CHAR(10); [.B14]; [.C14]; [.D14]; [.E14]; [.F14]; [.G14]; [.H14]; [.I14]; [.J14]; CHAR(10); &quot;    }&quot;))" office:value-type="string" office:string-value="    MODULE&#10;    {&#10;        name = ModuleResourceConverter&#10;        ConverterName = Fisher-Tropsch Process&#10;        StartActionName = Start Fisher-Tropsch Process&#10;        StopActionName = Stop Fisher-Tropsch Process&#10;        AutoShutdown = false&#10;        GeneratesHeat = true&#10;        UseSpecialistBonus = false&#10;&#10;        INPUT_RESOURCE&#10;        {&#10;            ResourceName = Hydrogen&#10;            Ratio = 1&#10;        }&#10;        INPUT_RESOURCE&#10;        {&#10;            ResourceName = CarbonMonoxide&#10;            Ratio = 0.959370985216787&#10;        }&#10;        OUTPUT_RESOURCE&#10;        {&#10;            ResourceName = Kerosene&#10;            Ratio = 0.000667013128209099&#10;            DumpExcess = false&#10;        }&#10;        OUTPUT_RESOURCE&#10;        {&#10;            ResourceName = Water&#10;            Ratio = 0.000694171868542514&#10;            DumpExcess = false&#10;        }&#10;    }" calcext:value-type="string">
            <text:p>    MODULE</text:p>
            <text:p>    {</text:p>
            <text:p>        name = ModuleResourceConverter</text:p>
            <text:p>        ConverterName = Fisher-Tropsch Process</text:p>
            <text:p>        StartActionName = Start Fisher-Tropsch Process</text:p>
            <text:p>        StopActionName = Stop Fisher-Tropsch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  <text:p>        INPUT_RESOURCE</text:p>
            <text:p>        {</text:p>
            <text:p>            ResourceName = CarbonMonoxide</text:p>
            <text:p>            Ratio = 0.959370985216787</text:p>
            <text:p>        }</text:p>
            <text:p>        OUTPUT_RESOURCE</text:p>
            <text:p>        {</text:p>
            <text:p>            ResourceName = Kerosene</text:p>
            <text:p>            Ratio = 0.000667013128209099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0694171868542514</text:p>
            <text:p>            DumpExcess = false</text:p>
            <text:p>        }</text:p>
            <text:p>    }</text:p>
          </table:table-cell>
          <table:table-cell table:formula="of:=IF(ISBLANK([Conversion.B14]);&quot;&quot;;CONCATENATE(CHAR(10);&quot;        INPUT_RESOURCE&quot;; CHAR(10); &quot;        {&quot;; CHAR(10); &quot;            ResourceName = ElectricCharge&quot;; CHAR(10); &quot;            Ratio = &quot;; [Conversion.B14]; CHAR(10); &quot;        }&quot;))">
            <text:p/>
          </table:table-cell>
          <table:table-cell table:formula="of:=IF(ISBLANK([Conversion.G14]);&quot;&quot;;CONCATENATE(CHAR(10);&quot;        INPUT_RESOURCE&quot;; CHAR(10); &quot;        {&quot;; CHAR(10); &quot;            ResourceName = &quot;; [Conversion.F14]; CHAR(10); &quot;            Ratio = &quot;; [Conversion.I14]; CHAR(10); &quot;        }&quot;))" office:value-type="string" office:string-value="&#10;        INPUT_RESOURCE&#10;        {&#10;            ResourceName = Hydrogen&#10;            Ratio = 1&#10;        }" calcext:value-type="string"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</table:table-cell>
          <table:table-cell table:formula="of:=IF(ISBLANK([Conversion.K14]);&quot;&quot;;CONCATENATE(CHAR(10);&quot;        INPUT_RESOURCE&quot;; CHAR(10); &quot;        {&quot;; CHAR(10); &quot;            ResourceName = &quot;; [Conversion.J14]; CHAR(10); &quot;            Ratio = &quot;; [Conversion.M14]; CHAR(10); &quot;        }&quot;))" office:value-type="string" office:string-value="&#10;        INPUT_RESOURCE&#10;        {&#10;            ResourceName = CarbonMonoxide&#10;            Ratio = 0.959370985216787&#10;        }" calcext:value-type="string">
            <text:p/>
            <text:p>        INPUT_RESOURCE</text:p>
            <text:p>        {</text:p>
            <text:p>            ResourceName = CarbonMonoxide</text:p>
            <text:p>            Ratio = 0.959370985216787</text:p>
            <text:p>        }</text:p>
          </table:table-cell>
          <table:table-cell table:formula="of:=IF(ISBLANK([Conversion.O14]);&quot;&quot;;CONCATENATE(CHAR(10);&quot;        INPUT_RESOURCE&quot;; CHAR(10); &quot;        {&quot;; CHAR(10); &quot;            ResourceName = &quot;; [Conversion.N14]; CHAR(10); &quot;            Ratio = &quot;; [Conversion.Q14]; CHAR(10); &quot;        }&quot;))">
            <text:p/>
          </table:table-cell>
          <table:table-cell table:formula="of:=IF(ISBLANK([Conversion.C14]);&quot;&quot;;CONCATENATE(CHAR(10); &quot;        OUTPUT_RESOURCE&quot;; CHAR(10); &quot;        {&quot;; CHAR(10); &quot;            ResourceName = ElectricCharge&quot;; CHAR(10); &quot;            Ratio = &quot;; [Conversion.C14]; CHAR(10); &quot;            DumpExcess = true&quot;; CHAR(10); &quot;        }&quot;))">
            <text:p/>
          </table:table-cell>
          <table:table-cell table:formula="of:=IF(ISBLANK([Conversion.S14]);&quot;&quot;;CONCATENATE(CHAR(10); &quot;        OUTPUT_RESOURCE&quot;; CHAR(10); &quot;        {&quot;; CHAR(10); &quot;            ResourceName = &quot;; [Conversion.R14]; CHAR(10); &quot;            Ratio = &quot;; [Conversion.U14]; CHAR(10); &quot;            DumpExcess = false&quot;; CHAR(10); &quot;        }&quot;))" office:value-type="string" office:string-value="&#10;        OUTPUT_RESOURCE&#10;        {&#10;            ResourceName = Kerosene&#10;            Ratio = 0.000667013128209099&#10;            DumpExcess = false&#10;        }" calcext:value-type="string">
            <text:p/>
            <text:p>        OUTPUT_RESOURCE</text:p>
            <text:p>        {</text:p>
            <text:p>            ResourceName = Kerosene</text:p>
            <text:p>            Ratio = 0.000667013128209099</text:p>
            <text:p>            DumpExcess = false</text:p>
            <text:p>        }</text:p>
          </table:table-cell>
          <table:table-cell table:formula="of:=IF(ISBLANK([Conversion.W14]);&quot;&quot;;CONCATENATE(CHAR(10); &quot;        OUTPUT_RESOURCE&quot;; CHAR(10); &quot;        {&quot;; CHAR(10); &quot;            ResourceName = &quot;; [Conversion.V14]; CHAR(10); &quot;            Ratio = &quot;; [Conversion.Y14]; CHAR(10); &quot;            DumpExcess = false&quot;; CHAR(10); &quot;        }&quot;))" office:value-type="string" office:string-value="&#10;        OUTPUT_RESOURCE&#10;        {&#10;            ResourceName = Water&#10;            Ratio = 0.000694171868542514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000694171868542514</text:p>
            <text:p>            DumpExcess = false</text:p>
            <text:p>        }</text:p>
          </table:table-cell>
          <table:table-cell table:formula="of:=IF(ISBLANK([Conversion.AA14]);&quot;&quot;;CONCATENATE(CHAR(10); &quot;        OUTPUT_RESOURCE&quot;; CHAR(10); &quot;        {&quot;; CHAR(10); &quot;            ResourceName = &quot;; [Conversion.Z14]; CHAR(10); &quot;            Ratio = &quot;; [Conversion.AC14]; CHAR(10); &quot;            DumpExcess = false&quot;; CHAR(10); &quot;        }&quot;))">
            <text:p/>
          </table:table-cell>
          <table:table-cell table:formula="of:=IF(ISBLANK([Conversion.AE14]);&quot;&quot;;CONCATENATE(CHAR(10); &quot;        OUTPUT_RESOURCE&quot;; CHAR(10); &quot;        {&quot;; CHAR(10); &quot;            ResourceName = &quot;; [Conversion.AD14]; CHAR(10); &quot;            Ratio = &quot;; [Conversion.AG1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5]);&quot;&quot;;CONCATENATE(&quot;    MODULE&quot;; CHAR(10); &quot;    {&quot;; CHAR(10); &quot;        name = ModuleResourceConverter&quot;; CHAR(10); &quot;        ConverterName = &quot;; [Conversion.A15]; CHAR(10); &quot;        StartActionName = Start &quot;; [Conversion.A15]; CHAR(10); &quot;        StopActionName = Stop &quot;; [Conversion.A15]; CHAR(10); &quot;        AutoShutdown = false&quot;; CHAR(10); &quot;        GeneratesHeat = true&quot;; CHAR(10); &quot;        UseSpecialistBonus = false&quot;; CHAR(10); [.B15]; [.C15]; [.D15]; [.E15]; [.F15]; [.G15]; [.H15]; [.I15]; [.J15]; CHAR(10); &quot;    }&quot;))">
            <text:p/>
          </table:table-cell>
          <table:table-cell table:formula="of:=IF(ISBLANK([Conversion.B15]);&quot;&quot;;CONCATENATE(CHAR(10);&quot;        INPUT_RESOURCE&quot;; CHAR(10); &quot;        {&quot;; CHAR(10); &quot;            ResourceName = ElectricCharge&quot;; CHAR(10); &quot;            Ratio = &quot;; [Conversion.B15]; CHAR(10); &quot;        }&quot;))">
            <text:p/>
          </table:table-cell>
          <table:table-cell table:formula="of:=IF(ISBLANK([Conversion.G15]);&quot;&quot;;CONCATENATE(CHAR(10);&quot;        INPUT_RESOURCE&quot;; CHAR(10); &quot;        {&quot;; CHAR(10); &quot;            ResourceName = &quot;; [Conversion.F15]; CHAR(10); &quot;            Ratio = &quot;; [Conversion.I15]; CHAR(10); &quot;        }&quot;))">
            <text:p/>
          </table:table-cell>
          <table:table-cell table:formula="of:=IF(ISBLANK([Conversion.K15]);&quot;&quot;;CONCATENATE(CHAR(10);&quot;        INPUT_RESOURCE&quot;; CHAR(10); &quot;        {&quot;; CHAR(10); &quot;            ResourceName = &quot;; [Conversion.J15]; CHAR(10); &quot;            Ratio = &quot;; [Conversion.M15]; CHAR(10); &quot;        }&quot;))">
            <text:p/>
          </table:table-cell>
          <table:table-cell table:formula="of:=IF(ISBLANK([Conversion.O15]);&quot;&quot;;CONCATENATE(CHAR(10);&quot;        INPUT_RESOURCE&quot;; CHAR(10); &quot;        {&quot;; CHAR(10); &quot;            ResourceName = &quot;; [Conversion.N15]; CHAR(10); &quot;            Ratio = &quot;; [Conversion.Q15]; CHAR(10); &quot;        }&quot;))">
            <text:p/>
          </table:table-cell>
          <table:table-cell table:formula="of:=IF(ISBLANK([Conversion.C15]);&quot;&quot;;CONCATENATE(CHAR(10); &quot;        OUTPUT_RESOURCE&quot;; CHAR(10); &quot;        {&quot;; CHAR(10); &quot;            ResourceName = ElectricCharge&quot;; CHAR(10); &quot;            Ratio = &quot;; [Conversion.C15]; CHAR(10); &quot;            DumpExcess = true&quot;; CHAR(10); &quot;        }&quot;))">
            <text:p/>
          </table:table-cell>
          <table:table-cell table:formula="of:=IF(ISBLANK([Conversion.S15]);&quot;&quot;;CONCATENATE(CHAR(10); &quot;        OUTPUT_RESOURCE&quot;; CHAR(10); &quot;        {&quot;; CHAR(10); &quot;            ResourceName = &quot;; [Conversion.R15]; CHAR(10); &quot;            Ratio = &quot;; [Conversion.U15]; CHAR(10); &quot;            DumpExcess = false&quot;; CHAR(10); &quot;        }&quot;))">
            <text:p/>
          </table:table-cell>
          <table:table-cell table:formula="of:=IF(ISBLANK([Conversion.W15]);&quot;&quot;;CONCATENATE(CHAR(10); &quot;        OUTPUT_RESOURCE&quot;; CHAR(10); &quot;        {&quot;; CHAR(10); &quot;            ResourceName = &quot;; [Conversion.V15]; CHAR(10); &quot;            Ratio = &quot;; [Conversion.Y15]; CHAR(10); &quot;            DumpExcess = false&quot;; CHAR(10); &quot;        }&quot;))">
            <text:p/>
          </table:table-cell>
          <table:table-cell table:formula="of:=IF(ISBLANK([Conversion.AA15]);&quot;&quot;;CONCATENATE(CHAR(10); &quot;        OUTPUT_RESOURCE&quot;; CHAR(10); &quot;        {&quot;; CHAR(10); &quot;            ResourceName = &quot;; [Conversion.Z15]; CHAR(10); &quot;            Ratio = &quot;; [Conversion.AC15]; CHAR(10); &quot;            DumpExcess = false&quot;; CHAR(10); &quot;        }&quot;))">
            <text:p/>
          </table:table-cell>
          <table:table-cell table:formula="of:=IF(ISBLANK([Conversion.AE15]);&quot;&quot;;CONCATENATE(CHAR(10); &quot;        OUTPUT_RESOURCE&quot;; CHAR(10); &quot;        {&quot;; CHAR(10); &quot;            ResourceName = &quot;; [Conversion.AD15]; CHAR(10); &quot;            Ratio = &quot;; [Conversion.AG1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6]);&quot;&quot;;CONCATENATE(&quot;    MODULE&quot;; CHAR(10); &quot;    {&quot;; CHAR(10); &quot;        name = ModuleResourceConverter&quot;; CHAR(10); &quot;        ConverterName = &quot;; [Conversion.A16]; CHAR(10); &quot;        StartActionName = Start &quot;; [Conversion.A16]; CHAR(10); &quot;        StopActionName = Stop &quot;; [Conversion.A16]; CHAR(10); &quot;        AutoShutdown = false&quot;; CHAR(10); &quot;        GeneratesHeat = true&quot;; CHAR(10); &quot;        UseSpecialistBonus = false&quot;; CHAR(10); [.B16]; [.C16]; [.D16]; [.E16]; [.F16]; [.G16]; [.H16]; [.I16]; [.J16]; CHAR(10); &quot;    }&quot;))">
            <text:p/>
          </table:table-cell>
          <table:table-cell table:formula="of:=IF(ISBLANK([Conversion.B16]);&quot;&quot;;CONCATENATE(CHAR(10);&quot;        INPUT_RESOURCE&quot;; CHAR(10); &quot;        {&quot;; CHAR(10); &quot;            ResourceName = ElectricCharge&quot;; CHAR(10); &quot;            Ratio = &quot;; [Conversion.B16]; CHAR(10); &quot;        }&quot;))">
            <text:p/>
          </table:table-cell>
          <table:table-cell table:formula="of:=IF(ISBLANK([Conversion.G16]);&quot;&quot;;CONCATENATE(CHAR(10);&quot;        INPUT_RESOURCE&quot;; CHAR(10); &quot;        {&quot;; CHAR(10); &quot;            ResourceName = &quot;; [Conversion.F16]; CHAR(10); &quot;            Ratio = &quot;; [Conversion.I16]; CHAR(10); &quot;        }&quot;))">
            <text:p/>
          </table:table-cell>
          <table:table-cell table:formula="of:=IF(ISBLANK([Conversion.K16]);&quot;&quot;;CONCATENATE(CHAR(10);&quot;        INPUT_RESOURCE&quot;; CHAR(10); &quot;        {&quot;; CHAR(10); &quot;            ResourceName = &quot;; [Conversion.J16]; CHAR(10); &quot;            Ratio = &quot;; [Conversion.M16]; CHAR(10); &quot;        }&quot;))">
            <text:p/>
          </table:table-cell>
          <table:table-cell table:formula="of:=IF(ISBLANK([Conversion.O16]);&quot;&quot;;CONCATENATE(CHAR(10);&quot;        INPUT_RESOURCE&quot;; CHAR(10); &quot;        {&quot;; CHAR(10); &quot;            ResourceName = &quot;; [Conversion.N16]; CHAR(10); &quot;            Ratio = &quot;; [Conversion.Q16]; CHAR(10); &quot;        }&quot;))">
            <text:p/>
          </table:table-cell>
          <table:table-cell table:formula="of:=IF(ISBLANK([Conversion.C16]);&quot;&quot;;CONCATENATE(CHAR(10); &quot;        OUTPUT_RESOURCE&quot;; CHAR(10); &quot;        {&quot;; CHAR(10); &quot;            ResourceName = ElectricCharge&quot;; CHAR(10); &quot;            Ratio = &quot;; [Conversion.C16]; CHAR(10); &quot;            DumpExcess = true&quot;; CHAR(10); &quot;        }&quot;))">
            <text:p/>
          </table:table-cell>
          <table:table-cell table:formula="of:=IF(ISBLANK([Conversion.S16]);&quot;&quot;;CONCATENATE(CHAR(10); &quot;        OUTPUT_RESOURCE&quot;; CHAR(10); &quot;        {&quot;; CHAR(10); &quot;            ResourceName = &quot;; [Conversion.R16]; CHAR(10); &quot;            Ratio = &quot;; [Conversion.U16]; CHAR(10); &quot;            DumpExcess = false&quot;; CHAR(10); &quot;        }&quot;))">
            <text:p/>
          </table:table-cell>
          <table:table-cell table:formula="of:=IF(ISBLANK([Conversion.W16]);&quot;&quot;;CONCATENATE(CHAR(10); &quot;        OUTPUT_RESOURCE&quot;; CHAR(10); &quot;        {&quot;; CHAR(10); &quot;            ResourceName = &quot;; [Conversion.V16]; CHAR(10); &quot;            Ratio = &quot;; [Conversion.Y16]; CHAR(10); &quot;            DumpExcess = false&quot;; CHAR(10); &quot;        }&quot;))">
            <text:p/>
          </table:table-cell>
          <table:table-cell table:formula="of:=IF(ISBLANK([Conversion.AA16]);&quot;&quot;;CONCATENATE(CHAR(10); &quot;        OUTPUT_RESOURCE&quot;; CHAR(10); &quot;        {&quot;; CHAR(10); &quot;            ResourceName = &quot;; [Conversion.Z16]; CHAR(10); &quot;            Ratio = &quot;; [Conversion.AC16]; CHAR(10); &quot;            DumpExcess = false&quot;; CHAR(10); &quot;        }&quot;))">
            <text:p/>
          </table:table-cell>
          <table:table-cell table:formula="of:=IF(ISBLANK([Conversion.AE16]);&quot;&quot;;CONCATENATE(CHAR(10); &quot;        OUTPUT_RESOURCE&quot;; CHAR(10); &quot;        {&quot;; CHAR(10); &quot;            ResourceName = &quot;; [Conversion.AD16]; CHAR(10); &quot;            Ratio = &quot;; [Conversion.AG1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7]);&quot;&quot;;CONCATENATE(&quot;    MODULE&quot;; CHAR(10); &quot;    {&quot;; CHAR(10); &quot;        name = ModuleResourceConverter&quot;; CHAR(10); &quot;        ConverterName = &quot;; [Conversion.A17]; CHAR(10); &quot;        StartActionName = Start &quot;; [Conversion.A17]; CHAR(10); &quot;        StopActionName = Stop &quot;; [Conversion.A17]; CHAR(10); &quot;        AutoShutdown = false&quot;; CHAR(10); &quot;        GeneratesHeat = true&quot;; CHAR(10); &quot;        UseSpecialistBonus = false&quot;; CHAR(10); [.B17]; [.C17]; [.D17]; [.E17]; [.F17]; [.G17]; [.H17]; [.I17]; [.J17]; CHAR(10); &quot;    }&quot;))">
            <text:p/>
          </table:table-cell>
          <table:table-cell table:formula="of:=IF(ISBLANK([Conversion.B17]);&quot;&quot;;CONCATENATE(CHAR(10);&quot;        INPUT_RESOURCE&quot;; CHAR(10); &quot;        {&quot;; CHAR(10); &quot;            ResourceName = ElectricCharge&quot;; CHAR(10); &quot;            Ratio = &quot;; [Conversion.B17]; CHAR(10); &quot;        }&quot;))">
            <text:p/>
          </table:table-cell>
          <table:table-cell table:formula="of:=IF(ISBLANK([Conversion.G17]);&quot;&quot;;CONCATENATE(CHAR(10);&quot;        INPUT_RESOURCE&quot;; CHAR(10); &quot;        {&quot;; CHAR(10); &quot;            ResourceName = &quot;; [Conversion.F17]; CHAR(10); &quot;            Ratio = &quot;; [Conversion.I17]; CHAR(10); &quot;        }&quot;))">
            <text:p/>
          </table:table-cell>
          <table:table-cell table:formula="of:=IF(ISBLANK([Conversion.K17]);&quot;&quot;;CONCATENATE(CHAR(10);&quot;        INPUT_RESOURCE&quot;; CHAR(10); &quot;        {&quot;; CHAR(10); &quot;            ResourceName = &quot;; [Conversion.J17]; CHAR(10); &quot;            Ratio = &quot;; [Conversion.M17]; CHAR(10); &quot;        }&quot;))">
            <text:p/>
          </table:table-cell>
          <table:table-cell table:formula="of:=IF(ISBLANK([Conversion.O17]);&quot;&quot;;CONCATENATE(CHAR(10);&quot;        INPUT_RESOURCE&quot;; CHAR(10); &quot;        {&quot;; CHAR(10); &quot;            ResourceName = &quot;; [Conversion.N17]; CHAR(10); &quot;            Ratio = &quot;; [Conversion.Q17]; CHAR(10); &quot;        }&quot;))">
            <text:p/>
          </table:table-cell>
          <table:table-cell table:formula="of:=IF(ISBLANK([Conversion.C17]);&quot;&quot;;CONCATENATE(CHAR(10); &quot;        OUTPUT_RESOURCE&quot;; CHAR(10); &quot;        {&quot;; CHAR(10); &quot;            ResourceName = ElectricCharge&quot;; CHAR(10); &quot;            Ratio = &quot;; [Conversion.C17]; CHAR(10); &quot;            DumpExcess = true&quot;; CHAR(10); &quot;        }&quot;))">
            <text:p/>
          </table:table-cell>
          <table:table-cell table:formula="of:=IF(ISBLANK([Conversion.S17]);&quot;&quot;;CONCATENATE(CHAR(10); &quot;        OUTPUT_RESOURCE&quot;; CHAR(10); &quot;        {&quot;; CHAR(10); &quot;            ResourceName = &quot;; [Conversion.R17]; CHAR(10); &quot;            Ratio = &quot;; [Conversion.U17]; CHAR(10); &quot;            DumpExcess = false&quot;; CHAR(10); &quot;        }&quot;))">
            <text:p/>
          </table:table-cell>
          <table:table-cell table:formula="of:=IF(ISBLANK([Conversion.W17]);&quot;&quot;;CONCATENATE(CHAR(10); &quot;        OUTPUT_RESOURCE&quot;; CHAR(10); &quot;        {&quot;; CHAR(10); &quot;            ResourceName = &quot;; [Conversion.V17]; CHAR(10); &quot;            Ratio = &quot;; [Conversion.Y17]; CHAR(10); &quot;            DumpExcess = false&quot;; CHAR(10); &quot;        }&quot;))">
            <text:p/>
          </table:table-cell>
          <table:table-cell table:formula="of:=IF(ISBLANK([Conversion.AA17]);&quot;&quot;;CONCATENATE(CHAR(10); &quot;        OUTPUT_RESOURCE&quot;; CHAR(10); &quot;        {&quot;; CHAR(10); &quot;            ResourceName = &quot;; [Conversion.Z17]; CHAR(10); &quot;            Ratio = &quot;; [Conversion.AC17]; CHAR(10); &quot;            DumpExcess = false&quot;; CHAR(10); &quot;        }&quot;))">
            <text:p/>
          </table:table-cell>
          <table:table-cell table:formula="of:=IF(ISBLANK([Conversion.AE17]);&quot;&quot;;CONCATENATE(CHAR(10); &quot;        OUTPUT_RESOURCE&quot;; CHAR(10); &quot;        {&quot;; CHAR(10); &quot;            ResourceName = &quot;; [Conversion.AD17]; CHAR(10); &quot;            Ratio = &quot;; [Conversion.AG1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8]);&quot;&quot;;CONCATENATE(&quot;    MODULE&quot;; CHAR(10); &quot;    {&quot;; CHAR(10); &quot;        name = ModuleResourceConverter&quot;; CHAR(10); &quot;        ConverterName = &quot;; [Conversion.A18]; CHAR(10); &quot;        StartActionName = Start &quot;; [Conversion.A18]; CHAR(10); &quot;        StopActionName = Stop &quot;; [Conversion.A18]; CHAR(10); &quot;        AutoShutdown = false&quot;; CHAR(10); &quot;        GeneratesHeat = true&quot;; CHAR(10); &quot;        UseSpecialistBonus = false&quot;; CHAR(10); [.B18]; [.C18]; [.D18]; [.E18]; [.F18]; [.G18]; [.H18]; [.I18]; [.J18]; CHAR(10); &quot;    }&quot;))">
            <text:p/>
          </table:table-cell>
          <table:table-cell table:formula="of:=IF(ISBLANK([Conversion.B18]);&quot;&quot;;CONCATENATE(CHAR(10);&quot;        INPUT_RESOURCE&quot;; CHAR(10); &quot;        {&quot;; CHAR(10); &quot;            ResourceName = ElectricCharge&quot;; CHAR(10); &quot;            Ratio = &quot;; [Conversion.B18]; CHAR(10); &quot;        }&quot;))">
            <text:p/>
          </table:table-cell>
          <table:table-cell table:formula="of:=IF(ISBLANK([Conversion.G18]);&quot;&quot;;CONCATENATE(CHAR(10);&quot;        INPUT_RESOURCE&quot;; CHAR(10); &quot;        {&quot;; CHAR(10); &quot;            ResourceName = &quot;; [Conversion.F18]; CHAR(10); &quot;            Ratio = &quot;; [Conversion.I18]; CHAR(10); &quot;        }&quot;))">
            <text:p/>
          </table:table-cell>
          <table:table-cell table:formula="of:=IF(ISBLANK([Conversion.K18]);&quot;&quot;;CONCATENATE(CHAR(10);&quot;        INPUT_RESOURCE&quot;; CHAR(10); &quot;        {&quot;; CHAR(10); &quot;            ResourceName = &quot;; [Conversion.J18]; CHAR(10); &quot;            Ratio = &quot;; [Conversion.M18]; CHAR(10); &quot;        }&quot;))">
            <text:p/>
          </table:table-cell>
          <table:table-cell table:formula="of:=IF(ISBLANK([Conversion.O18]);&quot;&quot;;CONCATENATE(CHAR(10);&quot;        INPUT_RESOURCE&quot;; CHAR(10); &quot;        {&quot;; CHAR(10); &quot;            ResourceName = &quot;; [Conversion.N18]; CHAR(10); &quot;            Ratio = &quot;; [Conversion.Q18]; CHAR(10); &quot;        }&quot;))">
            <text:p/>
          </table:table-cell>
          <table:table-cell table:formula="of:=IF(ISBLANK([Conversion.C18]);&quot;&quot;;CONCATENATE(CHAR(10); &quot;        OUTPUT_RESOURCE&quot;; CHAR(10); &quot;        {&quot;; CHAR(10); &quot;            ResourceName = ElectricCharge&quot;; CHAR(10); &quot;            Ratio = &quot;; [Conversion.C18]; CHAR(10); &quot;            DumpExcess = true&quot;; CHAR(10); &quot;        }&quot;))">
            <text:p/>
          </table:table-cell>
          <table:table-cell table:formula="of:=IF(ISBLANK([Conversion.S18]);&quot;&quot;;CONCATENATE(CHAR(10); &quot;        OUTPUT_RESOURCE&quot;; CHAR(10); &quot;        {&quot;; CHAR(10); &quot;            ResourceName = &quot;; [Conversion.R18]; CHAR(10); &quot;            Ratio = &quot;; [Conversion.U18]; CHAR(10); &quot;            DumpExcess = false&quot;; CHAR(10); &quot;        }&quot;))">
            <text:p/>
          </table:table-cell>
          <table:table-cell table:formula="of:=IF(ISBLANK([Conversion.W18]);&quot;&quot;;CONCATENATE(CHAR(10); &quot;        OUTPUT_RESOURCE&quot;; CHAR(10); &quot;        {&quot;; CHAR(10); &quot;            ResourceName = &quot;; [Conversion.V18]; CHAR(10); &quot;            Ratio = &quot;; [Conversion.Y18]; CHAR(10); &quot;            DumpExcess = false&quot;; CHAR(10); &quot;        }&quot;))">
            <text:p/>
          </table:table-cell>
          <table:table-cell table:formula="of:=IF(ISBLANK([Conversion.AA18]);&quot;&quot;;CONCATENATE(CHAR(10); &quot;        OUTPUT_RESOURCE&quot;; CHAR(10); &quot;        {&quot;; CHAR(10); &quot;            ResourceName = &quot;; [Conversion.Z18]; CHAR(10); &quot;            Ratio = &quot;; [Conversion.AC18]; CHAR(10); &quot;            DumpExcess = false&quot;; CHAR(10); &quot;        }&quot;))">
            <text:p/>
          </table:table-cell>
          <table:table-cell table:formula="of:=IF(ISBLANK([Conversion.AE18]);&quot;&quot;;CONCATENATE(CHAR(10); &quot;        OUTPUT_RESOURCE&quot;; CHAR(10); &quot;        {&quot;; CHAR(10); &quot;            ResourceName = &quot;; [Conversion.AD18]; CHAR(10); &quot;            Ratio = &quot;; [Conversion.AG1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9]);&quot;&quot;;CONCATENATE(&quot;    MODULE&quot;; CHAR(10); &quot;    {&quot;; CHAR(10); &quot;        name = ModuleResourceConverter&quot;; CHAR(10); &quot;        ConverterName = &quot;; [Conversion.A19]; CHAR(10); &quot;        StartActionName = Start &quot;; [Conversion.A19]; CHAR(10); &quot;        StopActionName = Stop &quot;; [Conversion.A19]; CHAR(10); &quot;        AutoShutdown = false&quot;; CHAR(10); &quot;        GeneratesHeat = true&quot;; CHAR(10); &quot;        UseSpecialistBonus = false&quot;; CHAR(10); [.B19]; [.C19]; [.D19]; [.E19]; [.F19]; [.G19]; [.H19]; [.I19]; [.J19]; CHAR(10); &quot;    }&quot;))">
            <text:p/>
          </table:table-cell>
          <table:table-cell table:formula="of:=IF(ISBLANK([Conversion.B19]);&quot;&quot;;CONCATENATE(CHAR(10);&quot;        INPUT_RESOURCE&quot;; CHAR(10); &quot;        {&quot;; CHAR(10); &quot;            ResourceName = ElectricCharge&quot;; CHAR(10); &quot;            Ratio = &quot;; [Conversion.B19]; CHAR(10); &quot;        }&quot;))">
            <text:p/>
          </table:table-cell>
          <table:table-cell table:formula="of:=IF(ISBLANK([Conversion.G19]);&quot;&quot;;CONCATENATE(CHAR(10);&quot;        INPUT_RESOURCE&quot;; CHAR(10); &quot;        {&quot;; CHAR(10); &quot;            ResourceName = &quot;; [Conversion.F19]; CHAR(10); &quot;            Ratio = &quot;; [Conversion.I19]; CHAR(10); &quot;        }&quot;))">
            <text:p/>
          </table:table-cell>
          <table:table-cell table:formula="of:=IF(ISBLANK([Conversion.K19]);&quot;&quot;;CONCATENATE(CHAR(10);&quot;        INPUT_RESOURCE&quot;; CHAR(10); &quot;        {&quot;; CHAR(10); &quot;            ResourceName = &quot;; [Conversion.J19]; CHAR(10); &quot;            Ratio = &quot;; [Conversion.M19]; CHAR(10); &quot;        }&quot;))">
            <text:p/>
          </table:table-cell>
          <table:table-cell table:formula="of:=IF(ISBLANK([Conversion.O19]);&quot;&quot;;CONCATENATE(CHAR(10);&quot;        INPUT_RESOURCE&quot;; CHAR(10); &quot;        {&quot;; CHAR(10); &quot;            ResourceName = &quot;; [Conversion.N19]; CHAR(10); &quot;            Ratio = &quot;; [Conversion.Q19]; CHAR(10); &quot;        }&quot;))">
            <text:p/>
          </table:table-cell>
          <table:table-cell table:formula="of:=IF(ISBLANK([Conversion.C19]);&quot;&quot;;CONCATENATE(CHAR(10); &quot;        OUTPUT_RESOURCE&quot;; CHAR(10); &quot;        {&quot;; CHAR(10); &quot;            ResourceName = ElectricCharge&quot;; CHAR(10); &quot;            Ratio = &quot;; [Conversion.C19]; CHAR(10); &quot;            DumpExcess = true&quot;; CHAR(10); &quot;        }&quot;))">
            <text:p/>
          </table:table-cell>
          <table:table-cell table:formula="of:=IF(ISBLANK([Conversion.S19]);&quot;&quot;;CONCATENATE(CHAR(10); &quot;        OUTPUT_RESOURCE&quot;; CHAR(10); &quot;        {&quot;; CHAR(10); &quot;            ResourceName = &quot;; [Conversion.R19]; CHAR(10); &quot;            Ratio = &quot;; [Conversion.U19]; CHAR(10); &quot;            DumpExcess = false&quot;; CHAR(10); &quot;        }&quot;))">
            <text:p/>
          </table:table-cell>
          <table:table-cell table:formula="of:=IF(ISBLANK([Conversion.W19]);&quot;&quot;;CONCATENATE(CHAR(10); &quot;        OUTPUT_RESOURCE&quot;; CHAR(10); &quot;        {&quot;; CHAR(10); &quot;            ResourceName = &quot;; [Conversion.V19]; CHAR(10); &quot;            Ratio = &quot;; [Conversion.Y19]; CHAR(10); &quot;            DumpExcess = false&quot;; CHAR(10); &quot;        }&quot;))">
            <text:p/>
          </table:table-cell>
          <table:table-cell table:formula="of:=IF(ISBLANK([Conversion.AA19]);&quot;&quot;;CONCATENATE(CHAR(10); &quot;        OUTPUT_RESOURCE&quot;; CHAR(10); &quot;        {&quot;; CHAR(10); &quot;            ResourceName = &quot;; [Conversion.Z19]; CHAR(10); &quot;            Ratio = &quot;; [Conversion.AC19]; CHAR(10); &quot;            DumpExcess = false&quot;; CHAR(10); &quot;        }&quot;))">
            <text:p/>
          </table:table-cell>
          <table:table-cell table:formula="of:=IF(ISBLANK([Conversion.AE19]);&quot;&quot;;CONCATENATE(CHAR(10); &quot;        OUTPUT_RESOURCE&quot;; CHAR(10); &quot;        {&quot;; CHAR(10); &quot;            ResourceName = &quot;; [Conversion.AD19]; CHAR(10); &quot;            Ratio = &quot;; [Conversion.AG1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0]);&quot;&quot;;CONCATENATE(&quot;    MODULE&quot;; CHAR(10); &quot;    {&quot;; CHAR(10); &quot;        name = ModuleResourceConverter&quot;; CHAR(10); &quot;        ConverterName = &quot;; [Conversion.A20]; CHAR(10); &quot;        StartActionName = Start &quot;; [Conversion.A20]; CHAR(10); &quot;        StopActionName = Stop &quot;; [Conversion.A20]; CHAR(10); &quot;        AutoShutdown = false&quot;; CHAR(10); &quot;        GeneratesHeat = true&quot;; CHAR(10); &quot;        UseSpecialistBonus = false&quot;; CHAR(10); [.B20]; [.C20]; [.D20]; [.E20]; [.F20]; [.G20]; [.H20]; [.I20]; [.J20]; CHAR(10); &quot;    }&quot;))">
            <text:p/>
          </table:table-cell>
          <table:table-cell table:formula="of:=IF(ISBLANK([Conversion.B20]);&quot;&quot;;CONCATENATE(CHAR(10);&quot;        INPUT_RESOURCE&quot;; CHAR(10); &quot;        {&quot;; CHAR(10); &quot;            ResourceName = ElectricCharge&quot;; CHAR(10); &quot;            Ratio = &quot;; [Conversion.B20]; CHAR(10); &quot;        }&quot;))">
            <text:p/>
          </table:table-cell>
          <table:table-cell table:formula="of:=IF(ISBLANK([Conversion.G20]);&quot;&quot;;CONCATENATE(CHAR(10);&quot;        INPUT_RESOURCE&quot;; CHAR(10); &quot;        {&quot;; CHAR(10); &quot;            ResourceName = &quot;; [Conversion.F20]; CHAR(10); &quot;            Ratio = &quot;; [Conversion.I20]; CHAR(10); &quot;        }&quot;))">
            <text:p/>
          </table:table-cell>
          <table:table-cell table:formula="of:=IF(ISBLANK([Conversion.K20]);&quot;&quot;;CONCATENATE(CHAR(10);&quot;        INPUT_RESOURCE&quot;; CHAR(10); &quot;        {&quot;; CHAR(10); &quot;            ResourceName = &quot;; [Conversion.J20]; CHAR(10); &quot;            Ratio = &quot;; [Conversion.M20]; CHAR(10); &quot;        }&quot;))">
            <text:p/>
          </table:table-cell>
          <table:table-cell table:formula="of:=IF(ISBLANK([Conversion.O20]);&quot;&quot;;CONCATENATE(CHAR(10);&quot;        INPUT_RESOURCE&quot;; CHAR(10); &quot;        {&quot;; CHAR(10); &quot;            ResourceName = &quot;; [Conversion.N20]; CHAR(10); &quot;            Ratio = &quot;; [Conversion.Q20]; CHAR(10); &quot;        }&quot;))">
            <text:p/>
          </table:table-cell>
          <table:table-cell table:formula="of:=IF(ISBLANK([Conversion.C20]);&quot;&quot;;CONCATENATE(CHAR(10); &quot;        OUTPUT_RESOURCE&quot;; CHAR(10); &quot;        {&quot;; CHAR(10); &quot;            ResourceName = ElectricCharge&quot;; CHAR(10); &quot;            Ratio = &quot;; [Conversion.C20]; CHAR(10); &quot;            DumpExcess = true&quot;; CHAR(10); &quot;        }&quot;))">
            <text:p/>
          </table:table-cell>
          <table:table-cell table:formula="of:=IF(ISBLANK([Conversion.S20]);&quot;&quot;;CONCATENATE(CHAR(10); &quot;        OUTPUT_RESOURCE&quot;; CHAR(10); &quot;        {&quot;; CHAR(10); &quot;            ResourceName = &quot;; [Conversion.R20]; CHAR(10); &quot;            Ratio = &quot;; [Conversion.U20]; CHAR(10); &quot;            DumpExcess = false&quot;; CHAR(10); &quot;        }&quot;))">
            <text:p/>
          </table:table-cell>
          <table:table-cell table:formula="of:=IF(ISBLANK([Conversion.W20]);&quot;&quot;;CONCATENATE(CHAR(10); &quot;        OUTPUT_RESOURCE&quot;; CHAR(10); &quot;        {&quot;; CHAR(10); &quot;            ResourceName = &quot;; [Conversion.V20]; CHAR(10); &quot;            Ratio = &quot;; [Conversion.Y20]; CHAR(10); &quot;            DumpExcess = false&quot;; CHAR(10); &quot;        }&quot;))">
            <text:p/>
          </table:table-cell>
          <table:table-cell table:formula="of:=IF(ISBLANK([Conversion.AA20]);&quot;&quot;;CONCATENATE(CHAR(10); &quot;        OUTPUT_RESOURCE&quot;; CHAR(10); &quot;        {&quot;; CHAR(10); &quot;            ResourceName = &quot;; [Conversion.Z20]; CHAR(10); &quot;            Ratio = &quot;; [Conversion.AC20]; CHAR(10); &quot;            DumpExcess = false&quot;; CHAR(10); &quot;        }&quot;))">
            <text:p/>
          </table:table-cell>
          <table:table-cell table:formula="of:=IF(ISBLANK([Conversion.AE20]);&quot;&quot;;CONCATENATE(CHAR(10); &quot;        OUTPUT_RESOURCE&quot;; CHAR(10); &quot;        {&quot;; CHAR(10); &quot;            ResourceName = &quot;; [Conversion.AD20]; CHAR(10); &quot;            Ratio = &quot;; [Conversion.AG2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1]);&quot;&quot;;CONCATENATE(&quot;    MODULE&quot;; CHAR(10); &quot;    {&quot;; CHAR(10); &quot;        name = ModuleResourceConverter&quot;; CHAR(10); &quot;        ConverterName = &quot;; [Conversion.A21]; CHAR(10); &quot;        StartActionName = Start &quot;; [Conversion.A21]; CHAR(10); &quot;        StopActionName = Stop &quot;; [Conversion.A21]; CHAR(10); &quot;        AutoShutdown = false&quot;; CHAR(10); &quot;        GeneratesHeat = true&quot;; CHAR(10); &quot;        UseSpecialistBonus = false&quot;; CHAR(10); [.B21]; [.C21]; [.D21]; [.E21]; [.F21]; [.G21]; [.H21]; [.I21]; [.J21]; CHAR(10); &quot;    }&quot;))">
            <text:p/>
          </table:table-cell>
          <table:table-cell table:formula="of:=IF(ISBLANK([Conversion.B21]);&quot;&quot;;CONCATENATE(CHAR(10);&quot;        INPUT_RESOURCE&quot;; CHAR(10); &quot;        {&quot;; CHAR(10); &quot;            ResourceName = ElectricCharge&quot;; CHAR(10); &quot;            Ratio = &quot;; [Conversion.B21]; CHAR(10); &quot;        }&quot;))">
            <text:p/>
          </table:table-cell>
          <table:table-cell table:formula="of:=IF(ISBLANK([Conversion.G21]);&quot;&quot;;CONCATENATE(CHAR(10);&quot;        INPUT_RESOURCE&quot;; CHAR(10); &quot;        {&quot;; CHAR(10); &quot;            ResourceName = &quot;; [Conversion.F21]; CHAR(10); &quot;            Ratio = &quot;; [Conversion.I21]; CHAR(10); &quot;        }&quot;))">
            <text:p/>
          </table:table-cell>
          <table:table-cell table:formula="of:=IF(ISBLANK([Conversion.K21]);&quot;&quot;;CONCATENATE(CHAR(10);&quot;        INPUT_RESOURCE&quot;; CHAR(10); &quot;        {&quot;; CHAR(10); &quot;            ResourceName = &quot;; [Conversion.J21]; CHAR(10); &quot;            Ratio = &quot;; [Conversion.M21]; CHAR(10); &quot;        }&quot;))">
            <text:p/>
          </table:table-cell>
          <table:table-cell table:formula="of:=IF(ISBLANK([Conversion.O21]);&quot;&quot;;CONCATENATE(CHAR(10);&quot;        INPUT_RESOURCE&quot;; CHAR(10); &quot;        {&quot;; CHAR(10); &quot;            ResourceName = &quot;; [Conversion.N21]; CHAR(10); &quot;            Ratio = &quot;; [Conversion.Q21]; CHAR(10); &quot;        }&quot;))">
            <text:p/>
          </table:table-cell>
          <table:table-cell table:formula="of:=IF(ISBLANK([Conversion.C21]);&quot;&quot;;CONCATENATE(CHAR(10); &quot;        OUTPUT_RESOURCE&quot;; CHAR(10); &quot;        {&quot;; CHAR(10); &quot;            ResourceName = ElectricCharge&quot;; CHAR(10); &quot;            Ratio = &quot;; [Conversion.C21]; CHAR(10); &quot;            DumpExcess = true&quot;; CHAR(10); &quot;        }&quot;))">
            <text:p/>
          </table:table-cell>
          <table:table-cell table:formula="of:=IF(ISBLANK([Conversion.S21]);&quot;&quot;;CONCATENATE(CHAR(10); &quot;        OUTPUT_RESOURCE&quot;; CHAR(10); &quot;        {&quot;; CHAR(10); &quot;            ResourceName = &quot;; [Conversion.R21]; CHAR(10); &quot;            Ratio = &quot;; [Conversion.U21]; CHAR(10); &quot;            DumpExcess = false&quot;; CHAR(10); &quot;        }&quot;))">
            <text:p/>
          </table:table-cell>
          <table:table-cell table:formula="of:=IF(ISBLANK([Conversion.W21]);&quot;&quot;;CONCATENATE(CHAR(10); &quot;        OUTPUT_RESOURCE&quot;; CHAR(10); &quot;        {&quot;; CHAR(10); &quot;            ResourceName = &quot;; [Conversion.V21]; CHAR(10); &quot;            Ratio = &quot;; [Conversion.Y21]; CHAR(10); &quot;            DumpExcess = false&quot;; CHAR(10); &quot;        }&quot;))">
            <text:p/>
          </table:table-cell>
          <table:table-cell table:formula="of:=IF(ISBLANK([Conversion.AA21]);&quot;&quot;;CONCATENATE(CHAR(10); &quot;        OUTPUT_RESOURCE&quot;; CHAR(10); &quot;        {&quot;; CHAR(10); &quot;            ResourceName = &quot;; [Conversion.Z21]; CHAR(10); &quot;            Ratio = &quot;; [Conversion.AC21]; CHAR(10); &quot;            DumpExcess = false&quot;; CHAR(10); &quot;        }&quot;))">
            <text:p/>
          </table:table-cell>
          <table:table-cell table:formula="of:=IF(ISBLANK([Conversion.AE21]);&quot;&quot;;CONCATENATE(CHAR(10); &quot;        OUTPUT_RESOURCE&quot;; CHAR(10); &quot;        {&quot;; CHAR(10); &quot;            ResourceName = &quot;; [Conversion.AD21]; CHAR(10); &quot;            Ratio = &quot;; [Conversion.AG2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2]);&quot;&quot;;CONCATENATE(&quot;    MODULE&quot;; CHAR(10); &quot;    {&quot;; CHAR(10); &quot;        name = ModuleResourceConverter&quot;; CHAR(10); &quot;        ConverterName = &quot;; [Conversion.A22]; CHAR(10); &quot;        StartActionName = Start &quot;; [Conversion.A22]; CHAR(10); &quot;        StopActionName = Stop &quot;; [Conversion.A22]; CHAR(10); &quot;        AutoShutdown = false&quot;; CHAR(10); &quot;        GeneratesHeat = true&quot;; CHAR(10); &quot;        UseSpecialistBonus = false&quot;; CHAR(10); [.B22]; [.C22]; [.D22]; [.E22]; [.F22]; [.G22]; [.H22]; [.I22]; [.J22]; CHAR(10); &quot;    }&quot;))">
            <text:p/>
          </table:table-cell>
          <table:table-cell table:formula="of:=IF(ISBLANK([Conversion.B22]);&quot;&quot;;CONCATENATE(CHAR(10);&quot;        INPUT_RESOURCE&quot;; CHAR(10); &quot;        {&quot;; CHAR(10); &quot;            ResourceName = ElectricCharge&quot;; CHAR(10); &quot;            Ratio = &quot;; [Conversion.B22]; CHAR(10); &quot;        }&quot;))">
            <text:p/>
          </table:table-cell>
          <table:table-cell table:formula="of:=IF(ISBLANK([Conversion.G22]);&quot;&quot;;CONCATENATE(CHAR(10);&quot;        INPUT_RESOURCE&quot;; CHAR(10); &quot;        {&quot;; CHAR(10); &quot;            ResourceName = &quot;; [Conversion.F22]; CHAR(10); &quot;            Ratio = &quot;; [Conversion.I22]; CHAR(10); &quot;        }&quot;))">
            <text:p/>
          </table:table-cell>
          <table:table-cell table:formula="of:=IF(ISBLANK([Conversion.K22]);&quot;&quot;;CONCATENATE(CHAR(10);&quot;        INPUT_RESOURCE&quot;; CHAR(10); &quot;        {&quot;; CHAR(10); &quot;            ResourceName = &quot;; [Conversion.J22]; CHAR(10); &quot;            Ratio = &quot;; [Conversion.M22]; CHAR(10); &quot;        }&quot;))">
            <text:p/>
          </table:table-cell>
          <table:table-cell table:formula="of:=IF(ISBLANK([Conversion.O22]);&quot;&quot;;CONCATENATE(CHAR(10);&quot;        INPUT_RESOURCE&quot;; CHAR(10); &quot;        {&quot;; CHAR(10); &quot;            ResourceName = &quot;; [Conversion.N22]; CHAR(10); &quot;            Ratio = &quot;; [Conversion.Q22]; CHAR(10); &quot;        }&quot;))">
            <text:p/>
          </table:table-cell>
          <table:table-cell table:formula="of:=IF(ISBLANK([Conversion.C22]);&quot;&quot;;CONCATENATE(CHAR(10); &quot;        OUTPUT_RESOURCE&quot;; CHAR(10); &quot;        {&quot;; CHAR(10); &quot;            ResourceName = ElectricCharge&quot;; CHAR(10); &quot;            Ratio = &quot;; [Conversion.C22]; CHAR(10); &quot;            DumpExcess = true&quot;; CHAR(10); &quot;        }&quot;))">
            <text:p/>
          </table:table-cell>
          <table:table-cell table:formula="of:=IF(ISBLANK([Conversion.S22]);&quot;&quot;;CONCATENATE(CHAR(10); &quot;        OUTPUT_RESOURCE&quot;; CHAR(10); &quot;        {&quot;; CHAR(10); &quot;            ResourceName = &quot;; [Conversion.R22]; CHAR(10); &quot;            Ratio = &quot;; [Conversion.U22]; CHAR(10); &quot;            DumpExcess = false&quot;; CHAR(10); &quot;        }&quot;))">
            <text:p/>
          </table:table-cell>
          <table:table-cell table:formula="of:=IF(ISBLANK([Conversion.W22]);&quot;&quot;;CONCATENATE(CHAR(10); &quot;        OUTPUT_RESOURCE&quot;; CHAR(10); &quot;        {&quot;; CHAR(10); &quot;            ResourceName = &quot;; [Conversion.V22]; CHAR(10); &quot;            Ratio = &quot;; [Conversion.Y22]; CHAR(10); &quot;            DumpExcess = false&quot;; CHAR(10); &quot;        }&quot;))">
            <text:p/>
          </table:table-cell>
          <table:table-cell table:formula="of:=IF(ISBLANK([Conversion.AA22]);&quot;&quot;;CONCATENATE(CHAR(10); &quot;        OUTPUT_RESOURCE&quot;; CHAR(10); &quot;        {&quot;; CHAR(10); &quot;            ResourceName = &quot;; [Conversion.Z22]; CHAR(10); &quot;            Ratio = &quot;; [Conversion.AC22]; CHAR(10); &quot;            DumpExcess = false&quot;; CHAR(10); &quot;        }&quot;))">
            <text:p/>
          </table:table-cell>
          <table:table-cell table:formula="of:=IF(ISBLANK([Conversion.AE22]);&quot;&quot;;CONCATENATE(CHAR(10); &quot;        OUTPUT_RESOURCE&quot;; CHAR(10); &quot;        {&quot;; CHAR(10); &quot;            ResourceName = &quot;; [Conversion.AD22]; CHAR(10); &quot;            Ratio = &quot;; [Conversion.AG2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3]);&quot;&quot;;CONCATENATE(&quot;    MODULE&quot;; CHAR(10); &quot;    {&quot;; CHAR(10); &quot;        name = ModuleResourceConverter&quot;; CHAR(10); &quot;        ConverterName = &quot;; [Conversion.A23]; CHAR(10); &quot;        StartActionName = Start &quot;; [Conversion.A23]; CHAR(10); &quot;        StopActionName = Stop &quot;; [Conversion.A23]; CHAR(10); &quot;        AutoShutdown = false&quot;; CHAR(10); &quot;        GeneratesHeat = true&quot;; CHAR(10); &quot;        UseSpecialistBonus = false&quot;; CHAR(10); [.B23]; [.C23]; [.D23]; [.E23]; [.F23]; [.G23]; [.H23]; [.I23]; [.J23]; CHAR(10); &quot;    }&quot;))">
            <text:p/>
          </table:table-cell>
          <table:table-cell table:formula="of:=IF(ISBLANK([Conversion.B23]);&quot;&quot;;CONCATENATE(CHAR(10);&quot;        INPUT_RESOURCE&quot;; CHAR(10); &quot;        {&quot;; CHAR(10); &quot;            ResourceName = ElectricCharge&quot;; CHAR(10); &quot;            Ratio = &quot;; [Conversion.B23]; CHAR(10); &quot;        }&quot;))">
            <text:p/>
          </table:table-cell>
          <table:table-cell table:formula="of:=IF(ISBLANK([Conversion.G23]);&quot;&quot;;CONCATENATE(CHAR(10);&quot;        INPUT_RESOURCE&quot;; CHAR(10); &quot;        {&quot;; CHAR(10); &quot;            ResourceName = &quot;; [Conversion.F23]; CHAR(10); &quot;            Ratio = &quot;; [Conversion.I23]; CHAR(10); &quot;        }&quot;))">
            <text:p/>
          </table:table-cell>
          <table:table-cell table:formula="of:=IF(ISBLANK([Conversion.K23]);&quot;&quot;;CONCATENATE(CHAR(10);&quot;        INPUT_RESOURCE&quot;; CHAR(10); &quot;        {&quot;; CHAR(10); &quot;            ResourceName = &quot;; [Conversion.J23]; CHAR(10); &quot;            Ratio = &quot;; [Conversion.M23]; CHAR(10); &quot;        }&quot;))">
            <text:p/>
          </table:table-cell>
          <table:table-cell table:formula="of:=IF(ISBLANK([Conversion.O23]);&quot;&quot;;CONCATENATE(CHAR(10);&quot;        INPUT_RESOURCE&quot;; CHAR(10); &quot;        {&quot;; CHAR(10); &quot;            ResourceName = &quot;; [Conversion.N23]; CHAR(10); &quot;            Ratio = &quot;; [Conversion.Q23]; CHAR(10); &quot;        }&quot;))">
            <text:p/>
          </table:table-cell>
          <table:table-cell table:formula="of:=IF(ISBLANK([Conversion.C23]);&quot;&quot;;CONCATENATE(CHAR(10); &quot;        OUTPUT_RESOURCE&quot;; CHAR(10); &quot;        {&quot;; CHAR(10); &quot;            ResourceName = ElectricCharge&quot;; CHAR(10); &quot;            Ratio = &quot;; [Conversion.C23]; CHAR(10); &quot;            DumpExcess = true&quot;; CHAR(10); &quot;        }&quot;))">
            <text:p/>
          </table:table-cell>
          <table:table-cell table:formula="of:=IF(ISBLANK([Conversion.S23]);&quot;&quot;;CONCATENATE(CHAR(10); &quot;        OUTPUT_RESOURCE&quot;; CHAR(10); &quot;        {&quot;; CHAR(10); &quot;            ResourceName = &quot;; [Conversion.R23]; CHAR(10); &quot;            Ratio = &quot;; [Conversion.U23]; CHAR(10); &quot;            DumpExcess = false&quot;; CHAR(10); &quot;        }&quot;))">
            <text:p/>
          </table:table-cell>
          <table:table-cell table:formula="of:=IF(ISBLANK([Conversion.W23]);&quot;&quot;;CONCATENATE(CHAR(10); &quot;        OUTPUT_RESOURCE&quot;; CHAR(10); &quot;        {&quot;; CHAR(10); &quot;            ResourceName = &quot;; [Conversion.V23]; CHAR(10); &quot;            Ratio = &quot;; [Conversion.Y23]; CHAR(10); &quot;            DumpExcess = false&quot;; CHAR(10); &quot;        }&quot;))">
            <text:p/>
          </table:table-cell>
          <table:table-cell table:formula="of:=IF(ISBLANK([Conversion.AA23]);&quot;&quot;;CONCATENATE(CHAR(10); &quot;        OUTPUT_RESOURCE&quot;; CHAR(10); &quot;        {&quot;; CHAR(10); &quot;            ResourceName = &quot;; [Conversion.Z23]; CHAR(10); &quot;            Ratio = &quot;; [Conversion.AC23]; CHAR(10); &quot;            DumpExcess = false&quot;; CHAR(10); &quot;        }&quot;))">
            <text:p/>
          </table:table-cell>
          <table:table-cell table:formula="of:=IF(ISBLANK([Conversion.AE23]);&quot;&quot;;CONCATENATE(CHAR(10); &quot;        OUTPUT_RESOURCE&quot;; CHAR(10); &quot;        {&quot;; CHAR(10); &quot;            ResourceName = &quot;; [Conversion.AD23]; CHAR(10); &quot;            Ratio = &quot;; [Conversion.AG2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4]);&quot;&quot;;CONCATENATE(&quot;    MODULE&quot;; CHAR(10); &quot;    {&quot;; CHAR(10); &quot;        name = ModuleResourceConverter&quot;; CHAR(10); &quot;        ConverterName = &quot;; [Conversion.A24]; CHAR(10); &quot;        StartActionName = Start &quot;; [Conversion.A24]; CHAR(10); &quot;        StopActionName = Stop &quot;; [Conversion.A24]; CHAR(10); &quot;        AutoShutdown = false&quot;; CHAR(10); &quot;        GeneratesHeat = true&quot;; CHAR(10); &quot;        UseSpecialistBonus = false&quot;; CHAR(10); [.B24]; [.C24]; [.D24]; [.E24]; [.F24]; [.G24]; [.H24]; [.I24]; [.J24]; CHAR(10); &quot;    }&quot;))">
            <text:p/>
          </table:table-cell>
          <table:table-cell table:formula="of:=IF(ISBLANK([Conversion.B24]);&quot;&quot;;CONCATENATE(CHAR(10);&quot;        INPUT_RESOURCE&quot;; CHAR(10); &quot;        {&quot;; CHAR(10); &quot;            ResourceName = ElectricCharge&quot;; CHAR(10); &quot;            Ratio = &quot;; [Conversion.B24]; CHAR(10); &quot;        }&quot;))">
            <text:p/>
          </table:table-cell>
          <table:table-cell table:formula="of:=IF(ISBLANK([Conversion.G24]);&quot;&quot;;CONCATENATE(CHAR(10);&quot;        INPUT_RESOURCE&quot;; CHAR(10); &quot;        {&quot;; CHAR(10); &quot;            ResourceName = &quot;; [Conversion.F24]; CHAR(10); &quot;            Ratio = &quot;; [Conversion.I24]; CHAR(10); &quot;        }&quot;))">
            <text:p/>
          </table:table-cell>
          <table:table-cell table:formula="of:=IF(ISBLANK([Conversion.K24]);&quot;&quot;;CONCATENATE(CHAR(10);&quot;        INPUT_RESOURCE&quot;; CHAR(10); &quot;        {&quot;; CHAR(10); &quot;            ResourceName = &quot;; [Conversion.J24]; CHAR(10); &quot;            Ratio = &quot;; [Conversion.M24]; CHAR(10); &quot;        }&quot;))">
            <text:p/>
          </table:table-cell>
          <table:table-cell table:formula="of:=IF(ISBLANK([Conversion.O24]);&quot;&quot;;CONCATENATE(CHAR(10);&quot;        INPUT_RESOURCE&quot;; CHAR(10); &quot;        {&quot;; CHAR(10); &quot;            ResourceName = &quot;; [Conversion.N24]; CHAR(10); &quot;            Ratio = &quot;; [Conversion.Q24]; CHAR(10); &quot;        }&quot;))">
            <text:p/>
          </table:table-cell>
          <table:table-cell table:formula="of:=IF(ISBLANK([Conversion.C24]);&quot;&quot;;CONCATENATE(CHAR(10); &quot;        OUTPUT_RESOURCE&quot;; CHAR(10); &quot;        {&quot;; CHAR(10); &quot;            ResourceName = ElectricCharge&quot;; CHAR(10); &quot;            Ratio = &quot;; [Conversion.C24]; CHAR(10); &quot;            DumpExcess = true&quot;; CHAR(10); &quot;        }&quot;))">
            <text:p/>
          </table:table-cell>
          <table:table-cell table:formula="of:=IF(ISBLANK([Conversion.S24]);&quot;&quot;;CONCATENATE(CHAR(10); &quot;        OUTPUT_RESOURCE&quot;; CHAR(10); &quot;        {&quot;; CHAR(10); &quot;            ResourceName = &quot;; [Conversion.R24]; CHAR(10); &quot;            Ratio = &quot;; [Conversion.U24]; CHAR(10); &quot;            DumpExcess = false&quot;; CHAR(10); &quot;        }&quot;))">
            <text:p/>
          </table:table-cell>
          <table:table-cell table:formula="of:=IF(ISBLANK([Conversion.W24]);&quot;&quot;;CONCATENATE(CHAR(10); &quot;        OUTPUT_RESOURCE&quot;; CHAR(10); &quot;        {&quot;; CHAR(10); &quot;            ResourceName = &quot;; [Conversion.V24]; CHAR(10); &quot;            Ratio = &quot;; [Conversion.Y24]; CHAR(10); &quot;            DumpExcess = false&quot;; CHAR(10); &quot;        }&quot;))">
            <text:p/>
          </table:table-cell>
          <table:table-cell table:formula="of:=IF(ISBLANK([Conversion.AA24]);&quot;&quot;;CONCATENATE(CHAR(10); &quot;        OUTPUT_RESOURCE&quot;; CHAR(10); &quot;        {&quot;; CHAR(10); &quot;            ResourceName = &quot;; [Conversion.Z24]; CHAR(10); &quot;            Ratio = &quot;; [Conversion.AC24]; CHAR(10); &quot;            DumpExcess = false&quot;; CHAR(10); &quot;        }&quot;))">
            <text:p/>
          </table:table-cell>
          <table:table-cell table:formula="of:=IF(ISBLANK([Conversion.AE24]);&quot;&quot;;CONCATENATE(CHAR(10); &quot;        OUTPUT_RESOURCE&quot;; CHAR(10); &quot;        {&quot;; CHAR(10); &quot;            ResourceName = &quot;; [Conversion.AD24]; CHAR(10); &quot;            Ratio = &quot;; [Conversion.AG2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5]);&quot;&quot;;CONCATENATE(&quot;    MODULE&quot;; CHAR(10); &quot;    {&quot;; CHAR(10); &quot;        name = ModuleResourceConverter&quot;; CHAR(10); &quot;        ConverterName = &quot;; [Conversion.A25]; CHAR(10); &quot;        StartActionName = Start &quot;; [Conversion.A25]; CHAR(10); &quot;        StopActionName = Stop &quot;; [Conversion.A25]; CHAR(10); &quot;        AutoShutdown = false&quot;; CHAR(10); &quot;        GeneratesHeat = true&quot;; CHAR(10); &quot;        UseSpecialistBonus = false&quot;; CHAR(10); [.B25]; [.C25]; [.D25]; [.E25]; [.F25]; [.G25]; [.H25]; [.I25]; [.J25]; CHAR(10); &quot;    }&quot;))">
            <text:p/>
          </table:table-cell>
          <table:table-cell table:formula="of:=IF(ISBLANK([Conversion.B25]);&quot;&quot;;CONCATENATE(CHAR(10);&quot;        INPUT_RESOURCE&quot;; CHAR(10); &quot;        {&quot;; CHAR(10); &quot;            ResourceName = ElectricCharge&quot;; CHAR(10); &quot;            Ratio = &quot;; [Conversion.B25]; CHAR(10); &quot;        }&quot;))">
            <text:p/>
          </table:table-cell>
          <table:table-cell table:formula="of:=IF(ISBLANK([Conversion.G25]);&quot;&quot;;CONCATENATE(CHAR(10);&quot;        INPUT_RESOURCE&quot;; CHAR(10); &quot;        {&quot;; CHAR(10); &quot;            ResourceName = &quot;; [Conversion.F25]; CHAR(10); &quot;            Ratio = &quot;; [Conversion.I25]; CHAR(10); &quot;        }&quot;))">
            <text:p/>
          </table:table-cell>
          <table:table-cell table:formula="of:=IF(ISBLANK([Conversion.K25]);&quot;&quot;;CONCATENATE(CHAR(10);&quot;        INPUT_RESOURCE&quot;; CHAR(10); &quot;        {&quot;; CHAR(10); &quot;            ResourceName = &quot;; [Conversion.J25]; CHAR(10); &quot;            Ratio = &quot;; [Conversion.M25]; CHAR(10); &quot;        }&quot;))">
            <text:p/>
          </table:table-cell>
          <table:table-cell table:formula="of:=IF(ISBLANK([Conversion.O25]);&quot;&quot;;CONCATENATE(CHAR(10);&quot;        INPUT_RESOURCE&quot;; CHAR(10); &quot;        {&quot;; CHAR(10); &quot;            ResourceName = &quot;; [Conversion.N25]; CHAR(10); &quot;            Ratio = &quot;; [Conversion.Q25]; CHAR(10); &quot;        }&quot;))">
            <text:p/>
          </table:table-cell>
          <table:table-cell table:formula="of:=IF(ISBLANK([Conversion.C25]);&quot;&quot;;CONCATENATE(CHAR(10); &quot;        OUTPUT_RESOURCE&quot;; CHAR(10); &quot;        {&quot;; CHAR(10); &quot;            ResourceName = ElectricCharge&quot;; CHAR(10); &quot;            Ratio = &quot;; [Conversion.C25]; CHAR(10); &quot;            DumpExcess = true&quot;; CHAR(10); &quot;        }&quot;))">
            <text:p/>
          </table:table-cell>
          <table:table-cell table:formula="of:=IF(ISBLANK([Conversion.S25]);&quot;&quot;;CONCATENATE(CHAR(10); &quot;        OUTPUT_RESOURCE&quot;; CHAR(10); &quot;        {&quot;; CHAR(10); &quot;            ResourceName = &quot;; [Conversion.R25]; CHAR(10); &quot;            Ratio = &quot;; [Conversion.U25]; CHAR(10); &quot;            DumpExcess = false&quot;; CHAR(10); &quot;        }&quot;))">
            <text:p/>
          </table:table-cell>
          <table:table-cell table:formula="of:=IF(ISBLANK([Conversion.W25]);&quot;&quot;;CONCATENATE(CHAR(10); &quot;        OUTPUT_RESOURCE&quot;; CHAR(10); &quot;        {&quot;; CHAR(10); &quot;            ResourceName = &quot;; [Conversion.V25]; CHAR(10); &quot;            Ratio = &quot;; [Conversion.Y25]; CHAR(10); &quot;            DumpExcess = false&quot;; CHAR(10); &quot;        }&quot;))">
            <text:p/>
          </table:table-cell>
          <table:table-cell table:formula="of:=IF(ISBLANK([Conversion.AA25]);&quot;&quot;;CONCATENATE(CHAR(10); &quot;        OUTPUT_RESOURCE&quot;; CHAR(10); &quot;        {&quot;; CHAR(10); &quot;            ResourceName = &quot;; [Conversion.Z25]; CHAR(10); &quot;            Ratio = &quot;; [Conversion.AC25]; CHAR(10); &quot;            DumpExcess = false&quot;; CHAR(10); &quot;        }&quot;))">
            <text:p/>
          </table:table-cell>
          <table:table-cell table:formula="of:=IF(ISBLANK([Conversion.AE25]);&quot;&quot;;CONCATENATE(CHAR(10); &quot;        OUTPUT_RESOURCE&quot;; CHAR(10); &quot;        {&quot;; CHAR(10); &quot;            ResourceName = &quot;; [Conversion.AD25]; CHAR(10); &quot;            Ratio = &quot;; [Conversion.AG2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6]);&quot;&quot;;CONCATENATE(&quot;    MODULE&quot;; CHAR(10); &quot;    {&quot;; CHAR(10); &quot;        name = ModuleResourceConverter&quot;; CHAR(10); &quot;        ConverterName = &quot;; [Conversion.A26]; CHAR(10); &quot;        StartActionName = Start &quot;; [Conversion.A26]; CHAR(10); &quot;        StopActionName = Stop &quot;; [Conversion.A26]; CHAR(10); &quot;        AutoShutdown = false&quot;; CHAR(10); &quot;        GeneratesHeat = true&quot;; CHAR(10); &quot;        UseSpecialistBonus = false&quot;; CHAR(10); [.B26]; [.C26]; [.D26]; [.E26]; [.F26]; [.G26]; [.H26]; [.I26]; [.J26]; CHAR(10); &quot;    }&quot;))">
            <text:p/>
          </table:table-cell>
          <table:table-cell table:formula="of:=IF(ISBLANK([Conversion.B26]);&quot;&quot;;CONCATENATE(CHAR(10);&quot;        INPUT_RESOURCE&quot;; CHAR(10); &quot;        {&quot;; CHAR(10); &quot;            ResourceName = ElectricCharge&quot;; CHAR(10); &quot;            Ratio = &quot;; [Conversion.B26]; CHAR(10); &quot;        }&quot;))">
            <text:p/>
          </table:table-cell>
          <table:table-cell table:formula="of:=IF(ISBLANK([Conversion.G26]);&quot;&quot;;CONCATENATE(CHAR(10);&quot;        INPUT_RESOURCE&quot;; CHAR(10); &quot;        {&quot;; CHAR(10); &quot;            ResourceName = &quot;; [Conversion.F26]; CHAR(10); &quot;            Ratio = &quot;; [Conversion.I26]; CHAR(10); &quot;        }&quot;))">
            <text:p/>
          </table:table-cell>
          <table:table-cell table:formula="of:=IF(ISBLANK([Conversion.K26]);&quot;&quot;;CONCATENATE(CHAR(10);&quot;        INPUT_RESOURCE&quot;; CHAR(10); &quot;        {&quot;; CHAR(10); &quot;            ResourceName = &quot;; [Conversion.J26]; CHAR(10); &quot;            Ratio = &quot;; [Conversion.M26]; CHAR(10); &quot;        }&quot;))">
            <text:p/>
          </table:table-cell>
          <table:table-cell table:formula="of:=IF(ISBLANK([Conversion.O26]);&quot;&quot;;CONCATENATE(CHAR(10);&quot;        INPUT_RESOURCE&quot;; CHAR(10); &quot;        {&quot;; CHAR(10); &quot;            ResourceName = &quot;; [Conversion.N26]; CHAR(10); &quot;            Ratio = &quot;; [Conversion.Q26]; CHAR(10); &quot;        }&quot;))">
            <text:p/>
          </table:table-cell>
          <table:table-cell table:formula="of:=IF(ISBLANK([Conversion.C26]);&quot;&quot;;CONCATENATE(CHAR(10); &quot;        OUTPUT_RESOURCE&quot;; CHAR(10); &quot;        {&quot;; CHAR(10); &quot;            ResourceName = ElectricCharge&quot;; CHAR(10); &quot;            Ratio = &quot;; [Conversion.C26]; CHAR(10); &quot;            DumpExcess = true&quot;; CHAR(10); &quot;        }&quot;))">
            <text:p/>
          </table:table-cell>
          <table:table-cell table:formula="of:=IF(ISBLANK([Conversion.S26]);&quot;&quot;;CONCATENATE(CHAR(10); &quot;        OUTPUT_RESOURCE&quot;; CHAR(10); &quot;        {&quot;; CHAR(10); &quot;            ResourceName = &quot;; [Conversion.R26]; CHAR(10); &quot;            Ratio = &quot;; [Conversion.U26]; CHAR(10); &quot;            DumpExcess = false&quot;; CHAR(10); &quot;        }&quot;))">
            <text:p/>
          </table:table-cell>
          <table:table-cell table:formula="of:=IF(ISBLANK([Conversion.W26]);&quot;&quot;;CONCATENATE(CHAR(10); &quot;        OUTPUT_RESOURCE&quot;; CHAR(10); &quot;        {&quot;; CHAR(10); &quot;            ResourceName = &quot;; [Conversion.V26]; CHAR(10); &quot;            Ratio = &quot;; [Conversion.Y26]; CHAR(10); &quot;            DumpExcess = false&quot;; CHAR(10); &quot;        }&quot;))">
            <text:p/>
          </table:table-cell>
          <table:table-cell table:formula="of:=IF(ISBLANK([Conversion.AA26]);&quot;&quot;;CONCATENATE(CHAR(10); &quot;        OUTPUT_RESOURCE&quot;; CHAR(10); &quot;        {&quot;; CHAR(10); &quot;            ResourceName = &quot;; [Conversion.Z26]; CHAR(10); &quot;            Ratio = &quot;; [Conversion.AC26]; CHAR(10); &quot;            DumpExcess = false&quot;; CHAR(10); &quot;        }&quot;))">
            <text:p/>
          </table:table-cell>
          <table:table-cell table:formula="of:=IF(ISBLANK([Conversion.AE26]);&quot;&quot;;CONCATENATE(CHAR(10); &quot;        OUTPUT_RESOURCE&quot;; CHAR(10); &quot;        {&quot;; CHAR(10); &quot;            ResourceName = &quot;; [Conversion.AD26]; CHAR(10); &quot;            Ratio = &quot;; [Conversion.AG2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7]);&quot;&quot;;CONCATENATE(&quot;    MODULE&quot;; CHAR(10); &quot;    {&quot;; CHAR(10); &quot;        name = ModuleResourceConverter&quot;; CHAR(10); &quot;        ConverterName = &quot;; [Conversion.A27]; CHAR(10); &quot;        StartActionName = Start &quot;; [Conversion.A27]; CHAR(10); &quot;        StopActionName = Stop &quot;; [Conversion.A27]; CHAR(10); &quot;        AutoShutdown = false&quot;; CHAR(10); &quot;        GeneratesHeat = true&quot;; CHAR(10); &quot;        UseSpecialistBonus = false&quot;; CHAR(10); [.B27]; [.C27]; [.D27]; [.E27]; [.F27]; [.G27]; [.H27]; [.I27]; [.J27]; CHAR(10); &quot;    }&quot;))">
            <text:p/>
          </table:table-cell>
          <table:table-cell table:formula="of:=IF(ISBLANK([Conversion.B27]);&quot;&quot;;CONCATENATE(CHAR(10);&quot;        INPUT_RESOURCE&quot;; CHAR(10); &quot;        {&quot;; CHAR(10); &quot;            ResourceName = ElectricCharge&quot;; CHAR(10); &quot;            Ratio = &quot;; [Conversion.B27]; CHAR(10); &quot;        }&quot;))">
            <text:p/>
          </table:table-cell>
          <table:table-cell table:formula="of:=IF(ISBLANK([Conversion.G27]);&quot;&quot;;CONCATENATE(CHAR(10);&quot;        INPUT_RESOURCE&quot;; CHAR(10); &quot;        {&quot;; CHAR(10); &quot;            ResourceName = &quot;; [Conversion.F27]; CHAR(10); &quot;            Ratio = &quot;; [Conversion.I27]; CHAR(10); &quot;        }&quot;))">
            <text:p/>
          </table:table-cell>
          <table:table-cell table:formula="of:=IF(ISBLANK([Conversion.K27]);&quot;&quot;;CONCATENATE(CHAR(10);&quot;        INPUT_RESOURCE&quot;; CHAR(10); &quot;        {&quot;; CHAR(10); &quot;            ResourceName = &quot;; [Conversion.J27]; CHAR(10); &quot;            Ratio = &quot;; [Conversion.M27]; CHAR(10); &quot;        }&quot;))">
            <text:p/>
          </table:table-cell>
          <table:table-cell table:formula="of:=IF(ISBLANK([Conversion.O27]);&quot;&quot;;CONCATENATE(CHAR(10);&quot;        INPUT_RESOURCE&quot;; CHAR(10); &quot;        {&quot;; CHAR(10); &quot;            ResourceName = &quot;; [Conversion.N27]; CHAR(10); &quot;            Ratio = &quot;; [Conversion.Q27]; CHAR(10); &quot;        }&quot;))">
            <text:p/>
          </table:table-cell>
          <table:table-cell table:formula="of:=IF(ISBLANK([Conversion.C27]);&quot;&quot;;CONCATENATE(CHAR(10); &quot;        OUTPUT_RESOURCE&quot;; CHAR(10); &quot;        {&quot;; CHAR(10); &quot;            ResourceName = ElectricCharge&quot;; CHAR(10); &quot;            Ratio = &quot;; [Conversion.C27]; CHAR(10); &quot;            DumpExcess = true&quot;; CHAR(10); &quot;        }&quot;))">
            <text:p/>
          </table:table-cell>
          <table:table-cell table:formula="of:=IF(ISBLANK([Conversion.S27]);&quot;&quot;;CONCATENATE(CHAR(10); &quot;        OUTPUT_RESOURCE&quot;; CHAR(10); &quot;        {&quot;; CHAR(10); &quot;            ResourceName = &quot;; [Conversion.R27]; CHAR(10); &quot;            Ratio = &quot;; [Conversion.U27]; CHAR(10); &quot;            DumpExcess = false&quot;; CHAR(10); &quot;        }&quot;))">
            <text:p/>
          </table:table-cell>
          <table:table-cell table:formula="of:=IF(ISBLANK([Conversion.W27]);&quot;&quot;;CONCATENATE(CHAR(10); &quot;        OUTPUT_RESOURCE&quot;; CHAR(10); &quot;        {&quot;; CHAR(10); &quot;            ResourceName = &quot;; [Conversion.V27]; CHAR(10); &quot;            Ratio = &quot;; [Conversion.Y27]; CHAR(10); &quot;            DumpExcess = false&quot;; CHAR(10); &quot;        }&quot;))">
            <text:p/>
          </table:table-cell>
          <table:table-cell table:formula="of:=IF(ISBLANK([Conversion.AA27]);&quot;&quot;;CONCATENATE(CHAR(10); &quot;        OUTPUT_RESOURCE&quot;; CHAR(10); &quot;        {&quot;; CHAR(10); &quot;            ResourceName = &quot;; [Conversion.Z27]; CHAR(10); &quot;            Ratio = &quot;; [Conversion.AC27]; CHAR(10); &quot;            DumpExcess = false&quot;; CHAR(10); &quot;        }&quot;))">
            <text:p/>
          </table:table-cell>
          <table:table-cell table:formula="of:=IF(ISBLANK([Conversion.AE27]);&quot;&quot;;CONCATENATE(CHAR(10); &quot;        OUTPUT_RESOURCE&quot;; CHAR(10); &quot;        {&quot;; CHAR(10); &quot;            ResourceName = &quot;; [Conversion.AD27]; CHAR(10); &quot;            Ratio = &quot;; [Conversion.AG2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8]);&quot;&quot;;CONCATENATE(&quot;    MODULE&quot;; CHAR(10); &quot;    {&quot;; CHAR(10); &quot;        name = ModuleResourceConverter&quot;; CHAR(10); &quot;        ConverterName = &quot;; [Conversion.A28]; CHAR(10); &quot;        StartActionName = Start &quot;; [Conversion.A28]; CHAR(10); &quot;        StopActionName = Stop &quot;; [Conversion.A28]; CHAR(10); &quot;        AutoShutdown = false&quot;; CHAR(10); &quot;        GeneratesHeat = true&quot;; CHAR(10); &quot;        UseSpecialistBonus = false&quot;; CHAR(10); [.B28]; [.C28]; [.D28]; [.E28]; [.F28]; [.G28]; [.H28]; [.I28]; [.J28]; CHAR(10); &quot;    }&quot;))">
            <text:p/>
          </table:table-cell>
          <table:table-cell table:formula="of:=IF(ISBLANK([Conversion.B28]);&quot;&quot;;CONCATENATE(CHAR(10);&quot;        INPUT_RESOURCE&quot;; CHAR(10); &quot;        {&quot;; CHAR(10); &quot;            ResourceName = ElectricCharge&quot;; CHAR(10); &quot;            Ratio = &quot;; [Conversion.B28]; CHAR(10); &quot;        }&quot;))">
            <text:p/>
          </table:table-cell>
          <table:table-cell table:formula="of:=IF(ISBLANK([Conversion.G28]);&quot;&quot;;CONCATENATE(CHAR(10);&quot;        INPUT_RESOURCE&quot;; CHAR(10); &quot;        {&quot;; CHAR(10); &quot;            ResourceName = &quot;; [Conversion.F28]; CHAR(10); &quot;            Ratio = &quot;; [Conversion.I28]; CHAR(10); &quot;        }&quot;))">
            <text:p/>
          </table:table-cell>
          <table:table-cell table:formula="of:=IF(ISBLANK([Conversion.K28]);&quot;&quot;;CONCATENATE(CHAR(10);&quot;        INPUT_RESOURCE&quot;; CHAR(10); &quot;        {&quot;; CHAR(10); &quot;            ResourceName = &quot;; [Conversion.J28]; CHAR(10); &quot;            Ratio = &quot;; [Conversion.M28]; CHAR(10); &quot;        }&quot;))">
            <text:p/>
          </table:table-cell>
          <table:table-cell table:formula="of:=IF(ISBLANK([Conversion.O28]);&quot;&quot;;CONCATENATE(CHAR(10);&quot;        INPUT_RESOURCE&quot;; CHAR(10); &quot;        {&quot;; CHAR(10); &quot;            ResourceName = &quot;; [Conversion.N28]; CHAR(10); &quot;            Ratio = &quot;; [Conversion.Q28]; CHAR(10); &quot;        }&quot;))">
            <text:p/>
          </table:table-cell>
          <table:table-cell table:formula="of:=IF(ISBLANK([Conversion.C28]);&quot;&quot;;CONCATENATE(CHAR(10); &quot;        OUTPUT_RESOURCE&quot;; CHAR(10); &quot;        {&quot;; CHAR(10); &quot;            ResourceName = ElectricCharge&quot;; CHAR(10); &quot;            Ratio = &quot;; [Conversion.C28]; CHAR(10); &quot;            DumpExcess = true&quot;; CHAR(10); &quot;        }&quot;))">
            <text:p/>
          </table:table-cell>
          <table:table-cell table:formula="of:=IF(ISBLANK([Conversion.S28]);&quot;&quot;;CONCATENATE(CHAR(10); &quot;        OUTPUT_RESOURCE&quot;; CHAR(10); &quot;        {&quot;; CHAR(10); &quot;            ResourceName = &quot;; [Conversion.R28]; CHAR(10); &quot;            Ratio = &quot;; [Conversion.U28]; CHAR(10); &quot;            DumpExcess = false&quot;; CHAR(10); &quot;        }&quot;))">
            <text:p/>
          </table:table-cell>
          <table:table-cell table:formula="of:=IF(ISBLANK([Conversion.W28]);&quot;&quot;;CONCATENATE(CHAR(10); &quot;        OUTPUT_RESOURCE&quot;; CHAR(10); &quot;        {&quot;; CHAR(10); &quot;            ResourceName = &quot;; [Conversion.V28]; CHAR(10); &quot;            Ratio = &quot;; [Conversion.Y28]; CHAR(10); &quot;            DumpExcess = false&quot;; CHAR(10); &quot;        }&quot;))">
            <text:p/>
          </table:table-cell>
          <table:table-cell table:formula="of:=IF(ISBLANK([Conversion.AA28]);&quot;&quot;;CONCATENATE(CHAR(10); &quot;        OUTPUT_RESOURCE&quot;; CHAR(10); &quot;        {&quot;; CHAR(10); &quot;            ResourceName = &quot;; [Conversion.Z28]; CHAR(10); &quot;            Ratio = &quot;; [Conversion.AC28]; CHAR(10); &quot;            DumpExcess = false&quot;; CHAR(10); &quot;        }&quot;))">
            <text:p/>
          </table:table-cell>
          <table:table-cell table:formula="of:=IF(ISBLANK([Conversion.AE28]);&quot;&quot;;CONCATENATE(CHAR(10); &quot;        OUTPUT_RESOURCE&quot;; CHAR(10); &quot;        {&quot;; CHAR(10); &quot;            ResourceName = &quot;; [Conversion.AD28]; CHAR(10); &quot;            Ratio = &quot;; [Conversion.AG2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9]);&quot;&quot;;CONCATENATE(&quot;    MODULE&quot;; CHAR(10); &quot;    {&quot;; CHAR(10); &quot;        name = ModuleResourceConverter&quot;; CHAR(10); &quot;        ConverterName = &quot;; [Conversion.A29]; CHAR(10); &quot;        StartActionName = Start &quot;; [Conversion.A29]; CHAR(10); &quot;        StopActionName = Stop &quot;; [Conversion.A29]; CHAR(10); &quot;        AutoShutdown = false&quot;; CHAR(10); &quot;        GeneratesHeat = true&quot;; CHAR(10); &quot;        UseSpecialistBonus = false&quot;; CHAR(10); [.B29]; [.C29]; [.D29]; [.E29]; [.F29]; [.G29]; [.H29]; [.I29]; [.J29]; CHAR(10); &quot;    }&quot;))">
            <text:p/>
          </table:table-cell>
          <table:table-cell table:formula="of:=IF(ISBLANK([Conversion.B29]);&quot;&quot;;CONCATENATE(CHAR(10);&quot;        INPUT_RESOURCE&quot;; CHAR(10); &quot;        {&quot;; CHAR(10); &quot;            ResourceName = ElectricCharge&quot;; CHAR(10); &quot;            Ratio = &quot;; [Conversion.B29]; CHAR(10); &quot;        }&quot;))">
            <text:p/>
          </table:table-cell>
          <table:table-cell table:formula="of:=IF(ISBLANK([Conversion.G29]);&quot;&quot;;CONCATENATE(CHAR(10);&quot;        INPUT_RESOURCE&quot;; CHAR(10); &quot;        {&quot;; CHAR(10); &quot;            ResourceName = &quot;; [Conversion.F29]; CHAR(10); &quot;            Ratio = &quot;; [Conversion.I29]; CHAR(10); &quot;        }&quot;))">
            <text:p/>
          </table:table-cell>
          <table:table-cell table:formula="of:=IF(ISBLANK([Conversion.K29]);&quot;&quot;;CONCATENATE(CHAR(10);&quot;        INPUT_RESOURCE&quot;; CHAR(10); &quot;        {&quot;; CHAR(10); &quot;            ResourceName = &quot;; [Conversion.J29]; CHAR(10); &quot;            Ratio = &quot;; [Conversion.M29]; CHAR(10); &quot;        }&quot;))">
            <text:p/>
          </table:table-cell>
          <table:table-cell table:formula="of:=IF(ISBLANK([Conversion.O29]);&quot;&quot;;CONCATENATE(CHAR(10);&quot;        INPUT_RESOURCE&quot;; CHAR(10); &quot;        {&quot;; CHAR(10); &quot;            ResourceName = &quot;; [Conversion.N29]; CHAR(10); &quot;            Ratio = &quot;; [Conversion.Q29]; CHAR(10); &quot;        }&quot;))">
            <text:p/>
          </table:table-cell>
          <table:table-cell table:formula="of:=IF(ISBLANK([Conversion.C29]);&quot;&quot;;CONCATENATE(CHAR(10); &quot;        OUTPUT_RESOURCE&quot;; CHAR(10); &quot;        {&quot;; CHAR(10); &quot;            ResourceName = ElectricCharge&quot;; CHAR(10); &quot;            Ratio = &quot;; [Conversion.C29]; CHAR(10); &quot;            DumpExcess = true&quot;; CHAR(10); &quot;        }&quot;))">
            <text:p/>
          </table:table-cell>
          <table:table-cell table:formula="of:=IF(ISBLANK([Conversion.S29]);&quot;&quot;;CONCATENATE(CHAR(10); &quot;        OUTPUT_RESOURCE&quot;; CHAR(10); &quot;        {&quot;; CHAR(10); &quot;            ResourceName = &quot;; [Conversion.R29]; CHAR(10); &quot;            Ratio = &quot;; [Conversion.U29]; CHAR(10); &quot;            DumpExcess = false&quot;; CHAR(10); &quot;        }&quot;))">
            <text:p/>
          </table:table-cell>
          <table:table-cell table:formula="of:=IF(ISBLANK([Conversion.W29]);&quot;&quot;;CONCATENATE(CHAR(10); &quot;        OUTPUT_RESOURCE&quot;; CHAR(10); &quot;        {&quot;; CHAR(10); &quot;            ResourceName = &quot;; [Conversion.V29]; CHAR(10); &quot;            Ratio = &quot;; [Conversion.Y29]; CHAR(10); &quot;            DumpExcess = false&quot;; CHAR(10); &quot;        }&quot;))">
            <text:p/>
          </table:table-cell>
          <table:table-cell table:formula="of:=IF(ISBLANK([Conversion.AA29]);&quot;&quot;;CONCATENATE(CHAR(10); &quot;        OUTPUT_RESOURCE&quot;; CHAR(10); &quot;        {&quot;; CHAR(10); &quot;            ResourceName = &quot;; [Conversion.Z29]; CHAR(10); &quot;            Ratio = &quot;; [Conversion.AC29]; CHAR(10); &quot;            DumpExcess = false&quot;; CHAR(10); &quot;        }&quot;))">
            <text:p/>
          </table:table-cell>
          <table:table-cell table:formula="of:=IF(ISBLANK([Conversion.AE29]);&quot;&quot;;CONCATENATE(CHAR(10); &quot;        OUTPUT_RESOURCE&quot;; CHAR(10); &quot;        {&quot;; CHAR(10); &quot;            ResourceName = &quot;; [Conversion.AD29]; CHAR(10); &quot;            Ratio = &quot;; [Conversion.AG2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0]);&quot;&quot;;CONCATENATE(&quot;    MODULE&quot;; CHAR(10); &quot;    {&quot;; CHAR(10); &quot;        name = ModuleResourceConverter&quot;; CHAR(10); &quot;        ConverterName = &quot;; [Conversion.A30]; CHAR(10); &quot;        StartActionName = Start &quot;; [Conversion.A30]; CHAR(10); &quot;        StopActionName = Stop &quot;; [Conversion.A30]; CHAR(10); &quot;        AutoShutdown = false&quot;; CHAR(10); &quot;        GeneratesHeat = true&quot;; CHAR(10); &quot;        UseSpecialistBonus = false&quot;; CHAR(10); [.B30]; [.C30]; [.D30]; [.E30]; [.F30]; [.G30]; [.H30]; [.I30]; [.J30]; CHAR(10); &quot;    }&quot;))">
            <text:p/>
          </table:table-cell>
          <table:table-cell table:formula="of:=IF(ISBLANK([Conversion.B30]);&quot;&quot;;CONCATENATE(CHAR(10);&quot;        INPUT_RESOURCE&quot;; CHAR(10); &quot;        {&quot;; CHAR(10); &quot;            ResourceName = ElectricCharge&quot;; CHAR(10); &quot;            Ratio = &quot;; [Conversion.B30]; CHAR(10); &quot;        }&quot;))">
            <text:p/>
          </table:table-cell>
          <table:table-cell table:formula="of:=IF(ISBLANK([Conversion.G30]);&quot;&quot;;CONCATENATE(CHAR(10);&quot;        INPUT_RESOURCE&quot;; CHAR(10); &quot;        {&quot;; CHAR(10); &quot;            ResourceName = &quot;; [Conversion.F30]; CHAR(10); &quot;            Ratio = &quot;; [Conversion.I30]; CHAR(10); &quot;        }&quot;))">
            <text:p/>
          </table:table-cell>
          <table:table-cell table:formula="of:=IF(ISBLANK([Conversion.K30]);&quot;&quot;;CONCATENATE(CHAR(10);&quot;        INPUT_RESOURCE&quot;; CHAR(10); &quot;        {&quot;; CHAR(10); &quot;            ResourceName = &quot;; [Conversion.J30]; CHAR(10); &quot;            Ratio = &quot;; [Conversion.M30]; CHAR(10); &quot;        }&quot;))">
            <text:p/>
          </table:table-cell>
          <table:table-cell table:formula="of:=IF(ISBLANK([Conversion.O30]);&quot;&quot;;CONCATENATE(CHAR(10);&quot;        INPUT_RESOURCE&quot;; CHAR(10); &quot;        {&quot;; CHAR(10); &quot;            ResourceName = &quot;; [Conversion.N30]; CHAR(10); &quot;            Ratio = &quot;; [Conversion.Q30]; CHAR(10); &quot;        }&quot;))">
            <text:p/>
          </table:table-cell>
          <table:table-cell table:formula="of:=IF(ISBLANK([Conversion.C30]);&quot;&quot;;CONCATENATE(CHAR(10); &quot;        OUTPUT_RESOURCE&quot;; CHAR(10); &quot;        {&quot;; CHAR(10); &quot;            ResourceName = ElectricCharge&quot;; CHAR(10); &quot;            Ratio = &quot;; [Conversion.C30]; CHAR(10); &quot;            DumpExcess = true&quot;; CHAR(10); &quot;        }&quot;))">
            <text:p/>
          </table:table-cell>
          <table:table-cell table:formula="of:=IF(ISBLANK([Conversion.S30]);&quot;&quot;;CONCATENATE(CHAR(10); &quot;        OUTPUT_RESOURCE&quot;; CHAR(10); &quot;        {&quot;; CHAR(10); &quot;            ResourceName = &quot;; [Conversion.R30]; CHAR(10); &quot;            Ratio = &quot;; [Conversion.U30]; CHAR(10); &quot;            DumpExcess = false&quot;; CHAR(10); &quot;        }&quot;))">
            <text:p/>
          </table:table-cell>
          <table:table-cell table:formula="of:=IF(ISBLANK([Conversion.W30]);&quot;&quot;;CONCATENATE(CHAR(10); &quot;        OUTPUT_RESOURCE&quot;; CHAR(10); &quot;        {&quot;; CHAR(10); &quot;            ResourceName = &quot;; [Conversion.V30]; CHAR(10); &quot;            Ratio = &quot;; [Conversion.Y30]; CHAR(10); &quot;            DumpExcess = false&quot;; CHAR(10); &quot;        }&quot;))">
            <text:p/>
          </table:table-cell>
          <table:table-cell table:formula="of:=IF(ISBLANK([Conversion.AA30]);&quot;&quot;;CONCATENATE(CHAR(10); &quot;        OUTPUT_RESOURCE&quot;; CHAR(10); &quot;        {&quot;; CHAR(10); &quot;            ResourceName = &quot;; [Conversion.Z30]; CHAR(10); &quot;            Ratio = &quot;; [Conversion.AC30]; CHAR(10); &quot;            DumpExcess = false&quot;; CHAR(10); &quot;        }&quot;))">
            <text:p/>
          </table:table-cell>
          <table:table-cell table:formula="of:=IF(ISBLANK([Conversion.AE30]);&quot;&quot;;CONCATENATE(CHAR(10); &quot;        OUTPUT_RESOURCE&quot;; CHAR(10); &quot;        {&quot;; CHAR(10); &quot;            ResourceName = &quot;; [Conversion.AD30]; CHAR(10); &quot;            Ratio = &quot;; [Conversion.AG3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1]);&quot;&quot;;CONCATENATE(&quot;    MODULE&quot;; CHAR(10); &quot;    {&quot;; CHAR(10); &quot;        name = ModuleResourceConverter&quot;; CHAR(10); &quot;        ConverterName = &quot;; [Conversion.A31]; CHAR(10); &quot;        StartActionName = Start &quot;; [Conversion.A31]; CHAR(10); &quot;        StopActionName = Stop &quot;; [Conversion.A31]; CHAR(10); &quot;        AutoShutdown = false&quot;; CHAR(10); &quot;        GeneratesHeat = true&quot;; CHAR(10); &quot;        UseSpecialistBonus = false&quot;; CHAR(10); [.B31]; [.C31]; [.D31]; [.E31]; [.F31]; [.G31]; [.H31]; [.I31]; [.J31]; CHAR(10); &quot;    }&quot;))">
            <text:p/>
          </table:table-cell>
          <table:table-cell table:formula="of:=IF(ISBLANK([Conversion.B31]);&quot;&quot;;CONCATENATE(CHAR(10);&quot;        INPUT_RESOURCE&quot;; CHAR(10); &quot;        {&quot;; CHAR(10); &quot;            ResourceName = ElectricCharge&quot;; CHAR(10); &quot;            Ratio = &quot;; [Conversion.B31]; CHAR(10); &quot;        }&quot;))">
            <text:p/>
          </table:table-cell>
          <table:table-cell table:formula="of:=IF(ISBLANK([Conversion.G31]);&quot;&quot;;CONCATENATE(CHAR(10);&quot;        INPUT_RESOURCE&quot;; CHAR(10); &quot;        {&quot;; CHAR(10); &quot;            ResourceName = &quot;; [Conversion.F31]; CHAR(10); &quot;            Ratio = &quot;; [Conversion.I31]; CHAR(10); &quot;        }&quot;))">
            <text:p/>
          </table:table-cell>
          <table:table-cell table:formula="of:=IF(ISBLANK([Conversion.K31]);&quot;&quot;;CONCATENATE(CHAR(10);&quot;        INPUT_RESOURCE&quot;; CHAR(10); &quot;        {&quot;; CHAR(10); &quot;            ResourceName = &quot;; [Conversion.J31]; CHAR(10); &quot;            Ratio = &quot;; [Conversion.M31]; CHAR(10); &quot;        }&quot;))">
            <text:p/>
          </table:table-cell>
          <table:table-cell table:formula="of:=IF(ISBLANK([Conversion.O31]);&quot;&quot;;CONCATENATE(CHAR(10);&quot;        INPUT_RESOURCE&quot;; CHAR(10); &quot;        {&quot;; CHAR(10); &quot;            ResourceName = &quot;; [Conversion.N31]; CHAR(10); &quot;            Ratio = &quot;; [Conversion.Q31]; CHAR(10); &quot;        }&quot;))">
            <text:p/>
          </table:table-cell>
          <table:table-cell table:formula="of:=IF(ISBLANK([Conversion.C31]);&quot;&quot;;CONCATENATE(CHAR(10); &quot;        OUTPUT_RESOURCE&quot;; CHAR(10); &quot;        {&quot;; CHAR(10); &quot;            ResourceName = ElectricCharge&quot;; CHAR(10); &quot;            Ratio = &quot;; [Conversion.C31]; CHAR(10); &quot;            DumpExcess = true&quot;; CHAR(10); &quot;        }&quot;))">
            <text:p/>
          </table:table-cell>
          <table:table-cell table:formula="of:=IF(ISBLANK([Conversion.S31]);&quot;&quot;;CONCATENATE(CHAR(10); &quot;        OUTPUT_RESOURCE&quot;; CHAR(10); &quot;        {&quot;; CHAR(10); &quot;            ResourceName = &quot;; [Conversion.R31]; CHAR(10); &quot;            Ratio = &quot;; [Conversion.U31]; CHAR(10); &quot;            DumpExcess = false&quot;; CHAR(10); &quot;        }&quot;))">
            <text:p/>
          </table:table-cell>
          <table:table-cell table:formula="of:=IF(ISBLANK([Conversion.W31]);&quot;&quot;;CONCATENATE(CHAR(10); &quot;        OUTPUT_RESOURCE&quot;; CHAR(10); &quot;        {&quot;; CHAR(10); &quot;            ResourceName = &quot;; [Conversion.V31]; CHAR(10); &quot;            Ratio = &quot;; [Conversion.Y31]; CHAR(10); &quot;            DumpExcess = false&quot;; CHAR(10); &quot;        }&quot;))">
            <text:p/>
          </table:table-cell>
          <table:table-cell table:formula="of:=IF(ISBLANK([Conversion.AA31]);&quot;&quot;;CONCATENATE(CHAR(10); &quot;        OUTPUT_RESOURCE&quot;; CHAR(10); &quot;        {&quot;; CHAR(10); &quot;            ResourceName = &quot;; [Conversion.Z31]; CHAR(10); &quot;            Ratio = &quot;; [Conversion.AC31]; CHAR(10); &quot;            DumpExcess = false&quot;; CHAR(10); &quot;        }&quot;))">
            <text:p/>
          </table:table-cell>
          <table:table-cell table:formula="of:=IF(ISBLANK([Conversion.AE31]);&quot;&quot;;CONCATENATE(CHAR(10); &quot;        OUTPUT_RESOURCE&quot;; CHAR(10); &quot;        {&quot;; CHAR(10); &quot;            ResourceName = &quot;; [Conversion.AD31]; CHAR(10); &quot;            Ratio = &quot;; [Conversion.AG3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2]);&quot;&quot;;CONCATENATE(&quot;    MODULE&quot;; CHAR(10); &quot;    {&quot;; CHAR(10); &quot;        name = ModuleResourceConverter&quot;; CHAR(10); &quot;        ConverterName = &quot;; [Conversion.A32]; CHAR(10); &quot;        StartActionName = Start &quot;; [Conversion.A32]; CHAR(10); &quot;        StopActionName = Stop &quot;; [Conversion.A32]; CHAR(10); &quot;        AutoShutdown = false&quot;; CHAR(10); &quot;        GeneratesHeat = true&quot;; CHAR(10); &quot;        UseSpecialistBonus = false&quot;; CHAR(10); [.B32]; [.C32]; [.D32]; [.E32]; [.F32]; [.G32]; [.H32]; [.I32]; [.J32]; CHAR(10); &quot;    }&quot;))">
            <text:p/>
          </table:table-cell>
          <table:table-cell table:formula="of:=IF(ISBLANK([Conversion.B32]);&quot;&quot;;CONCATENATE(CHAR(10);&quot;        INPUT_RESOURCE&quot;; CHAR(10); &quot;        {&quot;; CHAR(10); &quot;            ResourceName = ElectricCharge&quot;; CHAR(10); &quot;            Ratio = &quot;; [Conversion.B32]; CHAR(10); &quot;        }&quot;))">
            <text:p/>
          </table:table-cell>
          <table:table-cell table:formula="of:=IF(ISBLANK([Conversion.G32]);&quot;&quot;;CONCATENATE(CHAR(10);&quot;        INPUT_RESOURCE&quot;; CHAR(10); &quot;        {&quot;; CHAR(10); &quot;            ResourceName = &quot;; [Conversion.F32]; CHAR(10); &quot;            Ratio = &quot;; [Conversion.I32]; CHAR(10); &quot;        }&quot;))">
            <text:p/>
          </table:table-cell>
          <table:table-cell table:formula="of:=IF(ISBLANK([Conversion.K32]);&quot;&quot;;CONCATENATE(CHAR(10);&quot;        INPUT_RESOURCE&quot;; CHAR(10); &quot;        {&quot;; CHAR(10); &quot;            ResourceName = &quot;; [Conversion.J32]; CHAR(10); &quot;            Ratio = &quot;; [Conversion.M32]; CHAR(10); &quot;        }&quot;))">
            <text:p/>
          </table:table-cell>
          <table:table-cell table:formula="of:=IF(ISBLANK([Conversion.O32]);&quot;&quot;;CONCATENATE(CHAR(10);&quot;        INPUT_RESOURCE&quot;; CHAR(10); &quot;        {&quot;; CHAR(10); &quot;            ResourceName = &quot;; [Conversion.N32]; CHAR(10); &quot;            Ratio = &quot;; [Conversion.Q32]; CHAR(10); &quot;        }&quot;))">
            <text:p/>
          </table:table-cell>
          <table:table-cell table:formula="of:=IF(ISBLANK([Conversion.C32]);&quot;&quot;;CONCATENATE(CHAR(10); &quot;        OUTPUT_RESOURCE&quot;; CHAR(10); &quot;        {&quot;; CHAR(10); &quot;            ResourceName = ElectricCharge&quot;; CHAR(10); &quot;            Ratio = &quot;; [Conversion.C32]; CHAR(10); &quot;            DumpExcess = true&quot;; CHAR(10); &quot;        }&quot;))">
            <text:p/>
          </table:table-cell>
          <table:table-cell table:formula="of:=IF(ISBLANK([Conversion.S32]);&quot;&quot;;CONCATENATE(CHAR(10); &quot;        OUTPUT_RESOURCE&quot;; CHAR(10); &quot;        {&quot;; CHAR(10); &quot;            ResourceName = &quot;; [Conversion.R32]; CHAR(10); &quot;            Ratio = &quot;; [Conversion.U32]; CHAR(10); &quot;            DumpExcess = false&quot;; CHAR(10); &quot;        }&quot;))">
            <text:p/>
          </table:table-cell>
          <table:table-cell table:formula="of:=IF(ISBLANK([Conversion.W32]);&quot;&quot;;CONCATENATE(CHAR(10); &quot;        OUTPUT_RESOURCE&quot;; CHAR(10); &quot;        {&quot;; CHAR(10); &quot;            ResourceName = &quot;; [Conversion.V32]; CHAR(10); &quot;            Ratio = &quot;; [Conversion.Y32]; CHAR(10); &quot;            DumpExcess = false&quot;; CHAR(10); &quot;        }&quot;))">
            <text:p/>
          </table:table-cell>
          <table:table-cell table:formula="of:=IF(ISBLANK([Conversion.AA32]);&quot;&quot;;CONCATENATE(CHAR(10); &quot;        OUTPUT_RESOURCE&quot;; CHAR(10); &quot;        {&quot;; CHAR(10); &quot;            ResourceName = &quot;; [Conversion.Z32]; CHAR(10); &quot;            Ratio = &quot;; [Conversion.AC32]; CHAR(10); &quot;            DumpExcess = false&quot;; CHAR(10); &quot;        }&quot;))">
            <text:p/>
          </table:table-cell>
          <table:table-cell table:formula="of:=IF(ISBLANK([Conversion.AE32]);&quot;&quot;;CONCATENATE(CHAR(10); &quot;        OUTPUT_RESOURCE&quot;; CHAR(10); &quot;        {&quot;; CHAR(10); &quot;            ResourceName = &quot;; [Conversion.AD32]; CHAR(10); &quot;            Ratio = &quot;; [Conversion.AG3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3]);&quot;&quot;;CONCATENATE(&quot;    MODULE&quot;; CHAR(10); &quot;    {&quot;; CHAR(10); &quot;        name = ModuleResourceConverter&quot;; CHAR(10); &quot;        ConverterName = &quot;; [Conversion.A33]; CHAR(10); &quot;        StartActionName = Start &quot;; [Conversion.A33]; CHAR(10); &quot;        StopActionName = Stop &quot;; [Conversion.A33]; CHAR(10); &quot;        AutoShutdown = false&quot;; CHAR(10); &quot;        GeneratesHeat = true&quot;; CHAR(10); &quot;        UseSpecialistBonus = false&quot;; CHAR(10); [.B33]; [.C33]; [.D33]; [.E33]; [.F33]; [.G33]; [.H33]; [.I33]; [.J33]; CHAR(10); &quot;    }&quot;))">
            <text:p/>
          </table:table-cell>
          <table:table-cell table:formula="of:=IF(ISBLANK([Conversion.B33]);&quot;&quot;;CONCATENATE(CHAR(10);&quot;        INPUT_RESOURCE&quot;; CHAR(10); &quot;        {&quot;; CHAR(10); &quot;            ResourceName = ElectricCharge&quot;; CHAR(10); &quot;            Ratio = &quot;; [Conversion.B33]; CHAR(10); &quot;        }&quot;))">
            <text:p/>
          </table:table-cell>
          <table:table-cell table:formula="of:=IF(ISBLANK([Conversion.G33]);&quot;&quot;;CONCATENATE(CHAR(10);&quot;        INPUT_RESOURCE&quot;; CHAR(10); &quot;        {&quot;; CHAR(10); &quot;            ResourceName = &quot;; [Conversion.F33]; CHAR(10); &quot;            Ratio = &quot;; [Conversion.I33]; CHAR(10); &quot;        }&quot;))">
            <text:p/>
          </table:table-cell>
          <table:table-cell table:formula="of:=IF(ISBLANK([Conversion.K33]);&quot;&quot;;CONCATENATE(CHAR(10);&quot;        INPUT_RESOURCE&quot;; CHAR(10); &quot;        {&quot;; CHAR(10); &quot;            ResourceName = &quot;; [Conversion.J33]; CHAR(10); &quot;            Ratio = &quot;; [Conversion.M33]; CHAR(10); &quot;        }&quot;))">
            <text:p/>
          </table:table-cell>
          <table:table-cell table:formula="of:=IF(ISBLANK([Conversion.O33]);&quot;&quot;;CONCATENATE(CHAR(10);&quot;        INPUT_RESOURCE&quot;; CHAR(10); &quot;        {&quot;; CHAR(10); &quot;            ResourceName = &quot;; [Conversion.N33]; CHAR(10); &quot;            Ratio = &quot;; [Conversion.Q33]; CHAR(10); &quot;        }&quot;))">
            <text:p/>
          </table:table-cell>
          <table:table-cell table:formula="of:=IF(ISBLANK([Conversion.C33]);&quot;&quot;;CONCATENATE(CHAR(10); &quot;        OUTPUT_RESOURCE&quot;; CHAR(10); &quot;        {&quot;; CHAR(10); &quot;            ResourceName = ElectricCharge&quot;; CHAR(10); &quot;            Ratio = &quot;; [Conversion.C33]; CHAR(10); &quot;            DumpExcess = true&quot;; CHAR(10); &quot;        }&quot;))">
            <text:p/>
          </table:table-cell>
          <table:table-cell table:formula="of:=IF(ISBLANK([Conversion.S33]);&quot;&quot;;CONCATENATE(CHAR(10); &quot;        OUTPUT_RESOURCE&quot;; CHAR(10); &quot;        {&quot;; CHAR(10); &quot;            ResourceName = &quot;; [Conversion.R33]; CHAR(10); &quot;            Ratio = &quot;; [Conversion.U33]; CHAR(10); &quot;            DumpExcess = false&quot;; CHAR(10); &quot;        }&quot;))">
            <text:p/>
          </table:table-cell>
          <table:table-cell table:formula="of:=IF(ISBLANK([Conversion.W33]);&quot;&quot;;CONCATENATE(CHAR(10); &quot;        OUTPUT_RESOURCE&quot;; CHAR(10); &quot;        {&quot;; CHAR(10); &quot;            ResourceName = &quot;; [Conversion.V33]; CHAR(10); &quot;            Ratio = &quot;; [Conversion.Y33]; CHAR(10); &quot;            DumpExcess = false&quot;; CHAR(10); &quot;        }&quot;))">
            <text:p/>
          </table:table-cell>
          <table:table-cell table:formula="of:=IF(ISBLANK([Conversion.AA33]);&quot;&quot;;CONCATENATE(CHAR(10); &quot;        OUTPUT_RESOURCE&quot;; CHAR(10); &quot;        {&quot;; CHAR(10); &quot;            ResourceName = &quot;; [Conversion.Z33]; CHAR(10); &quot;            Ratio = &quot;; [Conversion.AC33]; CHAR(10); &quot;            DumpExcess = false&quot;; CHAR(10); &quot;        }&quot;))">
            <text:p/>
          </table:table-cell>
          <table:table-cell table:formula="of:=IF(ISBLANK([Conversion.AE33]);&quot;&quot;;CONCATENATE(CHAR(10); &quot;        OUTPUT_RESOURCE&quot;; CHAR(10); &quot;        {&quot;; CHAR(10); &quot;            ResourceName = &quot;; [Conversion.AD33]; CHAR(10); &quot;            Ratio = &quot;; [Conversion.AG3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4]);&quot;&quot;;CONCATENATE(&quot;    MODULE&quot;; CHAR(10); &quot;    {&quot;; CHAR(10); &quot;        name = ModuleResourceConverter&quot;; CHAR(10); &quot;        ConverterName = &quot;; [Conversion.A34]; CHAR(10); &quot;        StartActionName = Start &quot;; [Conversion.A34]; CHAR(10); &quot;        StopActionName = Stop &quot;; [Conversion.A34]; CHAR(10); &quot;        AutoShutdown = false&quot;; CHAR(10); &quot;        GeneratesHeat = true&quot;; CHAR(10); &quot;        UseSpecialistBonus = false&quot;; CHAR(10); [.B34]; [.C34]; [.D34]; [.E34]; [.F34]; [.G34]; [.H34]; [.I34]; [.J34]; CHAR(10); &quot;    }&quot;))">
            <text:p/>
          </table:table-cell>
          <table:table-cell table:formula="of:=IF(ISBLANK([Conversion.B34]);&quot;&quot;;CONCATENATE(CHAR(10);&quot;        INPUT_RESOURCE&quot;; CHAR(10); &quot;        {&quot;; CHAR(10); &quot;            ResourceName = ElectricCharge&quot;; CHAR(10); &quot;            Ratio = &quot;; [Conversion.B34]; CHAR(10); &quot;        }&quot;))">
            <text:p/>
          </table:table-cell>
          <table:table-cell table:formula="of:=IF(ISBLANK([Conversion.G34]);&quot;&quot;;CONCATENATE(CHAR(10);&quot;        INPUT_RESOURCE&quot;; CHAR(10); &quot;        {&quot;; CHAR(10); &quot;            ResourceName = &quot;; [Conversion.F34]; CHAR(10); &quot;            Ratio = &quot;; [Conversion.I34]; CHAR(10); &quot;        }&quot;))">
            <text:p/>
          </table:table-cell>
          <table:table-cell table:formula="of:=IF(ISBLANK([Conversion.K34]);&quot;&quot;;CONCATENATE(CHAR(10);&quot;        INPUT_RESOURCE&quot;; CHAR(10); &quot;        {&quot;; CHAR(10); &quot;            ResourceName = &quot;; [Conversion.J34]; CHAR(10); &quot;            Ratio = &quot;; [Conversion.M34]; CHAR(10); &quot;        }&quot;))">
            <text:p/>
          </table:table-cell>
          <table:table-cell table:formula="of:=IF(ISBLANK([Conversion.O34]);&quot;&quot;;CONCATENATE(CHAR(10);&quot;        INPUT_RESOURCE&quot;; CHAR(10); &quot;        {&quot;; CHAR(10); &quot;            ResourceName = &quot;; [Conversion.N34]; CHAR(10); &quot;            Ratio = &quot;; [Conversion.Q34]; CHAR(10); &quot;        }&quot;))">
            <text:p/>
          </table:table-cell>
          <table:table-cell table:formula="of:=IF(ISBLANK([Conversion.C34]);&quot;&quot;;CONCATENATE(CHAR(10); &quot;        OUTPUT_RESOURCE&quot;; CHAR(10); &quot;        {&quot;; CHAR(10); &quot;            ResourceName = ElectricCharge&quot;; CHAR(10); &quot;            Ratio = &quot;; [Conversion.C34]; CHAR(10); &quot;            DumpExcess = true&quot;; CHAR(10); &quot;        }&quot;))">
            <text:p/>
          </table:table-cell>
          <table:table-cell table:formula="of:=IF(ISBLANK([Conversion.S34]);&quot;&quot;;CONCATENATE(CHAR(10); &quot;        OUTPUT_RESOURCE&quot;; CHAR(10); &quot;        {&quot;; CHAR(10); &quot;            ResourceName = &quot;; [Conversion.R34]; CHAR(10); &quot;            Ratio = &quot;; [Conversion.U34]; CHAR(10); &quot;            DumpExcess = false&quot;; CHAR(10); &quot;        }&quot;))">
            <text:p/>
          </table:table-cell>
          <table:table-cell table:formula="of:=IF(ISBLANK([Conversion.W34]);&quot;&quot;;CONCATENATE(CHAR(10); &quot;        OUTPUT_RESOURCE&quot;; CHAR(10); &quot;        {&quot;; CHAR(10); &quot;            ResourceName = &quot;; [Conversion.V34]; CHAR(10); &quot;            Ratio = &quot;; [Conversion.Y34]; CHAR(10); &quot;            DumpExcess = false&quot;; CHAR(10); &quot;        }&quot;))">
            <text:p/>
          </table:table-cell>
          <table:table-cell table:formula="of:=IF(ISBLANK([Conversion.AA34]);&quot;&quot;;CONCATENATE(CHAR(10); &quot;        OUTPUT_RESOURCE&quot;; CHAR(10); &quot;        {&quot;; CHAR(10); &quot;            ResourceName = &quot;; [Conversion.Z34]; CHAR(10); &quot;            Ratio = &quot;; [Conversion.AC34]; CHAR(10); &quot;            DumpExcess = false&quot;; CHAR(10); &quot;        }&quot;))">
            <text:p/>
          </table:table-cell>
          <table:table-cell table:formula="of:=IF(ISBLANK([Conversion.AE34]);&quot;&quot;;CONCATENATE(CHAR(10); &quot;        OUTPUT_RESOURCE&quot;; CHAR(10); &quot;        {&quot;; CHAR(10); &quot;            ResourceName = &quot;; [Conversion.AD34]; CHAR(10); &quot;            Ratio = &quot;; [Conversion.AG3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5]);&quot;&quot;;CONCATENATE(&quot;    MODULE&quot;; CHAR(10); &quot;    {&quot;; CHAR(10); &quot;        name = ModuleResourceConverter&quot;; CHAR(10); &quot;        ConverterName = &quot;; [Conversion.A35]; CHAR(10); &quot;        StartActionName = Start &quot;; [Conversion.A35]; CHAR(10); &quot;        StopActionName = Stop &quot;; [Conversion.A35]; CHAR(10); &quot;        AutoShutdown = false&quot;; CHAR(10); &quot;        GeneratesHeat = true&quot;; CHAR(10); &quot;        UseSpecialistBonus = false&quot;; CHAR(10); [.B35]; [.C35]; [.D35]; [.E35]; [.F35]; [.G35]; [.H35]; [.I35]; [.J35]; CHAR(10); &quot;    }&quot;))">
            <text:p/>
          </table:table-cell>
          <table:table-cell table:formula="of:=IF(ISBLANK([Conversion.B35]);&quot;&quot;;CONCATENATE(CHAR(10);&quot;        INPUT_RESOURCE&quot;; CHAR(10); &quot;        {&quot;; CHAR(10); &quot;            ResourceName = ElectricCharge&quot;; CHAR(10); &quot;            Ratio = &quot;; [Conversion.B35]; CHAR(10); &quot;        }&quot;))">
            <text:p/>
          </table:table-cell>
          <table:table-cell table:formula="of:=IF(ISBLANK([Conversion.G35]);&quot;&quot;;CONCATENATE(CHAR(10);&quot;        INPUT_RESOURCE&quot;; CHAR(10); &quot;        {&quot;; CHAR(10); &quot;            ResourceName = &quot;; [Conversion.F35]; CHAR(10); &quot;            Ratio = &quot;; [Conversion.I35]; CHAR(10); &quot;        }&quot;))">
            <text:p/>
          </table:table-cell>
          <table:table-cell table:formula="of:=IF(ISBLANK([Conversion.K35]);&quot;&quot;;CONCATENATE(CHAR(10);&quot;        INPUT_RESOURCE&quot;; CHAR(10); &quot;        {&quot;; CHAR(10); &quot;            ResourceName = &quot;; [Conversion.J35]; CHAR(10); &quot;            Ratio = &quot;; [Conversion.M35]; CHAR(10); &quot;        }&quot;))">
            <text:p/>
          </table:table-cell>
          <table:table-cell table:formula="of:=IF(ISBLANK([Conversion.O35]);&quot;&quot;;CONCATENATE(CHAR(10);&quot;        INPUT_RESOURCE&quot;; CHAR(10); &quot;        {&quot;; CHAR(10); &quot;            ResourceName = &quot;; [Conversion.N35]; CHAR(10); &quot;            Ratio = &quot;; [Conversion.Q35]; CHAR(10); &quot;        }&quot;))">
            <text:p/>
          </table:table-cell>
          <table:table-cell table:formula="of:=IF(ISBLANK([Conversion.C35]);&quot;&quot;;CONCATENATE(CHAR(10); &quot;        OUTPUT_RESOURCE&quot;; CHAR(10); &quot;        {&quot;; CHAR(10); &quot;            ResourceName = ElectricCharge&quot;; CHAR(10); &quot;            Ratio = &quot;; [Conversion.C35]; CHAR(10); &quot;            DumpExcess = true&quot;; CHAR(10); &quot;        }&quot;))">
            <text:p/>
          </table:table-cell>
          <table:table-cell table:formula="of:=IF(ISBLANK([Conversion.S35]);&quot;&quot;;CONCATENATE(CHAR(10); &quot;        OUTPUT_RESOURCE&quot;; CHAR(10); &quot;        {&quot;; CHAR(10); &quot;            ResourceName = &quot;; [Conversion.R35]; CHAR(10); &quot;            Ratio = &quot;; [Conversion.U35]; CHAR(10); &quot;            DumpExcess = false&quot;; CHAR(10); &quot;        }&quot;))">
            <text:p/>
          </table:table-cell>
          <table:table-cell table:formula="of:=IF(ISBLANK([Conversion.W35]);&quot;&quot;;CONCATENATE(CHAR(10); &quot;        OUTPUT_RESOURCE&quot;; CHAR(10); &quot;        {&quot;; CHAR(10); &quot;            ResourceName = &quot;; [Conversion.V35]; CHAR(10); &quot;            Ratio = &quot;; [Conversion.Y35]; CHAR(10); &quot;            DumpExcess = false&quot;; CHAR(10); &quot;        }&quot;))">
            <text:p/>
          </table:table-cell>
          <table:table-cell table:formula="of:=IF(ISBLANK([Conversion.AA35]);&quot;&quot;;CONCATENATE(CHAR(10); &quot;        OUTPUT_RESOURCE&quot;; CHAR(10); &quot;        {&quot;; CHAR(10); &quot;            ResourceName = &quot;; [Conversion.Z35]; CHAR(10); &quot;            Ratio = &quot;; [Conversion.AC35]; CHAR(10); &quot;            DumpExcess = false&quot;; CHAR(10); &quot;        }&quot;))">
            <text:p/>
          </table:table-cell>
          <table:table-cell table:formula="of:=IF(ISBLANK([Conversion.AE35]);&quot;&quot;;CONCATENATE(CHAR(10); &quot;        OUTPUT_RESOURCE&quot;; CHAR(10); &quot;        {&quot;; CHAR(10); &quot;            ResourceName = &quot;; [Conversion.AD35]; CHAR(10); &quot;            Ratio = &quot;; [Conversion.AG3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6]);&quot;&quot;;CONCATENATE(&quot;    MODULE&quot;; CHAR(10); &quot;    {&quot;; CHAR(10); &quot;        name = ModuleResourceConverter&quot;; CHAR(10); &quot;        ConverterName = &quot;; [Conversion.A36]; CHAR(10); &quot;        StartActionName = Start &quot;; [Conversion.A36]; CHAR(10); &quot;        StopActionName = Stop &quot;; [Conversion.A36]; CHAR(10); &quot;        AutoShutdown = false&quot;; CHAR(10); &quot;        GeneratesHeat = true&quot;; CHAR(10); &quot;        UseSpecialistBonus = false&quot;; CHAR(10); [.B36]; [.C36]; [.D36]; [.E36]; [.F36]; [.G36]; [.H36]; [.I36]; [.J36]; CHAR(10); &quot;    }&quot;))">
            <text:p/>
          </table:table-cell>
          <table:table-cell table:formula="of:=IF(ISBLANK([Conversion.B36]);&quot;&quot;;CONCATENATE(CHAR(10);&quot;        INPUT_RESOURCE&quot;; CHAR(10); &quot;        {&quot;; CHAR(10); &quot;            ResourceName = ElectricCharge&quot;; CHAR(10); &quot;            Ratio = &quot;; [Conversion.B36]; CHAR(10); &quot;        }&quot;))">
            <text:p/>
          </table:table-cell>
          <table:table-cell table:formula="of:=IF(ISBLANK([Conversion.G36]);&quot;&quot;;CONCATENATE(CHAR(10);&quot;        INPUT_RESOURCE&quot;; CHAR(10); &quot;        {&quot;; CHAR(10); &quot;            ResourceName = &quot;; [Conversion.F36]; CHAR(10); &quot;            Ratio = &quot;; [Conversion.I36]; CHAR(10); &quot;        }&quot;))">
            <text:p/>
          </table:table-cell>
          <table:table-cell table:formula="of:=IF(ISBLANK([Conversion.K36]);&quot;&quot;;CONCATENATE(CHAR(10);&quot;        INPUT_RESOURCE&quot;; CHAR(10); &quot;        {&quot;; CHAR(10); &quot;            ResourceName = &quot;; [Conversion.J36]; CHAR(10); &quot;            Ratio = &quot;; [Conversion.M36]; CHAR(10); &quot;        }&quot;))">
            <text:p/>
          </table:table-cell>
          <table:table-cell table:formula="of:=IF(ISBLANK([Conversion.O36]);&quot;&quot;;CONCATENATE(CHAR(10);&quot;        INPUT_RESOURCE&quot;; CHAR(10); &quot;        {&quot;; CHAR(10); &quot;            ResourceName = &quot;; [Conversion.N36]; CHAR(10); &quot;            Ratio = &quot;; [Conversion.Q36]; CHAR(10); &quot;        }&quot;))">
            <text:p/>
          </table:table-cell>
          <table:table-cell table:formula="of:=IF(ISBLANK([Conversion.C36]);&quot;&quot;;CONCATENATE(CHAR(10); &quot;        OUTPUT_RESOURCE&quot;; CHAR(10); &quot;        {&quot;; CHAR(10); &quot;            ResourceName = ElectricCharge&quot;; CHAR(10); &quot;            Ratio = &quot;; [Conversion.C36]; CHAR(10); &quot;            DumpExcess = true&quot;; CHAR(10); &quot;        }&quot;))">
            <text:p/>
          </table:table-cell>
          <table:table-cell table:formula="of:=IF(ISBLANK([Conversion.S36]);&quot;&quot;;CONCATENATE(CHAR(10); &quot;        OUTPUT_RESOURCE&quot;; CHAR(10); &quot;        {&quot;; CHAR(10); &quot;            ResourceName = &quot;; [Conversion.R36]; CHAR(10); &quot;            Ratio = &quot;; [Conversion.U36]; CHAR(10); &quot;            DumpExcess = false&quot;; CHAR(10); &quot;        }&quot;))">
            <text:p/>
          </table:table-cell>
          <table:table-cell table:formula="of:=IF(ISBLANK([Conversion.W36]);&quot;&quot;;CONCATENATE(CHAR(10); &quot;        OUTPUT_RESOURCE&quot;; CHAR(10); &quot;        {&quot;; CHAR(10); &quot;            ResourceName = &quot;; [Conversion.V36]; CHAR(10); &quot;            Ratio = &quot;; [Conversion.Y36]; CHAR(10); &quot;            DumpExcess = false&quot;; CHAR(10); &quot;        }&quot;))">
            <text:p/>
          </table:table-cell>
          <table:table-cell table:formula="of:=IF(ISBLANK([Conversion.AA36]);&quot;&quot;;CONCATENATE(CHAR(10); &quot;        OUTPUT_RESOURCE&quot;; CHAR(10); &quot;        {&quot;; CHAR(10); &quot;            ResourceName = &quot;; [Conversion.Z36]; CHAR(10); &quot;            Ratio = &quot;; [Conversion.AC36]; CHAR(10); &quot;            DumpExcess = false&quot;; CHAR(10); &quot;        }&quot;))">
            <text:p/>
          </table:table-cell>
          <table:table-cell table:formula="of:=IF(ISBLANK([Conversion.AE36]);&quot;&quot;;CONCATENATE(CHAR(10); &quot;        OUTPUT_RESOURCE&quot;; CHAR(10); &quot;        {&quot;; CHAR(10); &quot;            ResourceName = &quot;; [Conversion.AD36]; CHAR(10); &quot;            Ratio = &quot;; [Conversion.AG3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7]);&quot;&quot;;CONCATENATE(&quot;    MODULE&quot;; CHAR(10); &quot;    {&quot;; CHAR(10); &quot;        name = ModuleResourceConverter&quot;; CHAR(10); &quot;        ConverterName = &quot;; [Conversion.A37]; CHAR(10); &quot;        StartActionName = Start &quot;; [Conversion.A37]; CHAR(10); &quot;        StopActionName = Stop &quot;; [Conversion.A37]; CHAR(10); &quot;        AutoShutdown = false&quot;; CHAR(10); &quot;        GeneratesHeat = true&quot;; CHAR(10); &quot;        UseSpecialistBonus = false&quot;; CHAR(10); [.B37]; [.C37]; [.D37]; [.E37]; [.F37]; [.G37]; [.H37]; [.I37]; [.J37]; CHAR(10); &quot;    }&quot;))">
            <text:p/>
          </table:table-cell>
          <table:table-cell table:formula="of:=IF(ISBLANK([Conversion.B37]);&quot;&quot;;CONCATENATE(CHAR(10);&quot;        INPUT_RESOURCE&quot;; CHAR(10); &quot;        {&quot;; CHAR(10); &quot;            ResourceName = ElectricCharge&quot;; CHAR(10); &quot;            Ratio = &quot;; [Conversion.B37]; CHAR(10); &quot;        }&quot;))">
            <text:p/>
          </table:table-cell>
          <table:table-cell table:formula="of:=IF(ISBLANK([Conversion.G37]);&quot;&quot;;CONCATENATE(CHAR(10);&quot;        INPUT_RESOURCE&quot;; CHAR(10); &quot;        {&quot;; CHAR(10); &quot;            ResourceName = &quot;; [Conversion.F37]; CHAR(10); &quot;            Ratio = &quot;; [Conversion.I37]; CHAR(10); &quot;        }&quot;))">
            <text:p/>
          </table:table-cell>
          <table:table-cell table:formula="of:=IF(ISBLANK([Conversion.K37]);&quot;&quot;;CONCATENATE(CHAR(10);&quot;        INPUT_RESOURCE&quot;; CHAR(10); &quot;        {&quot;; CHAR(10); &quot;            ResourceName = &quot;; [Conversion.J37]; CHAR(10); &quot;            Ratio = &quot;; [Conversion.M37]; CHAR(10); &quot;        }&quot;))">
            <text:p/>
          </table:table-cell>
          <table:table-cell table:formula="of:=IF(ISBLANK([Conversion.O37]);&quot;&quot;;CONCATENATE(CHAR(10);&quot;        INPUT_RESOURCE&quot;; CHAR(10); &quot;        {&quot;; CHAR(10); &quot;            ResourceName = &quot;; [Conversion.N37]; CHAR(10); &quot;            Ratio = &quot;; [Conversion.Q37]; CHAR(10); &quot;        }&quot;))">
            <text:p/>
          </table:table-cell>
          <table:table-cell table:formula="of:=IF(ISBLANK([Conversion.C37]);&quot;&quot;;CONCATENATE(CHAR(10); &quot;        OUTPUT_RESOURCE&quot;; CHAR(10); &quot;        {&quot;; CHAR(10); &quot;            ResourceName = ElectricCharge&quot;; CHAR(10); &quot;            Ratio = &quot;; [Conversion.C37]; CHAR(10); &quot;            DumpExcess = true&quot;; CHAR(10); &quot;        }&quot;))">
            <text:p/>
          </table:table-cell>
          <table:table-cell table:formula="of:=IF(ISBLANK([Conversion.S37]);&quot;&quot;;CONCATENATE(CHAR(10); &quot;        OUTPUT_RESOURCE&quot;; CHAR(10); &quot;        {&quot;; CHAR(10); &quot;            ResourceName = &quot;; [Conversion.R37]; CHAR(10); &quot;            Ratio = &quot;; [Conversion.U37]; CHAR(10); &quot;            DumpExcess = false&quot;; CHAR(10); &quot;        }&quot;))">
            <text:p/>
          </table:table-cell>
          <table:table-cell table:formula="of:=IF(ISBLANK([Conversion.W37]);&quot;&quot;;CONCATENATE(CHAR(10); &quot;        OUTPUT_RESOURCE&quot;; CHAR(10); &quot;        {&quot;; CHAR(10); &quot;            ResourceName = &quot;; [Conversion.V37]; CHAR(10); &quot;            Ratio = &quot;; [Conversion.Y37]; CHAR(10); &quot;            DumpExcess = false&quot;; CHAR(10); &quot;        }&quot;))">
            <text:p/>
          </table:table-cell>
          <table:table-cell table:formula="of:=IF(ISBLANK([Conversion.AA37]);&quot;&quot;;CONCATENATE(CHAR(10); &quot;        OUTPUT_RESOURCE&quot;; CHAR(10); &quot;        {&quot;; CHAR(10); &quot;            ResourceName = &quot;; [Conversion.Z37]; CHAR(10); &quot;            Ratio = &quot;; [Conversion.AC37]; CHAR(10); &quot;            DumpExcess = false&quot;; CHAR(10); &quot;        }&quot;))">
            <text:p/>
          </table:table-cell>
          <table:table-cell table:formula="of:=IF(ISBLANK([Conversion.AE37]);&quot;&quot;;CONCATENATE(CHAR(10); &quot;        OUTPUT_RESOURCE&quot;; CHAR(10); &quot;        {&quot;; CHAR(10); &quot;            ResourceName = &quot;; [Conversion.AD37]; CHAR(10); &quot;            Ratio = &quot;; [Conversion.AG3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8]);&quot;&quot;;CONCATENATE(&quot;    MODULE&quot;; CHAR(10); &quot;    {&quot;; CHAR(10); &quot;        name = ModuleResourceConverter&quot;; CHAR(10); &quot;        ConverterName = &quot;; [Conversion.A38]; CHAR(10); &quot;        StartActionName = Start &quot;; [Conversion.A38]; CHAR(10); &quot;        StopActionName = Stop &quot;; [Conversion.A38]; CHAR(10); &quot;        AutoShutdown = false&quot;; CHAR(10); &quot;        GeneratesHeat = true&quot;; CHAR(10); &quot;        UseSpecialistBonus = false&quot;; CHAR(10); [.B38]; [.C38]; [.D38]; [.E38]; [.F38]; [.G38]; [.H38]; [.I38]; [.J38]; CHAR(10); &quot;    }&quot;))">
            <text:p/>
          </table:table-cell>
          <table:table-cell table:formula="of:=IF(ISBLANK([Conversion.B38]);&quot;&quot;;CONCATENATE(CHAR(10);&quot;        INPUT_RESOURCE&quot;; CHAR(10); &quot;        {&quot;; CHAR(10); &quot;            ResourceName = ElectricCharge&quot;; CHAR(10); &quot;            Ratio = &quot;; [Conversion.B38]; CHAR(10); &quot;        }&quot;))">
            <text:p/>
          </table:table-cell>
          <table:table-cell table:formula="of:=IF(ISBLANK([Conversion.G38]);&quot;&quot;;CONCATENATE(CHAR(10);&quot;        INPUT_RESOURCE&quot;; CHAR(10); &quot;        {&quot;; CHAR(10); &quot;            ResourceName = &quot;; [Conversion.F38]; CHAR(10); &quot;            Ratio = &quot;; [Conversion.I38]; CHAR(10); &quot;        }&quot;))">
            <text:p/>
          </table:table-cell>
          <table:table-cell table:formula="of:=IF(ISBLANK([Conversion.K38]);&quot;&quot;;CONCATENATE(CHAR(10);&quot;        INPUT_RESOURCE&quot;; CHAR(10); &quot;        {&quot;; CHAR(10); &quot;            ResourceName = &quot;; [Conversion.J38]; CHAR(10); &quot;            Ratio = &quot;; [Conversion.M38]; CHAR(10); &quot;        }&quot;))">
            <text:p/>
          </table:table-cell>
          <table:table-cell table:formula="of:=IF(ISBLANK([Conversion.O38]);&quot;&quot;;CONCATENATE(CHAR(10);&quot;        INPUT_RESOURCE&quot;; CHAR(10); &quot;        {&quot;; CHAR(10); &quot;            ResourceName = &quot;; [Conversion.N38]; CHAR(10); &quot;            Ratio = &quot;; [Conversion.Q38]; CHAR(10); &quot;        }&quot;))">
            <text:p/>
          </table:table-cell>
          <table:table-cell table:formula="of:=IF(ISBLANK([Conversion.C38]);&quot;&quot;;CONCATENATE(CHAR(10); &quot;        OUTPUT_RESOURCE&quot;; CHAR(10); &quot;        {&quot;; CHAR(10); &quot;            ResourceName = ElectricCharge&quot;; CHAR(10); &quot;            Ratio = &quot;; [Conversion.C38]; CHAR(10); &quot;            DumpExcess = true&quot;; CHAR(10); &quot;        }&quot;))">
            <text:p/>
          </table:table-cell>
          <table:table-cell table:formula="of:=IF(ISBLANK([Conversion.S38]);&quot;&quot;;CONCATENATE(CHAR(10); &quot;        OUTPUT_RESOURCE&quot;; CHAR(10); &quot;        {&quot;; CHAR(10); &quot;            ResourceName = &quot;; [Conversion.R38]; CHAR(10); &quot;            Ratio = &quot;; [Conversion.U38]; CHAR(10); &quot;            DumpExcess = false&quot;; CHAR(10); &quot;        }&quot;))">
            <text:p/>
          </table:table-cell>
          <table:table-cell table:formula="of:=IF(ISBLANK([Conversion.W38]);&quot;&quot;;CONCATENATE(CHAR(10); &quot;        OUTPUT_RESOURCE&quot;; CHAR(10); &quot;        {&quot;; CHAR(10); &quot;            ResourceName = &quot;; [Conversion.V38]; CHAR(10); &quot;            Ratio = &quot;; [Conversion.Y38]; CHAR(10); &quot;            DumpExcess = false&quot;; CHAR(10); &quot;        }&quot;))">
            <text:p/>
          </table:table-cell>
          <table:table-cell table:formula="of:=IF(ISBLANK([Conversion.AA38]);&quot;&quot;;CONCATENATE(CHAR(10); &quot;        OUTPUT_RESOURCE&quot;; CHAR(10); &quot;        {&quot;; CHAR(10); &quot;            ResourceName = &quot;; [Conversion.Z38]; CHAR(10); &quot;            Ratio = &quot;; [Conversion.AC38]; CHAR(10); &quot;            DumpExcess = false&quot;; CHAR(10); &quot;        }&quot;))">
            <text:p/>
          </table:table-cell>
          <table:table-cell table:formula="of:=IF(ISBLANK([Conversion.AE38]);&quot;&quot;;CONCATENATE(CHAR(10); &quot;        OUTPUT_RESOURCE&quot;; CHAR(10); &quot;        {&quot;; CHAR(10); &quot;            ResourceName = &quot;; [Conversion.AD38]; CHAR(10); &quot;            Ratio = &quot;; [Conversion.AG3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9]);&quot;&quot;;CONCATENATE(&quot;    MODULE&quot;; CHAR(10); &quot;    {&quot;; CHAR(10); &quot;        name = ModuleResourceConverter&quot;; CHAR(10); &quot;        ConverterName = &quot;; [Conversion.A39]; CHAR(10); &quot;        StartActionName = Start &quot;; [Conversion.A39]; CHAR(10); &quot;        StopActionName = Stop &quot;; [Conversion.A39]; CHAR(10); &quot;        AutoShutdown = false&quot;; CHAR(10); &quot;        GeneratesHeat = true&quot;; CHAR(10); &quot;        UseSpecialistBonus = false&quot;; CHAR(10); [.B39]; [.C39]; [.D39]; [.E39]; [.F39]; [.G39]; [.H39]; [.I39]; [.J39]; CHAR(10); &quot;    }&quot;))">
            <text:p/>
          </table:table-cell>
          <table:table-cell table:formula="of:=IF(ISBLANK([Conversion.B39]);&quot;&quot;;CONCATENATE(CHAR(10);&quot;        INPUT_RESOURCE&quot;; CHAR(10); &quot;        {&quot;; CHAR(10); &quot;            ResourceName = ElectricCharge&quot;; CHAR(10); &quot;            Ratio = &quot;; [Conversion.B39]; CHAR(10); &quot;        }&quot;))">
            <text:p/>
          </table:table-cell>
          <table:table-cell table:formula="of:=IF(ISBLANK([Conversion.G39]);&quot;&quot;;CONCATENATE(CHAR(10);&quot;        INPUT_RESOURCE&quot;; CHAR(10); &quot;        {&quot;; CHAR(10); &quot;            ResourceName = &quot;; [Conversion.F39]; CHAR(10); &quot;            Ratio = &quot;; [Conversion.I39]; CHAR(10); &quot;        }&quot;))">
            <text:p/>
          </table:table-cell>
          <table:table-cell table:formula="of:=IF(ISBLANK([Conversion.K39]);&quot;&quot;;CONCATENATE(CHAR(10);&quot;        INPUT_RESOURCE&quot;; CHAR(10); &quot;        {&quot;; CHAR(10); &quot;            ResourceName = &quot;; [Conversion.J39]; CHAR(10); &quot;            Ratio = &quot;; [Conversion.M39]; CHAR(10); &quot;        }&quot;))">
            <text:p/>
          </table:table-cell>
          <table:table-cell table:formula="of:=IF(ISBLANK([Conversion.O39]);&quot;&quot;;CONCATENATE(CHAR(10);&quot;        INPUT_RESOURCE&quot;; CHAR(10); &quot;        {&quot;; CHAR(10); &quot;            ResourceName = &quot;; [Conversion.N39]; CHAR(10); &quot;            Ratio = &quot;; [Conversion.Q39]; CHAR(10); &quot;        }&quot;))">
            <text:p/>
          </table:table-cell>
          <table:table-cell table:formula="of:=IF(ISBLANK([Conversion.C39]);&quot;&quot;;CONCATENATE(CHAR(10); &quot;        OUTPUT_RESOURCE&quot;; CHAR(10); &quot;        {&quot;; CHAR(10); &quot;            ResourceName = ElectricCharge&quot;; CHAR(10); &quot;            Ratio = &quot;; [Conversion.C39]; CHAR(10); &quot;            DumpExcess = true&quot;; CHAR(10); &quot;        }&quot;))">
            <text:p/>
          </table:table-cell>
          <table:table-cell table:formula="of:=IF(ISBLANK([Conversion.S39]);&quot;&quot;;CONCATENATE(CHAR(10); &quot;        OUTPUT_RESOURCE&quot;; CHAR(10); &quot;        {&quot;; CHAR(10); &quot;            ResourceName = &quot;; [Conversion.R39]; CHAR(10); &quot;            Ratio = &quot;; [Conversion.U39]; CHAR(10); &quot;            DumpExcess = false&quot;; CHAR(10); &quot;        }&quot;))">
            <text:p/>
          </table:table-cell>
          <table:table-cell table:formula="of:=IF(ISBLANK([Conversion.W39]);&quot;&quot;;CONCATENATE(CHAR(10); &quot;        OUTPUT_RESOURCE&quot;; CHAR(10); &quot;        {&quot;; CHAR(10); &quot;            ResourceName = &quot;; [Conversion.V39]; CHAR(10); &quot;            Ratio = &quot;; [Conversion.Y39]; CHAR(10); &quot;            DumpExcess = false&quot;; CHAR(10); &quot;        }&quot;))">
            <text:p/>
          </table:table-cell>
          <table:table-cell table:formula="of:=IF(ISBLANK([Conversion.AA39]);&quot;&quot;;CONCATENATE(CHAR(10); &quot;        OUTPUT_RESOURCE&quot;; CHAR(10); &quot;        {&quot;; CHAR(10); &quot;            ResourceName = &quot;; [Conversion.Z39]; CHAR(10); &quot;            Ratio = &quot;; [Conversion.AC39]; CHAR(10); &quot;            DumpExcess = false&quot;; CHAR(10); &quot;        }&quot;))">
            <text:p/>
          </table:table-cell>
          <table:table-cell table:formula="of:=IF(ISBLANK([Conversion.AE39]);&quot;&quot;;CONCATENATE(CHAR(10); &quot;        OUTPUT_RESOURCE&quot;; CHAR(10); &quot;        {&quot;; CHAR(10); &quot;            ResourceName = &quot;; [Conversion.AD39]; CHAR(10); &quot;            Ratio = &quot;; [Conversion.AG3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0]);&quot;&quot;;CONCATENATE(&quot;    MODULE&quot;; CHAR(10); &quot;    {&quot;; CHAR(10); &quot;        name = ModuleResourceConverter&quot;; CHAR(10); &quot;        ConverterName = &quot;; [Conversion.A40]; CHAR(10); &quot;        StartActionName = Start &quot;; [Conversion.A40]; CHAR(10); &quot;        StopActionName = Stop &quot;; [Conversion.A40]; CHAR(10); &quot;        AutoShutdown = false&quot;; CHAR(10); &quot;        GeneratesHeat = true&quot;; CHAR(10); &quot;        UseSpecialistBonus = false&quot;; CHAR(10); [.B40]; [.C40]; [.D40]; [.E40]; [.F40]; [.G40]; [.H40]; [.I40]; [.J40]; CHAR(10); &quot;    }&quot;))">
            <text:p/>
          </table:table-cell>
          <table:table-cell table:formula="of:=IF(ISBLANK([Conversion.B40]);&quot;&quot;;CONCATENATE(CHAR(10);&quot;        INPUT_RESOURCE&quot;; CHAR(10); &quot;        {&quot;; CHAR(10); &quot;            ResourceName = ElectricCharge&quot;; CHAR(10); &quot;            Ratio = &quot;; [Conversion.B40]; CHAR(10); &quot;        }&quot;))">
            <text:p/>
          </table:table-cell>
          <table:table-cell table:formula="of:=IF(ISBLANK([Conversion.G40]);&quot;&quot;;CONCATENATE(CHAR(10);&quot;        INPUT_RESOURCE&quot;; CHAR(10); &quot;        {&quot;; CHAR(10); &quot;            ResourceName = &quot;; [Conversion.F40]; CHAR(10); &quot;            Ratio = &quot;; [Conversion.I40]; CHAR(10); &quot;        }&quot;))">
            <text:p/>
          </table:table-cell>
          <table:table-cell table:formula="of:=IF(ISBLANK([Conversion.K40]);&quot;&quot;;CONCATENATE(CHAR(10);&quot;        INPUT_RESOURCE&quot;; CHAR(10); &quot;        {&quot;; CHAR(10); &quot;            ResourceName = &quot;; [Conversion.J40]; CHAR(10); &quot;            Ratio = &quot;; [Conversion.M40]; CHAR(10); &quot;        }&quot;))">
            <text:p/>
          </table:table-cell>
          <table:table-cell table:formula="of:=IF(ISBLANK([Conversion.O40]);&quot;&quot;;CONCATENATE(CHAR(10);&quot;        INPUT_RESOURCE&quot;; CHAR(10); &quot;        {&quot;; CHAR(10); &quot;            ResourceName = &quot;; [Conversion.N40]; CHAR(10); &quot;            Ratio = &quot;; [Conversion.Q40]; CHAR(10); &quot;        }&quot;))">
            <text:p/>
          </table:table-cell>
          <table:table-cell table:formula="of:=IF(ISBLANK([Conversion.C40]);&quot;&quot;;CONCATENATE(CHAR(10); &quot;        OUTPUT_RESOURCE&quot;; CHAR(10); &quot;        {&quot;; CHAR(10); &quot;            ResourceName = ElectricCharge&quot;; CHAR(10); &quot;            Ratio = &quot;; [Conversion.C40]; CHAR(10); &quot;            DumpExcess = true&quot;; CHAR(10); &quot;        }&quot;))">
            <text:p/>
          </table:table-cell>
          <table:table-cell table:formula="of:=IF(ISBLANK([Conversion.S40]);&quot;&quot;;CONCATENATE(CHAR(10); &quot;        OUTPUT_RESOURCE&quot;; CHAR(10); &quot;        {&quot;; CHAR(10); &quot;            ResourceName = &quot;; [Conversion.R40]; CHAR(10); &quot;            Ratio = &quot;; [Conversion.U40]; CHAR(10); &quot;            DumpExcess = false&quot;; CHAR(10); &quot;        }&quot;))">
            <text:p/>
          </table:table-cell>
          <table:table-cell table:formula="of:=IF(ISBLANK([Conversion.W40]);&quot;&quot;;CONCATENATE(CHAR(10); &quot;        OUTPUT_RESOURCE&quot;; CHAR(10); &quot;        {&quot;; CHAR(10); &quot;            ResourceName = &quot;; [Conversion.V40]; CHAR(10); &quot;            Ratio = &quot;; [Conversion.Y40]; CHAR(10); &quot;            DumpExcess = false&quot;; CHAR(10); &quot;        }&quot;))">
            <text:p/>
          </table:table-cell>
          <table:table-cell table:formula="of:=IF(ISBLANK([Conversion.AA40]);&quot;&quot;;CONCATENATE(CHAR(10); &quot;        OUTPUT_RESOURCE&quot;; CHAR(10); &quot;        {&quot;; CHAR(10); &quot;            ResourceName = &quot;; [Conversion.Z40]; CHAR(10); &quot;            Ratio = &quot;; [Conversion.AC40]; CHAR(10); &quot;            DumpExcess = false&quot;; CHAR(10); &quot;        }&quot;))">
            <text:p/>
          </table:table-cell>
          <table:table-cell table:formula="of:=IF(ISBLANK([Conversion.AE40]);&quot;&quot;;CONCATENATE(CHAR(10); &quot;        OUTPUT_RESOURCE&quot;; CHAR(10); &quot;        {&quot;; CHAR(10); &quot;            ResourceName = &quot;; [Conversion.AD40]; CHAR(10); &quot;            Ratio = &quot;; [Conversion.AG4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1]);&quot;&quot;;CONCATENATE(&quot;    MODULE&quot;; CHAR(10); &quot;    {&quot;; CHAR(10); &quot;        name = ModuleResourceConverter&quot;; CHAR(10); &quot;        ConverterName = &quot;; [Conversion.A41]; CHAR(10); &quot;        StartActionName = Start &quot;; [Conversion.A41]; CHAR(10); &quot;        StopActionName = Stop &quot;; [Conversion.A41]; CHAR(10); &quot;        AutoShutdown = false&quot;; CHAR(10); &quot;        GeneratesHeat = true&quot;; CHAR(10); &quot;        UseSpecialistBonus = false&quot;; CHAR(10); [.B41]; [.C41]; [.D41]; [.E41]; [.F41]; [.G41]; [.H41]; [.I41]; [.J41]; CHAR(10); &quot;    }&quot;))">
            <text:p/>
          </table:table-cell>
          <table:table-cell table:formula="of:=IF(ISBLANK([Conversion.B41]);&quot;&quot;;CONCATENATE(CHAR(10);&quot;        INPUT_RESOURCE&quot;; CHAR(10); &quot;        {&quot;; CHAR(10); &quot;            ResourceName = ElectricCharge&quot;; CHAR(10); &quot;            Ratio = &quot;; [Conversion.B41]; CHAR(10); &quot;        }&quot;))">
            <text:p/>
          </table:table-cell>
          <table:table-cell table:formula="of:=IF(ISBLANK([Conversion.G41]);&quot;&quot;;CONCATENATE(CHAR(10);&quot;        INPUT_RESOURCE&quot;; CHAR(10); &quot;        {&quot;; CHAR(10); &quot;            ResourceName = &quot;; [Conversion.F41]; CHAR(10); &quot;            Ratio = &quot;; [Conversion.I41]; CHAR(10); &quot;        }&quot;))">
            <text:p/>
          </table:table-cell>
          <table:table-cell table:formula="of:=IF(ISBLANK([Conversion.K41]);&quot;&quot;;CONCATENATE(CHAR(10);&quot;        INPUT_RESOURCE&quot;; CHAR(10); &quot;        {&quot;; CHAR(10); &quot;            ResourceName = &quot;; [Conversion.J41]; CHAR(10); &quot;            Ratio = &quot;; [Conversion.M41]; CHAR(10); &quot;        }&quot;))">
            <text:p/>
          </table:table-cell>
          <table:table-cell table:formula="of:=IF(ISBLANK([Conversion.O41]);&quot;&quot;;CONCATENATE(CHAR(10);&quot;        INPUT_RESOURCE&quot;; CHAR(10); &quot;        {&quot;; CHAR(10); &quot;            ResourceName = &quot;; [Conversion.N41]; CHAR(10); &quot;            Ratio = &quot;; [Conversion.Q41]; CHAR(10); &quot;        }&quot;))">
            <text:p/>
          </table:table-cell>
          <table:table-cell table:formula="of:=IF(ISBLANK([Conversion.C41]);&quot;&quot;;CONCATENATE(CHAR(10); &quot;        OUTPUT_RESOURCE&quot;; CHAR(10); &quot;        {&quot;; CHAR(10); &quot;            ResourceName = ElectricCharge&quot;; CHAR(10); &quot;            Ratio = &quot;; [Conversion.C41]; CHAR(10); &quot;            DumpExcess = true&quot;; CHAR(10); &quot;        }&quot;))">
            <text:p/>
          </table:table-cell>
          <table:table-cell table:formula="of:=IF(ISBLANK([Conversion.S41]);&quot;&quot;;CONCATENATE(CHAR(10); &quot;        OUTPUT_RESOURCE&quot;; CHAR(10); &quot;        {&quot;; CHAR(10); &quot;            ResourceName = &quot;; [Conversion.R41]; CHAR(10); &quot;            Ratio = &quot;; [Conversion.U41]; CHAR(10); &quot;            DumpExcess = false&quot;; CHAR(10); &quot;        }&quot;))">
            <text:p/>
          </table:table-cell>
          <table:table-cell table:formula="of:=IF(ISBLANK([Conversion.W41]);&quot;&quot;;CONCATENATE(CHAR(10); &quot;        OUTPUT_RESOURCE&quot;; CHAR(10); &quot;        {&quot;; CHAR(10); &quot;            ResourceName = &quot;; [Conversion.V41]; CHAR(10); &quot;            Ratio = &quot;; [Conversion.Y41]; CHAR(10); &quot;            DumpExcess = false&quot;; CHAR(10); &quot;        }&quot;))">
            <text:p/>
          </table:table-cell>
          <table:table-cell table:formula="of:=IF(ISBLANK([Conversion.AA41]);&quot;&quot;;CONCATENATE(CHAR(10); &quot;        OUTPUT_RESOURCE&quot;; CHAR(10); &quot;        {&quot;; CHAR(10); &quot;            ResourceName = &quot;; [Conversion.Z41]; CHAR(10); &quot;            Ratio = &quot;; [Conversion.AC41]; CHAR(10); &quot;            DumpExcess = false&quot;; CHAR(10); &quot;        }&quot;))">
            <text:p/>
          </table:table-cell>
          <table:table-cell table:formula="of:=IF(ISBLANK([Conversion.AE41]);&quot;&quot;;CONCATENATE(CHAR(10); &quot;        OUTPUT_RESOURCE&quot;; CHAR(10); &quot;        {&quot;; CHAR(10); &quot;            ResourceName = &quot;; [Conversion.AD41]; CHAR(10); &quot;            Ratio = &quot;; [Conversion.AG4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2]);&quot;&quot;;CONCATENATE(&quot;    MODULE&quot;; CHAR(10); &quot;    {&quot;; CHAR(10); &quot;        name = ModuleResourceConverter&quot;; CHAR(10); &quot;        ConverterName = &quot;; [Conversion.A42]; CHAR(10); &quot;        StartActionName = Start &quot;; [Conversion.A42]; CHAR(10); &quot;        StopActionName = Stop &quot;; [Conversion.A42]; CHAR(10); &quot;        AutoShutdown = false&quot;; CHAR(10); &quot;        GeneratesHeat = true&quot;; CHAR(10); &quot;        UseSpecialistBonus = false&quot;; CHAR(10); [.B42]; [.C42]; [.D42]; [.E42]; [.F42]; [.G42]; [.H42]; [.I42]; [.J42]; CHAR(10); &quot;    }&quot;))">
            <text:p/>
          </table:table-cell>
          <table:table-cell table:formula="of:=IF(ISBLANK([Conversion.B42]);&quot;&quot;;CONCATENATE(CHAR(10);&quot;        INPUT_RESOURCE&quot;; CHAR(10); &quot;        {&quot;; CHAR(10); &quot;            ResourceName = ElectricCharge&quot;; CHAR(10); &quot;            Ratio = &quot;; [Conversion.B42]; CHAR(10); &quot;        }&quot;))">
            <text:p/>
          </table:table-cell>
          <table:table-cell table:formula="of:=IF(ISBLANK([Conversion.G42]);&quot;&quot;;CONCATENATE(CHAR(10);&quot;        INPUT_RESOURCE&quot;; CHAR(10); &quot;        {&quot;; CHAR(10); &quot;            ResourceName = &quot;; [Conversion.F42]; CHAR(10); &quot;            Ratio = &quot;; [Conversion.I42]; CHAR(10); &quot;        }&quot;))">
            <text:p/>
          </table:table-cell>
          <table:table-cell table:formula="of:=IF(ISBLANK([Conversion.K42]);&quot;&quot;;CONCATENATE(CHAR(10);&quot;        INPUT_RESOURCE&quot;; CHAR(10); &quot;        {&quot;; CHAR(10); &quot;            ResourceName = &quot;; [Conversion.J42]; CHAR(10); &quot;            Ratio = &quot;; [Conversion.M42]; CHAR(10); &quot;        }&quot;))">
            <text:p/>
          </table:table-cell>
          <table:table-cell table:formula="of:=IF(ISBLANK([Conversion.O42]);&quot;&quot;;CONCATENATE(CHAR(10);&quot;        INPUT_RESOURCE&quot;; CHAR(10); &quot;        {&quot;; CHAR(10); &quot;            ResourceName = &quot;; [Conversion.N42]; CHAR(10); &quot;            Ratio = &quot;; [Conversion.Q42]; CHAR(10); &quot;        }&quot;))">
            <text:p/>
          </table:table-cell>
          <table:table-cell table:formula="of:=IF(ISBLANK([Conversion.C42]);&quot;&quot;;CONCATENATE(CHAR(10); &quot;        OUTPUT_RESOURCE&quot;; CHAR(10); &quot;        {&quot;; CHAR(10); &quot;            ResourceName = ElectricCharge&quot;; CHAR(10); &quot;            Ratio = &quot;; [Conversion.C42]; CHAR(10); &quot;            DumpExcess = true&quot;; CHAR(10); &quot;        }&quot;))">
            <text:p/>
          </table:table-cell>
          <table:table-cell table:formula="of:=IF(ISBLANK([Conversion.S42]);&quot;&quot;;CONCATENATE(CHAR(10); &quot;        OUTPUT_RESOURCE&quot;; CHAR(10); &quot;        {&quot;; CHAR(10); &quot;            ResourceName = &quot;; [Conversion.R42]; CHAR(10); &quot;            Ratio = &quot;; [Conversion.U42]; CHAR(10); &quot;            DumpExcess = false&quot;; CHAR(10); &quot;        }&quot;))">
            <text:p/>
          </table:table-cell>
          <table:table-cell table:formula="of:=IF(ISBLANK([Conversion.W42]);&quot;&quot;;CONCATENATE(CHAR(10); &quot;        OUTPUT_RESOURCE&quot;; CHAR(10); &quot;        {&quot;; CHAR(10); &quot;            ResourceName = &quot;; [Conversion.V42]; CHAR(10); &quot;            Ratio = &quot;; [Conversion.Y42]; CHAR(10); &quot;            DumpExcess = false&quot;; CHAR(10); &quot;        }&quot;))">
            <text:p/>
          </table:table-cell>
          <table:table-cell table:formula="of:=IF(ISBLANK([Conversion.AA42]);&quot;&quot;;CONCATENATE(CHAR(10); &quot;        OUTPUT_RESOURCE&quot;; CHAR(10); &quot;        {&quot;; CHAR(10); &quot;            ResourceName = &quot;; [Conversion.Z42]; CHAR(10); &quot;            Ratio = &quot;; [Conversion.AC42]; CHAR(10); &quot;            DumpExcess = false&quot;; CHAR(10); &quot;        }&quot;))">
            <text:p/>
          </table:table-cell>
          <table:table-cell table:formula="of:=IF(ISBLANK([Conversion.AE42]);&quot;&quot;;CONCATENATE(CHAR(10); &quot;        OUTPUT_RESOURCE&quot;; CHAR(10); &quot;        {&quot;; CHAR(10); &quot;            ResourceName = &quot;; [Conversion.AD42]; CHAR(10); &quot;            Ratio = &quot;; [Conversion.AG4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3]);&quot;&quot;;CONCATENATE(&quot;    MODULE&quot;; CHAR(10); &quot;    {&quot;; CHAR(10); &quot;        name = ModuleResourceConverter&quot;; CHAR(10); &quot;        ConverterName = &quot;; [Conversion.A43]; CHAR(10); &quot;        StartActionName = Start &quot;; [Conversion.A43]; CHAR(10); &quot;        StopActionName = Stop &quot;; [Conversion.A43]; CHAR(10); &quot;        AutoShutdown = false&quot;; CHAR(10); &quot;        GeneratesHeat = true&quot;; CHAR(10); &quot;        UseSpecialistBonus = false&quot;; CHAR(10); [.B43]; [.C43]; [.D43]; [.E43]; [.F43]; [.G43]; [.H43]; [.I43]; [.J43]; CHAR(10); &quot;    }&quot;))">
            <text:p/>
          </table:table-cell>
          <table:table-cell table:formula="of:=IF(ISBLANK([Conversion.B43]);&quot;&quot;;CONCATENATE(CHAR(10);&quot;        INPUT_RESOURCE&quot;; CHAR(10); &quot;        {&quot;; CHAR(10); &quot;            ResourceName = ElectricCharge&quot;; CHAR(10); &quot;            Ratio = &quot;; [Conversion.B43]; CHAR(10); &quot;        }&quot;))">
            <text:p/>
          </table:table-cell>
          <table:table-cell table:formula="of:=IF(ISBLANK([Conversion.G43]);&quot;&quot;;CONCATENATE(CHAR(10);&quot;        INPUT_RESOURCE&quot;; CHAR(10); &quot;        {&quot;; CHAR(10); &quot;            ResourceName = &quot;; [Conversion.F43]; CHAR(10); &quot;            Ratio = &quot;; [Conversion.I43]; CHAR(10); &quot;        }&quot;))">
            <text:p/>
          </table:table-cell>
          <table:table-cell table:formula="of:=IF(ISBLANK([Conversion.K43]);&quot;&quot;;CONCATENATE(CHAR(10);&quot;        INPUT_RESOURCE&quot;; CHAR(10); &quot;        {&quot;; CHAR(10); &quot;            ResourceName = &quot;; [Conversion.J43]; CHAR(10); &quot;            Ratio = &quot;; [Conversion.M43]; CHAR(10); &quot;        }&quot;))">
            <text:p/>
          </table:table-cell>
          <table:table-cell table:formula="of:=IF(ISBLANK([Conversion.O43]);&quot;&quot;;CONCATENATE(CHAR(10);&quot;        INPUT_RESOURCE&quot;; CHAR(10); &quot;        {&quot;; CHAR(10); &quot;            ResourceName = &quot;; [Conversion.N43]; CHAR(10); &quot;            Ratio = &quot;; [Conversion.Q43]; CHAR(10); &quot;        }&quot;))">
            <text:p/>
          </table:table-cell>
          <table:table-cell table:formula="of:=IF(ISBLANK([Conversion.C43]);&quot;&quot;;CONCATENATE(CHAR(10); &quot;        OUTPUT_RESOURCE&quot;; CHAR(10); &quot;        {&quot;; CHAR(10); &quot;            ResourceName = ElectricCharge&quot;; CHAR(10); &quot;            Ratio = &quot;; [Conversion.C43]; CHAR(10); &quot;            DumpExcess = true&quot;; CHAR(10); &quot;        }&quot;))">
            <text:p/>
          </table:table-cell>
          <table:table-cell table:formula="of:=IF(ISBLANK([Conversion.S43]);&quot;&quot;;CONCATENATE(CHAR(10); &quot;        OUTPUT_RESOURCE&quot;; CHAR(10); &quot;        {&quot;; CHAR(10); &quot;            ResourceName = &quot;; [Conversion.R43]; CHAR(10); &quot;            Ratio = &quot;; [Conversion.U43]; CHAR(10); &quot;            DumpExcess = false&quot;; CHAR(10); &quot;        }&quot;))">
            <text:p/>
          </table:table-cell>
          <table:table-cell table:formula="of:=IF(ISBLANK([Conversion.W43]);&quot;&quot;;CONCATENATE(CHAR(10); &quot;        OUTPUT_RESOURCE&quot;; CHAR(10); &quot;        {&quot;; CHAR(10); &quot;            ResourceName = &quot;; [Conversion.V43]; CHAR(10); &quot;            Ratio = &quot;; [Conversion.Y43]; CHAR(10); &quot;            DumpExcess = false&quot;; CHAR(10); &quot;        }&quot;))">
            <text:p/>
          </table:table-cell>
          <table:table-cell table:formula="of:=IF(ISBLANK([Conversion.AA43]);&quot;&quot;;CONCATENATE(CHAR(10); &quot;        OUTPUT_RESOURCE&quot;; CHAR(10); &quot;        {&quot;; CHAR(10); &quot;            ResourceName = &quot;; [Conversion.Z43]; CHAR(10); &quot;            Ratio = &quot;; [Conversion.AC43]; CHAR(10); &quot;            DumpExcess = false&quot;; CHAR(10); &quot;        }&quot;))">
            <text:p/>
          </table:table-cell>
          <table:table-cell table:formula="of:=IF(ISBLANK([Conversion.AE43]);&quot;&quot;;CONCATENATE(CHAR(10); &quot;        OUTPUT_RESOURCE&quot;; CHAR(10); &quot;        {&quot;; CHAR(10); &quot;            ResourceName = &quot;; [Conversion.AD43]; CHAR(10); &quot;            Ratio = &quot;; [Conversion.AG4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4]);&quot;&quot;;CONCATENATE(&quot;    MODULE&quot;; CHAR(10); &quot;    {&quot;; CHAR(10); &quot;        name = ModuleResourceConverter&quot;; CHAR(10); &quot;        ConverterName = &quot;; [Conversion.A44]; CHAR(10); &quot;        StartActionName = Start &quot;; [Conversion.A44]; CHAR(10); &quot;        StopActionName = Stop &quot;; [Conversion.A44]; CHAR(10); &quot;        AutoShutdown = false&quot;; CHAR(10); &quot;        GeneratesHeat = true&quot;; CHAR(10); &quot;        UseSpecialistBonus = false&quot;; CHAR(10); [.B44]; [.C44]; [.D44]; [.E44]; [.F44]; [.G44]; [.H44]; [.I44]; [.J44]; CHAR(10); &quot;    }&quot;))">
            <text:p/>
          </table:table-cell>
          <table:table-cell table:formula="of:=IF(ISBLANK([Conversion.B44]);&quot;&quot;;CONCATENATE(CHAR(10);&quot;        INPUT_RESOURCE&quot;; CHAR(10); &quot;        {&quot;; CHAR(10); &quot;            ResourceName = ElectricCharge&quot;; CHAR(10); &quot;            Ratio = &quot;; [Conversion.B44]; CHAR(10); &quot;        }&quot;))">
            <text:p/>
          </table:table-cell>
          <table:table-cell table:formula="of:=IF(ISBLANK([Conversion.G44]);&quot;&quot;;CONCATENATE(CHAR(10);&quot;        INPUT_RESOURCE&quot;; CHAR(10); &quot;        {&quot;; CHAR(10); &quot;            ResourceName = &quot;; [Conversion.F44]; CHAR(10); &quot;            Ratio = &quot;; [Conversion.I44]; CHAR(10); &quot;        }&quot;))">
            <text:p/>
          </table:table-cell>
          <table:table-cell table:formula="of:=IF(ISBLANK([Conversion.K44]);&quot;&quot;;CONCATENATE(CHAR(10);&quot;        INPUT_RESOURCE&quot;; CHAR(10); &quot;        {&quot;; CHAR(10); &quot;            ResourceName = &quot;; [Conversion.J44]; CHAR(10); &quot;            Ratio = &quot;; [Conversion.M44]; CHAR(10); &quot;        }&quot;))">
            <text:p/>
          </table:table-cell>
          <table:table-cell table:formula="of:=IF(ISBLANK([Conversion.O44]);&quot;&quot;;CONCATENATE(CHAR(10);&quot;        INPUT_RESOURCE&quot;; CHAR(10); &quot;        {&quot;; CHAR(10); &quot;            ResourceName = &quot;; [Conversion.N44]; CHAR(10); &quot;            Ratio = &quot;; [Conversion.Q44]; CHAR(10); &quot;        }&quot;))">
            <text:p/>
          </table:table-cell>
          <table:table-cell table:formula="of:=IF(ISBLANK([Conversion.C44]);&quot;&quot;;CONCATENATE(CHAR(10); &quot;        OUTPUT_RESOURCE&quot;; CHAR(10); &quot;        {&quot;; CHAR(10); &quot;            ResourceName = ElectricCharge&quot;; CHAR(10); &quot;            Ratio = &quot;; [Conversion.C44]; CHAR(10); &quot;            DumpExcess = true&quot;; CHAR(10); &quot;        }&quot;))">
            <text:p/>
          </table:table-cell>
          <table:table-cell table:formula="of:=IF(ISBLANK([Conversion.S44]);&quot;&quot;;CONCATENATE(CHAR(10); &quot;        OUTPUT_RESOURCE&quot;; CHAR(10); &quot;        {&quot;; CHAR(10); &quot;            ResourceName = &quot;; [Conversion.R44]; CHAR(10); &quot;            Ratio = &quot;; [Conversion.U44]; CHAR(10); &quot;            DumpExcess = false&quot;; CHAR(10); &quot;        }&quot;))">
            <text:p/>
          </table:table-cell>
          <table:table-cell table:formula="of:=IF(ISBLANK([Conversion.W44]);&quot;&quot;;CONCATENATE(CHAR(10); &quot;        OUTPUT_RESOURCE&quot;; CHAR(10); &quot;        {&quot;; CHAR(10); &quot;            ResourceName = &quot;; [Conversion.V44]; CHAR(10); &quot;            Ratio = &quot;; [Conversion.Y44]; CHAR(10); &quot;            DumpExcess = false&quot;; CHAR(10); &quot;        }&quot;))">
            <text:p/>
          </table:table-cell>
          <table:table-cell table:formula="of:=IF(ISBLANK([Conversion.AA44]);&quot;&quot;;CONCATENATE(CHAR(10); &quot;        OUTPUT_RESOURCE&quot;; CHAR(10); &quot;        {&quot;; CHAR(10); &quot;            ResourceName = &quot;; [Conversion.Z44]; CHAR(10); &quot;            Ratio = &quot;; [Conversion.AC44]; CHAR(10); &quot;            DumpExcess = false&quot;; CHAR(10); &quot;        }&quot;))">
            <text:p/>
          </table:table-cell>
          <table:table-cell table:formula="of:=IF(ISBLANK([Conversion.AE44]);&quot;&quot;;CONCATENATE(CHAR(10); &quot;        OUTPUT_RESOURCE&quot;; CHAR(10); &quot;        {&quot;; CHAR(10); &quot;            ResourceName = &quot;; [Conversion.AD44]; CHAR(10); &quot;            Ratio = &quot;; [Conversion.AG4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5]);&quot;&quot;;CONCATENATE(&quot;    MODULE&quot;; CHAR(10); &quot;    {&quot;; CHAR(10); &quot;        name = ModuleResourceConverter&quot;; CHAR(10); &quot;        ConverterName = &quot;; [Conversion.A45]; CHAR(10); &quot;        StartActionName = Start &quot;; [Conversion.A45]; CHAR(10); &quot;        StopActionName = Stop &quot;; [Conversion.A45]; CHAR(10); &quot;        AutoShutdown = false&quot;; CHAR(10); &quot;        GeneratesHeat = true&quot;; CHAR(10); &quot;        UseSpecialistBonus = false&quot;; CHAR(10); [.B45]; [.C45]; [.D45]; [.E45]; [.F45]; [.G45]; [.H45]; [.I45]; [.J45]; CHAR(10); &quot;    }&quot;))">
            <text:p/>
          </table:table-cell>
          <table:table-cell table:formula="of:=IF(ISBLANK([Conversion.B45]);&quot;&quot;;CONCATENATE(CHAR(10);&quot;        INPUT_RESOURCE&quot;; CHAR(10); &quot;        {&quot;; CHAR(10); &quot;            ResourceName = ElectricCharge&quot;; CHAR(10); &quot;            Ratio = &quot;; [Conversion.B45]; CHAR(10); &quot;        }&quot;))">
            <text:p/>
          </table:table-cell>
          <table:table-cell table:formula="of:=IF(ISBLANK([Conversion.G45]);&quot;&quot;;CONCATENATE(CHAR(10);&quot;        INPUT_RESOURCE&quot;; CHAR(10); &quot;        {&quot;; CHAR(10); &quot;            ResourceName = &quot;; [Conversion.F45]; CHAR(10); &quot;            Ratio = &quot;; [Conversion.I45]; CHAR(10); &quot;        }&quot;))">
            <text:p/>
          </table:table-cell>
          <table:table-cell table:formula="of:=IF(ISBLANK([Conversion.K45]);&quot;&quot;;CONCATENATE(CHAR(10);&quot;        INPUT_RESOURCE&quot;; CHAR(10); &quot;        {&quot;; CHAR(10); &quot;            ResourceName = &quot;; [Conversion.J45]; CHAR(10); &quot;            Ratio = &quot;; [Conversion.M45]; CHAR(10); &quot;        }&quot;))">
            <text:p/>
          </table:table-cell>
          <table:table-cell table:formula="of:=IF(ISBLANK([Conversion.O45]);&quot;&quot;;CONCATENATE(CHAR(10);&quot;        INPUT_RESOURCE&quot;; CHAR(10); &quot;        {&quot;; CHAR(10); &quot;            ResourceName = &quot;; [Conversion.N45]; CHAR(10); &quot;            Ratio = &quot;; [Conversion.Q45]; CHAR(10); &quot;        }&quot;))">
            <text:p/>
          </table:table-cell>
          <table:table-cell table:formula="of:=IF(ISBLANK([Conversion.C45]);&quot;&quot;;CONCATENATE(CHAR(10); &quot;        OUTPUT_RESOURCE&quot;; CHAR(10); &quot;        {&quot;; CHAR(10); &quot;            ResourceName = ElectricCharge&quot;; CHAR(10); &quot;            Ratio = &quot;; [Conversion.C45]; CHAR(10); &quot;            DumpExcess = true&quot;; CHAR(10); &quot;        }&quot;))">
            <text:p/>
          </table:table-cell>
          <table:table-cell table:formula="of:=IF(ISBLANK([Conversion.S45]);&quot;&quot;;CONCATENATE(CHAR(10); &quot;        OUTPUT_RESOURCE&quot;; CHAR(10); &quot;        {&quot;; CHAR(10); &quot;            ResourceName = &quot;; [Conversion.R45]; CHAR(10); &quot;            Ratio = &quot;; [Conversion.U45]; CHAR(10); &quot;            DumpExcess = false&quot;; CHAR(10); &quot;        }&quot;))">
            <text:p/>
          </table:table-cell>
          <table:table-cell table:formula="of:=IF(ISBLANK([Conversion.W45]);&quot;&quot;;CONCATENATE(CHAR(10); &quot;        OUTPUT_RESOURCE&quot;; CHAR(10); &quot;        {&quot;; CHAR(10); &quot;            ResourceName = &quot;; [Conversion.V45]; CHAR(10); &quot;            Ratio = &quot;; [Conversion.Y45]; CHAR(10); &quot;            DumpExcess = false&quot;; CHAR(10); &quot;        }&quot;))">
            <text:p/>
          </table:table-cell>
          <table:table-cell table:formula="of:=IF(ISBLANK([Conversion.AA45]);&quot;&quot;;CONCATENATE(CHAR(10); &quot;        OUTPUT_RESOURCE&quot;; CHAR(10); &quot;        {&quot;; CHAR(10); &quot;            ResourceName = &quot;; [Conversion.Z45]; CHAR(10); &quot;            Ratio = &quot;; [Conversion.AC45]; CHAR(10); &quot;            DumpExcess = false&quot;; CHAR(10); &quot;        }&quot;))">
            <text:p/>
          </table:table-cell>
          <table:table-cell table:formula="of:=IF(ISBLANK([Conversion.AE45]);&quot;&quot;;CONCATENATE(CHAR(10); &quot;        OUTPUT_RESOURCE&quot;; CHAR(10); &quot;        {&quot;; CHAR(10); &quot;            ResourceName = &quot;; [Conversion.AD45]; CHAR(10); &quot;            Ratio = &quot;; [Conversion.AG4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6]);&quot;&quot;;CONCATENATE(&quot;    MODULE&quot;; CHAR(10); &quot;    {&quot;; CHAR(10); &quot;        name = ModuleResourceConverter&quot;; CHAR(10); &quot;        ConverterName = &quot;; [Conversion.A46]; CHAR(10); &quot;        StartActionName = Start &quot;; [Conversion.A46]; CHAR(10); &quot;        StopActionName = Stop &quot;; [Conversion.A46]; CHAR(10); &quot;        AutoShutdown = false&quot;; CHAR(10); &quot;        GeneratesHeat = true&quot;; CHAR(10); &quot;        UseSpecialistBonus = false&quot;; CHAR(10); [.B46]; [.C46]; [.D46]; [.E46]; [.F46]; [.G46]; [.H46]; [.I46]; [.J46]; CHAR(10); &quot;    }&quot;))">
            <text:p/>
          </table:table-cell>
          <table:table-cell table:formula="of:=IF(ISBLANK([Conversion.B46]);&quot;&quot;;CONCATENATE(CHAR(10);&quot;        INPUT_RESOURCE&quot;; CHAR(10); &quot;        {&quot;; CHAR(10); &quot;            ResourceName = ElectricCharge&quot;; CHAR(10); &quot;            Ratio = &quot;; [Conversion.B46]; CHAR(10); &quot;        }&quot;))">
            <text:p/>
          </table:table-cell>
          <table:table-cell table:formula="of:=IF(ISBLANK([Conversion.G46]);&quot;&quot;;CONCATENATE(CHAR(10);&quot;        INPUT_RESOURCE&quot;; CHAR(10); &quot;        {&quot;; CHAR(10); &quot;            ResourceName = &quot;; [Conversion.F46]; CHAR(10); &quot;            Ratio = &quot;; [Conversion.I46]; CHAR(10); &quot;        }&quot;))">
            <text:p/>
          </table:table-cell>
          <table:table-cell table:formula="of:=IF(ISBLANK([Conversion.K46]);&quot;&quot;;CONCATENATE(CHAR(10);&quot;        INPUT_RESOURCE&quot;; CHAR(10); &quot;        {&quot;; CHAR(10); &quot;            ResourceName = &quot;; [Conversion.J46]; CHAR(10); &quot;            Ratio = &quot;; [Conversion.M46]; CHAR(10); &quot;        }&quot;))">
            <text:p/>
          </table:table-cell>
          <table:table-cell table:formula="of:=IF(ISBLANK([Conversion.O46]);&quot;&quot;;CONCATENATE(CHAR(10);&quot;        INPUT_RESOURCE&quot;; CHAR(10); &quot;        {&quot;; CHAR(10); &quot;            ResourceName = &quot;; [Conversion.N46]; CHAR(10); &quot;            Ratio = &quot;; [Conversion.Q46]; CHAR(10); &quot;        }&quot;))">
            <text:p/>
          </table:table-cell>
          <table:table-cell table:formula="of:=IF(ISBLANK([Conversion.C46]);&quot;&quot;;CONCATENATE(CHAR(10); &quot;        OUTPUT_RESOURCE&quot;; CHAR(10); &quot;        {&quot;; CHAR(10); &quot;            ResourceName = ElectricCharge&quot;; CHAR(10); &quot;            Ratio = &quot;; [Conversion.C46]; CHAR(10); &quot;            DumpExcess = true&quot;; CHAR(10); &quot;        }&quot;))">
            <text:p/>
          </table:table-cell>
          <table:table-cell table:formula="of:=IF(ISBLANK([Conversion.S46]);&quot;&quot;;CONCATENATE(CHAR(10); &quot;        OUTPUT_RESOURCE&quot;; CHAR(10); &quot;        {&quot;; CHAR(10); &quot;            ResourceName = &quot;; [Conversion.R46]; CHAR(10); &quot;            Ratio = &quot;; [Conversion.U46]; CHAR(10); &quot;            DumpExcess = false&quot;; CHAR(10); &quot;        }&quot;))">
            <text:p/>
          </table:table-cell>
          <table:table-cell table:formula="of:=IF(ISBLANK([Conversion.W46]);&quot;&quot;;CONCATENATE(CHAR(10); &quot;        OUTPUT_RESOURCE&quot;; CHAR(10); &quot;        {&quot;; CHAR(10); &quot;            ResourceName = &quot;; [Conversion.V46]; CHAR(10); &quot;            Ratio = &quot;; [Conversion.Y46]; CHAR(10); &quot;            DumpExcess = false&quot;; CHAR(10); &quot;        }&quot;))">
            <text:p/>
          </table:table-cell>
          <table:table-cell table:formula="of:=IF(ISBLANK([Conversion.AA46]);&quot;&quot;;CONCATENATE(CHAR(10); &quot;        OUTPUT_RESOURCE&quot;; CHAR(10); &quot;        {&quot;; CHAR(10); &quot;            ResourceName = &quot;; [Conversion.Z46]; CHAR(10); &quot;            Ratio = &quot;; [Conversion.AC46]; CHAR(10); &quot;            DumpExcess = false&quot;; CHAR(10); &quot;        }&quot;))">
            <text:p/>
          </table:table-cell>
          <table:table-cell table:formula="of:=IF(ISBLANK([Conversion.AE46]);&quot;&quot;;CONCATENATE(CHAR(10); &quot;        OUTPUT_RESOURCE&quot;; CHAR(10); &quot;        {&quot;; CHAR(10); &quot;            ResourceName = &quot;; [Conversion.AD46]; CHAR(10); &quot;            Ratio = &quot;; [Conversion.AG4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7]);&quot;&quot;;CONCATENATE(&quot;    MODULE&quot;; CHAR(10); &quot;    {&quot;; CHAR(10); &quot;        name = ModuleResourceConverter&quot;; CHAR(10); &quot;        ConverterName = &quot;; [Conversion.A47]; CHAR(10); &quot;        StartActionName = Start &quot;; [Conversion.A47]; CHAR(10); &quot;        StopActionName = Stop &quot;; [Conversion.A47]; CHAR(10); &quot;        AutoShutdown = false&quot;; CHAR(10); &quot;        GeneratesHeat = true&quot;; CHAR(10); &quot;        UseSpecialistBonus = false&quot;; CHAR(10); [.B47]; [.C47]; [.D47]; [.E47]; [.F47]; [.G47]; [.H47]; [.I47]; [.J47]; CHAR(10); &quot;    }&quot;))">
            <text:p/>
          </table:table-cell>
          <table:table-cell table:formula="of:=IF(ISBLANK([Conversion.B47]);&quot;&quot;;CONCATENATE(CHAR(10);&quot;        INPUT_RESOURCE&quot;; CHAR(10); &quot;        {&quot;; CHAR(10); &quot;            ResourceName = ElectricCharge&quot;; CHAR(10); &quot;            Ratio = &quot;; [Conversion.B47]; CHAR(10); &quot;        }&quot;))">
            <text:p/>
          </table:table-cell>
          <table:table-cell table:formula="of:=IF(ISBLANK([Conversion.G47]);&quot;&quot;;CONCATENATE(CHAR(10);&quot;        INPUT_RESOURCE&quot;; CHAR(10); &quot;        {&quot;; CHAR(10); &quot;            ResourceName = &quot;; [Conversion.F47]; CHAR(10); &quot;            Ratio = &quot;; [Conversion.I47]; CHAR(10); &quot;        }&quot;))">
            <text:p/>
          </table:table-cell>
          <table:table-cell table:formula="of:=IF(ISBLANK([Conversion.K47]);&quot;&quot;;CONCATENATE(CHAR(10);&quot;        INPUT_RESOURCE&quot;; CHAR(10); &quot;        {&quot;; CHAR(10); &quot;            ResourceName = &quot;; [Conversion.J47]; CHAR(10); &quot;            Ratio = &quot;; [Conversion.M47]; CHAR(10); &quot;        }&quot;))">
            <text:p/>
          </table:table-cell>
          <table:table-cell table:formula="of:=IF(ISBLANK([Conversion.O47]);&quot;&quot;;CONCATENATE(CHAR(10);&quot;        INPUT_RESOURCE&quot;; CHAR(10); &quot;        {&quot;; CHAR(10); &quot;            ResourceName = &quot;; [Conversion.N47]; CHAR(10); &quot;            Ratio = &quot;; [Conversion.Q47]; CHAR(10); &quot;        }&quot;))">
            <text:p/>
          </table:table-cell>
          <table:table-cell table:formula="of:=IF(ISBLANK([Conversion.C47]);&quot;&quot;;CONCATENATE(CHAR(10); &quot;        OUTPUT_RESOURCE&quot;; CHAR(10); &quot;        {&quot;; CHAR(10); &quot;            ResourceName = ElectricCharge&quot;; CHAR(10); &quot;            Ratio = &quot;; [Conversion.C47]; CHAR(10); &quot;            DumpExcess = true&quot;; CHAR(10); &quot;        }&quot;))">
            <text:p/>
          </table:table-cell>
          <table:table-cell table:formula="of:=IF(ISBLANK([Conversion.S47]);&quot;&quot;;CONCATENATE(CHAR(10); &quot;        OUTPUT_RESOURCE&quot;; CHAR(10); &quot;        {&quot;; CHAR(10); &quot;            ResourceName = &quot;; [Conversion.R47]; CHAR(10); &quot;            Ratio = &quot;; [Conversion.U47]; CHAR(10); &quot;            DumpExcess = false&quot;; CHAR(10); &quot;        }&quot;))">
            <text:p/>
          </table:table-cell>
          <table:table-cell table:formula="of:=IF(ISBLANK([Conversion.W47]);&quot;&quot;;CONCATENATE(CHAR(10); &quot;        OUTPUT_RESOURCE&quot;; CHAR(10); &quot;        {&quot;; CHAR(10); &quot;            ResourceName = &quot;; [Conversion.V47]; CHAR(10); &quot;            Ratio = &quot;; [Conversion.Y47]; CHAR(10); &quot;            DumpExcess = false&quot;; CHAR(10); &quot;        }&quot;))">
            <text:p/>
          </table:table-cell>
          <table:table-cell table:formula="of:=IF(ISBLANK([Conversion.AA47]);&quot;&quot;;CONCATENATE(CHAR(10); &quot;        OUTPUT_RESOURCE&quot;; CHAR(10); &quot;        {&quot;; CHAR(10); &quot;            ResourceName = &quot;; [Conversion.Z47]; CHAR(10); &quot;            Ratio = &quot;; [Conversion.AC47]; CHAR(10); &quot;            DumpExcess = false&quot;; CHAR(10); &quot;        }&quot;))">
            <text:p/>
          </table:table-cell>
          <table:table-cell table:formula="of:=IF(ISBLANK([Conversion.AE47]);&quot;&quot;;CONCATENATE(CHAR(10); &quot;        OUTPUT_RESOURCE&quot;; CHAR(10); &quot;        {&quot;; CHAR(10); &quot;            ResourceName = &quot;; [Conversion.AD47]; CHAR(10); &quot;            Ratio = &quot;; [Conversion.AG4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8]);&quot;&quot;;CONCATENATE(&quot;    MODULE&quot;; CHAR(10); &quot;    {&quot;; CHAR(10); &quot;        name = ModuleResourceConverter&quot;; CHAR(10); &quot;        ConverterName = &quot;; [Conversion.A48]; CHAR(10); &quot;        StartActionName = Start &quot;; [Conversion.A48]; CHAR(10); &quot;        StopActionName = Stop &quot;; [Conversion.A48]; CHAR(10); &quot;        AutoShutdown = false&quot;; CHAR(10); &quot;        GeneratesHeat = true&quot;; CHAR(10); &quot;        UseSpecialistBonus = false&quot;; CHAR(10); [.B48]; [.C48]; [.D48]; [.E48]; [.F48]; [.G48]; [.H48]; [.I48]; [.J48]; CHAR(10); &quot;    }&quot;))">
            <text:p/>
          </table:table-cell>
          <table:table-cell table:formula="of:=IF(ISBLANK([Conversion.B48]);&quot;&quot;;CONCATENATE(CHAR(10);&quot;        INPUT_RESOURCE&quot;; CHAR(10); &quot;        {&quot;; CHAR(10); &quot;            ResourceName = ElectricCharge&quot;; CHAR(10); &quot;            Ratio = &quot;; [Conversion.B48]; CHAR(10); &quot;        }&quot;))">
            <text:p/>
          </table:table-cell>
          <table:table-cell table:formula="of:=IF(ISBLANK([Conversion.G48]);&quot;&quot;;CONCATENATE(CHAR(10);&quot;        INPUT_RESOURCE&quot;; CHAR(10); &quot;        {&quot;; CHAR(10); &quot;            ResourceName = &quot;; [Conversion.F48]; CHAR(10); &quot;            Ratio = &quot;; [Conversion.I48]; CHAR(10); &quot;        }&quot;))">
            <text:p/>
          </table:table-cell>
          <table:table-cell table:formula="of:=IF(ISBLANK([Conversion.K48]);&quot;&quot;;CONCATENATE(CHAR(10);&quot;        INPUT_RESOURCE&quot;; CHAR(10); &quot;        {&quot;; CHAR(10); &quot;            ResourceName = &quot;; [Conversion.J48]; CHAR(10); &quot;            Ratio = &quot;; [Conversion.M48]; CHAR(10); &quot;        }&quot;))">
            <text:p/>
          </table:table-cell>
          <table:table-cell table:formula="of:=IF(ISBLANK([Conversion.O48]);&quot;&quot;;CONCATENATE(CHAR(10);&quot;        INPUT_RESOURCE&quot;; CHAR(10); &quot;        {&quot;; CHAR(10); &quot;            ResourceName = &quot;; [Conversion.N48]; CHAR(10); &quot;            Ratio = &quot;; [Conversion.Q48]; CHAR(10); &quot;        }&quot;))">
            <text:p/>
          </table:table-cell>
          <table:table-cell table:formula="of:=IF(ISBLANK([Conversion.C48]);&quot;&quot;;CONCATENATE(CHAR(10); &quot;        OUTPUT_RESOURCE&quot;; CHAR(10); &quot;        {&quot;; CHAR(10); &quot;            ResourceName = ElectricCharge&quot;; CHAR(10); &quot;            Ratio = &quot;; [Conversion.C48]; CHAR(10); &quot;            DumpExcess = true&quot;; CHAR(10); &quot;        }&quot;))">
            <text:p/>
          </table:table-cell>
          <table:table-cell table:formula="of:=IF(ISBLANK([Conversion.S48]);&quot;&quot;;CONCATENATE(CHAR(10); &quot;        OUTPUT_RESOURCE&quot;; CHAR(10); &quot;        {&quot;; CHAR(10); &quot;            ResourceName = &quot;; [Conversion.R48]; CHAR(10); &quot;            Ratio = &quot;; [Conversion.U48]; CHAR(10); &quot;            DumpExcess = false&quot;; CHAR(10); &quot;        }&quot;))">
            <text:p/>
          </table:table-cell>
          <table:table-cell table:formula="of:=IF(ISBLANK([Conversion.W48]);&quot;&quot;;CONCATENATE(CHAR(10); &quot;        OUTPUT_RESOURCE&quot;; CHAR(10); &quot;        {&quot;; CHAR(10); &quot;            ResourceName = &quot;; [Conversion.V48]; CHAR(10); &quot;            Ratio = &quot;; [Conversion.Y48]; CHAR(10); &quot;            DumpExcess = false&quot;; CHAR(10); &quot;        }&quot;))">
            <text:p/>
          </table:table-cell>
          <table:table-cell table:formula="of:=IF(ISBLANK([Conversion.AA48]);&quot;&quot;;CONCATENATE(CHAR(10); &quot;        OUTPUT_RESOURCE&quot;; CHAR(10); &quot;        {&quot;; CHAR(10); &quot;            ResourceName = &quot;; [Conversion.Z48]; CHAR(10); &quot;            Ratio = &quot;; [Conversion.AC48]; CHAR(10); &quot;            DumpExcess = false&quot;; CHAR(10); &quot;        }&quot;))">
            <text:p/>
          </table:table-cell>
          <table:table-cell table:formula="of:=IF(ISBLANK([Conversion.AE48]);&quot;&quot;;CONCATENATE(CHAR(10); &quot;        OUTPUT_RESOURCE&quot;; CHAR(10); &quot;        {&quot;; CHAR(10); &quot;            ResourceName = &quot;; [Conversion.AD48]; CHAR(10); &quot;            Ratio = &quot;; [Conversion.AG4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9]);&quot;&quot;;CONCATENATE(&quot;    MODULE&quot;; CHAR(10); &quot;    {&quot;; CHAR(10); &quot;        name = ModuleResourceConverter&quot;; CHAR(10); &quot;        ConverterName = &quot;; [Conversion.A49]; CHAR(10); &quot;        StartActionName = Start &quot;; [Conversion.A49]; CHAR(10); &quot;        StopActionName = Stop &quot;; [Conversion.A49]; CHAR(10); &quot;        AutoShutdown = false&quot;; CHAR(10); &quot;        GeneratesHeat = true&quot;; CHAR(10); &quot;        UseSpecialistBonus = false&quot;; CHAR(10); [.B49]; [.C49]; [.D49]; [.E49]; [.F49]; [.G49]; [.H49]; [.I49]; [.J49]; CHAR(10); &quot;    }&quot;))">
            <text:p/>
          </table:table-cell>
          <table:table-cell table:formula="of:=IF(ISBLANK([Conversion.B49]);&quot;&quot;;CONCATENATE(CHAR(10);&quot;        INPUT_RESOURCE&quot;; CHAR(10); &quot;        {&quot;; CHAR(10); &quot;            ResourceName = ElectricCharge&quot;; CHAR(10); &quot;            Ratio = &quot;; [Conversion.B49]; CHAR(10); &quot;        }&quot;))">
            <text:p/>
          </table:table-cell>
          <table:table-cell table:formula="of:=IF(ISBLANK([Conversion.G49]);&quot;&quot;;CONCATENATE(CHAR(10);&quot;        INPUT_RESOURCE&quot;; CHAR(10); &quot;        {&quot;; CHAR(10); &quot;            ResourceName = &quot;; [Conversion.F49]; CHAR(10); &quot;            Ratio = &quot;; [Conversion.I49]; CHAR(10); &quot;        }&quot;))">
            <text:p/>
          </table:table-cell>
          <table:table-cell table:formula="of:=IF(ISBLANK([Conversion.K49]);&quot;&quot;;CONCATENATE(CHAR(10);&quot;        INPUT_RESOURCE&quot;; CHAR(10); &quot;        {&quot;; CHAR(10); &quot;            ResourceName = &quot;; [Conversion.J49]; CHAR(10); &quot;            Ratio = &quot;; [Conversion.M49]; CHAR(10); &quot;        }&quot;))">
            <text:p/>
          </table:table-cell>
          <table:table-cell table:formula="of:=IF(ISBLANK([Conversion.O49]);&quot;&quot;;CONCATENATE(CHAR(10);&quot;        INPUT_RESOURCE&quot;; CHAR(10); &quot;        {&quot;; CHAR(10); &quot;            ResourceName = &quot;; [Conversion.N49]; CHAR(10); &quot;            Ratio = &quot;; [Conversion.Q49]; CHAR(10); &quot;        }&quot;))">
            <text:p/>
          </table:table-cell>
          <table:table-cell table:formula="of:=IF(ISBLANK([Conversion.C49]);&quot;&quot;;CONCATENATE(CHAR(10); &quot;        OUTPUT_RESOURCE&quot;; CHAR(10); &quot;        {&quot;; CHAR(10); &quot;            ResourceName = ElectricCharge&quot;; CHAR(10); &quot;            Ratio = &quot;; [Conversion.C49]; CHAR(10); &quot;            DumpExcess = true&quot;; CHAR(10); &quot;        }&quot;))">
            <text:p/>
          </table:table-cell>
          <table:table-cell table:formula="of:=IF(ISBLANK([Conversion.S49]);&quot;&quot;;CONCATENATE(CHAR(10); &quot;        OUTPUT_RESOURCE&quot;; CHAR(10); &quot;        {&quot;; CHAR(10); &quot;            ResourceName = &quot;; [Conversion.R49]; CHAR(10); &quot;            Ratio = &quot;; [Conversion.U49]; CHAR(10); &quot;            DumpExcess = false&quot;; CHAR(10); &quot;        }&quot;))">
            <text:p/>
          </table:table-cell>
          <table:table-cell table:formula="of:=IF(ISBLANK([Conversion.W49]);&quot;&quot;;CONCATENATE(CHAR(10); &quot;        OUTPUT_RESOURCE&quot;; CHAR(10); &quot;        {&quot;; CHAR(10); &quot;            ResourceName = &quot;; [Conversion.V49]; CHAR(10); &quot;            Ratio = &quot;; [Conversion.Y49]; CHAR(10); &quot;            DumpExcess = false&quot;; CHAR(10); &quot;        }&quot;))">
            <text:p/>
          </table:table-cell>
          <table:table-cell table:formula="of:=IF(ISBLANK([Conversion.AA49]);&quot;&quot;;CONCATENATE(CHAR(10); &quot;        OUTPUT_RESOURCE&quot;; CHAR(10); &quot;        {&quot;; CHAR(10); &quot;            ResourceName = &quot;; [Conversion.Z49]; CHAR(10); &quot;            Ratio = &quot;; [Conversion.AC49]; CHAR(10); &quot;            DumpExcess = false&quot;; CHAR(10); &quot;        }&quot;))">
            <text:p/>
          </table:table-cell>
          <table:table-cell table:formula="of:=IF(ISBLANK([Conversion.AE49]);&quot;&quot;;CONCATENATE(CHAR(10); &quot;        OUTPUT_RESOURCE&quot;; CHAR(10); &quot;        {&quot;; CHAR(10); &quot;            ResourceName = &quot;; [Conversion.AD49]; CHAR(10); &quot;            Ratio = &quot;; [Conversion.AG4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0]);&quot;&quot;;CONCATENATE(&quot;    MODULE&quot;; CHAR(10); &quot;    {&quot;; CHAR(10); &quot;        name = ModuleResourceConverter&quot;; CHAR(10); &quot;        ConverterName = &quot;; [Conversion.A50]; CHAR(10); &quot;        StartActionName = Start &quot;; [Conversion.A50]; CHAR(10); &quot;        StopActionName = Stop &quot;; [Conversion.A50]; CHAR(10); &quot;        AutoShutdown = false&quot;; CHAR(10); &quot;        GeneratesHeat = true&quot;; CHAR(10); &quot;        UseSpecialistBonus = false&quot;; CHAR(10); [.B50]; [.C50]; [.D50]; [.E50]; [.F50]; [.G50]; [.H50]; [.I50]; [.J50]; CHAR(10); &quot;    }&quot;))">
            <text:p/>
          </table:table-cell>
          <table:table-cell table:formula="of:=IF(ISBLANK([Conversion.B50]);&quot;&quot;;CONCATENATE(CHAR(10);&quot;        INPUT_RESOURCE&quot;; CHAR(10); &quot;        {&quot;; CHAR(10); &quot;            ResourceName = ElectricCharge&quot;; CHAR(10); &quot;            Ratio = &quot;; [Conversion.B50]; CHAR(10); &quot;        }&quot;))">
            <text:p/>
          </table:table-cell>
          <table:table-cell table:formula="of:=IF(ISBLANK([Conversion.G50]);&quot;&quot;;CONCATENATE(CHAR(10);&quot;        INPUT_RESOURCE&quot;; CHAR(10); &quot;        {&quot;; CHAR(10); &quot;            ResourceName = &quot;; [Conversion.F50]; CHAR(10); &quot;            Ratio = &quot;; [Conversion.I50]; CHAR(10); &quot;        }&quot;))">
            <text:p/>
          </table:table-cell>
          <table:table-cell table:formula="of:=IF(ISBLANK([Conversion.K50]);&quot;&quot;;CONCATENATE(CHAR(10);&quot;        INPUT_RESOURCE&quot;; CHAR(10); &quot;        {&quot;; CHAR(10); &quot;            ResourceName = &quot;; [Conversion.J50]; CHAR(10); &quot;            Ratio = &quot;; [Conversion.M50]; CHAR(10); &quot;        }&quot;))">
            <text:p/>
          </table:table-cell>
          <table:table-cell table:formula="of:=IF(ISBLANK([Conversion.O50]);&quot;&quot;;CONCATENATE(CHAR(10);&quot;        INPUT_RESOURCE&quot;; CHAR(10); &quot;        {&quot;; CHAR(10); &quot;            ResourceName = &quot;; [Conversion.N50]; CHAR(10); &quot;            Ratio = &quot;; [Conversion.Q50]; CHAR(10); &quot;        }&quot;))">
            <text:p/>
          </table:table-cell>
          <table:table-cell table:formula="of:=IF(ISBLANK([Conversion.C50]);&quot;&quot;;CONCATENATE(CHAR(10); &quot;        OUTPUT_RESOURCE&quot;; CHAR(10); &quot;        {&quot;; CHAR(10); &quot;            ResourceName = ElectricCharge&quot;; CHAR(10); &quot;            Ratio = &quot;; [Conversion.C50]; CHAR(10); &quot;            DumpExcess = true&quot;; CHAR(10); &quot;        }&quot;))">
            <text:p/>
          </table:table-cell>
          <table:table-cell table:formula="of:=IF(ISBLANK([Conversion.S50]);&quot;&quot;;CONCATENATE(CHAR(10); &quot;        OUTPUT_RESOURCE&quot;; CHAR(10); &quot;        {&quot;; CHAR(10); &quot;            ResourceName = &quot;; [Conversion.R50]; CHAR(10); &quot;            Ratio = &quot;; [Conversion.U50]; CHAR(10); &quot;            DumpExcess = false&quot;; CHAR(10); &quot;        }&quot;))">
            <text:p/>
          </table:table-cell>
          <table:table-cell table:formula="of:=IF(ISBLANK([Conversion.W50]);&quot;&quot;;CONCATENATE(CHAR(10); &quot;        OUTPUT_RESOURCE&quot;; CHAR(10); &quot;        {&quot;; CHAR(10); &quot;            ResourceName = &quot;; [Conversion.V50]; CHAR(10); &quot;            Ratio = &quot;; [Conversion.Y50]; CHAR(10); &quot;            DumpExcess = false&quot;; CHAR(10); &quot;        }&quot;))">
            <text:p/>
          </table:table-cell>
          <table:table-cell table:formula="of:=IF(ISBLANK([Conversion.AA50]);&quot;&quot;;CONCATENATE(CHAR(10); &quot;        OUTPUT_RESOURCE&quot;; CHAR(10); &quot;        {&quot;; CHAR(10); &quot;            ResourceName = &quot;; [Conversion.Z50]; CHAR(10); &quot;            Ratio = &quot;; [Conversion.AC50]; CHAR(10); &quot;            DumpExcess = false&quot;; CHAR(10); &quot;        }&quot;))">
            <text:p/>
          </table:table-cell>
          <table:table-cell table:formula="of:=IF(ISBLANK([Conversion.AE50]);&quot;&quot;;CONCATENATE(CHAR(10); &quot;        OUTPUT_RESOURCE&quot;; CHAR(10); &quot;        {&quot;; CHAR(10); &quot;            ResourceName = &quot;; [Conversion.AD50]; CHAR(10); &quot;            Ratio = &quot;; [Conversion.AG5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1]);&quot;&quot;;CONCATENATE(&quot;    MODULE&quot;; CHAR(10); &quot;    {&quot;; CHAR(10); &quot;        name = ModuleResourceConverter&quot;; CHAR(10); &quot;        ConverterName = &quot;; [Conversion.A51]; CHAR(10); &quot;        StartActionName = Start &quot;; [Conversion.A51]; CHAR(10); &quot;        StopActionName = Stop &quot;; [Conversion.A51]; CHAR(10); &quot;        AutoShutdown = false&quot;; CHAR(10); &quot;        GeneratesHeat = true&quot;; CHAR(10); &quot;        UseSpecialistBonus = false&quot;; CHAR(10); [.B51]; [.C51]; [.D51]; [.E51]; [.F51]; [.G51]; [.H51]; [.I51]; [.J51]; CHAR(10); &quot;    }&quot;))">
            <text:p/>
          </table:table-cell>
          <table:table-cell table:formula="of:=IF(ISBLANK([Conversion.B51]);&quot;&quot;;CONCATENATE(CHAR(10);&quot;        INPUT_RESOURCE&quot;; CHAR(10); &quot;        {&quot;; CHAR(10); &quot;            ResourceName = ElectricCharge&quot;; CHAR(10); &quot;            Ratio = &quot;; [Conversion.B51]; CHAR(10); &quot;        }&quot;))">
            <text:p/>
          </table:table-cell>
          <table:table-cell table:formula="of:=IF(ISBLANK([Conversion.G51]);&quot;&quot;;CONCATENATE(CHAR(10);&quot;        INPUT_RESOURCE&quot;; CHAR(10); &quot;        {&quot;; CHAR(10); &quot;            ResourceName = &quot;; [Conversion.F51]; CHAR(10); &quot;            Ratio = &quot;; [Conversion.I51]; CHAR(10); &quot;        }&quot;))">
            <text:p/>
          </table:table-cell>
          <table:table-cell table:formula="of:=IF(ISBLANK([Conversion.K51]);&quot;&quot;;CONCATENATE(CHAR(10);&quot;        INPUT_RESOURCE&quot;; CHAR(10); &quot;        {&quot;; CHAR(10); &quot;            ResourceName = &quot;; [Conversion.J51]; CHAR(10); &quot;            Ratio = &quot;; [Conversion.M51]; CHAR(10); &quot;        }&quot;))">
            <text:p/>
          </table:table-cell>
          <table:table-cell table:formula="of:=IF(ISBLANK([Conversion.O51]);&quot;&quot;;CONCATENATE(CHAR(10);&quot;        INPUT_RESOURCE&quot;; CHAR(10); &quot;        {&quot;; CHAR(10); &quot;            ResourceName = &quot;; [Conversion.N51]; CHAR(10); &quot;            Ratio = &quot;; [Conversion.Q51]; CHAR(10); &quot;        }&quot;))">
            <text:p/>
          </table:table-cell>
          <table:table-cell table:formula="of:=IF(ISBLANK([Conversion.C51]);&quot;&quot;;CONCATENATE(CHAR(10); &quot;        OUTPUT_RESOURCE&quot;; CHAR(10); &quot;        {&quot;; CHAR(10); &quot;            ResourceName = ElectricCharge&quot;; CHAR(10); &quot;            Ratio = &quot;; [Conversion.C51]; CHAR(10); &quot;            DumpExcess = true&quot;; CHAR(10); &quot;        }&quot;))">
            <text:p/>
          </table:table-cell>
          <table:table-cell table:formula="of:=IF(ISBLANK([Conversion.S51]);&quot;&quot;;CONCATENATE(CHAR(10); &quot;        OUTPUT_RESOURCE&quot;; CHAR(10); &quot;        {&quot;; CHAR(10); &quot;            ResourceName = &quot;; [Conversion.R51]; CHAR(10); &quot;            Ratio = &quot;; [Conversion.U51]; CHAR(10); &quot;            DumpExcess = false&quot;; CHAR(10); &quot;        }&quot;))">
            <text:p/>
          </table:table-cell>
          <table:table-cell table:formula="of:=IF(ISBLANK([Conversion.W51]);&quot;&quot;;CONCATENATE(CHAR(10); &quot;        OUTPUT_RESOURCE&quot;; CHAR(10); &quot;        {&quot;; CHAR(10); &quot;            ResourceName = &quot;; [Conversion.V51]; CHAR(10); &quot;            Ratio = &quot;; [Conversion.Y51]; CHAR(10); &quot;            DumpExcess = false&quot;; CHAR(10); &quot;        }&quot;))">
            <text:p/>
          </table:table-cell>
          <table:table-cell table:formula="of:=IF(ISBLANK([Conversion.AA51]);&quot;&quot;;CONCATENATE(CHAR(10); &quot;        OUTPUT_RESOURCE&quot;; CHAR(10); &quot;        {&quot;; CHAR(10); &quot;            ResourceName = &quot;; [Conversion.Z51]; CHAR(10); &quot;            Ratio = &quot;; [Conversion.AC51]; CHAR(10); &quot;            DumpExcess = false&quot;; CHAR(10); &quot;        }&quot;))">
            <text:p/>
          </table:table-cell>
          <table:table-cell table:formula="of:=IF(ISBLANK([Conversion.AE51]);&quot;&quot;;CONCATENATE(CHAR(10); &quot;        OUTPUT_RESOURCE&quot;; CHAR(10); &quot;        {&quot;; CHAR(10); &quot;            ResourceName = &quot;; [Conversion.AD51]; CHAR(10); &quot;            Ratio = &quot;; [Conversion.AG5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2]);&quot;&quot;;CONCATENATE(&quot;    MODULE&quot;; CHAR(10); &quot;    {&quot;; CHAR(10); &quot;        name = ModuleResourceConverter&quot;; CHAR(10); &quot;        ConverterName = &quot;; [Conversion.A52]; CHAR(10); &quot;        StartActionName = Start &quot;; [Conversion.A52]; CHAR(10); &quot;        StopActionName = Stop &quot;; [Conversion.A52]; CHAR(10); &quot;        AutoShutdown = false&quot;; CHAR(10); &quot;        GeneratesHeat = true&quot;; CHAR(10); &quot;        UseSpecialistBonus = false&quot;; CHAR(10); [.B52]; [.C52]; [.D52]; [.E52]; [.F52]; [.G52]; [.H52]; [.I52]; [.J52]; CHAR(10); &quot;    }&quot;))">
            <text:p/>
          </table:table-cell>
          <table:table-cell table:formula="of:=IF(ISBLANK([Conversion.B52]);&quot;&quot;;CONCATENATE(CHAR(10);&quot;        INPUT_RESOURCE&quot;; CHAR(10); &quot;        {&quot;; CHAR(10); &quot;            ResourceName = ElectricCharge&quot;; CHAR(10); &quot;            Ratio = &quot;; [Conversion.B52]; CHAR(10); &quot;        }&quot;))">
            <text:p/>
          </table:table-cell>
          <table:table-cell table:formula="of:=IF(ISBLANK([Conversion.G52]);&quot;&quot;;CONCATENATE(CHAR(10);&quot;        INPUT_RESOURCE&quot;; CHAR(10); &quot;        {&quot;; CHAR(10); &quot;            ResourceName = &quot;; [Conversion.F52]; CHAR(10); &quot;            Ratio = &quot;; [Conversion.I52]; CHAR(10); &quot;        }&quot;))">
            <text:p/>
          </table:table-cell>
          <table:table-cell table:formula="of:=IF(ISBLANK([Conversion.K52]);&quot;&quot;;CONCATENATE(CHAR(10);&quot;        INPUT_RESOURCE&quot;; CHAR(10); &quot;        {&quot;; CHAR(10); &quot;            ResourceName = &quot;; [Conversion.J52]; CHAR(10); &quot;            Ratio = &quot;; [Conversion.M52]; CHAR(10); &quot;        }&quot;))">
            <text:p/>
          </table:table-cell>
          <table:table-cell table:formula="of:=IF(ISBLANK([Conversion.O52]);&quot;&quot;;CONCATENATE(CHAR(10);&quot;        INPUT_RESOURCE&quot;; CHAR(10); &quot;        {&quot;; CHAR(10); &quot;            ResourceName = &quot;; [Conversion.N52]; CHAR(10); &quot;            Ratio = &quot;; [Conversion.Q52]; CHAR(10); &quot;        }&quot;))">
            <text:p/>
          </table:table-cell>
          <table:table-cell table:formula="of:=IF(ISBLANK([Conversion.C52]);&quot;&quot;;CONCATENATE(CHAR(10); &quot;        OUTPUT_RESOURCE&quot;; CHAR(10); &quot;        {&quot;; CHAR(10); &quot;            ResourceName = ElectricCharge&quot;; CHAR(10); &quot;            Ratio = &quot;; [Conversion.C52]; CHAR(10); &quot;            DumpExcess = true&quot;; CHAR(10); &quot;        }&quot;))">
            <text:p/>
          </table:table-cell>
          <table:table-cell table:formula="of:=IF(ISBLANK([Conversion.S52]);&quot;&quot;;CONCATENATE(CHAR(10); &quot;        OUTPUT_RESOURCE&quot;; CHAR(10); &quot;        {&quot;; CHAR(10); &quot;            ResourceName = &quot;; [Conversion.R52]; CHAR(10); &quot;            Ratio = &quot;; [Conversion.U52]; CHAR(10); &quot;            DumpExcess = false&quot;; CHAR(10); &quot;        }&quot;))">
            <text:p/>
          </table:table-cell>
          <table:table-cell table:formula="of:=IF(ISBLANK([Conversion.W52]);&quot;&quot;;CONCATENATE(CHAR(10); &quot;        OUTPUT_RESOURCE&quot;; CHAR(10); &quot;        {&quot;; CHAR(10); &quot;            ResourceName = &quot;; [Conversion.V52]; CHAR(10); &quot;            Ratio = &quot;; [Conversion.Y52]; CHAR(10); &quot;            DumpExcess = false&quot;; CHAR(10); &quot;        }&quot;))">
            <text:p/>
          </table:table-cell>
          <table:table-cell table:formula="of:=IF(ISBLANK([Conversion.AA52]);&quot;&quot;;CONCATENATE(CHAR(10); &quot;        OUTPUT_RESOURCE&quot;; CHAR(10); &quot;        {&quot;; CHAR(10); &quot;            ResourceName = &quot;; [Conversion.Z52]; CHAR(10); &quot;            Ratio = &quot;; [Conversion.AC52]; CHAR(10); &quot;            DumpExcess = false&quot;; CHAR(10); &quot;        }&quot;))">
            <text:p/>
          </table:table-cell>
          <table:table-cell table:formula="of:=IF(ISBLANK([Conversion.AE52]);&quot;&quot;;CONCATENATE(CHAR(10); &quot;        OUTPUT_RESOURCE&quot;; CHAR(10); &quot;        {&quot;; CHAR(10); &quot;            ResourceName = &quot;; [Conversion.AD52]; CHAR(10); &quot;            Ratio = &quot;; [Conversion.AG5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3]);&quot;&quot;;CONCATENATE(&quot;    MODULE&quot;; CHAR(10); &quot;    {&quot;; CHAR(10); &quot;        name = ModuleResourceConverter&quot;; CHAR(10); &quot;        ConverterName = &quot;; [Conversion.A53]; CHAR(10); &quot;        StartActionName = Start &quot;; [Conversion.A53]; CHAR(10); &quot;        StopActionName = Stop &quot;; [Conversion.A53]; CHAR(10); &quot;        AutoShutdown = false&quot;; CHAR(10); &quot;        GeneratesHeat = true&quot;; CHAR(10); &quot;        UseSpecialistBonus = false&quot;; CHAR(10); [.B53]; [.C53]; [.D53]; [.E53]; [.F53]; [.G53]; [.H53]; [.I53]; [.J53]; CHAR(10); &quot;    }&quot;))">
            <text:p/>
          </table:table-cell>
          <table:table-cell table:formula="of:=IF(ISBLANK([Conversion.B53]);&quot;&quot;;CONCATENATE(CHAR(10);&quot;        INPUT_RESOURCE&quot;; CHAR(10); &quot;        {&quot;; CHAR(10); &quot;            ResourceName = ElectricCharge&quot;; CHAR(10); &quot;            Ratio = &quot;; [Conversion.B53]; CHAR(10); &quot;        }&quot;))">
            <text:p/>
          </table:table-cell>
          <table:table-cell table:formula="of:=IF(ISBLANK([Conversion.G53]);&quot;&quot;;CONCATENATE(CHAR(10);&quot;        INPUT_RESOURCE&quot;; CHAR(10); &quot;        {&quot;; CHAR(10); &quot;            ResourceName = &quot;; [Conversion.F53]; CHAR(10); &quot;            Ratio = &quot;; [Conversion.I53]; CHAR(10); &quot;        }&quot;))">
            <text:p/>
          </table:table-cell>
          <table:table-cell table:formula="of:=IF(ISBLANK([Conversion.K53]);&quot;&quot;;CONCATENATE(CHAR(10);&quot;        INPUT_RESOURCE&quot;; CHAR(10); &quot;        {&quot;; CHAR(10); &quot;            ResourceName = &quot;; [Conversion.J53]; CHAR(10); &quot;            Ratio = &quot;; [Conversion.M53]; CHAR(10); &quot;        }&quot;))">
            <text:p/>
          </table:table-cell>
          <table:table-cell table:formula="of:=IF(ISBLANK([Conversion.O53]);&quot;&quot;;CONCATENATE(CHAR(10);&quot;        INPUT_RESOURCE&quot;; CHAR(10); &quot;        {&quot;; CHAR(10); &quot;            ResourceName = &quot;; [Conversion.N53]; CHAR(10); &quot;            Ratio = &quot;; [Conversion.Q53]; CHAR(10); &quot;        }&quot;))">
            <text:p/>
          </table:table-cell>
          <table:table-cell table:formula="of:=IF(ISBLANK([Conversion.C53]);&quot;&quot;;CONCATENATE(CHAR(10); &quot;        OUTPUT_RESOURCE&quot;; CHAR(10); &quot;        {&quot;; CHAR(10); &quot;            ResourceName = ElectricCharge&quot;; CHAR(10); &quot;            Ratio = &quot;; [Conversion.C53]; CHAR(10); &quot;            DumpExcess = true&quot;; CHAR(10); &quot;        }&quot;))">
            <text:p/>
          </table:table-cell>
          <table:table-cell table:formula="of:=IF(ISBLANK([Conversion.S53]);&quot;&quot;;CONCATENATE(CHAR(10); &quot;        OUTPUT_RESOURCE&quot;; CHAR(10); &quot;        {&quot;; CHAR(10); &quot;            ResourceName = &quot;; [Conversion.R53]; CHAR(10); &quot;            Ratio = &quot;; [Conversion.U53]; CHAR(10); &quot;            DumpExcess = false&quot;; CHAR(10); &quot;        }&quot;))">
            <text:p/>
          </table:table-cell>
          <table:table-cell table:formula="of:=IF(ISBLANK([Conversion.W53]);&quot;&quot;;CONCATENATE(CHAR(10); &quot;        OUTPUT_RESOURCE&quot;; CHAR(10); &quot;        {&quot;; CHAR(10); &quot;            ResourceName = &quot;; [Conversion.V53]; CHAR(10); &quot;            Ratio = &quot;; [Conversion.Y53]; CHAR(10); &quot;            DumpExcess = false&quot;; CHAR(10); &quot;        }&quot;))">
            <text:p/>
          </table:table-cell>
          <table:table-cell table:formula="of:=IF(ISBLANK([Conversion.AA53]);&quot;&quot;;CONCATENATE(CHAR(10); &quot;        OUTPUT_RESOURCE&quot;; CHAR(10); &quot;        {&quot;; CHAR(10); &quot;            ResourceName = &quot;; [Conversion.Z53]; CHAR(10); &quot;            Ratio = &quot;; [Conversion.AC53]; CHAR(10); &quot;            DumpExcess = false&quot;; CHAR(10); &quot;        }&quot;))">
            <text:p/>
          </table:table-cell>
          <table:table-cell table:formula="of:=IF(ISBLANK([Conversion.AE53]);&quot;&quot;;CONCATENATE(CHAR(10); &quot;        OUTPUT_RESOURCE&quot;; CHAR(10); &quot;        {&quot;; CHAR(10); &quot;            ResourceName = &quot;; [Conversion.AD53]; CHAR(10); &quot;            Ratio = &quot;; [Conversion.AG5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4]);&quot;&quot;;CONCATENATE(&quot;    MODULE&quot;; CHAR(10); &quot;    {&quot;; CHAR(10); &quot;        name = ModuleResourceConverter&quot;; CHAR(10); &quot;        ConverterName = &quot;; [Conversion.A54]; CHAR(10); &quot;        StartActionName = Start &quot;; [Conversion.A54]; CHAR(10); &quot;        StopActionName = Stop &quot;; [Conversion.A54]; CHAR(10); &quot;        AutoShutdown = false&quot;; CHAR(10); &quot;        GeneratesHeat = true&quot;; CHAR(10); &quot;        UseSpecialistBonus = false&quot;; CHAR(10); [.B54]; [.C54]; [.D54]; [.E54]; [.F54]; [.G54]; [.H54]; [.I54]; [.J54]; CHAR(10); &quot;    }&quot;))">
            <text:p/>
          </table:table-cell>
          <table:table-cell table:formula="of:=IF(ISBLANK([Conversion.B54]);&quot;&quot;;CONCATENATE(CHAR(10);&quot;        INPUT_RESOURCE&quot;; CHAR(10); &quot;        {&quot;; CHAR(10); &quot;            ResourceName = ElectricCharge&quot;; CHAR(10); &quot;            Ratio = &quot;; [Conversion.B54]; CHAR(10); &quot;        }&quot;))">
            <text:p/>
          </table:table-cell>
          <table:table-cell table:formula="of:=IF(ISBLANK([Conversion.G54]);&quot;&quot;;CONCATENATE(CHAR(10);&quot;        INPUT_RESOURCE&quot;; CHAR(10); &quot;        {&quot;; CHAR(10); &quot;            ResourceName = &quot;; [Conversion.F54]; CHAR(10); &quot;            Ratio = &quot;; [Conversion.I54]; CHAR(10); &quot;        }&quot;))">
            <text:p/>
          </table:table-cell>
          <table:table-cell table:formula="of:=IF(ISBLANK([Conversion.K54]);&quot;&quot;;CONCATENATE(CHAR(10);&quot;        INPUT_RESOURCE&quot;; CHAR(10); &quot;        {&quot;; CHAR(10); &quot;            ResourceName = &quot;; [Conversion.J54]; CHAR(10); &quot;            Ratio = &quot;; [Conversion.M54]; CHAR(10); &quot;        }&quot;))">
            <text:p/>
          </table:table-cell>
          <table:table-cell table:formula="of:=IF(ISBLANK([Conversion.O54]);&quot;&quot;;CONCATENATE(CHAR(10);&quot;        INPUT_RESOURCE&quot;; CHAR(10); &quot;        {&quot;; CHAR(10); &quot;            ResourceName = &quot;; [Conversion.N54]; CHAR(10); &quot;            Ratio = &quot;; [Conversion.Q54]; CHAR(10); &quot;        }&quot;))">
            <text:p/>
          </table:table-cell>
          <table:table-cell table:formula="of:=IF(ISBLANK([Conversion.C54]);&quot;&quot;;CONCATENATE(CHAR(10); &quot;        OUTPUT_RESOURCE&quot;; CHAR(10); &quot;        {&quot;; CHAR(10); &quot;            ResourceName = ElectricCharge&quot;; CHAR(10); &quot;            Ratio = &quot;; [Conversion.C54]; CHAR(10); &quot;            DumpExcess = true&quot;; CHAR(10); &quot;        }&quot;))">
            <text:p/>
          </table:table-cell>
          <table:table-cell table:formula="of:=IF(ISBLANK([Conversion.S54]);&quot;&quot;;CONCATENATE(CHAR(10); &quot;        OUTPUT_RESOURCE&quot;; CHAR(10); &quot;        {&quot;; CHAR(10); &quot;            ResourceName = &quot;; [Conversion.R54]; CHAR(10); &quot;            Ratio = &quot;; [Conversion.U54]; CHAR(10); &quot;            DumpExcess = false&quot;; CHAR(10); &quot;        }&quot;))">
            <text:p/>
          </table:table-cell>
          <table:table-cell table:formula="of:=IF(ISBLANK([Conversion.W54]);&quot;&quot;;CONCATENATE(CHAR(10); &quot;        OUTPUT_RESOURCE&quot;; CHAR(10); &quot;        {&quot;; CHAR(10); &quot;            ResourceName = &quot;; [Conversion.V54]; CHAR(10); &quot;            Ratio = &quot;; [Conversion.Y54]; CHAR(10); &quot;            DumpExcess = false&quot;; CHAR(10); &quot;        }&quot;))">
            <text:p/>
          </table:table-cell>
          <table:table-cell table:formula="of:=IF(ISBLANK([Conversion.AA54]);&quot;&quot;;CONCATENATE(CHAR(10); &quot;        OUTPUT_RESOURCE&quot;; CHAR(10); &quot;        {&quot;; CHAR(10); &quot;            ResourceName = &quot;; [Conversion.Z54]; CHAR(10); &quot;            Ratio = &quot;; [Conversion.AC54]; CHAR(10); &quot;            DumpExcess = false&quot;; CHAR(10); &quot;        }&quot;))">
            <text:p/>
          </table:table-cell>
          <table:table-cell table:formula="of:=IF(ISBLANK([Conversion.AE54]);&quot;&quot;;CONCATENATE(CHAR(10); &quot;        OUTPUT_RESOURCE&quot;; CHAR(10); &quot;        {&quot;; CHAR(10); &quot;            ResourceName = &quot;; [Conversion.AD54]; CHAR(10); &quot;            Ratio = &quot;; [Conversion.AG5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5]);&quot;&quot;;CONCATENATE(&quot;    MODULE&quot;; CHAR(10); &quot;    {&quot;; CHAR(10); &quot;        name = ModuleResourceConverter&quot;; CHAR(10); &quot;        ConverterName = &quot;; [Conversion.A55]; CHAR(10); &quot;        StartActionName = Start &quot;; [Conversion.A55]; CHAR(10); &quot;        StopActionName = Stop &quot;; [Conversion.A55]; CHAR(10); &quot;        AutoShutdown = false&quot;; CHAR(10); &quot;        GeneratesHeat = true&quot;; CHAR(10); &quot;        UseSpecialistBonus = false&quot;; CHAR(10); [.B55]; [.C55]; [.D55]; [.E55]; [.F55]; [.G55]; [.H55]; [.I55]; [.J55]; CHAR(10); &quot;    }&quot;))">
            <text:p/>
          </table:table-cell>
          <table:table-cell table:formula="of:=IF(ISBLANK([Conversion.B55]);&quot;&quot;;CONCATENATE(CHAR(10);&quot;        INPUT_RESOURCE&quot;; CHAR(10); &quot;        {&quot;; CHAR(10); &quot;            ResourceName = ElectricCharge&quot;; CHAR(10); &quot;            Ratio = &quot;; [Conversion.B55]; CHAR(10); &quot;        }&quot;))">
            <text:p/>
          </table:table-cell>
          <table:table-cell table:formula="of:=IF(ISBLANK([Conversion.G55]);&quot;&quot;;CONCATENATE(CHAR(10);&quot;        INPUT_RESOURCE&quot;; CHAR(10); &quot;        {&quot;; CHAR(10); &quot;            ResourceName = &quot;; [Conversion.F55]; CHAR(10); &quot;            Ratio = &quot;; [Conversion.I55]; CHAR(10); &quot;        }&quot;))">
            <text:p/>
          </table:table-cell>
          <table:table-cell table:formula="of:=IF(ISBLANK([Conversion.K55]);&quot;&quot;;CONCATENATE(CHAR(10);&quot;        INPUT_RESOURCE&quot;; CHAR(10); &quot;        {&quot;; CHAR(10); &quot;            ResourceName = &quot;; [Conversion.J55]; CHAR(10); &quot;            Ratio = &quot;; [Conversion.M55]; CHAR(10); &quot;        }&quot;))">
            <text:p/>
          </table:table-cell>
          <table:table-cell table:formula="of:=IF(ISBLANK([Conversion.O55]);&quot;&quot;;CONCATENATE(CHAR(10);&quot;        INPUT_RESOURCE&quot;; CHAR(10); &quot;        {&quot;; CHAR(10); &quot;            ResourceName = &quot;; [Conversion.N55]; CHAR(10); &quot;            Ratio = &quot;; [Conversion.Q55]; CHAR(10); &quot;        }&quot;))">
            <text:p/>
          </table:table-cell>
          <table:table-cell table:formula="of:=IF(ISBLANK([Conversion.C55]);&quot;&quot;;CONCATENATE(CHAR(10); &quot;        OUTPUT_RESOURCE&quot;; CHAR(10); &quot;        {&quot;; CHAR(10); &quot;            ResourceName = ElectricCharge&quot;; CHAR(10); &quot;            Ratio = &quot;; [Conversion.C55]; CHAR(10); &quot;            DumpExcess = true&quot;; CHAR(10); &quot;        }&quot;))">
            <text:p/>
          </table:table-cell>
          <table:table-cell table:formula="of:=IF(ISBLANK([Conversion.S55]);&quot;&quot;;CONCATENATE(CHAR(10); &quot;        OUTPUT_RESOURCE&quot;; CHAR(10); &quot;        {&quot;; CHAR(10); &quot;            ResourceName = &quot;; [Conversion.R55]; CHAR(10); &quot;            Ratio = &quot;; [Conversion.U55]; CHAR(10); &quot;            DumpExcess = false&quot;; CHAR(10); &quot;        }&quot;))">
            <text:p/>
          </table:table-cell>
          <table:table-cell table:formula="of:=IF(ISBLANK([Conversion.W55]);&quot;&quot;;CONCATENATE(CHAR(10); &quot;        OUTPUT_RESOURCE&quot;; CHAR(10); &quot;        {&quot;; CHAR(10); &quot;            ResourceName = &quot;; [Conversion.V55]; CHAR(10); &quot;            Ratio = &quot;; [Conversion.Y55]; CHAR(10); &quot;            DumpExcess = false&quot;; CHAR(10); &quot;        }&quot;))">
            <text:p/>
          </table:table-cell>
          <table:table-cell table:formula="of:=IF(ISBLANK([Conversion.AA55]);&quot;&quot;;CONCATENATE(CHAR(10); &quot;        OUTPUT_RESOURCE&quot;; CHAR(10); &quot;        {&quot;; CHAR(10); &quot;            ResourceName = &quot;; [Conversion.Z55]; CHAR(10); &quot;            Ratio = &quot;; [Conversion.AC55]; CHAR(10); &quot;            DumpExcess = false&quot;; CHAR(10); &quot;        }&quot;))">
            <text:p/>
          </table:table-cell>
          <table:table-cell table:formula="of:=IF(ISBLANK([Conversion.AE55]);&quot;&quot;;CONCATENATE(CHAR(10); &quot;        OUTPUT_RESOURCE&quot;; CHAR(10); &quot;        {&quot;; CHAR(10); &quot;            ResourceName = &quot;; [Conversion.AD55]; CHAR(10); &quot;            Ratio = &quot;; [Conversion.AG5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6]);&quot;&quot;;CONCATENATE(&quot;    MODULE&quot;; CHAR(10); &quot;    {&quot;; CHAR(10); &quot;        name = ModuleResourceConverter&quot;; CHAR(10); &quot;        ConverterName = &quot;; [Conversion.A56]; CHAR(10); &quot;        StartActionName = Start &quot;; [Conversion.A56]; CHAR(10); &quot;        StopActionName = Stop &quot;; [Conversion.A56]; CHAR(10); &quot;        AutoShutdown = false&quot;; CHAR(10); &quot;        GeneratesHeat = true&quot;; CHAR(10); &quot;        UseSpecialistBonus = false&quot;; CHAR(10); [.B56]; [.C56]; [.D56]; [.E56]; [.F56]; [.G56]; [.H56]; [.I56]; [.J56]; CHAR(10); &quot;    }&quot;))">
            <text:p/>
          </table:table-cell>
          <table:table-cell table:formula="of:=IF(ISBLANK([Conversion.B56]);&quot;&quot;;CONCATENATE(CHAR(10);&quot;        INPUT_RESOURCE&quot;; CHAR(10); &quot;        {&quot;; CHAR(10); &quot;            ResourceName = ElectricCharge&quot;; CHAR(10); &quot;            Ratio = &quot;; [Conversion.B56]; CHAR(10); &quot;        }&quot;))">
            <text:p/>
          </table:table-cell>
          <table:table-cell table:formula="of:=IF(ISBLANK([Conversion.G56]);&quot;&quot;;CONCATENATE(CHAR(10);&quot;        INPUT_RESOURCE&quot;; CHAR(10); &quot;        {&quot;; CHAR(10); &quot;            ResourceName = &quot;; [Conversion.F56]; CHAR(10); &quot;            Ratio = &quot;; [Conversion.I56]; CHAR(10); &quot;        }&quot;))">
            <text:p/>
          </table:table-cell>
          <table:table-cell table:formula="of:=IF(ISBLANK([Conversion.K56]);&quot;&quot;;CONCATENATE(CHAR(10);&quot;        INPUT_RESOURCE&quot;; CHAR(10); &quot;        {&quot;; CHAR(10); &quot;            ResourceName = &quot;; [Conversion.J56]; CHAR(10); &quot;            Ratio = &quot;; [Conversion.M56]; CHAR(10); &quot;        }&quot;))">
            <text:p/>
          </table:table-cell>
          <table:table-cell table:formula="of:=IF(ISBLANK([Conversion.O56]);&quot;&quot;;CONCATENATE(CHAR(10);&quot;        INPUT_RESOURCE&quot;; CHAR(10); &quot;        {&quot;; CHAR(10); &quot;            ResourceName = &quot;; [Conversion.N56]; CHAR(10); &quot;            Ratio = &quot;; [Conversion.Q56]; CHAR(10); &quot;        }&quot;))">
            <text:p/>
          </table:table-cell>
          <table:table-cell table:formula="of:=IF(ISBLANK([Conversion.C56]);&quot;&quot;;CONCATENATE(CHAR(10); &quot;        OUTPUT_RESOURCE&quot;; CHAR(10); &quot;        {&quot;; CHAR(10); &quot;            ResourceName = ElectricCharge&quot;; CHAR(10); &quot;            Ratio = &quot;; [Conversion.C56]; CHAR(10); &quot;            DumpExcess = true&quot;; CHAR(10); &quot;        }&quot;))">
            <text:p/>
          </table:table-cell>
          <table:table-cell table:formula="of:=IF(ISBLANK([Conversion.S56]);&quot;&quot;;CONCATENATE(CHAR(10); &quot;        OUTPUT_RESOURCE&quot;; CHAR(10); &quot;        {&quot;; CHAR(10); &quot;            ResourceName = &quot;; [Conversion.R56]; CHAR(10); &quot;            Ratio = &quot;; [Conversion.U56]; CHAR(10); &quot;            DumpExcess = false&quot;; CHAR(10); &quot;        }&quot;))">
            <text:p/>
          </table:table-cell>
          <table:table-cell table:formula="of:=IF(ISBLANK([Conversion.W56]);&quot;&quot;;CONCATENATE(CHAR(10); &quot;        OUTPUT_RESOURCE&quot;; CHAR(10); &quot;        {&quot;; CHAR(10); &quot;            ResourceName = &quot;; [Conversion.V56]; CHAR(10); &quot;            Ratio = &quot;; [Conversion.Y56]; CHAR(10); &quot;            DumpExcess = false&quot;; CHAR(10); &quot;        }&quot;))">
            <text:p/>
          </table:table-cell>
          <table:table-cell table:formula="of:=IF(ISBLANK([Conversion.AA56]);&quot;&quot;;CONCATENATE(CHAR(10); &quot;        OUTPUT_RESOURCE&quot;; CHAR(10); &quot;        {&quot;; CHAR(10); &quot;            ResourceName = &quot;; [Conversion.Z56]; CHAR(10); &quot;            Ratio = &quot;; [Conversion.AC56]; CHAR(10); &quot;            DumpExcess = false&quot;; CHAR(10); &quot;        }&quot;))">
            <text:p/>
          </table:table-cell>
          <table:table-cell table:formula="of:=IF(ISBLANK([Conversion.AE56]);&quot;&quot;;CONCATENATE(CHAR(10); &quot;        OUTPUT_RESOURCE&quot;; CHAR(10); &quot;        {&quot;; CHAR(10); &quot;            ResourceName = &quot;; [Conversion.AD56]; CHAR(10); &quot;            Ratio = &quot;; [Conversion.AG5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7]);&quot;&quot;;CONCATENATE(&quot;    MODULE&quot;; CHAR(10); &quot;    {&quot;; CHAR(10); &quot;        name = ModuleResourceConverter&quot;; CHAR(10); &quot;        ConverterName = &quot;; [Conversion.A57]; CHAR(10); &quot;        StartActionName = Start &quot;; [Conversion.A57]; CHAR(10); &quot;        StopActionName = Stop &quot;; [Conversion.A57]; CHAR(10); &quot;        AutoShutdown = false&quot;; CHAR(10); &quot;        GeneratesHeat = true&quot;; CHAR(10); &quot;        UseSpecialistBonus = false&quot;; CHAR(10); [.B57]; [.C57]; [.D57]; [.E57]; [.F57]; [.G57]; [.H57]; [.I57]; [.J57]; CHAR(10); &quot;    }&quot;))">
            <text:p/>
          </table:table-cell>
          <table:table-cell table:formula="of:=IF(ISBLANK([Conversion.B57]);&quot;&quot;;CONCATENATE(CHAR(10);&quot;        INPUT_RESOURCE&quot;; CHAR(10); &quot;        {&quot;; CHAR(10); &quot;            ResourceName = ElectricCharge&quot;; CHAR(10); &quot;            Ratio = &quot;; [Conversion.B57]; CHAR(10); &quot;        }&quot;))">
            <text:p/>
          </table:table-cell>
          <table:table-cell table:formula="of:=IF(ISBLANK([Conversion.G57]);&quot;&quot;;CONCATENATE(CHAR(10);&quot;        INPUT_RESOURCE&quot;; CHAR(10); &quot;        {&quot;; CHAR(10); &quot;            ResourceName = &quot;; [Conversion.F57]; CHAR(10); &quot;            Ratio = &quot;; [Conversion.I57]; CHAR(10); &quot;        }&quot;))">
            <text:p/>
          </table:table-cell>
          <table:table-cell table:formula="of:=IF(ISBLANK([Conversion.K57]);&quot;&quot;;CONCATENATE(CHAR(10);&quot;        INPUT_RESOURCE&quot;; CHAR(10); &quot;        {&quot;; CHAR(10); &quot;            ResourceName = &quot;; [Conversion.J57]; CHAR(10); &quot;            Ratio = &quot;; [Conversion.M57]; CHAR(10); &quot;        }&quot;))">
            <text:p/>
          </table:table-cell>
          <table:table-cell table:formula="of:=IF(ISBLANK([Conversion.O57]);&quot;&quot;;CONCATENATE(CHAR(10);&quot;        INPUT_RESOURCE&quot;; CHAR(10); &quot;        {&quot;; CHAR(10); &quot;            ResourceName = &quot;; [Conversion.N57]; CHAR(10); &quot;            Ratio = &quot;; [Conversion.Q57]; CHAR(10); &quot;        }&quot;))">
            <text:p/>
          </table:table-cell>
          <table:table-cell table:formula="of:=IF(ISBLANK([Conversion.C57]);&quot;&quot;;CONCATENATE(CHAR(10); &quot;        OUTPUT_RESOURCE&quot;; CHAR(10); &quot;        {&quot;; CHAR(10); &quot;            ResourceName = ElectricCharge&quot;; CHAR(10); &quot;            Ratio = &quot;; [Conversion.C57]; CHAR(10); &quot;            DumpExcess = true&quot;; CHAR(10); &quot;        }&quot;))">
            <text:p/>
          </table:table-cell>
          <table:table-cell table:formula="of:=IF(ISBLANK([Conversion.S57]);&quot;&quot;;CONCATENATE(CHAR(10); &quot;        OUTPUT_RESOURCE&quot;; CHAR(10); &quot;        {&quot;; CHAR(10); &quot;            ResourceName = &quot;; [Conversion.R57]; CHAR(10); &quot;            Ratio = &quot;; [Conversion.U57]; CHAR(10); &quot;            DumpExcess = false&quot;; CHAR(10); &quot;        }&quot;))">
            <text:p/>
          </table:table-cell>
          <table:table-cell table:formula="of:=IF(ISBLANK([Conversion.W57]);&quot;&quot;;CONCATENATE(CHAR(10); &quot;        OUTPUT_RESOURCE&quot;; CHAR(10); &quot;        {&quot;; CHAR(10); &quot;            ResourceName = &quot;; [Conversion.V57]; CHAR(10); &quot;            Ratio = &quot;; [Conversion.Y57]; CHAR(10); &quot;            DumpExcess = false&quot;; CHAR(10); &quot;        }&quot;))">
            <text:p/>
          </table:table-cell>
          <table:table-cell table:formula="of:=IF(ISBLANK([Conversion.AA57]);&quot;&quot;;CONCATENATE(CHAR(10); &quot;        OUTPUT_RESOURCE&quot;; CHAR(10); &quot;        {&quot;; CHAR(10); &quot;            ResourceName = &quot;; [Conversion.Z57]; CHAR(10); &quot;            Ratio = &quot;; [Conversion.AC57]; CHAR(10); &quot;            DumpExcess = false&quot;; CHAR(10); &quot;        }&quot;))">
            <text:p/>
          </table:table-cell>
          <table:table-cell table:formula="of:=IF(ISBLANK([Conversion.AE57]);&quot;&quot;;CONCATENATE(CHAR(10); &quot;        OUTPUT_RESOURCE&quot;; CHAR(10); &quot;        {&quot;; CHAR(10); &quot;            ResourceName = &quot;; [Conversion.AD57]; CHAR(10); &quot;            Ratio = &quot;; [Conversion.AG5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8]);&quot;&quot;;CONCATENATE(&quot;    MODULE&quot;; CHAR(10); &quot;    {&quot;; CHAR(10); &quot;        name = ModuleResourceConverter&quot;; CHAR(10); &quot;        ConverterName = &quot;; [Conversion.A58]; CHAR(10); &quot;        StartActionName = Start &quot;; [Conversion.A58]; CHAR(10); &quot;        StopActionName = Stop &quot;; [Conversion.A58]; CHAR(10); &quot;        AutoShutdown = false&quot;; CHAR(10); &quot;        GeneratesHeat = true&quot;; CHAR(10); &quot;        UseSpecialistBonus = false&quot;; CHAR(10); [.B58]; [.C58]; [.D58]; [.E58]; [.F58]; [.G58]; [.H58]; [.I58]; [.J58]; CHAR(10); &quot;    }&quot;))">
            <text:p/>
          </table:table-cell>
          <table:table-cell table:formula="of:=IF(ISBLANK([Conversion.B58]);&quot;&quot;;CONCATENATE(CHAR(10);&quot;        INPUT_RESOURCE&quot;; CHAR(10); &quot;        {&quot;; CHAR(10); &quot;            ResourceName = ElectricCharge&quot;; CHAR(10); &quot;            Ratio = &quot;; [Conversion.B58]; CHAR(10); &quot;        }&quot;))">
            <text:p/>
          </table:table-cell>
          <table:table-cell table:formula="of:=IF(ISBLANK([Conversion.G58]);&quot;&quot;;CONCATENATE(CHAR(10);&quot;        INPUT_RESOURCE&quot;; CHAR(10); &quot;        {&quot;; CHAR(10); &quot;            ResourceName = &quot;; [Conversion.F58]; CHAR(10); &quot;            Ratio = &quot;; [Conversion.I58]; CHAR(10); &quot;        }&quot;))">
            <text:p/>
          </table:table-cell>
          <table:table-cell table:formula="of:=IF(ISBLANK([Conversion.K58]);&quot;&quot;;CONCATENATE(CHAR(10);&quot;        INPUT_RESOURCE&quot;; CHAR(10); &quot;        {&quot;; CHAR(10); &quot;            ResourceName = &quot;; [Conversion.J58]; CHAR(10); &quot;            Ratio = &quot;; [Conversion.M58]; CHAR(10); &quot;        }&quot;))">
            <text:p/>
          </table:table-cell>
          <table:table-cell table:formula="of:=IF(ISBLANK([Conversion.O58]);&quot;&quot;;CONCATENATE(CHAR(10);&quot;        INPUT_RESOURCE&quot;; CHAR(10); &quot;        {&quot;; CHAR(10); &quot;            ResourceName = &quot;; [Conversion.N58]; CHAR(10); &quot;            Ratio = &quot;; [Conversion.Q58]; CHAR(10); &quot;        }&quot;))">
            <text:p/>
          </table:table-cell>
          <table:table-cell table:formula="of:=IF(ISBLANK([Conversion.C58]);&quot;&quot;;CONCATENATE(CHAR(10); &quot;        OUTPUT_RESOURCE&quot;; CHAR(10); &quot;        {&quot;; CHAR(10); &quot;            ResourceName = ElectricCharge&quot;; CHAR(10); &quot;            Ratio = &quot;; [Conversion.C58]; CHAR(10); &quot;            DumpExcess = true&quot;; CHAR(10); &quot;        }&quot;))">
            <text:p/>
          </table:table-cell>
          <table:table-cell table:formula="of:=IF(ISBLANK([Conversion.S58]);&quot;&quot;;CONCATENATE(CHAR(10); &quot;        OUTPUT_RESOURCE&quot;; CHAR(10); &quot;        {&quot;; CHAR(10); &quot;            ResourceName = &quot;; [Conversion.R58]; CHAR(10); &quot;            Ratio = &quot;; [Conversion.U58]; CHAR(10); &quot;            DumpExcess = false&quot;; CHAR(10); &quot;        }&quot;))">
            <text:p/>
          </table:table-cell>
          <table:table-cell table:formula="of:=IF(ISBLANK([Conversion.W58]);&quot;&quot;;CONCATENATE(CHAR(10); &quot;        OUTPUT_RESOURCE&quot;; CHAR(10); &quot;        {&quot;; CHAR(10); &quot;            ResourceName = &quot;; [Conversion.V58]; CHAR(10); &quot;            Ratio = &quot;; [Conversion.Y58]; CHAR(10); &quot;            DumpExcess = false&quot;; CHAR(10); &quot;        }&quot;))">
            <text:p/>
          </table:table-cell>
          <table:table-cell table:formula="of:=IF(ISBLANK([Conversion.AA58]);&quot;&quot;;CONCATENATE(CHAR(10); &quot;        OUTPUT_RESOURCE&quot;; CHAR(10); &quot;        {&quot;; CHAR(10); &quot;            ResourceName = &quot;; [Conversion.Z58]; CHAR(10); &quot;            Ratio = &quot;; [Conversion.AC58]; CHAR(10); &quot;            DumpExcess = false&quot;; CHAR(10); &quot;        }&quot;))">
            <text:p/>
          </table:table-cell>
          <table:table-cell table:formula="of:=IF(ISBLANK([Conversion.AE58]);&quot;&quot;;CONCATENATE(CHAR(10); &quot;        OUTPUT_RESOURCE&quot;; CHAR(10); &quot;        {&quot;; CHAR(10); &quot;            ResourceName = &quot;; [Conversion.AD58]; CHAR(10); &quot;            Ratio = &quot;; [Conversion.AG5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9]);&quot;&quot;;CONCATENATE(&quot;    MODULE&quot;; CHAR(10); &quot;    {&quot;; CHAR(10); &quot;        name = ModuleResourceConverter&quot;; CHAR(10); &quot;        ConverterName = &quot;; [Conversion.A59]; CHAR(10); &quot;        StartActionName = Start &quot;; [Conversion.A59]; CHAR(10); &quot;        StopActionName = Stop &quot;; [Conversion.A59]; CHAR(10); &quot;        AutoShutdown = false&quot;; CHAR(10); &quot;        GeneratesHeat = true&quot;; CHAR(10); &quot;        UseSpecialistBonus = false&quot;; CHAR(10); [.B59]; [.C59]; [.D59]; [.E59]; [.F59]; [.G59]; [.H59]; [.I59]; [.J59]; CHAR(10); &quot;    }&quot;))">
            <text:p/>
          </table:table-cell>
          <table:table-cell table:formula="of:=IF(ISBLANK([Conversion.B59]);&quot;&quot;;CONCATENATE(CHAR(10);&quot;        INPUT_RESOURCE&quot;; CHAR(10); &quot;        {&quot;; CHAR(10); &quot;            ResourceName = ElectricCharge&quot;; CHAR(10); &quot;            Ratio = &quot;; [Conversion.B59]; CHAR(10); &quot;        }&quot;))">
            <text:p/>
          </table:table-cell>
          <table:table-cell table:formula="of:=IF(ISBLANK([Conversion.G59]);&quot;&quot;;CONCATENATE(CHAR(10);&quot;        INPUT_RESOURCE&quot;; CHAR(10); &quot;        {&quot;; CHAR(10); &quot;            ResourceName = &quot;; [Conversion.F59]; CHAR(10); &quot;            Ratio = &quot;; [Conversion.I59]; CHAR(10); &quot;        }&quot;))">
            <text:p/>
          </table:table-cell>
          <table:table-cell table:formula="of:=IF(ISBLANK([Conversion.K59]);&quot;&quot;;CONCATENATE(CHAR(10);&quot;        INPUT_RESOURCE&quot;; CHAR(10); &quot;        {&quot;; CHAR(10); &quot;            ResourceName = &quot;; [Conversion.J59]; CHAR(10); &quot;            Ratio = &quot;; [Conversion.M59]; CHAR(10); &quot;        }&quot;))">
            <text:p/>
          </table:table-cell>
          <table:table-cell table:formula="of:=IF(ISBLANK([Conversion.O59]);&quot;&quot;;CONCATENATE(CHAR(10);&quot;        INPUT_RESOURCE&quot;; CHAR(10); &quot;        {&quot;; CHAR(10); &quot;            ResourceName = &quot;; [Conversion.N59]; CHAR(10); &quot;            Ratio = &quot;; [Conversion.Q59]; CHAR(10); &quot;        }&quot;))">
            <text:p/>
          </table:table-cell>
          <table:table-cell table:formula="of:=IF(ISBLANK([Conversion.C59]);&quot;&quot;;CONCATENATE(CHAR(10); &quot;        OUTPUT_RESOURCE&quot;; CHAR(10); &quot;        {&quot;; CHAR(10); &quot;            ResourceName = ElectricCharge&quot;; CHAR(10); &quot;            Ratio = &quot;; [Conversion.C59]; CHAR(10); &quot;            DumpExcess = true&quot;; CHAR(10); &quot;        }&quot;))">
            <text:p/>
          </table:table-cell>
          <table:table-cell table:formula="of:=IF(ISBLANK([Conversion.S59]);&quot;&quot;;CONCATENATE(CHAR(10); &quot;        OUTPUT_RESOURCE&quot;; CHAR(10); &quot;        {&quot;; CHAR(10); &quot;            ResourceName = &quot;; [Conversion.R59]; CHAR(10); &quot;            Ratio = &quot;; [Conversion.U59]; CHAR(10); &quot;            DumpExcess = false&quot;; CHAR(10); &quot;        }&quot;))">
            <text:p/>
          </table:table-cell>
          <table:table-cell table:formula="of:=IF(ISBLANK([Conversion.W59]);&quot;&quot;;CONCATENATE(CHAR(10); &quot;        OUTPUT_RESOURCE&quot;; CHAR(10); &quot;        {&quot;; CHAR(10); &quot;            ResourceName = &quot;; [Conversion.V59]; CHAR(10); &quot;            Ratio = &quot;; [Conversion.Y59]; CHAR(10); &quot;            DumpExcess = false&quot;; CHAR(10); &quot;        }&quot;))">
            <text:p/>
          </table:table-cell>
          <table:table-cell table:formula="of:=IF(ISBLANK([Conversion.AA59]);&quot;&quot;;CONCATENATE(CHAR(10); &quot;        OUTPUT_RESOURCE&quot;; CHAR(10); &quot;        {&quot;; CHAR(10); &quot;            ResourceName = &quot;; [Conversion.Z59]; CHAR(10); &quot;            Ratio = &quot;; [Conversion.AC59]; CHAR(10); &quot;            DumpExcess = false&quot;; CHAR(10); &quot;        }&quot;))">
            <text:p/>
          </table:table-cell>
          <table:table-cell table:formula="of:=IF(ISBLANK([Conversion.AE59]);&quot;&quot;;CONCATENATE(CHAR(10); &quot;        OUTPUT_RESOURCE&quot;; CHAR(10); &quot;        {&quot;; CHAR(10); &quot;            ResourceName = &quot;; [Conversion.AD59]; CHAR(10); &quot;            Ratio = &quot;; [Conversion.AG5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0]);&quot;&quot;;CONCATENATE(&quot;    MODULE&quot;; CHAR(10); &quot;    {&quot;; CHAR(10); &quot;        name = ModuleResourceConverter&quot;; CHAR(10); &quot;        ConverterName = &quot;; [Conversion.A60]; CHAR(10); &quot;        StartActionName = Start &quot;; [Conversion.A60]; CHAR(10); &quot;        StopActionName = Stop &quot;; [Conversion.A60]; CHAR(10); &quot;        AutoShutdown = false&quot;; CHAR(10); &quot;        GeneratesHeat = true&quot;; CHAR(10); &quot;        UseSpecialistBonus = false&quot;; CHAR(10); [.B60]; [.C60]; [.D60]; [.E60]; [.F60]; [.G60]; [.H60]; [.I60]; [.J60]; CHAR(10); &quot;    }&quot;))">
            <text:p/>
          </table:table-cell>
          <table:table-cell table:formula="of:=IF(ISBLANK([Conversion.B60]);&quot;&quot;;CONCATENATE(CHAR(10);&quot;        INPUT_RESOURCE&quot;; CHAR(10); &quot;        {&quot;; CHAR(10); &quot;            ResourceName = ElectricCharge&quot;; CHAR(10); &quot;            Ratio = &quot;; [Conversion.B60]; CHAR(10); &quot;        }&quot;))">
            <text:p/>
          </table:table-cell>
          <table:table-cell table:formula="of:=IF(ISBLANK([Conversion.G60]);&quot;&quot;;CONCATENATE(CHAR(10);&quot;        INPUT_RESOURCE&quot;; CHAR(10); &quot;        {&quot;; CHAR(10); &quot;            ResourceName = &quot;; [Conversion.F60]; CHAR(10); &quot;            Ratio = &quot;; [Conversion.I60]; CHAR(10); &quot;        }&quot;))">
            <text:p/>
          </table:table-cell>
          <table:table-cell table:formula="of:=IF(ISBLANK([Conversion.K60]);&quot;&quot;;CONCATENATE(CHAR(10);&quot;        INPUT_RESOURCE&quot;; CHAR(10); &quot;        {&quot;; CHAR(10); &quot;            ResourceName = &quot;; [Conversion.J60]; CHAR(10); &quot;            Ratio = &quot;; [Conversion.M60]; CHAR(10); &quot;        }&quot;))">
            <text:p/>
          </table:table-cell>
          <table:table-cell table:formula="of:=IF(ISBLANK([Conversion.O60]);&quot;&quot;;CONCATENATE(CHAR(10);&quot;        INPUT_RESOURCE&quot;; CHAR(10); &quot;        {&quot;; CHAR(10); &quot;            ResourceName = &quot;; [Conversion.N60]; CHAR(10); &quot;            Ratio = &quot;; [Conversion.Q60]; CHAR(10); &quot;        }&quot;))">
            <text:p/>
          </table:table-cell>
          <table:table-cell table:formula="of:=IF(ISBLANK([Conversion.C60]);&quot;&quot;;CONCATENATE(CHAR(10); &quot;        OUTPUT_RESOURCE&quot;; CHAR(10); &quot;        {&quot;; CHAR(10); &quot;            ResourceName = ElectricCharge&quot;; CHAR(10); &quot;            Ratio = &quot;; [Conversion.C60]; CHAR(10); &quot;            DumpExcess = true&quot;; CHAR(10); &quot;        }&quot;))">
            <text:p/>
          </table:table-cell>
          <table:table-cell table:formula="of:=IF(ISBLANK([Conversion.S60]);&quot;&quot;;CONCATENATE(CHAR(10); &quot;        OUTPUT_RESOURCE&quot;; CHAR(10); &quot;        {&quot;; CHAR(10); &quot;            ResourceName = &quot;; [Conversion.R60]; CHAR(10); &quot;            Ratio = &quot;; [Conversion.U60]; CHAR(10); &quot;            DumpExcess = false&quot;; CHAR(10); &quot;        }&quot;))">
            <text:p/>
          </table:table-cell>
          <table:table-cell table:formula="of:=IF(ISBLANK([Conversion.W60]);&quot;&quot;;CONCATENATE(CHAR(10); &quot;        OUTPUT_RESOURCE&quot;; CHAR(10); &quot;        {&quot;; CHAR(10); &quot;            ResourceName = &quot;; [Conversion.V60]; CHAR(10); &quot;            Ratio = &quot;; [Conversion.Y60]; CHAR(10); &quot;            DumpExcess = false&quot;; CHAR(10); &quot;        }&quot;))">
            <text:p/>
          </table:table-cell>
          <table:table-cell table:formula="of:=IF(ISBLANK([Conversion.AA60]);&quot;&quot;;CONCATENATE(CHAR(10); &quot;        OUTPUT_RESOURCE&quot;; CHAR(10); &quot;        {&quot;; CHAR(10); &quot;            ResourceName = &quot;; [Conversion.Z60]; CHAR(10); &quot;            Ratio = &quot;; [Conversion.AC60]; CHAR(10); &quot;            DumpExcess = false&quot;; CHAR(10); &quot;        }&quot;))">
            <text:p/>
          </table:table-cell>
          <table:table-cell table:formula="of:=IF(ISBLANK([Conversion.AE60]);&quot;&quot;;CONCATENATE(CHAR(10); &quot;        OUTPUT_RESOURCE&quot;; CHAR(10); &quot;        {&quot;; CHAR(10); &quot;            ResourceName = &quot;; [Conversion.AD60]; CHAR(10); &quot;            Ratio = &quot;; [Conversion.AG6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1]);&quot;&quot;;CONCATENATE(&quot;    MODULE&quot;; CHAR(10); &quot;    {&quot;; CHAR(10); &quot;        name = ModuleResourceConverter&quot;; CHAR(10); &quot;        ConverterName = &quot;; [Conversion.A61]; CHAR(10); &quot;        StartActionName = Start &quot;; [Conversion.A61]; CHAR(10); &quot;        StopActionName = Stop &quot;; [Conversion.A61]; CHAR(10); &quot;        AutoShutdown = false&quot;; CHAR(10); &quot;        GeneratesHeat = true&quot;; CHAR(10); &quot;        UseSpecialistBonus = false&quot;; CHAR(10); [.B61]; [.C61]; [.D61]; [.E61]; [.F61]; [.G61]; [.H61]; [.I61]; [.J61]; CHAR(10); &quot;    }&quot;))">
            <text:p/>
          </table:table-cell>
          <table:table-cell table:formula="of:=IF(ISBLANK([Conversion.B61]);&quot;&quot;;CONCATENATE(CHAR(10);&quot;        INPUT_RESOURCE&quot;; CHAR(10); &quot;        {&quot;; CHAR(10); &quot;            ResourceName = ElectricCharge&quot;; CHAR(10); &quot;            Ratio = &quot;; [Conversion.B61]; CHAR(10); &quot;        }&quot;))">
            <text:p/>
          </table:table-cell>
          <table:table-cell table:formula="of:=IF(ISBLANK([Conversion.G61]);&quot;&quot;;CONCATENATE(CHAR(10);&quot;        INPUT_RESOURCE&quot;; CHAR(10); &quot;        {&quot;; CHAR(10); &quot;            ResourceName = &quot;; [Conversion.F61]; CHAR(10); &quot;            Ratio = &quot;; [Conversion.I61]; CHAR(10); &quot;        }&quot;))">
            <text:p/>
          </table:table-cell>
          <table:table-cell table:formula="of:=IF(ISBLANK([Conversion.K61]);&quot;&quot;;CONCATENATE(CHAR(10);&quot;        INPUT_RESOURCE&quot;; CHAR(10); &quot;        {&quot;; CHAR(10); &quot;            ResourceName = &quot;; [Conversion.J61]; CHAR(10); &quot;            Ratio = &quot;; [Conversion.M61]; CHAR(10); &quot;        }&quot;))">
            <text:p/>
          </table:table-cell>
          <table:table-cell table:formula="of:=IF(ISBLANK([Conversion.O61]);&quot;&quot;;CONCATENATE(CHAR(10);&quot;        INPUT_RESOURCE&quot;; CHAR(10); &quot;        {&quot;; CHAR(10); &quot;            ResourceName = &quot;; [Conversion.N61]; CHAR(10); &quot;            Ratio = &quot;; [Conversion.Q61]; CHAR(10); &quot;        }&quot;))">
            <text:p/>
          </table:table-cell>
          <table:table-cell table:formula="of:=IF(ISBLANK([Conversion.C61]);&quot;&quot;;CONCATENATE(CHAR(10); &quot;        OUTPUT_RESOURCE&quot;; CHAR(10); &quot;        {&quot;; CHAR(10); &quot;            ResourceName = ElectricCharge&quot;; CHAR(10); &quot;            Ratio = &quot;; [Conversion.C61]; CHAR(10); &quot;            DumpExcess = true&quot;; CHAR(10); &quot;        }&quot;))">
            <text:p/>
          </table:table-cell>
          <table:table-cell table:formula="of:=IF(ISBLANK([Conversion.S61]);&quot;&quot;;CONCATENATE(CHAR(10); &quot;        OUTPUT_RESOURCE&quot;; CHAR(10); &quot;        {&quot;; CHAR(10); &quot;            ResourceName = &quot;; [Conversion.R61]; CHAR(10); &quot;            Ratio = &quot;; [Conversion.U61]; CHAR(10); &quot;            DumpExcess = false&quot;; CHAR(10); &quot;        }&quot;))">
            <text:p/>
          </table:table-cell>
          <table:table-cell table:formula="of:=IF(ISBLANK([Conversion.W61]);&quot;&quot;;CONCATENATE(CHAR(10); &quot;        OUTPUT_RESOURCE&quot;; CHAR(10); &quot;        {&quot;; CHAR(10); &quot;            ResourceName = &quot;; [Conversion.V61]; CHAR(10); &quot;            Ratio = &quot;; [Conversion.Y61]; CHAR(10); &quot;            DumpExcess = false&quot;; CHAR(10); &quot;        }&quot;))">
            <text:p/>
          </table:table-cell>
          <table:table-cell table:formula="of:=IF(ISBLANK([Conversion.AA61]);&quot;&quot;;CONCATENATE(CHAR(10); &quot;        OUTPUT_RESOURCE&quot;; CHAR(10); &quot;        {&quot;; CHAR(10); &quot;            ResourceName = &quot;; [Conversion.Z61]; CHAR(10); &quot;            Ratio = &quot;; [Conversion.AC61]; CHAR(10); &quot;            DumpExcess = false&quot;; CHAR(10); &quot;        }&quot;))">
            <text:p/>
          </table:table-cell>
          <table:table-cell table:formula="of:=IF(ISBLANK([Conversion.AE61]);&quot;&quot;;CONCATENATE(CHAR(10); &quot;        OUTPUT_RESOURCE&quot;; CHAR(10); &quot;        {&quot;; CHAR(10); &quot;            ResourceName = &quot;; [Conversion.AD61]; CHAR(10); &quot;            Ratio = &quot;; [Conversion.AG6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2]);&quot;&quot;;CONCATENATE(&quot;    MODULE&quot;; CHAR(10); &quot;    {&quot;; CHAR(10); &quot;        name = ModuleResourceConverter&quot;; CHAR(10); &quot;        ConverterName = &quot;; [Conversion.A62]; CHAR(10); &quot;        StartActionName = Start &quot;; [Conversion.A62]; CHAR(10); &quot;        StopActionName = Stop &quot;; [Conversion.A62]; CHAR(10); &quot;        AutoShutdown = false&quot;; CHAR(10); &quot;        GeneratesHeat = true&quot;; CHAR(10); &quot;        UseSpecialistBonus = false&quot;; CHAR(10); [.B62]; [.C62]; [.D62]; [.E62]; [.F62]; [.G62]; [.H62]; [.I62]; [.J62]; CHAR(10); &quot;    }&quot;))">
            <text:p/>
          </table:table-cell>
          <table:table-cell table:formula="of:=IF(ISBLANK([Conversion.B62]);&quot;&quot;;CONCATENATE(CHAR(10);&quot;        INPUT_RESOURCE&quot;; CHAR(10); &quot;        {&quot;; CHAR(10); &quot;            ResourceName = ElectricCharge&quot;; CHAR(10); &quot;            Ratio = &quot;; [Conversion.B62]; CHAR(10); &quot;        }&quot;))">
            <text:p/>
          </table:table-cell>
          <table:table-cell table:formula="of:=IF(ISBLANK([Conversion.G62]);&quot;&quot;;CONCATENATE(CHAR(10);&quot;        INPUT_RESOURCE&quot;; CHAR(10); &quot;        {&quot;; CHAR(10); &quot;            ResourceName = &quot;; [Conversion.F62]; CHAR(10); &quot;            Ratio = &quot;; [Conversion.I62]; CHAR(10); &quot;        }&quot;))">
            <text:p/>
          </table:table-cell>
          <table:table-cell table:formula="of:=IF(ISBLANK([Conversion.K62]);&quot;&quot;;CONCATENATE(CHAR(10);&quot;        INPUT_RESOURCE&quot;; CHAR(10); &quot;        {&quot;; CHAR(10); &quot;            ResourceName = &quot;; [Conversion.J62]; CHAR(10); &quot;            Ratio = &quot;; [Conversion.M62]; CHAR(10); &quot;        }&quot;))">
            <text:p/>
          </table:table-cell>
          <table:table-cell table:formula="of:=IF(ISBLANK([Conversion.O62]);&quot;&quot;;CONCATENATE(CHAR(10);&quot;        INPUT_RESOURCE&quot;; CHAR(10); &quot;        {&quot;; CHAR(10); &quot;            ResourceName = &quot;; [Conversion.N62]; CHAR(10); &quot;            Ratio = &quot;; [Conversion.Q62]; CHAR(10); &quot;        }&quot;))">
            <text:p/>
          </table:table-cell>
          <table:table-cell table:formula="of:=IF(ISBLANK([Conversion.C62]);&quot;&quot;;CONCATENATE(CHAR(10); &quot;        OUTPUT_RESOURCE&quot;; CHAR(10); &quot;        {&quot;; CHAR(10); &quot;            ResourceName = ElectricCharge&quot;; CHAR(10); &quot;            Ratio = &quot;; [Conversion.C62]; CHAR(10); &quot;            DumpExcess = true&quot;; CHAR(10); &quot;        }&quot;))">
            <text:p/>
          </table:table-cell>
          <table:table-cell table:formula="of:=IF(ISBLANK([Conversion.S62]);&quot;&quot;;CONCATENATE(CHAR(10); &quot;        OUTPUT_RESOURCE&quot;; CHAR(10); &quot;        {&quot;; CHAR(10); &quot;            ResourceName = &quot;; [Conversion.R62]; CHAR(10); &quot;            Ratio = &quot;; [Conversion.U62]; CHAR(10); &quot;            DumpExcess = false&quot;; CHAR(10); &quot;        }&quot;))">
            <text:p/>
          </table:table-cell>
          <table:table-cell table:formula="of:=IF(ISBLANK([Conversion.W62]);&quot;&quot;;CONCATENATE(CHAR(10); &quot;        OUTPUT_RESOURCE&quot;; CHAR(10); &quot;        {&quot;; CHAR(10); &quot;            ResourceName = &quot;; [Conversion.V62]; CHAR(10); &quot;            Ratio = &quot;; [Conversion.Y62]; CHAR(10); &quot;            DumpExcess = false&quot;; CHAR(10); &quot;        }&quot;))">
            <text:p/>
          </table:table-cell>
          <table:table-cell table:formula="of:=IF(ISBLANK([Conversion.AA62]);&quot;&quot;;CONCATENATE(CHAR(10); &quot;        OUTPUT_RESOURCE&quot;; CHAR(10); &quot;        {&quot;; CHAR(10); &quot;            ResourceName = &quot;; [Conversion.Z62]; CHAR(10); &quot;            Ratio = &quot;; [Conversion.AC62]; CHAR(10); &quot;            DumpExcess = false&quot;; CHAR(10); &quot;        }&quot;))">
            <text:p/>
          </table:table-cell>
          <table:table-cell table:formula="of:=IF(ISBLANK([Conversion.AE62]);&quot;&quot;;CONCATENATE(CHAR(10); &quot;        OUTPUT_RESOURCE&quot;; CHAR(10); &quot;        {&quot;; CHAR(10); &quot;            ResourceName = &quot;; [Conversion.AD62]; CHAR(10); &quot;            Ratio = &quot;; [Conversion.AG6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3]);&quot;&quot;;CONCATENATE(&quot;    MODULE&quot;; CHAR(10); &quot;    {&quot;; CHAR(10); &quot;        name = ModuleResourceConverter&quot;; CHAR(10); &quot;        ConverterName = &quot;; [Conversion.A63]; CHAR(10); &quot;        StartActionName = Start &quot;; [Conversion.A63]; CHAR(10); &quot;        StopActionName = Stop &quot;; [Conversion.A63]; CHAR(10); &quot;        AutoShutdown = false&quot;; CHAR(10); &quot;        GeneratesHeat = true&quot;; CHAR(10); &quot;        UseSpecialistBonus = false&quot;; CHAR(10); [.B63]; [.C63]; [.D63]; [.E63]; [.F63]; [.G63]; [.H63]; [.I63]; [.J63]; CHAR(10); &quot;    }&quot;))">
            <text:p/>
          </table:table-cell>
          <table:table-cell table:formula="of:=IF(ISBLANK([Conversion.B63]);&quot;&quot;;CONCATENATE(CHAR(10);&quot;        INPUT_RESOURCE&quot;; CHAR(10); &quot;        {&quot;; CHAR(10); &quot;            ResourceName = ElectricCharge&quot;; CHAR(10); &quot;            Ratio = &quot;; [Conversion.B63]; CHAR(10); &quot;        }&quot;))">
            <text:p/>
          </table:table-cell>
          <table:table-cell table:formula="of:=IF(ISBLANK([Conversion.G63]);&quot;&quot;;CONCATENATE(CHAR(10);&quot;        INPUT_RESOURCE&quot;; CHAR(10); &quot;        {&quot;; CHAR(10); &quot;            ResourceName = &quot;; [Conversion.F63]; CHAR(10); &quot;            Ratio = &quot;; [Conversion.I63]; CHAR(10); &quot;        }&quot;))">
            <text:p/>
          </table:table-cell>
          <table:table-cell table:formula="of:=IF(ISBLANK([Conversion.K63]);&quot;&quot;;CONCATENATE(CHAR(10);&quot;        INPUT_RESOURCE&quot;; CHAR(10); &quot;        {&quot;; CHAR(10); &quot;            ResourceName = &quot;; [Conversion.J63]; CHAR(10); &quot;            Ratio = &quot;; [Conversion.M63]; CHAR(10); &quot;        }&quot;))">
            <text:p/>
          </table:table-cell>
          <table:table-cell table:formula="of:=IF(ISBLANK([Conversion.O63]);&quot;&quot;;CONCATENATE(CHAR(10);&quot;        INPUT_RESOURCE&quot;; CHAR(10); &quot;        {&quot;; CHAR(10); &quot;            ResourceName = &quot;; [Conversion.N63]; CHAR(10); &quot;            Ratio = &quot;; [Conversion.Q63]; CHAR(10); &quot;        }&quot;))">
            <text:p/>
          </table:table-cell>
          <table:table-cell table:formula="of:=IF(ISBLANK([Conversion.C63]);&quot;&quot;;CONCATENATE(CHAR(10); &quot;        OUTPUT_RESOURCE&quot;; CHAR(10); &quot;        {&quot;; CHAR(10); &quot;            ResourceName = ElectricCharge&quot;; CHAR(10); &quot;            Ratio = &quot;; [Conversion.C63]; CHAR(10); &quot;            DumpExcess = true&quot;; CHAR(10); &quot;        }&quot;))">
            <text:p/>
          </table:table-cell>
          <table:table-cell table:formula="of:=IF(ISBLANK([Conversion.S63]);&quot;&quot;;CONCATENATE(CHAR(10); &quot;        OUTPUT_RESOURCE&quot;; CHAR(10); &quot;        {&quot;; CHAR(10); &quot;            ResourceName = &quot;; [Conversion.R63]; CHAR(10); &quot;            Ratio = &quot;; [Conversion.U63]; CHAR(10); &quot;            DumpExcess = false&quot;; CHAR(10); &quot;        }&quot;))">
            <text:p/>
          </table:table-cell>
          <table:table-cell table:formula="of:=IF(ISBLANK([Conversion.W63]);&quot;&quot;;CONCATENATE(CHAR(10); &quot;        OUTPUT_RESOURCE&quot;; CHAR(10); &quot;        {&quot;; CHAR(10); &quot;            ResourceName = &quot;; [Conversion.V63]; CHAR(10); &quot;            Ratio = &quot;; [Conversion.Y63]; CHAR(10); &quot;            DumpExcess = false&quot;; CHAR(10); &quot;        }&quot;))">
            <text:p/>
          </table:table-cell>
          <table:table-cell table:formula="of:=IF(ISBLANK([Conversion.AA63]);&quot;&quot;;CONCATENATE(CHAR(10); &quot;        OUTPUT_RESOURCE&quot;; CHAR(10); &quot;        {&quot;; CHAR(10); &quot;            ResourceName = &quot;; [Conversion.Z63]; CHAR(10); &quot;            Ratio = &quot;; [Conversion.AC63]; CHAR(10); &quot;            DumpExcess = false&quot;; CHAR(10); &quot;        }&quot;))">
            <text:p/>
          </table:table-cell>
          <table:table-cell table:formula="of:=IF(ISBLANK([Conversion.AE63]);&quot;&quot;;CONCATENATE(CHAR(10); &quot;        OUTPUT_RESOURCE&quot;; CHAR(10); &quot;        {&quot;; CHAR(10); &quot;            ResourceName = &quot;; [Conversion.AD63]; CHAR(10); &quot;            Ratio = &quot;; [Conversion.AG6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4]);&quot;&quot;;CONCATENATE(&quot;    MODULE&quot;; CHAR(10); &quot;    {&quot;; CHAR(10); &quot;        name = ModuleResourceConverter&quot;; CHAR(10); &quot;        ConverterName = &quot;; [Conversion.A64]; CHAR(10); &quot;        StartActionName = Start &quot;; [Conversion.A64]; CHAR(10); &quot;        StopActionName = Stop &quot;; [Conversion.A64]; CHAR(10); &quot;        AutoShutdown = false&quot;; CHAR(10); &quot;        GeneratesHeat = true&quot;; CHAR(10); &quot;        UseSpecialistBonus = false&quot;; CHAR(10); [.B64]; [.C64]; [.D64]; [.E64]; [.F64]; [.G64]; [.H64]; [.I64]; [.J64]; CHAR(10); &quot;    }&quot;))">
            <text:p/>
          </table:table-cell>
          <table:table-cell table:formula="of:=IF(ISBLANK([Conversion.B64]);&quot;&quot;;CONCATENATE(CHAR(10);&quot;        INPUT_RESOURCE&quot;; CHAR(10); &quot;        {&quot;; CHAR(10); &quot;            ResourceName = ElectricCharge&quot;; CHAR(10); &quot;            Ratio = &quot;; [Conversion.B64]; CHAR(10); &quot;        }&quot;))">
            <text:p/>
          </table:table-cell>
          <table:table-cell table:formula="of:=IF(ISBLANK([Conversion.G64]);&quot;&quot;;CONCATENATE(CHAR(10);&quot;        INPUT_RESOURCE&quot;; CHAR(10); &quot;        {&quot;; CHAR(10); &quot;            ResourceName = &quot;; [Conversion.F64]; CHAR(10); &quot;            Ratio = &quot;; [Conversion.I64]; CHAR(10); &quot;        }&quot;))">
            <text:p/>
          </table:table-cell>
          <table:table-cell table:formula="of:=IF(ISBLANK([Conversion.K64]);&quot;&quot;;CONCATENATE(CHAR(10);&quot;        INPUT_RESOURCE&quot;; CHAR(10); &quot;        {&quot;; CHAR(10); &quot;            ResourceName = &quot;; [Conversion.J64]; CHAR(10); &quot;            Ratio = &quot;; [Conversion.M64]; CHAR(10); &quot;        }&quot;))">
            <text:p/>
          </table:table-cell>
          <table:table-cell table:formula="of:=IF(ISBLANK([Conversion.O64]);&quot;&quot;;CONCATENATE(CHAR(10);&quot;        INPUT_RESOURCE&quot;; CHAR(10); &quot;        {&quot;; CHAR(10); &quot;            ResourceName = &quot;; [Conversion.N64]; CHAR(10); &quot;            Ratio = &quot;; [Conversion.Q64]; CHAR(10); &quot;        }&quot;))">
            <text:p/>
          </table:table-cell>
          <table:table-cell table:formula="of:=IF(ISBLANK([Conversion.C64]);&quot;&quot;;CONCATENATE(CHAR(10); &quot;        OUTPUT_RESOURCE&quot;; CHAR(10); &quot;        {&quot;; CHAR(10); &quot;            ResourceName = ElectricCharge&quot;; CHAR(10); &quot;            Ratio = &quot;; [Conversion.C64]; CHAR(10); &quot;            DumpExcess = true&quot;; CHAR(10); &quot;        }&quot;))">
            <text:p/>
          </table:table-cell>
          <table:table-cell table:formula="of:=IF(ISBLANK([Conversion.S64]);&quot;&quot;;CONCATENATE(CHAR(10); &quot;        OUTPUT_RESOURCE&quot;; CHAR(10); &quot;        {&quot;; CHAR(10); &quot;            ResourceName = &quot;; [Conversion.R64]; CHAR(10); &quot;            Ratio = &quot;; [Conversion.U64]; CHAR(10); &quot;            DumpExcess = false&quot;; CHAR(10); &quot;        }&quot;))">
            <text:p/>
          </table:table-cell>
          <table:table-cell table:formula="of:=IF(ISBLANK([Conversion.W64]);&quot;&quot;;CONCATENATE(CHAR(10); &quot;        OUTPUT_RESOURCE&quot;; CHAR(10); &quot;        {&quot;; CHAR(10); &quot;            ResourceName = &quot;; [Conversion.V64]; CHAR(10); &quot;            Ratio = &quot;; [Conversion.Y64]; CHAR(10); &quot;            DumpExcess = false&quot;; CHAR(10); &quot;        }&quot;))">
            <text:p/>
          </table:table-cell>
          <table:table-cell table:formula="of:=IF(ISBLANK([Conversion.AA64]);&quot;&quot;;CONCATENATE(CHAR(10); &quot;        OUTPUT_RESOURCE&quot;; CHAR(10); &quot;        {&quot;; CHAR(10); &quot;            ResourceName = &quot;; [Conversion.Z64]; CHAR(10); &quot;            Ratio = &quot;; [Conversion.AC64]; CHAR(10); &quot;            DumpExcess = false&quot;; CHAR(10); &quot;        }&quot;))">
            <text:p/>
          </table:table-cell>
          <table:table-cell table:formula="of:=IF(ISBLANK([Conversion.AE64]);&quot;&quot;;CONCATENATE(CHAR(10); &quot;        OUTPUT_RESOURCE&quot;; CHAR(10); &quot;        {&quot;; CHAR(10); &quot;            ResourceName = &quot;; [Conversion.AD64]; CHAR(10); &quot;            Ratio = &quot;; [Conversion.AG6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5]);&quot;&quot;;CONCATENATE(&quot;    MODULE&quot;; CHAR(10); &quot;    {&quot;; CHAR(10); &quot;        name = ModuleResourceConverter&quot;; CHAR(10); &quot;        ConverterName = &quot;; [Conversion.A65]; CHAR(10); &quot;        StartActionName = Start &quot;; [Conversion.A65]; CHAR(10); &quot;        StopActionName = Stop &quot;; [Conversion.A65]; CHAR(10); &quot;        AutoShutdown = false&quot;; CHAR(10); &quot;        GeneratesHeat = true&quot;; CHAR(10); &quot;        UseSpecialistBonus = false&quot;; CHAR(10); [.B65]; [.C65]; [.D65]; [.E65]; [.F65]; [.G65]; [.H65]; [.I65]; [.J65]; CHAR(10); &quot;    }&quot;))">
            <text:p/>
          </table:table-cell>
          <table:table-cell table:formula="of:=IF(ISBLANK([Conversion.B65]);&quot;&quot;;CONCATENATE(CHAR(10);&quot;        INPUT_RESOURCE&quot;; CHAR(10); &quot;        {&quot;; CHAR(10); &quot;            ResourceName = ElectricCharge&quot;; CHAR(10); &quot;            Ratio = &quot;; [Conversion.B65]; CHAR(10); &quot;        }&quot;))">
            <text:p/>
          </table:table-cell>
          <table:table-cell table:formula="of:=IF(ISBLANK([Conversion.G65]);&quot;&quot;;CONCATENATE(CHAR(10);&quot;        INPUT_RESOURCE&quot;; CHAR(10); &quot;        {&quot;; CHAR(10); &quot;            ResourceName = &quot;; [Conversion.F65]; CHAR(10); &quot;            Ratio = &quot;; [Conversion.I65]; CHAR(10); &quot;        }&quot;))">
            <text:p/>
          </table:table-cell>
          <table:table-cell table:formula="of:=IF(ISBLANK([Conversion.K65]);&quot;&quot;;CONCATENATE(CHAR(10);&quot;        INPUT_RESOURCE&quot;; CHAR(10); &quot;        {&quot;; CHAR(10); &quot;            ResourceName = &quot;; [Conversion.J65]; CHAR(10); &quot;            Ratio = &quot;; [Conversion.M65]; CHAR(10); &quot;        }&quot;))">
            <text:p/>
          </table:table-cell>
          <table:table-cell table:formula="of:=IF(ISBLANK([Conversion.O65]);&quot;&quot;;CONCATENATE(CHAR(10);&quot;        INPUT_RESOURCE&quot;; CHAR(10); &quot;        {&quot;; CHAR(10); &quot;            ResourceName = &quot;; [Conversion.N65]; CHAR(10); &quot;            Ratio = &quot;; [Conversion.Q65]; CHAR(10); &quot;        }&quot;))">
            <text:p/>
          </table:table-cell>
          <table:table-cell table:formula="of:=IF(ISBLANK([Conversion.C65]);&quot;&quot;;CONCATENATE(CHAR(10); &quot;        OUTPUT_RESOURCE&quot;; CHAR(10); &quot;        {&quot;; CHAR(10); &quot;            ResourceName = ElectricCharge&quot;; CHAR(10); &quot;            Ratio = &quot;; [Conversion.C65]; CHAR(10); &quot;            DumpExcess = true&quot;; CHAR(10); &quot;        }&quot;))">
            <text:p/>
          </table:table-cell>
          <table:table-cell table:formula="of:=IF(ISBLANK([Conversion.S65]);&quot;&quot;;CONCATENATE(CHAR(10); &quot;        OUTPUT_RESOURCE&quot;; CHAR(10); &quot;        {&quot;; CHAR(10); &quot;            ResourceName = &quot;; [Conversion.R65]; CHAR(10); &quot;            Ratio = &quot;; [Conversion.U65]; CHAR(10); &quot;            DumpExcess = false&quot;; CHAR(10); &quot;        }&quot;))">
            <text:p/>
          </table:table-cell>
          <table:table-cell table:formula="of:=IF(ISBLANK([Conversion.W65]);&quot;&quot;;CONCATENATE(CHAR(10); &quot;        OUTPUT_RESOURCE&quot;; CHAR(10); &quot;        {&quot;; CHAR(10); &quot;            ResourceName = &quot;; [Conversion.V65]; CHAR(10); &quot;            Ratio = &quot;; [Conversion.Y65]; CHAR(10); &quot;            DumpExcess = false&quot;; CHAR(10); &quot;        }&quot;))">
            <text:p/>
          </table:table-cell>
          <table:table-cell table:formula="of:=IF(ISBLANK([Conversion.AA65]);&quot;&quot;;CONCATENATE(CHAR(10); &quot;        OUTPUT_RESOURCE&quot;; CHAR(10); &quot;        {&quot;; CHAR(10); &quot;            ResourceName = &quot;; [Conversion.Z65]; CHAR(10); &quot;            Ratio = &quot;; [Conversion.AC65]; CHAR(10); &quot;            DumpExcess = false&quot;; CHAR(10); &quot;        }&quot;))">
            <text:p/>
          </table:table-cell>
          <table:table-cell table:formula="of:=IF(ISBLANK([Conversion.AE65]);&quot;&quot;;CONCATENATE(CHAR(10); &quot;        OUTPUT_RESOURCE&quot;; CHAR(10); &quot;        {&quot;; CHAR(10); &quot;            ResourceName = &quot;; [Conversion.AD65]; CHAR(10); &quot;            Ratio = &quot;; [Conversion.AG6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6]);&quot;&quot;;CONCATENATE(&quot;    MODULE&quot;; CHAR(10); &quot;    {&quot;; CHAR(10); &quot;        name = ModuleResourceConverter&quot;; CHAR(10); &quot;        ConverterName = &quot;; [Conversion.A66]; CHAR(10); &quot;        StartActionName = Start &quot;; [Conversion.A66]; CHAR(10); &quot;        StopActionName = Stop &quot;; [Conversion.A66]; CHAR(10); &quot;        AutoShutdown = false&quot;; CHAR(10); &quot;        GeneratesHeat = true&quot;; CHAR(10); &quot;        UseSpecialistBonus = false&quot;; CHAR(10); [.B66]; [.C66]; [.D66]; [.E66]; [.F66]; [.G66]; [.H66]; [.I66]; [.J66]; CHAR(10); &quot;    }&quot;))">
            <text:p/>
          </table:table-cell>
          <table:table-cell table:formula="of:=IF(ISBLANK([Conversion.B66]);&quot;&quot;;CONCATENATE(CHAR(10);&quot;        INPUT_RESOURCE&quot;; CHAR(10); &quot;        {&quot;; CHAR(10); &quot;            ResourceName = ElectricCharge&quot;; CHAR(10); &quot;            Ratio = &quot;; [Conversion.B66]; CHAR(10); &quot;        }&quot;))">
            <text:p/>
          </table:table-cell>
          <table:table-cell table:formula="of:=IF(ISBLANK([Conversion.G66]);&quot;&quot;;CONCATENATE(CHAR(10);&quot;        INPUT_RESOURCE&quot;; CHAR(10); &quot;        {&quot;; CHAR(10); &quot;            ResourceName = &quot;; [Conversion.F66]; CHAR(10); &quot;            Ratio = &quot;; [Conversion.I66]; CHAR(10); &quot;        }&quot;))">
            <text:p/>
          </table:table-cell>
          <table:table-cell table:formula="of:=IF(ISBLANK([Conversion.K66]);&quot;&quot;;CONCATENATE(CHAR(10);&quot;        INPUT_RESOURCE&quot;; CHAR(10); &quot;        {&quot;; CHAR(10); &quot;            ResourceName = &quot;; [Conversion.J66]; CHAR(10); &quot;            Ratio = &quot;; [Conversion.M66]; CHAR(10); &quot;        }&quot;))">
            <text:p/>
          </table:table-cell>
          <table:table-cell table:formula="of:=IF(ISBLANK([Conversion.O66]);&quot;&quot;;CONCATENATE(CHAR(10);&quot;        INPUT_RESOURCE&quot;; CHAR(10); &quot;        {&quot;; CHAR(10); &quot;            ResourceName = &quot;; [Conversion.N66]; CHAR(10); &quot;            Ratio = &quot;; [Conversion.Q66]; CHAR(10); &quot;        }&quot;))">
            <text:p/>
          </table:table-cell>
          <table:table-cell table:formula="of:=IF(ISBLANK([Conversion.C66]);&quot;&quot;;CONCATENATE(CHAR(10); &quot;        OUTPUT_RESOURCE&quot;; CHAR(10); &quot;        {&quot;; CHAR(10); &quot;            ResourceName = ElectricCharge&quot;; CHAR(10); &quot;            Ratio = &quot;; [Conversion.C66]; CHAR(10); &quot;            DumpExcess = true&quot;; CHAR(10); &quot;        }&quot;))">
            <text:p/>
          </table:table-cell>
          <table:table-cell table:formula="of:=IF(ISBLANK([Conversion.S66]);&quot;&quot;;CONCATENATE(CHAR(10); &quot;        OUTPUT_RESOURCE&quot;; CHAR(10); &quot;        {&quot;; CHAR(10); &quot;            ResourceName = &quot;; [Conversion.R66]; CHAR(10); &quot;            Ratio = &quot;; [Conversion.U66]; CHAR(10); &quot;            DumpExcess = false&quot;; CHAR(10); &quot;        }&quot;))">
            <text:p/>
          </table:table-cell>
          <table:table-cell table:formula="of:=IF(ISBLANK([Conversion.W66]);&quot;&quot;;CONCATENATE(CHAR(10); &quot;        OUTPUT_RESOURCE&quot;; CHAR(10); &quot;        {&quot;; CHAR(10); &quot;            ResourceName = &quot;; [Conversion.V66]; CHAR(10); &quot;            Ratio = &quot;; [Conversion.Y66]; CHAR(10); &quot;            DumpExcess = false&quot;; CHAR(10); &quot;        }&quot;))">
            <text:p/>
          </table:table-cell>
          <table:table-cell table:formula="of:=IF(ISBLANK([Conversion.AA66]);&quot;&quot;;CONCATENATE(CHAR(10); &quot;        OUTPUT_RESOURCE&quot;; CHAR(10); &quot;        {&quot;; CHAR(10); &quot;            ResourceName = &quot;; [Conversion.Z66]; CHAR(10); &quot;            Ratio = &quot;; [Conversion.AC66]; CHAR(10); &quot;            DumpExcess = false&quot;; CHAR(10); &quot;        }&quot;))">
            <text:p/>
          </table:table-cell>
          <table:table-cell table:formula="of:=IF(ISBLANK([Conversion.AE66]);&quot;&quot;;CONCATENATE(CHAR(10); &quot;        OUTPUT_RESOURCE&quot;; CHAR(10); &quot;        {&quot;; CHAR(10); &quot;            ResourceName = &quot;; [Conversion.AD66]; CHAR(10); &quot;            Ratio = &quot;; [Conversion.AG6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7]);&quot;&quot;;CONCATENATE(&quot;    MODULE&quot;; CHAR(10); &quot;    {&quot;; CHAR(10); &quot;        name = ModuleResourceConverter&quot;; CHAR(10); &quot;        ConverterName = &quot;; [Conversion.A67]; CHAR(10); &quot;        StartActionName = Start &quot;; [Conversion.A67]; CHAR(10); &quot;        StopActionName = Stop &quot;; [Conversion.A67]; CHAR(10); &quot;        AutoShutdown = false&quot;; CHAR(10); &quot;        GeneratesHeat = true&quot;; CHAR(10); &quot;        UseSpecialistBonus = false&quot;; CHAR(10); [.B67]; [.C67]; [.D67]; [.E67]; [.F67]; [.G67]; [.H67]; [.I67]; [.J67]; CHAR(10); &quot;    }&quot;))">
            <text:p/>
          </table:table-cell>
          <table:table-cell table:formula="of:=IF(ISBLANK([Conversion.B67]);&quot;&quot;;CONCATENATE(CHAR(10);&quot;        INPUT_RESOURCE&quot;; CHAR(10); &quot;        {&quot;; CHAR(10); &quot;            ResourceName = ElectricCharge&quot;; CHAR(10); &quot;            Ratio = &quot;; [Conversion.B67]; CHAR(10); &quot;        }&quot;))">
            <text:p/>
          </table:table-cell>
          <table:table-cell table:formula="of:=IF(ISBLANK([Conversion.G67]);&quot;&quot;;CONCATENATE(CHAR(10);&quot;        INPUT_RESOURCE&quot;; CHAR(10); &quot;        {&quot;; CHAR(10); &quot;            ResourceName = &quot;; [Conversion.F67]; CHAR(10); &quot;            Ratio = &quot;; [Conversion.I67]; CHAR(10); &quot;        }&quot;))">
            <text:p/>
          </table:table-cell>
          <table:table-cell table:formula="of:=IF(ISBLANK([Conversion.K67]);&quot;&quot;;CONCATENATE(CHAR(10);&quot;        INPUT_RESOURCE&quot;; CHAR(10); &quot;        {&quot;; CHAR(10); &quot;            ResourceName = &quot;; [Conversion.J67]; CHAR(10); &quot;            Ratio = &quot;; [Conversion.M67]; CHAR(10); &quot;        }&quot;))">
            <text:p/>
          </table:table-cell>
          <table:table-cell table:formula="of:=IF(ISBLANK([Conversion.O67]);&quot;&quot;;CONCATENATE(CHAR(10);&quot;        INPUT_RESOURCE&quot;; CHAR(10); &quot;        {&quot;; CHAR(10); &quot;            ResourceName = &quot;; [Conversion.N67]; CHAR(10); &quot;            Ratio = &quot;; [Conversion.Q67]; CHAR(10); &quot;        }&quot;))">
            <text:p/>
          </table:table-cell>
          <table:table-cell table:formula="of:=IF(ISBLANK([Conversion.C67]);&quot;&quot;;CONCATENATE(CHAR(10); &quot;        OUTPUT_RESOURCE&quot;; CHAR(10); &quot;        {&quot;; CHAR(10); &quot;            ResourceName = ElectricCharge&quot;; CHAR(10); &quot;            Ratio = &quot;; [Conversion.C67]; CHAR(10); &quot;            DumpExcess = true&quot;; CHAR(10); &quot;        }&quot;))">
            <text:p/>
          </table:table-cell>
          <table:table-cell table:formula="of:=IF(ISBLANK([Conversion.S67]);&quot;&quot;;CONCATENATE(CHAR(10); &quot;        OUTPUT_RESOURCE&quot;; CHAR(10); &quot;        {&quot;; CHAR(10); &quot;            ResourceName = &quot;; [Conversion.R67]; CHAR(10); &quot;            Ratio = &quot;; [Conversion.U67]; CHAR(10); &quot;            DumpExcess = false&quot;; CHAR(10); &quot;        }&quot;))">
            <text:p/>
          </table:table-cell>
          <table:table-cell table:formula="of:=IF(ISBLANK([Conversion.W67]);&quot;&quot;;CONCATENATE(CHAR(10); &quot;        OUTPUT_RESOURCE&quot;; CHAR(10); &quot;        {&quot;; CHAR(10); &quot;            ResourceName = &quot;; [Conversion.V67]; CHAR(10); &quot;            Ratio = &quot;; [Conversion.Y67]; CHAR(10); &quot;            DumpExcess = false&quot;; CHAR(10); &quot;        }&quot;))">
            <text:p/>
          </table:table-cell>
          <table:table-cell table:formula="of:=IF(ISBLANK([Conversion.AA67]);&quot;&quot;;CONCATENATE(CHAR(10); &quot;        OUTPUT_RESOURCE&quot;; CHAR(10); &quot;        {&quot;; CHAR(10); &quot;            ResourceName = &quot;; [Conversion.Z67]; CHAR(10); &quot;            Ratio = &quot;; [Conversion.AC67]; CHAR(10); &quot;            DumpExcess = false&quot;; CHAR(10); &quot;        }&quot;))">
            <text:p/>
          </table:table-cell>
          <table:table-cell table:formula="of:=IF(ISBLANK([Conversion.AE67]);&quot;&quot;;CONCATENATE(CHAR(10); &quot;        OUTPUT_RESOURCE&quot;; CHAR(10); &quot;        {&quot;; CHAR(10); &quot;            ResourceName = &quot;; [Conversion.AD67]; CHAR(10); &quot;            Ratio = &quot;; [Conversion.AG6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8]);&quot;&quot;;CONCATENATE(&quot;    MODULE&quot;; CHAR(10); &quot;    {&quot;; CHAR(10); &quot;        name = ModuleResourceConverter&quot;; CHAR(10); &quot;        ConverterName = &quot;; [Conversion.A68]; CHAR(10); &quot;        StartActionName = Start &quot;; [Conversion.A68]; CHAR(10); &quot;        StopActionName = Stop &quot;; [Conversion.A68]; CHAR(10); &quot;        AutoShutdown = false&quot;; CHAR(10); &quot;        GeneratesHeat = true&quot;; CHAR(10); &quot;        UseSpecialistBonus = false&quot;; CHAR(10); [.B68]; [.C68]; [.D68]; [.E68]; [.F68]; [.G68]; [.H68]; [.I68]; [.J68]; CHAR(10); &quot;    }&quot;))">
            <text:p/>
          </table:table-cell>
          <table:table-cell table:formula="of:=IF(ISBLANK([Conversion.B68]);&quot;&quot;;CONCATENATE(CHAR(10);&quot;        INPUT_RESOURCE&quot;; CHAR(10); &quot;        {&quot;; CHAR(10); &quot;            ResourceName = ElectricCharge&quot;; CHAR(10); &quot;            Ratio = &quot;; [Conversion.B68]; CHAR(10); &quot;        }&quot;))">
            <text:p/>
          </table:table-cell>
          <table:table-cell table:formula="of:=IF(ISBLANK([Conversion.G68]);&quot;&quot;;CONCATENATE(CHAR(10);&quot;        INPUT_RESOURCE&quot;; CHAR(10); &quot;        {&quot;; CHAR(10); &quot;            ResourceName = &quot;; [Conversion.F68]; CHAR(10); &quot;            Ratio = &quot;; [Conversion.I68]; CHAR(10); &quot;        }&quot;))">
            <text:p/>
          </table:table-cell>
          <table:table-cell table:formula="of:=IF(ISBLANK([Conversion.K68]);&quot;&quot;;CONCATENATE(CHAR(10);&quot;        INPUT_RESOURCE&quot;; CHAR(10); &quot;        {&quot;; CHAR(10); &quot;            ResourceName = &quot;; [Conversion.J68]; CHAR(10); &quot;            Ratio = &quot;; [Conversion.M68]; CHAR(10); &quot;        }&quot;))">
            <text:p/>
          </table:table-cell>
          <table:table-cell table:formula="of:=IF(ISBLANK([Conversion.O68]);&quot;&quot;;CONCATENATE(CHAR(10);&quot;        INPUT_RESOURCE&quot;; CHAR(10); &quot;        {&quot;; CHAR(10); &quot;            ResourceName = &quot;; [Conversion.N68]; CHAR(10); &quot;            Ratio = &quot;; [Conversion.Q68]; CHAR(10); &quot;        }&quot;))">
            <text:p/>
          </table:table-cell>
          <table:table-cell table:formula="of:=IF(ISBLANK([Conversion.C68]);&quot;&quot;;CONCATENATE(CHAR(10); &quot;        OUTPUT_RESOURCE&quot;; CHAR(10); &quot;        {&quot;; CHAR(10); &quot;            ResourceName = ElectricCharge&quot;; CHAR(10); &quot;            Ratio = &quot;; [Conversion.C68]; CHAR(10); &quot;            DumpExcess = true&quot;; CHAR(10); &quot;        }&quot;))">
            <text:p/>
          </table:table-cell>
          <table:table-cell table:formula="of:=IF(ISBLANK([Conversion.S68]);&quot;&quot;;CONCATENATE(CHAR(10); &quot;        OUTPUT_RESOURCE&quot;; CHAR(10); &quot;        {&quot;; CHAR(10); &quot;            ResourceName = &quot;; [Conversion.R68]; CHAR(10); &quot;            Ratio = &quot;; [Conversion.U68]; CHAR(10); &quot;            DumpExcess = false&quot;; CHAR(10); &quot;        }&quot;))">
            <text:p/>
          </table:table-cell>
          <table:table-cell table:formula="of:=IF(ISBLANK([Conversion.W68]);&quot;&quot;;CONCATENATE(CHAR(10); &quot;        OUTPUT_RESOURCE&quot;; CHAR(10); &quot;        {&quot;; CHAR(10); &quot;            ResourceName = &quot;; [Conversion.V68]; CHAR(10); &quot;            Ratio = &quot;; [Conversion.Y68]; CHAR(10); &quot;            DumpExcess = false&quot;; CHAR(10); &quot;        }&quot;))">
            <text:p/>
          </table:table-cell>
          <table:table-cell table:formula="of:=IF(ISBLANK([Conversion.AA68]);&quot;&quot;;CONCATENATE(CHAR(10); &quot;        OUTPUT_RESOURCE&quot;; CHAR(10); &quot;        {&quot;; CHAR(10); &quot;            ResourceName = &quot;; [Conversion.Z68]; CHAR(10); &quot;            Ratio = &quot;; [Conversion.AC68]; CHAR(10); &quot;            DumpExcess = false&quot;; CHAR(10); &quot;        }&quot;))">
            <text:p/>
          </table:table-cell>
          <table:table-cell table:formula="of:=IF(ISBLANK([Conversion.AE68]);&quot;&quot;;CONCATENATE(CHAR(10); &quot;        OUTPUT_RESOURCE&quot;; CHAR(10); &quot;        {&quot;; CHAR(10); &quot;            ResourceName = &quot;; [Conversion.AD68]; CHAR(10); &quot;            Ratio = &quot;; [Conversion.AG6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9]);&quot;&quot;;CONCATENATE(&quot;    MODULE&quot;; CHAR(10); &quot;    {&quot;; CHAR(10); &quot;        name = ModuleResourceConverter&quot;; CHAR(10); &quot;        ConverterName = &quot;; [Conversion.A69]; CHAR(10); &quot;        StartActionName = Start &quot;; [Conversion.A69]; CHAR(10); &quot;        StopActionName = Stop &quot;; [Conversion.A69]; CHAR(10); &quot;        AutoShutdown = false&quot;; CHAR(10); &quot;        GeneratesHeat = true&quot;; CHAR(10); &quot;        UseSpecialistBonus = false&quot;; CHAR(10); [.B69]; [.C69]; [.D69]; [.E69]; [.F69]; [.G69]; [.H69]; [.I69]; [.J69]; CHAR(10); &quot;    }&quot;))">
            <text:p/>
          </table:table-cell>
          <table:table-cell table:formula="of:=IF(ISBLANK([Conversion.B69]);&quot;&quot;;CONCATENATE(CHAR(10);&quot;        INPUT_RESOURCE&quot;; CHAR(10); &quot;        {&quot;; CHAR(10); &quot;            ResourceName = ElectricCharge&quot;; CHAR(10); &quot;            Ratio = &quot;; [Conversion.B69]; CHAR(10); &quot;        }&quot;))">
            <text:p/>
          </table:table-cell>
          <table:table-cell table:formula="of:=IF(ISBLANK([Conversion.G69]);&quot;&quot;;CONCATENATE(CHAR(10);&quot;        INPUT_RESOURCE&quot;; CHAR(10); &quot;        {&quot;; CHAR(10); &quot;            ResourceName = &quot;; [Conversion.F69]; CHAR(10); &quot;            Ratio = &quot;; [Conversion.I69]; CHAR(10); &quot;        }&quot;))">
            <text:p/>
          </table:table-cell>
          <table:table-cell table:formula="of:=IF(ISBLANK([Conversion.K69]);&quot;&quot;;CONCATENATE(CHAR(10);&quot;        INPUT_RESOURCE&quot;; CHAR(10); &quot;        {&quot;; CHAR(10); &quot;            ResourceName = &quot;; [Conversion.J69]; CHAR(10); &quot;            Ratio = &quot;; [Conversion.M69]; CHAR(10); &quot;        }&quot;))">
            <text:p/>
          </table:table-cell>
          <table:table-cell table:formula="of:=IF(ISBLANK([Conversion.O69]);&quot;&quot;;CONCATENATE(CHAR(10);&quot;        INPUT_RESOURCE&quot;; CHAR(10); &quot;        {&quot;; CHAR(10); &quot;            ResourceName = &quot;; [Conversion.N69]; CHAR(10); &quot;            Ratio = &quot;; [Conversion.Q69]; CHAR(10); &quot;        }&quot;))">
            <text:p/>
          </table:table-cell>
          <table:table-cell table:formula="of:=IF(ISBLANK([Conversion.C69]);&quot;&quot;;CONCATENATE(CHAR(10); &quot;        OUTPUT_RESOURCE&quot;; CHAR(10); &quot;        {&quot;; CHAR(10); &quot;            ResourceName = ElectricCharge&quot;; CHAR(10); &quot;            Ratio = &quot;; [Conversion.C69]; CHAR(10); &quot;            DumpExcess = true&quot;; CHAR(10); &quot;        }&quot;))">
            <text:p/>
          </table:table-cell>
          <table:table-cell table:formula="of:=IF(ISBLANK([Conversion.S69]);&quot;&quot;;CONCATENATE(CHAR(10); &quot;        OUTPUT_RESOURCE&quot;; CHAR(10); &quot;        {&quot;; CHAR(10); &quot;            ResourceName = &quot;; [Conversion.R69]; CHAR(10); &quot;            Ratio = &quot;; [Conversion.U69]; CHAR(10); &quot;            DumpExcess = false&quot;; CHAR(10); &quot;        }&quot;))">
            <text:p/>
          </table:table-cell>
          <table:table-cell table:formula="of:=IF(ISBLANK([Conversion.W69]);&quot;&quot;;CONCATENATE(CHAR(10); &quot;        OUTPUT_RESOURCE&quot;; CHAR(10); &quot;        {&quot;; CHAR(10); &quot;            ResourceName = &quot;; [Conversion.V69]; CHAR(10); &quot;            Ratio = &quot;; [Conversion.Y69]; CHAR(10); &quot;            DumpExcess = false&quot;; CHAR(10); &quot;        }&quot;))">
            <text:p/>
          </table:table-cell>
          <table:table-cell table:formula="of:=IF(ISBLANK([Conversion.AA69]);&quot;&quot;;CONCATENATE(CHAR(10); &quot;        OUTPUT_RESOURCE&quot;; CHAR(10); &quot;        {&quot;; CHAR(10); &quot;            ResourceName = &quot;; [Conversion.Z69]; CHAR(10); &quot;            Ratio = &quot;; [Conversion.AC69]; CHAR(10); &quot;            DumpExcess = false&quot;; CHAR(10); &quot;        }&quot;))">
            <text:p/>
          </table:table-cell>
          <table:table-cell table:formula="of:=IF(ISBLANK([Conversion.AE69]);&quot;&quot;;CONCATENATE(CHAR(10); &quot;        OUTPUT_RESOURCE&quot;; CHAR(10); &quot;        {&quot;; CHAR(10); &quot;            ResourceName = &quot;; [Conversion.AD69]; CHAR(10); &quot;            Ratio = &quot;; [Conversion.AG6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70]);&quot;&quot;;CONCATENATE(&quot;    MODULE&quot;; CHAR(10); &quot;    {&quot;; CHAR(10); &quot;        name = ModuleResourceConverter&quot;; CHAR(10); &quot;        ConverterName = &quot;; [Conversion.A70]; CHAR(10); &quot;        StartActionName = Start &quot;; [Conversion.A70]; CHAR(10); &quot;        StopActionName = Stop &quot;; [Conversion.A70]; CHAR(10); &quot;        AutoShutdown = false&quot;; CHAR(10); &quot;        GeneratesHeat = true&quot;; CHAR(10); &quot;        UseSpecialistBonus = false&quot;; CHAR(10); [.B70]; [.C70]; [.D70]; [.E70]; [.F70]; [.G70]; [.H70]; [.I70]; [.J70]; CHAR(10); &quot;    }&quot;))">
            <text:p/>
          </table:table-cell>
          <table:table-cell table:formula="of:=IF(ISBLANK([Conversion.B70]);&quot;&quot;;CONCATENATE(CHAR(10);&quot;        INPUT_RESOURCE&quot;; CHAR(10); &quot;        {&quot;; CHAR(10); &quot;            ResourceName = ElectricCharge&quot;; CHAR(10); &quot;            Ratio = &quot;; [Conversion.B70]; CHAR(10); &quot;        }&quot;))">
            <text:p/>
          </table:table-cell>
          <table:table-cell table:formula="of:=IF(ISBLANK([Conversion.G70]);&quot;&quot;;CONCATENATE(CHAR(10);&quot;        INPUT_RESOURCE&quot;; CHAR(10); &quot;        {&quot;; CHAR(10); &quot;            ResourceName = &quot;; [Conversion.F70]; CHAR(10); &quot;            Ratio = &quot;; [Conversion.I70]; CHAR(10); &quot;        }&quot;))">
            <text:p/>
          </table:table-cell>
          <table:table-cell table:formula="of:=IF(ISBLANK([Conversion.K70]);&quot;&quot;;CONCATENATE(CHAR(10);&quot;        INPUT_RESOURCE&quot;; CHAR(10); &quot;        {&quot;; CHAR(10); &quot;            ResourceName = &quot;; [Conversion.J70]; CHAR(10); &quot;            Ratio = &quot;; [Conversion.M70]; CHAR(10); &quot;        }&quot;))">
            <text:p/>
          </table:table-cell>
          <table:table-cell table:formula="of:=IF(ISBLANK([Conversion.O70]);&quot;&quot;;CONCATENATE(CHAR(10);&quot;        INPUT_RESOURCE&quot;; CHAR(10); &quot;        {&quot;; CHAR(10); &quot;            ResourceName = &quot;; [Conversion.N70]; CHAR(10); &quot;            Ratio = &quot;; [Conversion.Q70]; CHAR(10); &quot;        }&quot;))">
            <text:p/>
          </table:table-cell>
          <table:table-cell table:formula="of:=IF(ISBLANK([Conversion.C70]);&quot;&quot;;CONCATENATE(CHAR(10); &quot;        OUTPUT_RESOURCE&quot;; CHAR(10); &quot;        {&quot;; CHAR(10); &quot;            ResourceName = ElectricCharge&quot;; CHAR(10); &quot;            Ratio = &quot;; [Conversion.C70]; CHAR(10); &quot;            DumpExcess = true&quot;; CHAR(10); &quot;        }&quot;))">
            <text:p/>
          </table:table-cell>
          <table:table-cell table:formula="of:=IF(ISBLANK([Conversion.S70]);&quot;&quot;;CONCATENATE(CHAR(10); &quot;        OUTPUT_RESOURCE&quot;; CHAR(10); &quot;        {&quot;; CHAR(10); &quot;            ResourceName = &quot;; [Conversion.R70]; CHAR(10); &quot;            Ratio = &quot;; [Conversion.U70]; CHAR(10); &quot;            DumpExcess = false&quot;; CHAR(10); &quot;        }&quot;))">
            <text:p/>
          </table:table-cell>
          <table:table-cell table:formula="of:=IF(ISBLANK([Conversion.W70]);&quot;&quot;;CONCATENATE(CHAR(10); &quot;        OUTPUT_RESOURCE&quot;; CHAR(10); &quot;        {&quot;; CHAR(10); &quot;            ResourceName = &quot;; [Conversion.V70]; CHAR(10); &quot;            Ratio = &quot;; [Conversion.Y70]; CHAR(10); &quot;            DumpExcess = false&quot;; CHAR(10); &quot;        }&quot;))">
            <text:p/>
          </table:table-cell>
          <table:table-cell table:formula="of:=IF(ISBLANK([Conversion.AA70]);&quot;&quot;;CONCATENATE(CHAR(10); &quot;        OUTPUT_RESOURCE&quot;; CHAR(10); &quot;        {&quot;; CHAR(10); &quot;            ResourceName = &quot;; [Conversion.Z70]; CHAR(10); &quot;            Ratio = &quot;; [Conversion.AC70]; CHAR(10); &quot;            DumpExcess = false&quot;; CHAR(10); &quot;        }&quot;))">
            <text:p/>
          </table:table-cell>
          <table:table-cell table:formula="of:=IF(ISBLANK([Conversion.AE70]);&quot;&quot;;CONCATENATE(CHAR(10); &quot;        OUTPUT_RESOURCE&quot;; CHAR(10); &quot;        {&quot;; CHAR(10); &quot;            ResourceName = &quot;; [Conversion.AD70]; CHAR(10); &quot;            Ratio = &quot;; [Conversion.AG70]; CHAR(10); &quot;            DumpExcess = false&quot;; CHAR(10); &quot;        }&quot;))">
            <text:p/>
          </table:table-cell>
        </table:table-row>
        <table:table-row table:style-name="ro2" table:number-rows-repeated="104850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1" table:target-range-address="Resources.A1:Resources.AMJ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9" number:min-integer-digits="1"/>
    </number:number-style>
    <number:number-style style:name="N126">
      <number:number number:decimal-places="5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12:50:51.415370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0:57:55.340288606</meta:creation-date>
    <dc:date>2015-05-22T15:14:56.397003158</dc:date>
    <meta:editing-duration>PT1H33M42S</meta:editing-duration>
    <meta:editing-cycles>12</meta:editing-cycles>
    <meta:generator>LibreOffice/4.2.7.2$Linux_X86_64 LibreOffice_project/420m0$Build-2</meta:generator>
    <meta:document-statistic meta:table-count="3" meta:cell-count="2160" meta:object-count="0"/>
  </office:meta>
</office:document-meta>
</file>